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3.28mm"/>
    </style:style>
    <style:style style:name="co3" style:family="table-column">
      <style:table-column-properties fo:break-before="auto" style:column-width="7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ke_theft_IDs_only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rime ID-crime_data</text:p>
          </table:table-cell>
          <table:table-cell office:value-type="string" calcext:value-type="string">
            <text:p>Last outcome category-crime_data</text:p>
          </table:table-cell>
          <table:table-cell office:value-type="string" calcext:value-type="string">
            <text:p>LOOKUP_outcome_type</text:p>
          </table:table-cell>
          <table:table-cell office:value-type="string" calcext:value-type="string">
            <text:p>Paste_as_text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Crime ID_outcomes</text:p>
          </table:table-cell>
          <table:table-cell office:value-type="string" calcext:value-type="string">
            <text:p>Outcome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cf1c45de3b24bbc5769a6ca2e0faf4933f7b9dcb58571ca01a53bee88b7f7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2]=[.D2];1;0)" office:value-type="float" office:value="0" calcext:value-type="float">
            <text:p>0</text:p>
          </table:table-cell>
          <table:table-cell/>
          <table:table-cell office:value-type="string" calcext:value-type="string">
            <text:p>0e55f0f2a4e9e0c932557c5f530e48980bb22c72cda6e12daa46517cde67d63b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5e40e7b8131163194c1508bea178abf2e02b7121218c25b2daa365fd1903c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3]=[.D3];1;0)" office:value-type="float" office:value="0" calcext:value-type="float">
            <text:p>0</text:p>
          </table:table-cell>
          <table:table-cell/>
          <table:table-cell office:value-type="string" calcext:value-type="string">
            <text:p>fa74096b906caff7a112d304793a3b17a6d4ab426456bb74a0de91b8c06ad734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14f309a8060e4af7f043244327b00d65984a123a5ddd87d0276259fb816fc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4]=[.D4];1;0)" office:value-type="float" office:value="0" calcext:value-type="float">
            <text:p>0</text:p>
          </table:table-cell>
          <table:table-cell/>
          <table:table-cell office:value-type="string" calcext:value-type="string">
            <text:p>82fc3cccf27f014eb4e7e7ac4f95c1038e367776e25bc9d55f6c6add44b3fbf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6ceaae36b00bb700676f99e17fed443f49835f116c2b2ff9d6cbcae9903143</text:p>
          </table:table-cell>
          <table:table-cell office:value-type="string" calcext:value-type="string">
            <text:p>Court result unavailable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]=[.D5];1;0)" office:value-type="float" office:value="0" calcext:value-type="float">
            <text:p>0</text:p>
          </table:table-cell>
          <table:table-cell/>
          <table:table-cell office:value-type="string" calcext:value-type="string">
            <text:p>0eef11cc512b9e2b4a08cc3ad49feae005fc59e7780ac2072bd1175c50b443b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c0fe7fe6b986a5e0f9d13a5be25f07c74399510513e1d63f8283fcde1326ba4</text:p>
          </table:table-cell>
          <table:table-cell office:value-type="string" calcext:value-type="string">
            <text:p>Offender sent to prison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6]=[.D6];1;0)" office:value-type="float" office:value="0" calcext:value-type="float">
            <text:p>0</text:p>
          </table:table-cell>
          <table:table-cell/>
          <table:table-cell office:value-type="string" calcext:value-type="string">
            <text:p>0d6c59a978e4577d6d7270d24feee992eef5ae7f8f50801f662e9a95a243bfd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819b293ff89db56450788bb911add4401112adb532cc4033e53cba485111bb</text:p>
          </table:table-cell>
          <table:table-cell office:value-type="string" calcext:value-type="string">
            <text:p>Offender sent to prison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7]=[.D7];1;0)" office:value-type="float" office:value="0" calcext:value-type="float">
            <text:p>0</text:p>
          </table:table-cell>
          <table:table-cell/>
          <table:table-cell office:value-type="string" calcext:value-type="string">
            <text:p>aaca0d0028db347684d5d62e877ed9b1c1ef921895425e92a6adb2f460b745f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3c8b5ff7906af8d265259d77167fabc712addd7bc842959701e2aa08f4115c</text:p>
          </table:table-cell>
          <table:table-cell office:value-type="string" calcext:value-type="string">
            <text:p>Defendant found not guilty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]=[.D8];1;0)" office:value-type="float" office:value="0" calcext:value-type="float">
            <text:p>0</text:p>
          </table:table-cell>
          <table:table-cell/>
          <table:table-cell office:value-type="string" calcext:value-type="string">
            <text:p>f7f20656816c6af8766f992ff5ed9cc1657f1c501b3724836c198f1f66752e7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6c2cbee5e89e17f20cde8d85b092d98737fb90bc493756a9bb38ae80b130b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9]=[.D9];1;0)" office:value-type="float" office:value="0" calcext:value-type="float">
            <text:p>0</text:p>
          </table:table-cell>
          <table:table-cell/>
          <table:table-cell office:value-type="string" calcext:value-type="string">
            <text:p>8b940e414de0c16db70ac26a07331d339392008950f022b90c24e1dba825b01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2e2918bdfeb0f08723bc57732001a9dcbd189ddbb1c713ddd1a9a1c0b302b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0]=[.D10];1;0)" office:value-type="float" office:value="0" calcext:value-type="float">
            <text:p>0</text:p>
          </table:table-cell>
          <table:table-cell/>
          <table:table-cell office:value-type="string" calcext:value-type="string">
            <text:p>c97150101964bca6e447ea523034c637bee3e7793e52d657366c0c082794f97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435f1ff6cba7d005ccaba207b43988c12c55c7d19f42b6d5c11af26bfcd1a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1]=[.D11];1;0)" office:value-type="float" office:value="0" calcext:value-type="float">
            <text:p>0</text:p>
          </table:table-cell>
          <table:table-cell/>
          <table:table-cell office:value-type="string" calcext:value-type="string">
            <text:p>9e24444a51b320d860700d0c4fb0c9ed54d7cd67d136a2026666c120e527cbf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de6ba5e419dbbf9049c9c76d1803064519d2f241be4b6cc82192e55b7087de</text:p>
          </table:table-cell>
          <table:table-cell office:value-type="string" calcext:value-type="string">
            <text:p>Status update unavailable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2]=[.D12];1;0)" office:value-type="float" office:value="0" calcext:value-type="float">
            <text:p>0</text:p>
          </table:table-cell>
          <table:table-cell/>
          <table:table-cell office:value-type="string" calcext:value-type="string">
            <text:p>0d995dd963926fa7105db773d3533b4217724a2c0a7771aae46a1bb3a8d7525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9a67a13ab1bb473d52e5c62708a4c4a80cae9c0fab7b5089671aebeecddd1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3]=[.D13];1;0)" office:value-type="float" office:value="0" calcext:value-type="float">
            <text:p>0</text:p>
          </table:table-cell>
          <table:table-cell/>
          <table:table-cell office:value-type="string" calcext:value-type="string">
            <text:p>35f373fa0206bcf95dfe3fcd99f182f38ca4fde1836394be9d51596c889815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c3081d8d8352138ce1ab379550eff40958d4efee628b6cf4789051fedfed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4]=[.D14];1;0)" office:value-type="float" office:value="0" calcext:value-type="float">
            <text:p>0</text:p>
          </table:table-cell>
          <table:table-cell/>
          <table:table-cell office:value-type="string" calcext:value-type="string">
            <text:p>695bad645788a8cf9655ba08f4be0897467ad0bde179c21ca6b870087069904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4430d7151a458aef2ac0da9504ad54feb4ab1aab485596db1d371fc2574d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5]=[.D15];1;0)" office:value-type="float" office:value="0" calcext:value-type="float">
            <text:p>0</text:p>
          </table:table-cell>
          <table:table-cell/>
          <table:table-cell office:value-type="string" calcext:value-type="string">
            <text:p>78e489e4bab6549f72599a1934414e8f8a1b5c1ee606841b7f25cb8c5f6fce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94856833cad45732736f3fcfbb7b618bf46859a29a9c2b80f0e634e91d3d9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6]=[.D16];1;0)" office:value-type="float" office:value="0" calcext:value-type="float">
            <text:p>0</text:p>
          </table:table-cell>
          <table:table-cell/>
          <table:table-cell office:value-type="string" calcext:value-type="string">
            <text:p>1def681fd8770ab10970a0156e8cdb2b6565a2aabee3d485f30cbb8c23cfa87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dda5d87822619923b3abb206f843819cad28b3814ab808fa952373737b378e8</text:p>
          </table:table-cell>
          <table:table-cell office:value-type="string" calcext:value-type="string">
            <text:p>Awaiting court outcome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]=[.D17];1;0)" office:value-type="float" office:value="0" calcext:value-type="float">
            <text:p>0</text:p>
          </table:table-cell>
          <table:table-cell/>
          <table:table-cell office:value-type="string" calcext:value-type="string">
            <text:p>3f99a7bfad5545aab5a9429fd44360e614afe81557cff8c1d67c35f49b975f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a59694900df96586e7f2454e9e058ace8ffeae06799954df18a498c056eb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8]=[.D18];1;0)" office:value-type="float" office:value="0" calcext:value-type="float">
            <text:p>0</text:p>
          </table:table-cell>
          <table:table-cell/>
          <table:table-cell office:value-type="string" calcext:value-type="string">
            <text:p>67fbf969499821e74e2da271b71f633cbe26452c65691d9d54b1c9e978069b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77ae9951b654c44e30d86c36f48ac5990aca0c53814cfa7a019a28d4d47564</text:p>
          </table:table-cell>
          <table:table-cell office:value-type="string" calcext:value-type="string">
            <text:p>Unable to prosecute suspect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19]=[.D19];1;0)" office:value-type="float" office:value="0" calcext:value-type="float">
            <text:p>0</text:p>
          </table:table-cell>
          <table:table-cell/>
          <table:table-cell office:value-type="string" calcext:value-type="string">
            <text:p>5183dd79b349a24d5f44c56d43cc848a1a33e3482e216e070b8a2058c50a91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60699082784b6b41ae58cff8298c878fdcc5a17b64baadaa2f2ba3c846db3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" calcext:value-type="error">
            <text:p>#N/A</text:p>
          </table:table-cell>
          <table:table-cell/>
          <table:table-cell table:formula="of:=IF([.B20]=[.D20];1;0)" office:value-type="float" office:value="0" calcext:value-type="float">
            <text:p>0</text:p>
          </table:table-cell>
          <table:table-cell/>
          <table:table-cell office:value-type="string" calcext:value-type="string">
            <text:p>44e7ca531ed447aa15e9f798fb9cdb115c695cc83389e098abf21c44db1ba2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a3f701da29313e1d692f81eb243e75a2c67824f8c8fc4cc548ce596440a868</text:p>
          </table:table-cell>
          <table:table-cell office:value-type="string" calcext:value-type="string">
            <text:p>Unable to prosecute suspect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]=[.D21];1;0)" office:value-type="float" office:value="0" calcext:value-type="float">
            <text:p>0</text:p>
          </table:table-cell>
          <table:table-cell/>
          <table:table-cell office:value-type="string" calcext:value-type="string">
            <text:p>1a9a3d69b54d5b3af4e6556f83c7f131cb9f9bb3b8f518ddb1ea39c81cc5cb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18ab88baac08d51a23432420127e44144ce4748d511282f41a2f0f7e9911b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]=[.D22];1;0)" office:value-type="float" office:value="1" calcext:value-type="float">
            <text:p>1</text:p>
          </table:table-cell>
          <table:table-cell/>
          <table:table-cell office:value-type="string" calcext:value-type="string">
            <text:p>7192a85641d3d46cec64d9f1f14837078f7e27ff941a9d4b4ba56efa1e7e6b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98705835a2699a86fc3adf17cd7b00eae728ced382b4db5c4bff74fb24bdf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]=[.D23];1;0)" office:value-type="float" office:value="1" calcext:value-type="float">
            <text:p>1</text:p>
          </table:table-cell>
          <table:table-cell/>
          <table:table-cell office:value-type="string" calcext:value-type="string">
            <text:p>8605239a480904897eab7ee959d3057c03eacb3c761589af3cad74827a38be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9d80f26b78125e9f9386a0f0cf82582fe1059a991d0e62b85ba812f20dae2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4]=[.D24];1;0)" office:value-type="float" office:value="1" calcext:value-type="float">
            <text:p>1</text:p>
          </table:table-cell>
          <table:table-cell/>
          <table:table-cell office:value-type="string" calcext:value-type="string">
            <text:p>e69454e5c64c1bd8fe1e0a8b003bf9317c3c18a0955d7d7da06fc3cfe74d88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e44ae155f1be07b25214f94996eb75e6e7c93a0ca3c1e9002568cadacf92b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5]=[.D25];1;0)" office:value-type="float" office:value="1" calcext:value-type="float">
            <text:p>1</text:p>
          </table:table-cell>
          <table:table-cell/>
          <table:table-cell office:value-type="string" calcext:value-type="string">
            <text:p>8f6ffed75a178fdd0512459aa20da5cc711314fb0d5ca8d19c63bb45950359e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d55f7b71de6f014123fd9f69a9fde85c93ca3b4e228a286afa0bbb1cf9ca2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6]=[.D26];1;0)" office:value-type="float" office:value="1" calcext:value-type="float">
            <text:p>1</text:p>
          </table:table-cell>
          <table:table-cell/>
          <table:table-cell office:value-type="string" calcext:value-type="string">
            <text:p>00f7f52fb3e9ca7c5d30a85529d3ab4daf956110995b0cd17631052c02501bf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2cc35a1eae4ccd9f288015ebbd4b2fb6ee8f649d40efaa26f888a9e458f72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7]=[.D27];1;0)" office:value-type="float" office:value="1" calcext:value-type="float">
            <text:p>1</text:p>
          </table:table-cell>
          <table:table-cell/>
          <table:table-cell office:value-type="string" calcext:value-type="string">
            <text:p>eabc48a4d1a14f21b3b419c970f74b5deb039e310819f04c72c7d171fbe86ad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94b5351bee0b176cf8c358c599517ac5edd487d9bdbe0de055878c01cb74d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8]=[.D28];1;0)" office:value-type="float" office:value="1" calcext:value-type="float">
            <text:p>1</text:p>
          </table:table-cell>
          <table:table-cell/>
          <table:table-cell office:value-type="string" calcext:value-type="string">
            <text:p>17961c1852bebe1c393929f9fa1346b50c3e9285c6afc87279f866d375a4361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2408fadec504ba1fc3c79ccb00063987cd4bfaf5f16054ea1471f5fea970c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9]=[.D29];1;0)" office:value-type="float" office:value="1" calcext:value-type="float">
            <text:p>1</text:p>
          </table:table-cell>
          <table:table-cell/>
          <table:table-cell office:value-type="string" calcext:value-type="string">
            <text:p>3d752c58e3824bb27ac0f6139a63cb117b5a46a721fdfae6c1cec2ead0cfd13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df4253a696ece98942791ca0b778efa773a7da5f6a88e890fa9b78ae9de51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0]=[.D30];1;0)" office:value-type="float" office:value="1" calcext:value-type="float">
            <text:p>1</text:p>
          </table:table-cell>
          <table:table-cell/>
          <table:table-cell office:value-type="string" calcext:value-type="string">
            <text:p>c2a266789ef081cae424fdef429a176ff19ed5299819ba011c54f398c6b719b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48830e0ed969f56f873e9f127bc2abe2a358e0e4d868743715a5eed60bdc5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1]=[.D31];1;0)" office:value-type="float" office:value="1" calcext:value-type="float">
            <text:p>1</text:p>
          </table:table-cell>
          <table:table-cell/>
          <table:table-cell office:value-type="string" calcext:value-type="string">
            <text:p>098c6d55091cf723b9545c50f92f39fd3792218156fb92c05b27523cecd40c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09b8865dec416f6029c57331c25fdb4f6b09508bb9302a29b6ef52e253787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2]=[.D32];1;0)" office:value-type="float" office:value="1" calcext:value-type="float">
            <text:p>1</text:p>
          </table:table-cell>
          <table:table-cell/>
          <table:table-cell office:value-type="string" calcext:value-type="string">
            <text:p>75dc2d048ba513689c7cf38385a38a610880cdeb7839369bb3ea5155001409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df4dd33aee6b0183f0a3e07cbd8672b56d555b03bc03b51c23307e0736b69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3]=[.D33];1;0)" office:value-type="float" office:value="1" calcext:value-type="float">
            <text:p>1</text:p>
          </table:table-cell>
          <table:table-cell/>
          <table:table-cell office:value-type="string" calcext:value-type="string">
            <text:p>832cce6c4612c1ebf6f056c1c02e45e6ee2ba6309fa7e0d66a8465712b4dcc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50fd27255e903e1caa3b0819816eb2b9b7c78c8189ea039b4f93762cfedd8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4]=[.D34];1;0)" office:value-type="float" office:value="1" calcext:value-type="float">
            <text:p>1</text:p>
          </table:table-cell>
          <table:table-cell/>
          <table:table-cell office:value-type="string" calcext:value-type="string">
            <text:p>68b09e9a250851f99bfec969ada7df5b5f7439c2ca2424b167e90d7f4876ba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646e914831dc9cdb5d234a1d5faf0a114c12536e5933a81029f6fa58f13c0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5]=[.D35];1;0)" office:value-type="float" office:value="1" calcext:value-type="float">
            <text:p>1</text:p>
          </table:table-cell>
          <table:table-cell/>
          <table:table-cell office:value-type="string" calcext:value-type="string">
            <text:p>ec56d524116c7d6c0ec9e66f3c3349cb25b9904fbb9a0f0072e0926acd1d54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2f2846f41ef448aabdbac72b2abbac354da4e0d7558be3285665832629cd8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6]=[.D36];1;0)" office:value-type="float" office:value="1" calcext:value-type="float">
            <text:p>1</text:p>
          </table:table-cell>
          <table:table-cell/>
          <table:table-cell office:value-type="string" calcext:value-type="string">
            <text:p>f877ce7a25f9ae9305fc46ccca7c275fb88a4a3eb72ededce226c635efd1186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56a9d7cfffe3a63d5382a1319888f8eb9c53ea5badf1f6f871c243f767f4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7]=[.D37];1;0)" office:value-type="float" office:value="1" calcext:value-type="float">
            <text:p>1</text:p>
          </table:table-cell>
          <table:table-cell/>
          <table:table-cell office:value-type="string" calcext:value-type="string">
            <text:p>72b44364f85854f65e117469017d1b32ec22403aabaa83de07eec5625e82e9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6bca84699903134df416f9ca5336f4a29bbbb2b591172435cc33eac58e05f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8]=[.D38];1;0)" office:value-type="float" office:value="1" calcext:value-type="float">
            <text:p>1</text:p>
          </table:table-cell>
          <table:table-cell/>
          <table:table-cell office:value-type="string" calcext:value-type="string">
            <text:p>d68f6a62a9631d6239ec04295eb500ebce2673aee37f1f49b16099bf2071fa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e5b9980e44fe782eb64ba7f6a345c485d465eaf47323503e62a593d84525bc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39]=[.D39];1;0)" office:value-type="float" office:value="1" calcext:value-type="float">
            <text:p>1</text:p>
          </table:table-cell>
          <table:table-cell/>
          <table:table-cell office:value-type="string" calcext:value-type="string">
            <text:p>8718517b54b03a984bded7947f1b9d5730bd44fbb2027153dfc386ab319ef5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0b761df5c99992ab6dee390457a9fa5fd3128465b34d2dcdd5c1c29abbd8c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0]=[.D40];1;0)" office:value-type="float" office:value="1" calcext:value-type="float">
            <text:p>1</text:p>
          </table:table-cell>
          <table:table-cell/>
          <table:table-cell office:value-type="string" calcext:value-type="string">
            <text:p>e3086acfabd429202d550120c1dfc46aec906e9f5adb6bf517c2283fdee82d5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9e9fc7e7f4402907ea26956e9da6fa86db91846042b41d8dc1ba54ad7d179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1]=[.D41];1;0)" office:value-type="float" office:value="1" calcext:value-type="float">
            <text:p>1</text:p>
          </table:table-cell>
          <table:table-cell/>
          <table:table-cell office:value-type="string" calcext:value-type="string">
            <text:p>feef2f0fda701099935635521945aeb1b073de3e9a8206bda840831de7e5831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5d1d0c2ea8b79696dc7458fedd68e3902565a21c3845466cab2b8b49d50ce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2]=[.D42];1;0)" office:value-type="float" office:value="1" calcext:value-type="float">
            <text:p>1</text:p>
          </table:table-cell>
          <table:table-cell/>
          <table:table-cell office:value-type="string" calcext:value-type="string">
            <text:p>e86a87f81d34a0c6f1283428b091deb6ae37410769b0837958e5aa8192c2421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8b2242de3b80f487a972ecb2c057f0a9dda892479b30cb12c8ed617febd4f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3]=[.D43];1;0)" office:value-type="float" office:value="1" calcext:value-type="float">
            <text:p>1</text:p>
          </table:table-cell>
          <table:table-cell/>
          <table:table-cell office:value-type="string" calcext:value-type="string">
            <text:p>7e6d7d1ba106c7dab26a11ce9273d5424d7233755d0d3161a1256515ce9d4de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b837b6b039cf5ea407c49c5fb0682123e123da1cd79a0463c4d7f48e96802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4]=[.D44];1;0)" office:value-type="float" office:value="1" calcext:value-type="float">
            <text:p>1</text:p>
          </table:table-cell>
          <table:table-cell/>
          <table:table-cell office:value-type="string" calcext:value-type="string">
            <text:p>4731a759ddeeb15afa46accf4d17b8eea7dcdbace432979ca9db9e74feec175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96910c213a06d6e94ff5d0010534205e83739f27bb98fc26bd7862cd7f533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5]=[.D45];1;0)" office:value-type="float" office:value="1" calcext:value-type="float">
            <text:p>1</text:p>
          </table:table-cell>
          <table:table-cell/>
          <table:table-cell office:value-type="string" calcext:value-type="string">
            <text:p>59bbdf59f492109ddf96c8e6fe2e11f6fe734ccd937c573df5892246b84f2b4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d208bcffb49800f063357ce1d08aa24e4aadda9510856a83000b94fb36edc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6]=[.D46];1;0)" office:value-type="float" office:value="1" calcext:value-type="float">
            <text:p>1</text:p>
          </table:table-cell>
          <table:table-cell/>
          <table:table-cell office:value-type="string" calcext:value-type="string">
            <text:p>35aae189d1de5c748d4bb3ff42e559ea4d6374a40aa0531b4711150292d3dad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39352bcf9d6e3d9f16003df93fe6ab5b2d3211a49a8035cb31822950823d2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7]=[.D47];1;0)" office:value-type="float" office:value="1" calcext:value-type="float">
            <text:p>1</text:p>
          </table:table-cell>
          <table:table-cell/>
          <table:table-cell office:value-type="string" calcext:value-type="string">
            <text:p>4d1587e97c3bb0b1e79e2356a7875e22a505faf99ce828fc0d7567d525b7a30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e88b426d8888a4f65793acdbddcbcb3e323a52be5c45bb85d9768063f62c9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8]=[.D48];1;0)" office:value-type="float" office:value="1" calcext:value-type="float">
            <text:p>1</text:p>
          </table:table-cell>
          <table:table-cell/>
          <table:table-cell office:value-type="string" calcext:value-type="string">
            <text:p>8c9ec9a392def6eac6d033c680dcf9b71dccce2c92904f4ff79cdcae7764f0d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0efd0899f22c04b2d6620c804b0e37927910f64a055b7e6dc630ad1e42005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49]=[.D49];1;0)" office:value-type="float" office:value="1" calcext:value-type="float">
            <text:p>1</text:p>
          </table:table-cell>
          <table:table-cell/>
          <table:table-cell office:value-type="string" calcext:value-type="string">
            <text:p>1ab6d87b6597841e5afe63fcba60a77aa383bf0bd41e3593bfd7dbc2dd85b98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647744fdfc93a299c39bc51261ebfc91ce6a27a9f398ab60b1f31e666f775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0]=[.D50];1;0)" office:value-type="float" office:value="1" calcext:value-type="float">
            <text:p>1</text:p>
          </table:table-cell>
          <table:table-cell/>
          <table:table-cell office:value-type="string" calcext:value-type="string">
            <text:p>1249535a935167a4fb927688479b7662898169c871f673289f3a5b3012add60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5b1899d0d41e8b2a2f2dd9c37df3db4a6e73b3ef4ce8dba7956e26486357f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1]=[.D51];1;0)" office:value-type="float" office:value="1" calcext:value-type="float">
            <text:p>1</text:p>
          </table:table-cell>
          <table:table-cell/>
          <table:table-cell office:value-type="string" calcext:value-type="string">
            <text:p>13100f956ea98cc28586353f5a3166d36a566e7e3eb57e25fc56db58ded0988e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b2195cc4cbc50ace17efc6417bdf642b8098a840a3d89885d983b734eff5c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2]=[.D52];1;0)" office:value-type="float" office:value="1" calcext:value-type="float">
            <text:p>1</text:p>
          </table:table-cell>
          <table:table-cell/>
          <table:table-cell office:value-type="string" calcext:value-type="string">
            <text:p>11fda649f9e4379cfe49e7a2682ae144c77c02059e438093c2a7a8224490a9b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f7168aa6416d70117159e18d5af3bfeea13a436083055b2488433151fde26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3]=[.D53];1;0)" office:value-type="float" office:value="1" calcext:value-type="float">
            <text:p>1</text:p>
          </table:table-cell>
          <table:table-cell/>
          <table:table-cell office:value-type="string" calcext:value-type="string">
            <text:p>47c7749008da7dcca804ec25d2f4836bce5fdfe2ee76521ec526ae2346118f31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e0d95773048a4ca0b9df397b3e0212939ced1225a5f69906b945b9bbc1e6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4]=[.D54];1;0)" office:value-type="float" office:value="1" calcext:value-type="float">
            <text:p>1</text:p>
          </table:table-cell>
          <table:table-cell/>
          <table:table-cell office:value-type="string" calcext:value-type="string">
            <text:p>c145d21f4120c8b512c411a6f3c8a4e5e708cbcd50f5a6e74b6c828ca4ba9403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9adc5dbad8ef36046bfdd2dc17c4630622d25a519f1e06c44e1a9af9870d7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5]=[.D55];1;0)" office:value-type="float" office:value="1" calcext:value-type="float">
            <text:p>1</text:p>
          </table:table-cell>
          <table:table-cell/>
          <table:table-cell office:value-type="string" calcext:value-type="string">
            <text:p>6fb81857ac53ff8b760a775129e8239719740ff11bfd083a904bacb2b29053df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ef2143dd360778e75730651b66245ef50479a134553ba4be9f4480bcf65e9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6]=[.D56];1;0)" office:value-type="float" office:value="1" calcext:value-type="float">
            <text:p>1</text:p>
          </table:table-cell>
          <table:table-cell/>
          <table:table-cell office:value-type="string" calcext:value-type="string">
            <text:p>23fb65b0816d3bd847bf4909508fef3fe5ababe5d88954f779f03bc79825398c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40e49ff8e4293c2eaa7951501f82052c20ec1251bcc71b431411972e3aa7b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7]=[.D57];1;0)" office:value-type="float" office:value="1" calcext:value-type="float">
            <text:p>1</text:p>
          </table:table-cell>
          <table:table-cell/>
          <table:table-cell office:value-type="string" calcext:value-type="string">
            <text:p>bb06bc62d47839bcf7e9f2cd9eb8ada5fbfb5ecb23ccfd6c2e1746a0e19572b5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ffe46b099ca3a6aa0bbe7dc81fb1d2c8c5d468964b4e659af1ce26716546e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8]=[.D58];1;0)" office:value-type="float" office:value="1" calcext:value-type="float">
            <text:p>1</text:p>
          </table:table-cell>
          <table:table-cell/>
          <table:table-cell office:value-type="string" calcext:value-type="string">
            <text:p>b3bccbcb7faab9f6ca946b19a67b73ae283ba7c1aab146ce202a1663c3fe9de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d2e5795b4caa3a965053483f023ae41d0be1afa0b9920e19a01c3f8c6c18c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59]=[.D59];1;0)" office:value-type="float" office:value="1" calcext:value-type="float">
            <text:p>1</text:p>
          </table:table-cell>
          <table:table-cell/>
          <table:table-cell office:value-type="string" calcext:value-type="string">
            <text:p>ca5c1b4c6645c0259a5140f8e49c6f79c1c445bf8115dcd4fe1a28e4b24af458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df801d59e3621f67464d311d614a85bc0ec9cf825685883fc7a66dd93a55e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0]=[.D60];1;0)" office:value-type="float" office:value="1" calcext:value-type="float">
            <text:p>1</text:p>
          </table:table-cell>
          <table:table-cell/>
          <table:table-cell office:value-type="string" calcext:value-type="string">
            <text:p>80b2e9140518fbe061667e2a31e1bb1f4ca9d0afafaa5e86bcc2ae0941c530bb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d05e4e344f03c03d3b82ba5b2293f06a7aa600c55665dd2a856400a32a76b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1]=[.D61];1;0)" office:value-type="float" office:value="1" calcext:value-type="float">
            <text:p>1</text:p>
          </table:table-cell>
          <table:table-cell/>
          <table:table-cell office:value-type="string" calcext:value-type="string">
            <text:p>fe6612f6d5a79d43d97a353b39ae9ac0d294eb61a2d988c8e85b131a23c280ba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cdb4f62e7f4cb1a76819cb57743f00cd89867552dba211cb2e4bc32f8926a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2]=[.D62];1;0)" office:value-type="float" office:value="1" calcext:value-type="float">
            <text:p>1</text:p>
          </table:table-cell>
          <table:table-cell/>
          <table:table-cell office:value-type="string" calcext:value-type="string">
            <text:p>42b386980f511a661b38809c98f3474a2499ca355bac6288c0f132ee774ed67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c801b2613785b9d5029594b430f3059baa839d487de152c16cdd4d76d4cbf9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3]=[.D63];1;0)" office:value-type="float" office:value="1" calcext:value-type="float">
            <text:p>1</text:p>
          </table:table-cell>
          <table:table-cell/>
          <table:table-cell office:value-type="string" calcext:value-type="string">
            <text:p>f98fbae148c02f2dcf12c7a991514ef32c133f6d59152eea5d9268bab4f534d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934f232e8f77f709a994bd4e3512d4b8a106143d015609b4ac00f47eb73ef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4]=[.D64];1;0)" office:value-type="float" office:value="1" calcext:value-type="float">
            <text:p>1</text:p>
          </table:table-cell>
          <table:table-cell/>
          <table:table-cell office:value-type="string" calcext:value-type="string">
            <text:p>dc62af861da812c46803c9dc13e49addd1dfe8da3d3529716016b969f3124bc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ba576cd5489ebb253d3a9a2e007742f7414cb49377b6bcc0c9ae7ae95fd0ba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5]=[.D65];1;0)" office:value-type="float" office:value="1" calcext:value-type="float">
            <text:p>1</text:p>
          </table:table-cell>
          <table:table-cell/>
          <table:table-cell office:value-type="string" calcext:value-type="string">
            <text:p>eac13aa6d3e296bc9a45e35782a1301b6f74f4ef24cb8a8d1cfdd398f910354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6749093939521fb7ea109437954f6bc94274d1fcf716638e2b921479840b5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6]=[.D66];1;0)" office:value-type="float" office:value="1" calcext:value-type="float">
            <text:p>1</text:p>
          </table:table-cell>
          <table:table-cell/>
          <table:table-cell office:value-type="string" calcext:value-type="string">
            <text:p>b5ba24fef4e3f968e6c8bbc9fb83d146d57ac9c61ae3f7342a2b46f6f20bb32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e6bd7b4c2c9d85c9faeee98fbb3899a21c158a48160fa99df57546c0a7f8c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7]=[.D67];1;0)" office:value-type="float" office:value="1" calcext:value-type="float">
            <text:p>1</text:p>
          </table:table-cell>
          <table:table-cell/>
          <table:table-cell office:value-type="string" calcext:value-type="string">
            <text:p>dea76a23d45a4cb2853efe26805e4cff76cb1ce248da6dbe7642b254a29a232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2f53c319911eca44662e3027d32e70b5697d8abb2dc026cf1a83f5180fb84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8]=[.D68];1;0)" office:value-type="float" office:value="1" calcext:value-type="float">
            <text:p>1</text:p>
          </table:table-cell>
          <table:table-cell/>
          <table:table-cell office:value-type="string" calcext:value-type="string">
            <text:p>e4a4f4775b6ca6f836aa7f7a3f9b35b4451512eb1f7e506769441adb87a1bf7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36110c4fd0f35aa1beb269ad095afcb07b8e23dbf6c8425992b7c27a0cbd4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69]=[.D69];1;0)" office:value-type="float" office:value="1" calcext:value-type="float">
            <text:p>1</text:p>
          </table:table-cell>
          <table:table-cell/>
          <table:table-cell office:value-type="string" calcext:value-type="string">
            <text:p>23fb65b0816d3bd847bf4909508fef3fe5ababe5d88954f779f03bc79825398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a03a9228b1c054d6873e8dba307b4f41ce197f31addcdf9db97f95d95d13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0]=[.D70];1;0)" office:value-type="float" office:value="1" calcext:value-type="float">
            <text:p>1</text:p>
          </table:table-cell>
          <table:table-cell/>
          <table:table-cell office:value-type="string" calcext:value-type="string">
            <text:p>4c707454f9d8a8d4ce23900de66664ca94f215fa6bc6693b2907296b998a19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7f8d54b22a6675c869b218d5e8d332beddd2262f32cd374c181ee257326e7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1]=[.D71];1;0)" office:value-type="float" office:value="1" calcext:value-type="float">
            <text:p>1</text:p>
          </table:table-cell>
          <table:table-cell/>
          <table:table-cell office:value-type="string" calcext:value-type="string">
            <text:p>863bfd5bcafc0d1301b9505c47ff3766e9bbe64989bc44cbd69812e9381c54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cda4d6964f89251280249815aee8fc61a39f1ef57db4fe8e549769259d88b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2]=[.D72];1;0)" office:value-type="float" office:value="1" calcext:value-type="float">
            <text:p>1</text:p>
          </table:table-cell>
          <table:table-cell/>
          <table:table-cell office:value-type="string" calcext:value-type="string">
            <text:p>d27a65c06fe7e5b5fb6c89fab60164bebe63d234015ad45fc4ca4a951bfea97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fd7a480a91ae14fe7cefed7e22727cf8e0dd595ca95cf00d84a04def2c3a1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3]=[.D73];1;0)" office:value-type="float" office:value="1" calcext:value-type="float">
            <text:p>1</text:p>
          </table:table-cell>
          <table:table-cell/>
          <table:table-cell office:value-type="string" calcext:value-type="string">
            <text:p>af75901df2e38b19866ccc429133de3374a204b4a5e0a704a2c89c67a8964a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aaf6c8a82a36885889354ff9811b92fa192cfa8df7b4f012950f1a4fe19b8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4]=[.D74];1;0)" office:value-type="float" office:value="1" calcext:value-type="float">
            <text:p>1</text:p>
          </table:table-cell>
          <table:table-cell/>
          <table:table-cell office:value-type="string" calcext:value-type="string">
            <text:p>6f4050cf171bade5a7e22110e097d16427e4d2630a932b662b09787816abc6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c7d0b4e59d2e7b3406d6d9fadfdbabaab4f151e9fec15c424cef8bc8a31423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5]=[.D75];1;0)" office:value-type="float" office:value="1" calcext:value-type="float">
            <text:p>1</text:p>
          </table:table-cell>
          <table:table-cell/>
          <table:table-cell office:value-type="string" calcext:value-type="string">
            <text:p>4a21ef159a3a06aa1d28df53b0ef1956f0715d7b04dbf71464913eaebd0ed4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f581471a7e2467061abc64fe36ef68d3edaa104e2fc4af8995ee8d084a31b6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6]=[.D76];1;0)" office:value-type="float" office:value="1" calcext:value-type="float">
            <text:p>1</text:p>
          </table:table-cell>
          <table:table-cell/>
          <table:table-cell office:value-type="string" calcext:value-type="string">
            <text:p>fb9d46807cbb892da88f308355f8d93dfd71126c08f788c5bfd60fdb04be43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9db5f392e1299dd4da08da78e8e1762dcf919e9ddf6993b58c0d94bda8ab1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7]=[.D77];1;0)" office:value-type="float" office:value="1" calcext:value-type="float">
            <text:p>1</text:p>
          </table:table-cell>
          <table:table-cell/>
          <table:table-cell office:value-type="string" calcext:value-type="string">
            <text:p>3436bcad601c68f966d6d32e8bf263c72709cc321cc7f2f6adf9f9f130cf25d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014f3af6bc3e33ae883591e7b2ac24735b4789ee633e3a62a1f923a10be0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8]=[.D78];1;0)" office:value-type="float" office:value="1" calcext:value-type="float">
            <text:p>1</text:p>
          </table:table-cell>
          <table:table-cell/>
          <table:table-cell office:value-type="string" calcext:value-type="string">
            <text:p>d73ad6163a16bf9ee41d1dfd2b3f4a5de9747d4a4448d9fffda36decec7655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e3e6648f6fe4e2f58ce4c8919d73deabea1eab0f6a18685e1b52f5e20130c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79]=[.D79];1;0)" office:value-type="float" office:value="1" calcext:value-type="float">
            <text:p>1</text:p>
          </table:table-cell>
          <table:table-cell/>
          <table:table-cell office:value-type="string" calcext:value-type="string">
            <text:p>020b18d86ccc44d3d6b6f26647d2b9060575927a8027547991ceb45f011e17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e3ba8e599710998b61112ff6787885e08acdd0bdc07d329b515437402f5ab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0]=[.D80];1;0)" office:value-type="float" office:value="1" calcext:value-type="float">
            <text:p>1</text:p>
          </table:table-cell>
          <table:table-cell/>
          <table:table-cell office:value-type="string" calcext:value-type="string">
            <text:p>90abbe78e26a438dbe02c07c14997d5303a7323bcb62ecfe2113845213b2392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7e4cb3a375300983d4e0ffc200b70fbf9fd6d875cb2320ddb3c8e0112235a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1]=[.D81];1;0)" office:value-type="float" office:value="1" calcext:value-type="float">
            <text:p>1</text:p>
          </table:table-cell>
          <table:table-cell/>
          <table:table-cell office:value-type="string" calcext:value-type="string">
            <text:p>910fdf9b05c3c55451145eb437e648654ac47e2ab4612be32f72809f6bb807c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f69222e7b7a8b2b6c9bfbd0fe319b6f528b36d1b1d3828d4525ddd90d0b066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2]=[.D82];1;0)" office:value-type="float" office:value="1" calcext:value-type="float">
            <text:p>1</text:p>
          </table:table-cell>
          <table:table-cell/>
          <table:table-cell office:value-type="string" calcext:value-type="string">
            <text:p>910fdf9b05c3c55451145eb437e648654ac47e2ab4612be32f72809f6bb807c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0562b550278d844d2c335eea283151c134a876e52817285aad588fe590ddd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3]=[.D83];1;0)" office:value-type="float" office:value="1" calcext:value-type="float">
            <text:p>1</text:p>
          </table:table-cell>
          <table:table-cell/>
          <table:table-cell office:value-type="string" calcext:value-type="string">
            <text:p>ae8fc64493742f8e5ed5e7c689993983cfb9789fe97e5890105db40ba6c3d27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03be49403fa3a7fb80bd555fc8c34672df9da8fd75ed1fcf04317e86cd2bd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4]=[.D84];1;0)" office:value-type="float" office:value="1" calcext:value-type="float">
            <text:p>1</text:p>
          </table:table-cell>
          <table:table-cell/>
          <table:table-cell office:value-type="string" calcext:value-type="string">
            <text:p>15f6f42dfc17273d3a9f11d0ca9f3239b804fdcd18894f72114a94088823d7d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f4b99fea7d92bb88c51a0a2994e33bbdd01978075869934e5173e77be8976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5]=[.D85];1;0)" office:value-type="float" office:value="1" calcext:value-type="float">
            <text:p>1</text:p>
          </table:table-cell>
          <table:table-cell/>
          <table:table-cell office:value-type="string" calcext:value-type="string">
            <text:p>c0163a19bd66ba818d7d3bd9909e8ba716b2ca9e512ddd31abecb5c3541692c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234d7bc04e1c1727baf0a34f5bc18b5804e6c2fd6dd8846cfef65f4c1182e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6]=[.D86];1;0)" office:value-type="float" office:value="1" calcext:value-type="float">
            <text:p>1</text:p>
          </table:table-cell>
          <table:table-cell/>
          <table:table-cell office:value-type="string" calcext:value-type="string">
            <text:p>91bc9274ae9a05ba54add5773d9939eb3827f0d10bead6671d8a49cc5e643e8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4f653977b592fee16a4d95e6afbaecdf81f6eeb23cd4b703488c64bdcc3a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7]=[.D87];1;0)" office:value-type="float" office:value="1" calcext:value-type="float">
            <text:p>1</text:p>
          </table:table-cell>
          <table:table-cell/>
          <table:table-cell office:value-type="string" calcext:value-type="string">
            <text:p>e75676539f7abcd2a3fedb7360ff9f7becac454655c792fe87b437e0332ee60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688c870c0843e1e091c08e009de20f1c9c86eda7ea2ffe2a2b945b1b246e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8]=[.D88];1;0)" office:value-type="float" office:value="1" calcext:value-type="float">
            <text:p>1</text:p>
          </table:table-cell>
          <table:table-cell/>
          <table:table-cell office:value-type="string" calcext:value-type="string">
            <text:p>33ae1e9b123669272ef5cbefa9a638e1137ef72b2801478e789e4ff5bda8fe4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5cfad3095eaade57fa9cc0aa12624316fe610bce27974266aabef12bd7a7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89]=[.D89];1;0)" office:value-type="float" office:value="1" calcext:value-type="float">
            <text:p>1</text:p>
          </table:table-cell>
          <table:table-cell/>
          <table:table-cell office:value-type="string" calcext:value-type="string">
            <text:p>837e908025cb9fe3abe43e38f0de86e02ae794874817047d985f4521b4be98d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ebf04ef4b525e769c6a8ccd2bfdb8050cdecb586f96e626456f1ee400b9a2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0]=[.D90];1;0)" office:value-type="float" office:value="1" calcext:value-type="float">
            <text:p>1</text:p>
          </table:table-cell>
          <table:table-cell/>
          <table:table-cell office:value-type="string" calcext:value-type="string">
            <text:p>0b88d9e4ad6b622b03a5646cc9fe65bd298d94f371278a76ae5279335195c98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b3adfc7fcb5b717538c8f6eb7568ad29063ae636c250c3dd9c2f838f10767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1]=[.D91];1;0)" office:value-type="float" office:value="1" calcext:value-type="float">
            <text:p>1</text:p>
          </table:table-cell>
          <table:table-cell/>
          <table:table-cell office:value-type="string" calcext:value-type="string">
            <text:p>2247d4ffaa74edac56d4f2bc79b71c9ebcd96cce4ace0fa0a70a3b9ca569a14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cafb67935f102d9a2ae18cbe0d13b6b902ba75d1973977a9bd97a2274eecd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2]=[.D92];1;0)" office:value-type="float" office:value="1" calcext:value-type="float">
            <text:p>1</text:p>
          </table:table-cell>
          <table:table-cell/>
          <table:table-cell office:value-type="string" calcext:value-type="string">
            <text:p>b5298548eaedeca92f2d8115a361bb307439c15b2eb0d243ecb7dd2703ebda6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fe6d2185e8c1224c2a7e857319d1f832144b583f46c40e1cbccae6e7e34188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3]=[.D93];1;0)" office:value-type="float" office:value="1" calcext:value-type="float">
            <text:p>1</text:p>
          </table:table-cell>
          <table:table-cell/>
          <table:table-cell office:value-type="string" calcext:value-type="string">
            <text:p>375273ee7ef71690c73eeab925b2209fe671f8b1f042be5b9b14e3cbbf27c6f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0f687bd1fbff492581cf17ab15a4e10daeca18c7bea18e5712470fe53ebf9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4]=[.D94];1;0)" office:value-type="float" office:value="1" calcext:value-type="float">
            <text:p>1</text:p>
          </table:table-cell>
          <table:table-cell/>
          <table:table-cell office:value-type="string" calcext:value-type="string">
            <text:p>79c191f57ff0986127a9a6dc7a3bb082b259521605d43a87f7c6a0a8b9613288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e7f570250701a4028a44bedad0819c6a05a3ac288055a59c215970e60344b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5]=[.D95];1;0)" office:value-type="float" office:value="1" calcext:value-type="float">
            <text:p>1</text:p>
          </table:table-cell>
          <table:table-cell/>
          <table:table-cell office:value-type="string" calcext:value-type="string">
            <text:p>8ab03c6a803f0621ab3b835489e38b535855534ab170b7d53d764ba86665972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ec424cd070cadca6f46a6866fcfdc17ae22244f5d6adb92325fcfb773b328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6]=[.D96];1;0)" office:value-type="float" office:value="1" calcext:value-type="float">
            <text:p>1</text:p>
          </table:table-cell>
          <table:table-cell/>
          <table:table-cell office:value-type="string" calcext:value-type="string">
            <text:p>7aed4756ebcd2c61705f10812637ef976dce7f318062285174bac118c663677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571df09587e7e0fc50500ba35a13ee9857f278b0b73501ee8b6b724cab8d5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7]=[.D97];1;0)" office:value-type="float" office:value="1" calcext:value-type="float">
            <text:p>1</text:p>
          </table:table-cell>
          <table:table-cell/>
          <table:table-cell office:value-type="string" calcext:value-type="string">
            <text:p>4d84350884378c986baccfa24eae206c9b4956877a6cf8e566fa8e88d2b55b4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6aa09281fbb1481721986720188ca4189631a4a3622696aa3d3b00284991a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8]=[.D98];1;0)" office:value-type="float" office:value="1" calcext:value-type="float">
            <text:p>1</text:p>
          </table:table-cell>
          <table:table-cell/>
          <table:table-cell office:value-type="string" calcext:value-type="string">
            <text:p>cfd85b2b1423a1720ee83b8aa52bfde8c0768c16062c86f3ab39d89406b261c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43cc20491382e668391b2488e1a131481cdadb1bec27ba68f6bf2d33bd528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99]=[.D99];1;0)" office:value-type="float" office:value="1" calcext:value-type="float">
            <text:p>1</text:p>
          </table:table-cell>
          <table:table-cell/>
          <table:table-cell office:value-type="string" calcext:value-type="string">
            <text:p>2401a7f38f577a593e6c8151a82ee93b74a453b2dfceaa178e865ba6b6dfa78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391ff8c32422e2f3577ca37ac41cd46bd7e6c21e89e390a72bae667f3d45a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0]=[.D100];1;0)" office:value-type="float" office:value="1" calcext:value-type="float">
            <text:p>1</text:p>
          </table:table-cell>
          <table:table-cell/>
          <table:table-cell office:value-type="string" calcext:value-type="string">
            <text:p>a49195aa0a0acd5e88fb980aa1536c1a2a37eeb8f08a7c02efa1fbce8760ab0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c1656b4f295e2330d4e23f8f8672a6e0fd374a0846ceda4280e1245f46354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1]=[.D101];1;0)" office:value-type="float" office:value="1" calcext:value-type="float">
            <text:p>1</text:p>
          </table:table-cell>
          <table:table-cell/>
          <table:table-cell office:value-type="string" calcext:value-type="string">
            <text:p>ffa306f3818d5cefa807fc980d9046c6dd31103efaed502db0c058eb314d629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d34a11248278dab52058a1e4113f028c714473d43bd95638aed982df4664d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2]=[.D102];1;0)" office:value-type="float" office:value="1" calcext:value-type="float">
            <text:p>1</text:p>
          </table:table-cell>
          <table:table-cell/>
          <table:table-cell office:value-type="string" calcext:value-type="string">
            <text:p>685956ec44430244920548801c1a511047fbc99f0afad00379373a6c77611f6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c17717a516c41f1a6f2556bdd638d1978f11ab03a23152ef9fd715123da9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3]=[.D103];1;0)" office:value-type="float" office:value="1" calcext:value-type="float">
            <text:p>1</text:p>
          </table:table-cell>
          <table:table-cell/>
          <table:table-cell office:value-type="string" calcext:value-type="string">
            <text:p>fbddf5d3ef76106f8cc2c1581ddd8e6a70535d72a4184041bff292766b1b048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475d97ab8570391a78ec39e8f642e8209f56496092a4a761d8da7c5794633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4]=[.D104];1;0)" office:value-type="float" office:value="1" calcext:value-type="float">
            <text:p>1</text:p>
          </table:table-cell>
          <table:table-cell/>
          <table:table-cell office:value-type="string" calcext:value-type="string">
            <text:p>076037dbb703f230e14e6a458622d3661d08ec09656428b8521b51355bd3df3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ef61879393808d0b0967d10ea0e943a5c4e4f286d0de2a61170b685a166b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5]=[.D105];1;0)" office:value-type="float" office:value="1" calcext:value-type="float">
            <text:p>1</text:p>
          </table:table-cell>
          <table:table-cell/>
          <table:table-cell office:value-type="string" calcext:value-type="string">
            <text:p>41c52dfea4f1223286d03894f9668fe4ed06639a953dc53f05e7de5a75b3b44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e5600bb8e28afbf8e13e7ee0829eb379dfeab909420b08a819a968f173a174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6]=[.D106];1;0)" office:value-type="float" office:value="1" calcext:value-type="float">
            <text:p>1</text:p>
          </table:table-cell>
          <table:table-cell/>
          <table:table-cell office:value-type="string" calcext:value-type="string">
            <text:p>5e3b05cdcfd8c124c8e7857f8c1897eb0c026635ebb39ec04430012458fd9bc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b54e4bdc7f60ca7749516572dc3ccf63f473cf203550158f4c33265532da6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7]=[.D107];1;0)" office:value-type="float" office:value="1" calcext:value-type="float">
            <text:p>1</text:p>
          </table:table-cell>
          <table:table-cell/>
          <table:table-cell office:value-type="string" calcext:value-type="string">
            <text:p>5e3b05cdcfd8c124c8e7857f8c1897eb0c026635ebb39ec04430012458fd9bc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7cbd19d63501472c9e92f7cc23a31e3c47f8f8964e81a4ea19d3fe3820298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8]=[.D108];1;0)" office:value-type="float" office:value="1" calcext:value-type="float">
            <text:p>1</text:p>
          </table:table-cell>
          <table:table-cell/>
          <table:table-cell office:value-type="string" calcext:value-type="string">
            <text:p>beb65c503747c0a64312d1cff56798b201467bf328b4ee07e22d9fd19be0227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af37c5a7bb7265e703c6ccc288fb9f0498d244cb80d57ef73e0d2c0e7a6c2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09]=[.D109];1;0)" office:value-type="float" office:value="1" calcext:value-type="float">
            <text:p>1</text:p>
          </table:table-cell>
          <table:table-cell/>
          <table:table-cell office:value-type="string" calcext:value-type="string">
            <text:p>2652117e8fd6d9269d5562e9d58daae8a39a59a882fab1e55bf178f03f10a33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4da3a62543ea38157c5c571d47d51ea484b48e32106716c1d78bd28a2b823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0]=[.D110];1;0)" office:value-type="float" office:value="1" calcext:value-type="float">
            <text:p>1</text:p>
          </table:table-cell>
          <table:table-cell/>
          <table:table-cell office:value-type="string" calcext:value-type="string">
            <text:p>90560f613f494896767502e7afc18831e6a72b1a9344221a03c004f57f6854b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4e6f0e41e5435889b763c6b7335a999e8605f357e0879654f8a1ba35c8a34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1]=[.D111];1;0)" office:value-type="float" office:value="1" calcext:value-type="float">
            <text:p>1</text:p>
          </table:table-cell>
          <table:table-cell/>
          <table:table-cell office:value-type="string" calcext:value-type="string">
            <text:p>67f9352af36092ffd311c376964ed1150d87d25f387fcd9413fc32e2ccced48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3292ec7df437f7180118071abf94bde7c115b5b88eb8f40d11886e30fbef0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2]=[.D112];1;0)" office:value-type="float" office:value="1" calcext:value-type="float">
            <text:p>1</text:p>
          </table:table-cell>
          <table:table-cell/>
          <table:table-cell office:value-type="string" calcext:value-type="string">
            <text:p>cd756d18926b2951f95d3e1322b5561ae2c5faee9087148b9dc9847d0e64228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7b26657b3340642758f67ce94e3a993486e7053c10d0c783fe304c57f21c6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3]=[.D113];1;0)" office:value-type="float" office:value="1" calcext:value-type="float">
            <text:p>1</text:p>
          </table:table-cell>
          <table:table-cell/>
          <table:table-cell office:value-type="string" calcext:value-type="string">
            <text:p>96d807d47a29fab89e7c9308bcbb26080897a7319c776b91a28c1e68b9eafc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daca74a9a686f68ba558e06c21f5dcb606f17d7512e0abb11dd9f32a2ce2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4]=[.D114];1;0)" office:value-type="float" office:value="1" calcext:value-type="float">
            <text:p>1</text:p>
          </table:table-cell>
          <table:table-cell/>
          <table:table-cell office:value-type="string" calcext:value-type="string">
            <text:p>3bc028053e592508c04fc17f3c6dd9e8c18f57bda51bfb6c0277f8c91b7c2cd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9d8210ecadcb5261100044ae2b66a561eb7c7454b773a1aed345f437ef20f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5]=[.D115];1;0)" office:value-type="float" office:value="1" calcext:value-type="float">
            <text:p>1</text:p>
          </table:table-cell>
          <table:table-cell/>
          <table:table-cell office:value-type="string" calcext:value-type="string">
            <text:p>d447a79590903b51db4b078c99a186eb24568507bc9241306807fd0b3964d25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0dead378ba3768c4db66e9e5ae737e9225778fb678a3a5170136e4aadf720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6]=[.D116];1;0)" office:value-type="float" office:value="1" calcext:value-type="float">
            <text:p>1</text:p>
          </table:table-cell>
          <table:table-cell/>
          <table:table-cell office:value-type="string" calcext:value-type="string">
            <text:p>6a23f9aab51fdca535e48f904c77069737930b400ecdef61d74d3f5c270ffe2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d78e4cc96aec2f86cbe199b33707edc3ef1cac155847ca342549decfc3184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7]=[.D117];1;0)" office:value-type="float" office:value="1" calcext:value-type="float">
            <text:p>1</text:p>
          </table:table-cell>
          <table:table-cell/>
          <table:table-cell office:value-type="string" calcext:value-type="string">
            <text:p>1b6f1abaaf7c8372c876b96b2f851514798d924f05d5b616991d277c2014bcf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b85473a172aaf271871d7ebc76d5558a2f9dec10eab96b6c6ca42f5a00fd9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8]=[.D118];1;0)" office:value-type="float" office:value="1" calcext:value-type="float">
            <text:p>1</text:p>
          </table:table-cell>
          <table:table-cell/>
          <table:table-cell office:value-type="string" calcext:value-type="string">
            <text:p>b41a47f102a1ef46d4f6861c2151e5da7bb928c8d2a03901b306405d4bb007a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5c46b9bed303c741a110512b5cbd37bd47705c4828b9f0ed4bdecec1077f6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19]=[.D119];1;0)" office:value-type="float" office:value="1" calcext:value-type="float">
            <text:p>1</text:p>
          </table:table-cell>
          <table:table-cell/>
          <table:table-cell office:value-type="string" calcext:value-type="string">
            <text:p>02744c320d2acba1db7c165e4db2c06767ad2b0f92b920145954ef5baf18293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d0bd3c29ea036bc942e614a9574e4de281b356685e1db145a0d85ae464e3b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0]=[.D120];1;0)" office:value-type="float" office:value="1" calcext:value-type="float">
            <text:p>1</text:p>
          </table:table-cell>
          <table:table-cell/>
          <table:table-cell office:value-type="string" calcext:value-type="string">
            <text:p>26935c5ac3a4d975fa2bf8f7a5d2838a3eabc7ce10f536e24da1d3888387173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f86f51916acff24343ce1c69e68466e9499319f5d108b398dd5198373b647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1]=[.D121];1;0)" office:value-type="float" office:value="1" calcext:value-type="float">
            <text:p>1</text:p>
          </table:table-cell>
          <table:table-cell/>
          <table:table-cell office:value-type="string" calcext:value-type="string">
            <text:p>462652515baa9bf7db51c7f5287c4b6f621b6df1495e9eb74ed2d898c43efca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66f28fa47cd70426a5e875217010dbd1bc8bfd9a91f2187e52bd60dbeab0f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2]=[.D122];1;0)" office:value-type="float" office:value="1" calcext:value-type="float">
            <text:p>1</text:p>
          </table:table-cell>
          <table:table-cell/>
          <table:table-cell office:value-type="string" calcext:value-type="string">
            <text:p>7b3c0c22aa11d37f78db9ae6fc49733a75e5a444a3c664761b1db4d0fd00db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b364c1e22a5dd21fc772a900dabe72823d99ddcb89645cb4f2e82232e43ea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3]=[.D123];1;0)" office:value-type="float" office:value="1" calcext:value-type="float">
            <text:p>1</text:p>
          </table:table-cell>
          <table:table-cell/>
          <table:table-cell office:value-type="string" calcext:value-type="string">
            <text:p>22bbe9e0afc11c03c7e433a4b8bbc172dd66f41e2a4b5aa16c8cf461485d9d6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7dcc1fb2f8a199918a042218a7dbde79a1676fb65c88f9ecff626c14c7c1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4]=[.D124];1;0)" office:value-type="float" office:value="1" calcext:value-type="float">
            <text:p>1</text:p>
          </table:table-cell>
          <table:table-cell/>
          <table:table-cell office:value-type="string" calcext:value-type="string">
            <text:p>cdddc199cc0045864cc8532b260cfebeb910dd53be21424a1657d0ae6158e9a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a6f942eec8b931bbc022b8e9ebb91c1b813a94a6207da0f3d838853fb584c3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5]=[.D125];1;0)" office:value-type="float" office:value="1" calcext:value-type="float">
            <text:p>1</text:p>
          </table:table-cell>
          <table:table-cell/>
          <table:table-cell office:value-type="string" calcext:value-type="string">
            <text:p>cd22fb7a43e7ec17bdf67119db485ceb27939026c4b00135027bff550ba4605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e4f1a1373fd4bd70b261729fa76207e747c7c7fe9bcc4cf5fc3118390d633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6]=[.D126];1;0)" office:value-type="float" office:value="1" calcext:value-type="float">
            <text:p>1</text:p>
          </table:table-cell>
          <table:table-cell/>
          <table:table-cell office:value-type="string" calcext:value-type="string">
            <text:p>6ce35557f049a8fcedd78395f20962a464cb75a30f91e9bfdf2bfaf3620665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5a92eab3b2fa51b8a7e390d8f88df3678cf05e8a22505b0393a17c01b2a51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7]=[.D127];1;0)" office:value-type="float" office:value="1" calcext:value-type="float">
            <text:p>1</text:p>
          </table:table-cell>
          <table:table-cell/>
          <table:table-cell office:value-type="string" calcext:value-type="string">
            <text:p>e4f4df1004a3ef6a377bfc96e061bef777da8a12e1f4429a7b31127f83f4c4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9fcdb4054e830a968a77c6b0d045a320bc6cc1032d596716b3d2b5a183244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8]=[.D128];1;0)" office:value-type="float" office:value="1" calcext:value-type="float">
            <text:p>1</text:p>
          </table:table-cell>
          <table:table-cell/>
          <table:table-cell office:value-type="string" calcext:value-type="string">
            <text:p>5a2f853e8b1ed4778ae063a384a06370f7df2a84535847d5c7b0a2db350d858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63bf1d0d5b0ec32baa74ce998d292afc22b61eaf865ff3fa839f41e7e95fc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29]=[.D129];1;0)" office:value-type="float" office:value="1" calcext:value-type="float">
            <text:p>1</text:p>
          </table:table-cell>
          <table:table-cell/>
          <table:table-cell office:value-type="string" calcext:value-type="string">
            <text:p>2d7a0e4b09eb3f83714512df25eca84de5dfe90bbae45ee11d38694ca9abb6a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1fe0e3039077e420c12f2c31fbb1d2f0d10f48e3ffe8aad0dcb985186d3e2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0]=[.D130];1;0)" office:value-type="float" office:value="1" calcext:value-type="float">
            <text:p>1</text:p>
          </table:table-cell>
          <table:table-cell/>
          <table:table-cell office:value-type="string" calcext:value-type="string">
            <text:p>30dec82441de57ef86b2fbc1fa6c685acdc8133c521b6e42e6d1a7adac12cd4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3dc4398f197d88b1df51e3641e2324610ff3e66686532018de625a9ae7580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1]=[.D131];1;0)" office:value-type="float" office:value="1" calcext:value-type="float">
            <text:p>1</text:p>
          </table:table-cell>
          <table:table-cell/>
          <table:table-cell office:value-type="string" calcext:value-type="string">
            <text:p>90111fc44dd8700e89b79b3ad8293148f6d68df6a11deee0361fbe124a0c3ed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e440fe105e15f72a2d9dcdd9976269ed933bd5f11c52763badbe5524f5c23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2]=[.D132];1;0)" office:value-type="float" office:value="1" calcext:value-type="float">
            <text:p>1</text:p>
          </table:table-cell>
          <table:table-cell/>
          <table:table-cell office:value-type="string" calcext:value-type="string">
            <text:p>1fdf307e8f4d140a3cd3f8b62ab71d10a9b1c1e3c88a16cabcfe8cf023b5dc3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45827df26cf94a3d8922c45ddba6aa399872e2718344bb544a8d3b4a837ec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3]=[.D133];1;0)" office:value-type="float" office:value="1" calcext:value-type="float">
            <text:p>1</text:p>
          </table:table-cell>
          <table:table-cell/>
          <table:table-cell office:value-type="string" calcext:value-type="string">
            <text:p>5eb067abf19441d5dad133f33b23b38a190cce9ee1930e7b5dcd201e62d1e9c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b1913afa72c85e52d6ebedf6fa1debd13f2289c09dbd5861e83f883d4aa181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4]=[.D134];1;0)" office:value-type="float" office:value="1" calcext:value-type="float">
            <text:p>1</text:p>
          </table:table-cell>
          <table:table-cell/>
          <table:table-cell office:value-type="string" calcext:value-type="string">
            <text:p>11a005753b695d35444fa4e70ea5be18786f36d348f4d69e4b04b33fa79ca56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5ff5b83d4e84566f3c70d96a7bfc66be4b86f234ebd35fa69eddf29802bc4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5]=[.D135];1;0)" office:value-type="float" office:value="1" calcext:value-type="float">
            <text:p>1</text:p>
          </table:table-cell>
          <table:table-cell/>
          <table:table-cell office:value-type="string" calcext:value-type="string">
            <text:p>d6656032d89f9792cf312bc13978c433b5e84ce4052c0750a8309ee69102d76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c0c9bcb7a7468e783e6ccbc7cf117da48006e0ce9081a4f6a57d4ad00f6f1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6]=[.D136];1;0)" office:value-type="float" office:value="1" calcext:value-type="float">
            <text:p>1</text:p>
          </table:table-cell>
          <table:table-cell/>
          <table:table-cell office:value-type="string" calcext:value-type="string">
            <text:p>80d3a5488f4b99db77b96fe824d8831aebfa601fc22e6b3c8dcf99f6ba47959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ee117e4dce1477b0f582d3c89a11cc385c723d4908856c2aeaa5033b8ad73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7]=[.D137];1;0)" office:value-type="float" office:value="1" calcext:value-type="float">
            <text:p>1</text:p>
          </table:table-cell>
          <table:table-cell/>
          <table:table-cell office:value-type="string" calcext:value-type="string">
            <text:p>0c1ac822e626bfebf9a5bcbe7a538207b5b288b0d98c9a42fe9cda4f50e24e3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d13cedfd15af47cd0533ee5282a1a6b8fada2f667e0fb6458f2e1c6910904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8]=[.D138];1;0)" office:value-type="float" office:value="1" calcext:value-type="float">
            <text:p>1</text:p>
          </table:table-cell>
          <table:table-cell/>
          <table:table-cell office:value-type="string" calcext:value-type="string">
            <text:p>1aa9f3a4399607a0396dce5d4901acb1f74bcad06e076a2c3b5fe167e18ddff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9b2ac12675507f930fd7bad85ed144eeadb3ec0fbcc4a46000f447871187e5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39]=[.D139];1;0)" office:value-type="float" office:value="1" calcext:value-type="float">
            <text:p>1</text:p>
          </table:table-cell>
          <table:table-cell/>
          <table:table-cell office:value-type="string" calcext:value-type="string">
            <text:p>1f7610e72a46ef58524115f698b22627fafe5be49c0600bda19b7719065d783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f97526c69fc78c2905fe8f8a830653ede80bb6a908111337512bf0c6a3c9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0]=[.D140];1;0)" office:value-type="float" office:value="1" calcext:value-type="float">
            <text:p>1</text:p>
          </table:table-cell>
          <table:table-cell/>
          <table:table-cell office:value-type="string" calcext:value-type="string">
            <text:p>076baef5dcd9a1b08eee66df76f4b16c7787ee21f8b3ca739bd10f2fca3d59d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a77d27625402d867bd1fff3b1254460be37eed7dea1890d498ca7e7c6a7f3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1]=[.D141];1;0)" office:value-type="float" office:value="1" calcext:value-type="float">
            <text:p>1</text:p>
          </table:table-cell>
          <table:table-cell/>
          <table:table-cell office:value-type="string" calcext:value-type="string">
            <text:p>efea1598ed45a5704e41ff79bf861fbdc53cd29c365be884ece3c90d2da49d4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6f173fa2a7283526b293107f6c738fbad679ad8142ffa293dcd890ac9ed75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2]=[.D142];1;0)" office:value-type="float" office:value="1" calcext:value-type="float">
            <text:p>1</text:p>
          </table:table-cell>
          <table:table-cell/>
          <table:table-cell office:value-type="string" calcext:value-type="string">
            <text:p>f6bedd987b9ec5cfeaeefe9576db7a983fe1af01480981b82528ff7cbfb3638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f54d4508c9364ebf70ec6a666450cbc2e1f2b02472aad422c26e086b3ab57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3]=[.D143];1;0)" office:value-type="float" office:value="1" calcext:value-type="float">
            <text:p>1</text:p>
          </table:table-cell>
          <table:table-cell/>
          <table:table-cell office:value-type="string" calcext:value-type="string">
            <text:p>9b14d5924942f7c829280e6ad35e2d2bd0515c0a1d75d104a8487272f1b3e40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2cd61678ea8f9bf3ed6243f1eea363ba366a21e82e12985617e84e40101c9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4]=[.D144];1;0)" office:value-type="float" office:value="1" calcext:value-type="float">
            <text:p>1</text:p>
          </table:table-cell>
          <table:table-cell/>
          <table:table-cell office:value-type="string" calcext:value-type="string">
            <text:p>61f3f8881079ea9f87b5142267df28a7251e51ad6585d75c48a52e32c04cdcb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a39385c30cc6964c9335af164f6bbaf1b6432ea61ac898be600018821bce42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5]=[.D145];1;0)" office:value-type="float" office:value="1" calcext:value-type="float">
            <text:p>1</text:p>
          </table:table-cell>
          <table:table-cell/>
          <table:table-cell office:value-type="string" calcext:value-type="string">
            <text:p>412736eda7a68e715be55d796cfb92153c7a120566f2045af55ff0e58d5f91b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1231dc7c6d8501e60d19f1ba677e0972e1133f1c1e66a55406a870bcccaba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6]=[.D146];1;0)" office:value-type="float" office:value="1" calcext:value-type="float">
            <text:p>1</text:p>
          </table:table-cell>
          <table:table-cell/>
          <table:table-cell office:value-type="string" calcext:value-type="string">
            <text:p>3c627bfb1a314f9e4a425889a0f8344cae4fb94756ed4dc6b76351ebef2fa74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c07e27047fdd78cecd7f5173067d045cfbd48111a8e98dbbaee6a253e7cb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7]=[.D147];1;0)" office:value-type="float" office:value="1" calcext:value-type="float">
            <text:p>1</text:p>
          </table:table-cell>
          <table:table-cell/>
          <table:table-cell office:value-type="string" calcext:value-type="string">
            <text:p>83b6e152ef2f0198576c5189ed56887d012117abe03f35c9ef036d130e6092b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75cf8abdbcb7e14f8f01bc7073261ac04c6c0895d3ace63ba6b935fcf07f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8]=[.D148];1;0)" office:value-type="float" office:value="1" calcext:value-type="float">
            <text:p>1</text:p>
          </table:table-cell>
          <table:table-cell/>
          <table:table-cell office:value-type="string" calcext:value-type="string">
            <text:p>b1b88a932b539da342253de6a59396a630fe9261974361f58d266cf7033e27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63ce926af5a74916be5cfd4c401e57ba88ed1c0d4bc1c74bb9fd50a32a1c5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49]=[.D149];1;0)" office:value-type="float" office:value="1" calcext:value-type="float">
            <text:p>1</text:p>
          </table:table-cell>
          <table:table-cell/>
          <table:table-cell office:value-type="string" calcext:value-type="string">
            <text:p>f1ca890b34c49c57a4c43376ead02ec211567ce0225174fe378e879b95abea4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e01f928df682e30e5a844bd352087edc67a68e1c72fc6d47612822813c1263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0]=[.D150];1;0)" office:value-type="float" office:value="1" calcext:value-type="float">
            <text:p>1</text:p>
          </table:table-cell>
          <table:table-cell/>
          <table:table-cell office:value-type="string" calcext:value-type="string">
            <text:p>0f43ed1bc5cccd289d07531b77acd09b2292248e8f439428e0dfc86ff8f8161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b7e121d93eda94696074df7dcff40584749d86be6651964239d6dbef70184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1]=[.D151];1;0)" office:value-type="float" office:value="1" calcext:value-type="float">
            <text:p>1</text:p>
          </table:table-cell>
          <table:table-cell/>
          <table:table-cell office:value-type="string" calcext:value-type="string">
            <text:p>b90671674416a5bdb7338ba1aeddb9dba3dfcef86937f47fd963f36e3806d8c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ed8953227574b4e3466a8af988c6075a5a9bcc40e5d93b4d2eebc52e7930c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2]=[.D152];1;0)" office:value-type="float" office:value="1" calcext:value-type="float">
            <text:p>1</text:p>
          </table:table-cell>
          <table:table-cell/>
          <table:table-cell office:value-type="string" calcext:value-type="string">
            <text:p>d8eb883da4642d9001d9be2f41c0fae702d03aeb08fed012e7523c57ca1d739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ddc190ee26513e8e3e5a134f14ec7409428edc137382026673f6addd6cc2a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3]=[.D153];1;0)" office:value-type="float" office:value="1" calcext:value-type="float">
            <text:p>1</text:p>
          </table:table-cell>
          <table:table-cell/>
          <table:table-cell office:value-type="string" calcext:value-type="string">
            <text:p>02cead0c62b9fccb1ef7ecec33e277fbe1c0bb5dd81e8915cc2c2a2088338fe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dc310217982329a51ce79469280e9fbf90844b169f95421136db9d25883dd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4]=[.D154];1;0)" office:value-type="float" office:value="1" calcext:value-type="float">
            <text:p>1</text:p>
          </table:table-cell>
          <table:table-cell/>
          <table:table-cell office:value-type="string" calcext:value-type="string">
            <text:p>8c4a7909ef4181351229d5196cc7a3d467b6bc639545eaa0bb1062572013369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9560925756d7ee716227bd842208b85d6517a4309e9c3e4d63282de83690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5]=[.D155];1;0)" office:value-type="float" office:value="1" calcext:value-type="float">
            <text:p>1</text:p>
          </table:table-cell>
          <table:table-cell/>
          <table:table-cell office:value-type="string" calcext:value-type="string">
            <text:p>d13e8d7bd2dc2ed55f1b122ea41dc58c18df65563529619d72ce7aef9354603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1655ec81c8eb8e568e1fd9e7288c6a3c90c86ee7b2994c2660f1ca535cd75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6]=[.D156];1;0)" office:value-type="float" office:value="1" calcext:value-type="float">
            <text:p>1</text:p>
          </table:table-cell>
          <table:table-cell/>
          <table:table-cell office:value-type="string" calcext:value-type="string">
            <text:p>1d386e4cb790ba7d0d21f29946e0ee738a1c29c2c793a1c967fe00659db64b4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7f7daee13bee25ce5b4b4f38243fd58ad8f431ab0c77d3a901b1141efee4f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7]=[.D157];1;0)" office:value-type="float" office:value="1" calcext:value-type="float">
            <text:p>1</text:p>
          </table:table-cell>
          <table:table-cell/>
          <table:table-cell office:value-type="string" calcext:value-type="string">
            <text:p>905021c256610c834ace1fadd81102076e57266fcda7729196acd84a5d91648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e297d91a585ccdccf45542501cc42170205aee39be14ee657c5d8c3926965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58]=[.D158];1;0)" office:value-type="float" office:value="1" calcext:value-type="float">
            <text:p>1</text:p>
          </table:table-cell>
          <table:table-cell/>
          <table:table-cell office:value-type="string" calcext:value-type="string">
            <text:p>c0c535dc248693dc641f978f4c475e0dbcc1d5408b71187bcf72a44be8301b6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7c9daeeb247bee883fafb37352584a29cd1853e758e8d8122115ef21923a01</text:p>
          </table:table-cell>
          <table:table-cell office:value-type="string" calcext:value-type="string">
            <text:p>Unable to prosecute suspect</text:p>
          </table:table-cell>
          <table:table-cell table:formula="of:=VLOOKUP([.A$1:.A$1048576];[.G$1:.H$1048576];2;0)" office:value-type="string" office:string-value="Unable to prosecute suspect" calcext:value-type="string">
            <text:p>Unable to prosecute suspect</text:p>
          </table:table-cell>
          <table:table-cell office:value-type="string" calcext:value-type="string">
            <text:p>Unable to prosecute suspect</text:p>
          </table:table-cell>
          <table:table-cell table:formula="of:=IF([.B159]=[.D159];1;0)" office:value-type="float" office:value="1" calcext:value-type="float">
            <text:p>1</text:p>
          </table:table-cell>
          <table:table-cell/>
          <table:table-cell office:value-type="string" calcext:value-type="string">
            <text:p>11fb133d767cc82999ad63186f2ff52c39579ed81e6602627359a25b70b6311f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a9582af3110a51e883c93c16b3b8c266303b5e5b7b4be7ee6f335c806204c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0]=[.D160];1;0)" office:value-type="float" office:value="1" calcext:value-type="float">
            <text:p>1</text:p>
          </table:table-cell>
          <table:table-cell/>
          <table:table-cell office:value-type="string" calcext:value-type="string">
            <text:p>ff3428122abd4aaaf15d747b2e03cb75f9b2af73ab20005adee57323c923473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f52d92b72e5eca6151505af4df4622d4a2ce8604ea0af47b10aace46a4f9f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1]=[.D161];1;0)" office:value-type="float" office:value="1" calcext:value-type="float">
            <text:p>1</text:p>
          </table:table-cell>
          <table:table-cell/>
          <table:table-cell office:value-type="string" calcext:value-type="string">
            <text:p>8e9be7a735a20038cea73d5b7dcdceef9c33b6e9553094b42f303e5a46c6dc1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33afc6e7154f58500daac2466ee272d4a97d18fda2b1c94899e2855a0e45f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2]=[.D162];1;0)" office:value-type="float" office:value="1" calcext:value-type="float">
            <text:p>1</text:p>
          </table:table-cell>
          <table:table-cell/>
          <table:table-cell office:value-type="string" calcext:value-type="string">
            <text:p>c7aff69285a3071d8fc81ca43f024c49f7929a80752df56172160cd99834b0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e184c2e2a6def06c9ee8e5e4326704e490b5587b583208358ae622ba603a6f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3]=[.D163];1;0)" office:value-type="float" office:value="1" calcext:value-type="float">
            <text:p>1</text:p>
          </table:table-cell>
          <table:table-cell/>
          <table:table-cell office:value-type="string" calcext:value-type="string">
            <text:p>ada7b1a687bd8aaa9088e0bafda7cb60af4e059ca21f27dba5b1ec434de7a4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f89afd32309323276bf642123615d4ede339a6b55f0f23b76737e79891d5a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4]=[.D164];1;0)" office:value-type="float" office:value="1" calcext:value-type="float">
            <text:p>1</text:p>
          </table:table-cell>
          <table:table-cell/>
          <table:table-cell office:value-type="string" calcext:value-type="string">
            <text:p>18db0f5555c9fea5da3c0954de8046b2ad550fb6953736f8493e8e0986c7d9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8216da739a3ee3f92310beb9deb52f876f514cd83b9da888c61cf5f00aecf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5]=[.D165];1;0)" office:value-type="float" office:value="1" calcext:value-type="float">
            <text:p>1</text:p>
          </table:table-cell>
          <table:table-cell/>
          <table:table-cell office:value-type="string" calcext:value-type="string">
            <text:p>07bb4e6ee72bc0f2197e21d3fbfe2d1c76885ee2c0bfc1cc4fa67555fcd89a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79329f597881f29ea5ea68e71fcf372f137d5caf90684b5ca8faf28dee847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6]=[.D166];1;0)" office:value-type="float" office:value="1" calcext:value-type="float">
            <text:p>1</text:p>
          </table:table-cell>
          <table:table-cell/>
          <table:table-cell office:value-type="string" calcext:value-type="string">
            <text:p>a0ee9b51ac41673a9cf77c12cc7c6bb2731bd93a71da59a25c5af08af09c3a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65cc8c4d6a340302ee8e2de517bf8351c7cb34facb53b35181ae8557cd821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7]=[.D167];1;0)" office:value-type="float" office:value="1" calcext:value-type="float">
            <text:p>1</text:p>
          </table:table-cell>
          <table:table-cell/>
          <table:table-cell office:value-type="string" calcext:value-type="string">
            <text:p>337e8d313f6fe37e3ef403efbed9ba6ffca69a9a3d830631f00e5e9e518de5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ac3375682cb46df3a9310a7b2828d1e03bb3ea4e9725f864e0881a767c0932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8]=[.D168];1;0)" office:value-type="float" office:value="1" calcext:value-type="float">
            <text:p>1</text:p>
          </table:table-cell>
          <table:table-cell/>
          <table:table-cell office:value-type="string" calcext:value-type="string">
            <text:p>a7c131ae2d5317c99c80760f508aa40553f135be6f7a909bb5568f68164b16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1b1d91806bcd7ebcbcdfdea1f534e4c40a6e3b0cfc11d30707d75fcf0156f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69]=[.D169];1;0)" office:value-type="float" office:value="1" calcext:value-type="float">
            <text:p>1</text:p>
          </table:table-cell>
          <table:table-cell/>
          <table:table-cell office:value-type="string" calcext:value-type="string">
            <text:p>e5fd2875757e85334c676c042c4008eaad46d993e6839e9ad6db4fac05c2e8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9747c5c4727c1a9ece898057261cf9e6eeffdcc1f841fd2d00669a086bcfd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0]=[.D170];1;0)" office:value-type="float" office:value="1" calcext:value-type="float">
            <text:p>1</text:p>
          </table:table-cell>
          <table:table-cell/>
          <table:table-cell office:value-type="string" calcext:value-type="string">
            <text:p>1589e54e8ab19aefc2d6a9921e98572fb96dd0a19cba5949c0d7534cfe8c211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975dd7631b9e9107628b88cec124009f8fdac0aa1434ec941d9004dc86085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1]=[.D171];1;0)" office:value-type="float" office:value="1" calcext:value-type="float">
            <text:p>1</text:p>
          </table:table-cell>
          <table:table-cell/>
          <table:table-cell office:value-type="string" calcext:value-type="string">
            <text:p>ddd78e4cc96aec2f86cbe199b33707edc3ef1cac155847ca342549decfc318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bbe7c255d91e165db4a69869aee97975a30a9a4226cc980c6cb4103fd25720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2]=[.D172];1;0)" office:value-type="float" office:value="1" calcext:value-type="float">
            <text:p>1</text:p>
          </table:table-cell>
          <table:table-cell/>
          <table:table-cell office:value-type="string" calcext:value-type="string">
            <text:p>03f2c748f0b7264a4b4808d1d7af8b39a19e650575321cacb77be46de774f0d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7d0e2d56c69e671822c29a0c798933a447faa1b554fc45af4e0aa656b6e64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3]=[.D173];1;0)" office:value-type="float" office:value="1" calcext:value-type="float">
            <text:p>1</text:p>
          </table:table-cell>
          <table:table-cell/>
          <table:table-cell office:value-type="string" calcext:value-type="string">
            <text:p>f8f4b99fea7d92bb88c51a0a2994e33bbdd01978075869934e5173e77be8976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b586aad6eea8e1f96ae18ea58261cb2521dadef6dbadc54a33f571deaf7a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4]=[.D174];1;0)" office:value-type="float" office:value="1" calcext:value-type="float">
            <text:p>1</text:p>
          </table:table-cell>
          <table:table-cell/>
          <table:table-cell office:value-type="string" calcext:value-type="string">
            <text:p>ea1b1d91806bcd7ebcbcdfdea1f534e4c40a6e3b0cfc11d30707d75fcf0156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8ad6198194788677c9cb698b0bcb05ae5c50e48c74bd7bced60f8161a6f649d</text:p>
          </table:table-cell>
          <table:table-cell office:value-type="string" calcext:value-type="string">
            <text:p>Unable to prosecute suspect</text:p>
          </table:table-cell>
          <table:table-cell table:formula="of:=VLOOKUP([.A$1:.A$1048576];[.G$1:.H$1048576];2;0)" office:value-type="string" office:string-value="Unable to prosecute suspect" calcext:value-type="string">
            <text:p>Unable to prosecute suspect</text:p>
          </table:table-cell>
          <table:table-cell office:value-type="string" calcext:value-type="string">
            <text:p>Unable to prosecute suspect</text:p>
          </table:table-cell>
          <table:table-cell table:formula="of:=IF([.B175]=[.D175];1;0)" office:value-type="float" office:value="1" calcext:value-type="float">
            <text:p>1</text:p>
          </table:table-cell>
          <table:table-cell/>
          <table:table-cell office:value-type="string" calcext:value-type="string">
            <text:p>cbb51162d3f7ecb67a0a5f013e6f892f095810b554db0977f7f6a8b8a1b285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9991c7862f6629e1222c10f74fb4baca45dc97de05c8fac9559aec1f74ed7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6]=[.D176];1;0)" office:value-type="float" office:value="1" calcext:value-type="float">
            <text:p>1</text:p>
          </table:table-cell>
          <table:table-cell/>
          <table:table-cell office:value-type="string" calcext:value-type="string">
            <text:p>dab764032ec0508763345ee118152e683d32da54e8122a7cb6f498b4f081164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a8c5890ab31cc0073099170f029632cc11a818ce296801edc72244c66c2d2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7]=[.D177];1;0)" office:value-type="float" office:value="1" calcext:value-type="float">
            <text:p>1</text:p>
          </table:table-cell>
          <table:table-cell/>
          <table:table-cell office:value-type="string" calcext:value-type="string">
            <text:p>93fe3743d7fe670dafab18707a50b5e65df1c795c6d46f3e2c716e0c3d1541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60e9029f974a4c1feb9f816f8c26ac4e6c85c323b7f02f4b257ce8090190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8]=[.D178];1;0)" office:value-type="float" office:value="1" calcext:value-type="float">
            <text:p>1</text:p>
          </table:table-cell>
          <table:table-cell/>
          <table:table-cell office:value-type="string" calcext:value-type="string">
            <text:p>dd11373669684902fdefdd0200abf9ae69b33ddf147127719ccdce5bf6be4e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3e9d7f0bc172f3f7ce53580c9a2f9fcc51fa6924d9d5c3a9389981c649a33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79]=[.D179];1;0)" office:value-type="float" office:value="1" calcext:value-type="float">
            <text:p>1</text:p>
          </table:table-cell>
          <table:table-cell/>
          <table:table-cell office:value-type="string" calcext:value-type="string">
            <text:p>d888db549e92e8cf675207ef089c96c5299067146a352d66d729614c6ab27a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70834e3623ecc9ed2d5c6d2546266e82ad4cff076e0794bf14bc0fdff62f6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0]=[.D180];1;0)" office:value-type="float" office:value="1" calcext:value-type="float">
            <text:p>1</text:p>
          </table:table-cell>
          <table:table-cell/>
          <table:table-cell office:value-type="string" calcext:value-type="string">
            <text:p>a923bea56335e807c055328143ca1e550959cd8224931da17ddbd0ba5300f8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c97e55f41e5bdaccf72f1cb9889741074d88a6b9646ed2e8093f9ffb6b530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1]=[.D181];1;0)" office:value-type="float" office:value="1" calcext:value-type="float">
            <text:p>1</text:p>
          </table:table-cell>
          <table:table-cell/>
          <table:table-cell office:value-type="string" calcext:value-type="string">
            <text:p>2157ad974d1d3b03bc2500ce742f89a6c03204476239ac61fa936fc30ad4f7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a14ba1bd2f9c93dbd1a4070d915111e09ab555ec2873d38f95fc0c6e8344c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2]=[.D182];1;0)" office:value-type="float" office:value="1" calcext:value-type="float">
            <text:p>1</text:p>
          </table:table-cell>
          <table:table-cell/>
          <table:table-cell office:value-type="string" calcext:value-type="string">
            <text:p>f0b364c1e22a5dd21fc772a900dabe72823d99ddcb89645cb4f2e82232e43e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47c237a29223e179e3837c607607d2856b06b87e266ef5ff71cd4e33b6ec3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3]=[.D183];1;0)" office:value-type="float" office:value="1" calcext:value-type="float">
            <text:p>1</text:p>
          </table:table-cell>
          <table:table-cell/>
          <table:table-cell office:value-type="string" calcext:value-type="string">
            <text:p>a20fc95b921990b3c7f01c50c1c5fddeb70303aa9696da9124d5f523957059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e998be368715881ebae33863202573717fc7161b93440dce43f5c68a9e3d7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4]=[.D184];1;0)" office:value-type="float" office:value="1" calcext:value-type="float">
            <text:p>1</text:p>
          </table:table-cell>
          <table:table-cell/>
          <table:table-cell office:value-type="string" calcext:value-type="string">
            <text:p>037cbd19d63501472c9e92f7cc23a31e3c47f8f8964e81a4ea19d3fe382029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1052cd93165189cbb550ab2b5771c1bed4688bc301a218405d2479191d0b5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5]=[.D185];1;0)" office:value-type="float" office:value="1" calcext:value-type="float">
            <text:p>1</text:p>
          </table:table-cell>
          <table:table-cell/>
          <table:table-cell office:value-type="string" calcext:value-type="string">
            <text:p>f5c78b532a4c8ccbae49d7c57d3a273930ab8a7290d50278759b5026a6efa8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98be2c74250ec09bfdce85dfe7304075512b333cab6489f68a6e04246728c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6]=[.D186];1;0)" office:value-type="float" office:value="1" calcext:value-type="float">
            <text:p>1</text:p>
          </table:table-cell>
          <table:table-cell/>
          <table:table-cell office:value-type="string" calcext:value-type="string">
            <text:p>a3bcde476243c2ce518d88c254ae14115d2f1ce584f513588c66b9d5c374e5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4ea28416a54766561033921f15a44da4f5baad9d46981893de6de2a3cb079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7]=[.D187];1;0)" office:value-type="float" office:value="1" calcext:value-type="float">
            <text:p>1</text:p>
          </table:table-cell>
          <table:table-cell/>
          <table:table-cell office:value-type="string" calcext:value-type="string">
            <text:p>9882f3fae1cefdca05061220b430d04097330a78e23c924c1d30e88e04991a9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ee476007e85eb6696d2e7571d3714f4a5cbfb38dbd23429bc477b9df27e4a8</text:p>
          </table:table-cell>
          <table:table-cell office:value-type="string" calcext:value-type="string">
            <text:p>Unable to prosecute suspect</text:p>
          </table:table-cell>
          <table:table-cell table:formula="of:=VLOOKUP([.A$1:.A$1048576];[.G$1:.H$1048576];2;0)" office:value-type="string" office:string-value="Unable to prosecute suspect" calcext:value-type="string">
            <text:p>Unable to prosecute suspect</text:p>
          </table:table-cell>
          <table:table-cell office:value-type="string" calcext:value-type="string">
            <text:p>Unable to prosecute suspect</text:p>
          </table:table-cell>
          <table:table-cell table:formula="of:=IF([.B188]=[.D188];1;0)" office:value-type="float" office:value="1" calcext:value-type="float">
            <text:p>1</text:p>
          </table:table-cell>
          <table:table-cell/>
          <table:table-cell office:value-type="string" calcext:value-type="string">
            <text:p>38dd24083bc0b44ac9aea8f77fdbcbf88998e392dc7a8cda8be4f145c1d890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9d7be724a09cacb1695660a5628eb71d812787c1b68fb01e1fceb2bfdea9b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89]=[.D189];1;0)" office:value-type="float" office:value="1" calcext:value-type="float">
            <text:p>1</text:p>
          </table:table-cell>
          <table:table-cell/>
          <table:table-cell office:value-type="string" calcext:value-type="string">
            <text:p>bbe907bc16b4787738dfd46e7770b6117d92e7ec1567c179907c631f060a16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bec4db4dd52c34b7470986e44c4d9dfcaff5c23c739155fa089a04d9049acc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0]=[.D190];1;0)" office:value-type="float" office:value="1" calcext:value-type="float">
            <text:p>1</text:p>
          </table:table-cell>
          <table:table-cell/>
          <table:table-cell office:value-type="string" calcext:value-type="string">
            <text:p>2529091d53990cced3326401530e078e219790940494c29b5544fda267021e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8efb7987bd761a633f643cbdfba8cd8bf6ce1c1eec8ce403ff438d78fb0e2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1]=[.D191];1;0)" office:value-type="float" office:value="1" calcext:value-type="float">
            <text:p>1</text:p>
          </table:table-cell>
          <table:table-cell/>
          <table:table-cell office:value-type="string" calcext:value-type="string">
            <text:p>1b3a48e13d1532f339be650da9482d0d27f40577e734a58143a27c466f0982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86ea0926d27b8a1900da2ddf687bb770c5c5e7f5fb0be2ab3545b7c05bb68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2]=[.D192];1;0)" office:value-type="float" office:value="1" calcext:value-type="float">
            <text:p>1</text:p>
          </table:table-cell>
          <table:table-cell/>
          <table:table-cell office:value-type="string" calcext:value-type="string">
            <text:p>7b6b72461ded567c7253d451996a023fa26db3977c70f7a1f7ade250a1ee1a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e30bbbb9ab61c8a68a502e95fecec457d783865879cc992968335dea4fc2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3]=[.D193];1;0)" office:value-type="float" office:value="1" calcext:value-type="float">
            <text:p>1</text:p>
          </table:table-cell>
          <table:table-cell/>
          <table:table-cell office:value-type="string" calcext:value-type="string">
            <text:p>70d538cedc45df9fa61ac880972911d956e9db45cce246ff66b47d5e012b3d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f65a46b024827bfb6254f70163a36c4fd04135b6390d7784b290bad692ce1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4]=[.D194];1;0)" office:value-type="float" office:value="1" calcext:value-type="float">
            <text:p>1</text:p>
          </table:table-cell>
          <table:table-cell/>
          <table:table-cell office:value-type="string" calcext:value-type="string">
            <text:p>87e1b96af1d496de47157de14dc00529d9e9522d5d92d623979494a8352028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173994ae43d5e8f8161069fa5c52664c47f7874d89b07841303d60fcf424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5]=[.D195];1;0)" office:value-type="float" office:value="1" calcext:value-type="float">
            <text:p>1</text:p>
          </table:table-cell>
          <table:table-cell/>
          <table:table-cell office:value-type="string" calcext:value-type="string">
            <text:p>6bc2640b9ae5603f1a4663329410e2e08105d6b34c734af4823b47fa745e8a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792fdf2faf95e70fc86758c2d7a47d4952b681db999ce18c0a8d7fa5e2ec6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6]=[.D196];1;0)" office:value-type="float" office:value="1" calcext:value-type="float">
            <text:p>1</text:p>
          </table:table-cell>
          <table:table-cell/>
          <table:table-cell office:value-type="string" calcext:value-type="string">
            <text:p>7327ba5c770bc61d69e02be309ad266f6a510f5556bc723c23bf612eb83594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3ee81151b49caac814fd740a84b71517c5d3883cd3f8399270c1564ea5987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7]=[.D197];1;0)" office:value-type="float" office:value="1" calcext:value-type="float">
            <text:p>1</text:p>
          </table:table-cell>
          <table:table-cell/>
          <table:table-cell office:value-type="string" calcext:value-type="string">
            <text:p>91a8c5890ab31cc0073099170f029632cc11a818ce296801edc72244c66c2d2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b2a41a46e47440ef4ef46092d7023f39bcb916ae3707cccdc0f006d7f3a74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8]=[.D198];1;0)" office:value-type="float" office:value="1" calcext:value-type="float">
            <text:p>1</text:p>
          </table:table-cell>
          <table:table-cell/>
          <table:table-cell office:value-type="string" calcext:value-type="string">
            <text:p>2a5e3ee1882792f9ae0f9f6f30718bd78beeda622ca828b34ca14c2df113dbd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2d937007150c396173578110e92ba0cb7eaa99edac3f19724b8a791071464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199]=[.D199];1;0)" office:value-type="float" office:value="1" calcext:value-type="float">
            <text:p>1</text:p>
          </table:table-cell>
          <table:table-cell/>
          <table:table-cell office:value-type="string" calcext:value-type="string">
            <text:p>539ff830c86af9432f40a78b77fbcbd3804be0025b0d2aebe0eb184a07edad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7d3f3fd47cd2ae25e98e814450ddb90fb9f9405b6dae33d6908956fdf845f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0]=[.D200];1;0)" office:value-type="float" office:value="1" calcext:value-type="float">
            <text:p>1</text:p>
          </table:table-cell>
          <table:table-cell/>
          <table:table-cell office:value-type="string" calcext:value-type="string">
            <text:p>84caedbc3af4e159c7f7b4d6eba2bab84dc1b96cf0d63653159ce0db38f195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c78b532a4c8ccbae49d7c57d3a273930ab8a7290d50278759b5026a6efa855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1]=[.D201];1;0)" office:value-type="float" office:value="1" calcext:value-type="float">
            <text:p>1</text:p>
          </table:table-cell>
          <table:table-cell/>
          <table:table-cell office:value-type="string" calcext:value-type="string">
            <text:p>daa65f91e8be58705988c09ebaacad933d5e0669fbf83186059ae9739e3282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988d5ffa42398a31292461c85b650e2f2b45728e28040f18baf18085853d9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2]=[.D202];1;0)" office:value-type="float" office:value="1" calcext:value-type="float">
            <text:p>1</text:p>
          </table:table-cell>
          <table:table-cell/>
          <table:table-cell office:value-type="string" calcext:value-type="string">
            <text:p>eb96d6fb088990eb80da2b32f28fc868f7277a839725369dc71710a11a315f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d1d5cdb3c0d4d1b4f629ff2a05b848c140438cb2aea9b45520c689f394a1c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3]=[.D203];1;0)" office:value-type="float" office:value="1" calcext:value-type="float">
            <text:p>1</text:p>
          </table:table-cell>
          <table:table-cell/>
          <table:table-cell office:value-type="string" calcext:value-type="string">
            <text:p>c4aca17f7d119238a0523545d032a1aaa3e94042cf625a6a8d907b1bf83ebb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122e2814d52b5f05ca888c870fccd671d45978c1cfda0489075a0efad5493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4]=[.D204];1;0)" office:value-type="float" office:value="1" calcext:value-type="float">
            <text:p>1</text:p>
          </table:table-cell>
          <table:table-cell/>
          <table:table-cell office:value-type="string" calcext:value-type="string">
            <text:p>e1520f42af768e5b240aac6d442e6c904283e639c5b3e5cdd8c47f2e9caa44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49b43b66ff06eb3a49cd9e77093e08365328347869eda0d1d329787c5ab49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5]=[.D205];1;0)" office:value-type="float" office:value="1" calcext:value-type="float">
            <text:p>1</text:p>
          </table:table-cell>
          <table:table-cell/>
          <table:table-cell office:value-type="string" calcext:value-type="string">
            <text:p>b9bd5c6b1e9db4705218c307927b06a7e862fd37fb2b091192ab1d97c5e181e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e8dfc2fb46fb0f6e342011e7046cd0543ae93a74d4d289bd0288431ea0d14d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6]=[.D206];1;0)" office:value-type="float" office:value="1" calcext:value-type="float">
            <text:p>1</text:p>
          </table:table-cell>
          <table:table-cell/>
          <table:table-cell office:value-type="string" calcext:value-type="string">
            <text:p>f0bc253dd80a18ec96ccf9163da2b3fb667607b0f4d45be701d825e71b0390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62b00cfe061324256003d5657fd776c2ff2e97fddbdd503f62cb5b537019c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7]=[.D207];1;0)" office:value-type="float" office:value="1" calcext:value-type="float">
            <text:p>1</text:p>
          </table:table-cell>
          <table:table-cell/>
          <table:table-cell office:value-type="string" calcext:value-type="string">
            <text:p>0420cda43ff66c9ea747e295f7927f6f8b953542b441e465c89840b8edb177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e1910a4efc47abc4e30f39370b3b431a32d5f6a6d94b58d064090287dfae1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8]=[.D208];1;0)" office:value-type="float" office:value="1" calcext:value-type="float">
            <text:p>1</text:p>
          </table:table-cell>
          <table:table-cell/>
          <table:table-cell office:value-type="string" calcext:value-type="string">
            <text:p>268c8b1c9e43dd7f97ec297d1662013e6a7cdb6e7b0e0cd57c6657192ce1c4c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c29a4849cf018b806a93bea384d8f9b316d592d00eb0fc8ae7308946ff6f8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09]=[.D209];1;0)" office:value-type="float" office:value="1" calcext:value-type="float">
            <text:p>1</text:p>
          </table:table-cell>
          <table:table-cell/>
          <table:table-cell office:value-type="string" calcext:value-type="string">
            <text:p>d3f200f0e0a49835e9ec68d539902912b8a41fc17c9b4042925c69272ae089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d5b8b7b135d0cbffc913d49fc02863c4a43bc09fa853dcfc7e750cfae4f2a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0]=[.D210];1;0)" office:value-type="float" office:value="1" calcext:value-type="float">
            <text:p>1</text:p>
          </table:table-cell>
          <table:table-cell/>
          <table:table-cell office:value-type="string" calcext:value-type="string">
            <text:p>180855c8104a078dd7209f18c1ecb72b6748c2b8bcbed0158c97b113f0b7db3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cead0c62b9fccb1ef7ecec33e277fbe1c0bb5dd81e8915cc2c2a2088338fe4</text:p>
          </table:table-cell>
          <table:table-cell office:value-type="string" calcext:value-type="string">
            <text:p>Unable to prosecute suspect</text:p>
          </table:table-cell>
          <table:table-cell table:formula="of:=VLOOKUP([.A$1:.A$1048576];[.G$1:.H$1048576];2;0)" office:value-type="string" office:string-value="Unable to prosecute suspect" calcext:value-type="string">
            <text:p>Unable to prosecute suspect</text:p>
          </table:table-cell>
          <table:table-cell office:value-type="string" calcext:value-type="string">
            <text:p>Unable to prosecute suspect</text:p>
          </table:table-cell>
          <table:table-cell table:formula="of:=IF([.B211]=[.D211];1;0)" office:value-type="float" office:value="1" calcext:value-type="float">
            <text:p>1</text:p>
          </table:table-cell>
          <table:table-cell/>
          <table:table-cell office:value-type="string" calcext:value-type="string">
            <text:p>b5411c8bc4cca29237eb6beb23b66cbde4e59b8813be3708ecf26a6c2e5cf3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c59cff42ad2b99993eaf13258a6e1a07d616e08a65d794d7a69131f779ba8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2]=[.D212];1;0)" office:value-type="float" office:value="1" calcext:value-type="float">
            <text:p>1</text:p>
          </table:table-cell>
          <table:table-cell/>
          <table:table-cell office:value-type="string" calcext:value-type="string">
            <text:p>061e72ca9c09ab24a83f623ab89738b02c3800eb61d5d0df84cfae08f25254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2b2cb51ad5ef855e9113391b4a102eeea5369d21aec5d2396e7925a6b17af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3]=[.D213];1;0)" office:value-type="float" office:value="1" calcext:value-type="float">
            <text:p>1</text:p>
          </table:table-cell>
          <table:table-cell/>
          <table:table-cell office:value-type="string" calcext:value-type="string">
            <text:p>59b3adfc7fcb5b717538c8f6eb7568ad29063ae636c250c3dd9c2f838f1076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7f24d15a1bd31dd05cb89f951ea94059e704f83fd95303dcf9ec1dd7bcdfbe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4]=[.D214];1;0)" office:value-type="float" office:value="1" calcext:value-type="float">
            <text:p>1</text:p>
          </table:table-cell>
          <table:table-cell/>
          <table:table-cell office:value-type="string" calcext:value-type="string">
            <text:p>5f03304de059c88ea853a6cd186cc77a3ac987b022b4ec658a563058beb719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28fece2768277f1bab2641f0ef6958f16180bfb3c3b89fb2f34abbef848ab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5]=[.D215];1;0)" office:value-type="float" office:value="1" calcext:value-type="float">
            <text:p>1</text:p>
          </table:table-cell>
          <table:table-cell/>
          <table:table-cell office:value-type="string" calcext:value-type="string">
            <text:p>52a5347fec9f63f1cd9f494d29221e67f540e9dcd1e98b9ea0612773598fbc3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1b611d378658db891e433875cd69f34cbe8179ca013566edd19d0f36acbbe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6]=[.D216];1;0)" office:value-type="float" office:value="1" calcext:value-type="float">
            <text:p>1</text:p>
          </table:table-cell>
          <table:table-cell/>
          <table:table-cell office:value-type="string" calcext:value-type="string">
            <text:p>c27c96caa51436d10cecd0d7cd3885654092316246bb0bf478b0d7742c1861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dabbcf426adc956835ede6a4e8614e56320ffb54f1686322a6e68fbe35ae5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7]=[.D217];1;0)" office:value-type="float" office:value="1" calcext:value-type="float">
            <text:p>1</text:p>
          </table:table-cell>
          <table:table-cell/>
          <table:table-cell office:value-type="string" calcext:value-type="string">
            <text:p>1dc1ebc49fce4d41d941949b6c85b8f05e9a556851c6386585b3f013f0b93c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8b037edc5c5d3ac400dd49818dd9ee03feb634fad3843a6603c45d8ede0641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8]=[.D218];1;0)" office:value-type="float" office:value="1" calcext:value-type="float">
            <text:p>1</text:p>
          </table:table-cell>
          <table:table-cell/>
          <table:table-cell office:value-type="string" calcext:value-type="string">
            <text:p>4aa049140e303dc6c5c3ffe163656949546c2819d684f3ab54f4b205f54990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05664e6f0ceb5039be1ecca833e7d4cbbd3fefb9cb317ad284490977660a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19]=[.D219];1;0)" office:value-type="float" office:value="1" calcext:value-type="float">
            <text:p>1</text:p>
          </table:table-cell>
          <table:table-cell/>
          <table:table-cell office:value-type="string" calcext:value-type="string">
            <text:p>1127a758ee2efe8e76acad87ddb47e172453977412f40b5daf405f8855ea71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89e54e8ab19aefc2d6a9921e98572fb96dd0a19cba5949c0d7534cfe8c211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0]=[.D220];1;0)" office:value-type="float" office:value="1" calcext:value-type="float">
            <text:p>1</text:p>
          </table:table-cell>
          <table:table-cell/>
          <table:table-cell office:value-type="string" calcext:value-type="string">
            <text:p>23b1e7b93f76040e9c65f59ff58c2340c63fb552cc729dea66a0fd50d782a7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0f9c587b71c8fe9c179568770daa9924bc6aa3adfe3befa88f421695d2eff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1]=[.D221];1;0)" office:value-type="float" office:value="1" calcext:value-type="float">
            <text:p>1</text:p>
          </table:table-cell>
          <table:table-cell/>
          <table:table-cell office:value-type="string" calcext:value-type="string">
            <text:p>43d5b8b7b135d0cbffc913d49fc02863c4a43bc09fa853dcfc7e750cfae4f2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2cb3c1e9dc54398414319b6b4b3e2519b37cc792e4f1fb463c27e1d706627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2]=[.D222];1;0)" office:value-type="float" office:value="1" calcext:value-type="float">
            <text:p>1</text:p>
          </table:table-cell>
          <table:table-cell/>
          <table:table-cell office:value-type="string" calcext:value-type="string">
            <text:p>8d97b9a28c77baf243df7f97b3587f6b7c492ce1c4ede671aefd83b0270f0a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e0b94dc9f0475f6ee44b72f5a305ba20bc749dba84cb6fe8117c5a36ea615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3]=[.D223];1;0)" office:value-type="float" office:value="1" calcext:value-type="float">
            <text:p>1</text:p>
          </table:table-cell>
          <table:table-cell/>
          <table:table-cell office:value-type="string" calcext:value-type="string">
            <text:p>53a432f097305614b9b11826762959cdb06a6bc1c1a9295d446e93612881f5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83d2b006c701cb337e8fdbdaaabac6aa5721ab8e3d01ef0add40bf5dd41e0b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4]=[.D224];1;0)" office:value-type="float" office:value="1" calcext:value-type="float">
            <text:p>1</text:p>
          </table:table-cell>
          <table:table-cell/>
          <table:table-cell office:value-type="string" calcext:value-type="string">
            <text:p>0a6ab167023b949dcc5c32e1deedfc4282d67c8871ef133ac40f5c52e6f1b9d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c68b6a6b45ddbe3be369c603ee73e729d8e06cacfd78386d7ad6fe0130ab1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5]=[.D225];1;0)" office:value-type="float" office:value="1" calcext:value-type="float">
            <text:p>1</text:p>
          </table:table-cell>
          <table:table-cell/>
          <table:table-cell office:value-type="string" calcext:value-type="string">
            <text:p>41a2adcf2b2bdf5c39661dacb1a151b3d891c30c363c77aa078a9c1cc16cdf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7c0173c45e561435027ddc2837429cea9105c9e96f8a7a3d3b952f51ab19e3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6]=[.D226];1;0)" office:value-type="float" office:value="1" calcext:value-type="float">
            <text:p>1</text:p>
          </table:table-cell>
          <table:table-cell/>
          <table:table-cell office:value-type="string" calcext:value-type="string">
            <text:p>2eec1530f10cacf9d90c80f991c4552ea61e9498a88fc715f02d26ab639371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51ee07e4faa92e4c61c52a7be861f6dbc71f156b349e8298f4e5db77cb0d6f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7]=[.D227];1;0)" office:value-type="float" office:value="1" calcext:value-type="float">
            <text:p>1</text:p>
          </table:table-cell>
          <table:table-cell/>
          <table:table-cell office:value-type="string" calcext:value-type="string">
            <text:p>4090cffda05e2b751aafceb91fa39758a7abaf2b5763ebb7c5c6d5c7543645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5287e13acc69545a5525db9d6ab0eebfd4ed63369717f3d34a00b435bb8ae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8]=[.D228];1;0)" office:value-type="float" office:value="1" calcext:value-type="float">
            <text:p>1</text:p>
          </table:table-cell>
          <table:table-cell/>
          <table:table-cell office:value-type="string" calcext:value-type="string">
            <text:p>cd9ee8bef6fea62b70a474b2d46430a91f3e9f2fed0bd69041b4a86d4035bb1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e37ca7aa0d88cedca7606e69bcd3cab15fbb0c2dc55d22dbf1dfb5622ad1c0c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29]=[.D229];1;0)" office:value-type="float" office:value="1" calcext:value-type="float">
            <text:p>1</text:p>
          </table:table-cell>
          <table:table-cell/>
          <table:table-cell office:value-type="string" calcext:value-type="string">
            <text:p>b2df3e32df520a375e1337c6d1b81757d1fd79f16b6f345b94f9ee10386666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042fad08109ea194c52427828174616cdf448a354b76c6b642dc97b96fb49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0]=[.D230];1;0)" office:value-type="float" office:value="1" calcext:value-type="float">
            <text:p>1</text:p>
          </table:table-cell>
          <table:table-cell/>
          <table:table-cell office:value-type="string" calcext:value-type="string">
            <text:p>5672cdc282c98ea7f71d79cf27fad2e60fb5f87b0852fba6312055df73ee65e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2760e0dc3d44c39d440570d05052a92d608d14ffc511062635204aa5529526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1]=[.D231];1;0)" office:value-type="float" office:value="1" calcext:value-type="float">
            <text:p>1</text:p>
          </table:table-cell>
          <table:table-cell/>
          <table:table-cell office:value-type="string" calcext:value-type="string">
            <text:p>26d14d90601a46a9d04bd54c4e6302a62dfe6790209868a4fb21a2b8a9ec1b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8a4ed146b15e3ff9191f87ff191f3fbb965fff3ef4c2ade29d25993e450a04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2]=[.D232];1;0)" office:value-type="float" office:value="1" calcext:value-type="float">
            <text:p>1</text:p>
          </table:table-cell>
          <table:table-cell/>
          <table:table-cell office:value-type="string" calcext:value-type="string">
            <text:p>48cf905b80e76e5a46d704a35b32805ae2bb1e1a59b3bb5ac5c9f6cc6a7ae3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fd558a648f4f796bb206ff7bde4f3f6e750825aa2b600255920bdd6965aad2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3]=[.D233];1;0)" office:value-type="float" office:value="1" calcext:value-type="float">
            <text:p>1</text:p>
          </table:table-cell>
          <table:table-cell/>
          <table:table-cell office:value-type="string" calcext:value-type="string">
            <text:p>9c2c59be4d9c6c788d7506dc9692b0e46854c7f2cbe031d2aaed4e31b06c9d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9f4c6237d9d2221e900264a7304a893c5dab6bf24fb53bb4d2d01ee7a24142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4]=[.D234];1;0)" office:value-type="float" office:value="1" calcext:value-type="float">
            <text:p>1</text:p>
          </table:table-cell>
          <table:table-cell/>
          <table:table-cell office:value-type="string" calcext:value-type="string">
            <text:p>97cdac32b31e531a0e47ca072d3a2c74a85d30f2b1a092f3c723fdd4133835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e4a13d655df8f51ec6d4a8bfb8782750869040a8b8952c1fb9fcde66cc4479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5]=[.D235];1;0)" office:value-type="float" office:value="1" calcext:value-type="float">
            <text:p>1</text:p>
          </table:table-cell>
          <table:table-cell/>
          <table:table-cell office:value-type="string" calcext:value-type="string">
            <text:p>5c79329f597881f29ea5ea68e71fcf372f137d5caf90684b5ca8faf28dee84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e4fa8f8838bbc38424d08bb2f127c826abbe5c4e309796d08e6652c911cf7b8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6]=[.D236];1;0)" office:value-type="float" office:value="1" calcext:value-type="float">
            <text:p>1</text:p>
          </table:table-cell>
          <table:table-cell/>
          <table:table-cell office:value-type="string" calcext:value-type="string">
            <text:p>329d7be724a09cacb1695660a5628eb71d812787c1b68fb01e1fceb2bfdea9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6501776d156bc7991b9f99125d942f413311d4e8fdc901123332bf175790d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7]=[.D237];1;0)" office:value-type="float" office:value="1" calcext:value-type="float">
            <text:p>1</text:p>
          </table:table-cell>
          <table:table-cell/>
          <table:table-cell office:value-type="string" calcext:value-type="string">
            <text:p>35c2a7bc4295bef2de6665669c7872c25cc6613c8b1e3537b5d4ef68cecebd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7b83a2939b63102a141d3db8bf1f0fd01e622add3b89dcc4b822b79d43ab17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8]=[.D238];1;0)" office:value-type="float" office:value="1" calcext:value-type="float">
            <text:p>1</text:p>
          </table:table-cell>
          <table:table-cell/>
          <table:table-cell office:value-type="string" calcext:value-type="string">
            <text:p>0036cdb6692ae0aca957f957a1ba5d4afe247c6396fc26452c8513eee336dd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05d68af5fea251dba0e3bfa3cb295f76708b6b468d2729908dd986589c4a8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39]=[.D239];1;0)" office:value-type="float" office:value="1" calcext:value-type="float">
            <text:p>1</text:p>
          </table:table-cell>
          <table:table-cell/>
          <table:table-cell office:value-type="string" calcext:value-type="string">
            <text:p>8737e25e5fc40a420f227e28ec96ca9da746e583116493d7df58f64781538a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da11fa683d103e559360ff57ba5884628ee2ffc26b7f489b0f487e4a6b6ffa</text:p>
          </table:table-cell>
          <table:table-cell office:value-type="string" calcext:value-type="string">
            <text:p>Investigation complete; no suspect identified</text:p>
          </table:table-cell>
          <table:table-cell table:formula="of:=VLOOKUP([.A$1:.A$1048576];[.G$1:.H$1048576];2;0)" office:value-type="string" office:string-value="Investigation complete; no suspect identified" calcext:value-type="string">
            <text:p>Investigation complete; no suspect identified</text:p>
          </table:table-cell>
          <table:table-cell office:value-type="string" calcext:value-type="string">
            <text:p>Investigation complete; no suspect identified</text:p>
          </table:table-cell>
          <table:table-cell table:formula="of:=IF([.B240]=[.D240];1;0)" office:value-type="float" office:value="1" calcext:value-type="float">
            <text:p>1</text:p>
          </table:table-cell>
          <table:table-cell/>
          <table:table-cell office:value-type="string" calcext:value-type="string">
            <text:p>01373df71f2121bdc6685ac3e1b9775251871ebef2f50f15449bac0d202d36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6c0883da7eeda56b1884ff0004caeafde8a98ccbeb1c5910b4c9060e3f31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92f99cd794530c5d37666c4c56795d804383290a0072ba3023d23b381e0f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42fb9f3a2cfad822ccb3552b5953bb012056b17bbf46757c013d4a44510e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2b2cb51ad5ef855e9113391b4a102eeea5369d21aec5d2396e7925a6b17a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8d2dda5481132584b15ab18961413bcfa218809eec9b29e08c8e32ecf046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e3aeef1274deedb0cc684d3c80ace83be5338f1541309e22bc7a3922785d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73fc79d2466c7a10d26f79dbb47c8216e64173bdd34d2ccfa442df00deb6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af87c4d65bd47bd6697bcfdb23046d6af8079819a7e301f60bd29fbabc39e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2400f7d82c0864ccc426aa10ae7165e1a3464425d8904369fcc1eaf211e3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da825a6c91731d36e66d6db65c61023af445e42cd44e80b53250829d875f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122e2814d52b5f05ca888c870fccd671d45978c1cfda0489075a0efad5493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76b083ecfddfc6dbd050c8e3bbbaf7952af5adbba7e5b9a9c9e7e7ae0b4c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0d7b8291ac0a4c02fe72c1565b3272622b6445c4d4b018bbb2b73d83c426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f4d2f72126057122ba66ad5ad0edc8d952181da37259976e09bed80bf262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c078dbb404b85c18f7f301408593a17fedf01a4fc61f87f43b31cd8d77250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63ddb250adbe07766dba238f8ad88761f12f56187f27cd74d4aa5a2151d71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6472f7c6252ae73737b2695f1021e30cf03169808558ecf02b120faff8dd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1b4e414c9e173b7b075cd52527c9dd66a2707e093496cd77f34af9a7a2c7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ac39338d7961cc56bc93ece5ed9a412b37828cbdc86a3293a089d656aa7c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4b8a22eba7ee7924a8dcb34a3698e733cd59ebf32441310da429dff957f0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193d5b60dcb0c7c5b9a0736a7534bcaa1e1e48af01674af5e9fbc9bd013c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9f5e4627a050dd391b10db55b4ca603d1794d2a7511194ca6444616c1c91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6da202baa733c95f09ddffd1275b7e2e1ce6b248f881d47f3c334d63a0e1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00815dd5dd4def97f8d0128a7a5d759386174e5914675e22a90568f1d8b0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8656815bc97917915b20ab3b3260f9c86dcaddc19af81da5be231458217a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dbd57e0417151b23137467d3fba84c2de921fdb6189eb1e94f2a186a26ed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dd7804aff1cefec7947b15f002d1241985e9cd60d24e4b2b64b6ca4778033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e4cd7b6a1656ba662c41e621617b86482b51d1c934791010a8ee04d42dd7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7f380ca03d45bc41704bc12899636f6fc9478fa97966063baa2f75538bd40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643bed8ba4aa1a4e8c702924f122152ee10467ee2ade04e16aaa6aaeb7e7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c48077afb37231015ffda7d2bc76418b3259d7ee17f8e949ad9fb5ccdf08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775797c4288f09170ce1ae2a2b8de5d824e014fabf236b0127779fdd575b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8ba3ae16b3f0c10d3799423639b7eafdce011fa7795553dc0fa2ff83ff6f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2f2846f41ef448aabdbac72b2abbac354da4e0d7558be3285665832629cd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e08fa2fca78ba0fa92f5630639adf540c7fd0300d9195ebd05f80378728d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fe52dd86e87e0fa119d3511f96b54fbcf7ab655a8879e135633eb7f59fd6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b32edf30df521feb31566c1af08fbf578aa72ec159f95b212b3dc605658c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1934e7fe192a0412a73a054a4cedf20d8708411270e2ede4bf929c882c95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9a124be95ebec38778e34348cebfad8a0239339a47b99b253dbae0b31537f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10c86f20fb8e15b04a33bbbd39cdde2e7a7b71a5c9f596ad93809a4c0a7be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cf173799783ccd83350ac353bb52066a19d3f679c5ab0a3913acc50393a65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79f07100784de19021340f13b1af8b38f858e5669a8ef4cbc812e07f1bff5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6eba29e5f033fc7ddfd2ecca7165d37695fa4e79c4b003046b4495348f92a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9bdfdc606b44ec43838e4dfd54fdaf7f0d4b33861417cc91e66877debcba9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360e6a3cbccea4e2ce626c5ebfacbf1c7c73dcc98c9f4642ed3d9d0f6c2f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517f8c43bad6b7a8b9f072dc21621b5f108154e31def70648dd912e6f510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b4b3a3742effe6917e9c545873440e33c15c3a4d6eddd0ddfadfa0e18e293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3318bfc90ddd5c84215ccb1668dd4a22c048d6013bd78f914442b7d2352e1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6ae7415049156080dc948669bac89001ea339c85633d1480b0f2703c5b49c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fbc13395225ad1e2a978bce1c93b9bc6bf9993c390257872a6c86cb405e80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e79763e0fdac1d37232022d0b0e3a7ad9c050d1666d59001b507dcd143479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dbcfcaa6cb60421dbfbac513b628bd276204e1e8fca73e1f0593acc757407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1adc1ad588c39869644915ad075c0354894eb0b7d9e698f0ac93a29c16b7b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ae891249075aabf07ed5cfe4e56c0f14c5a840055f354e1ce445878f30bcf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910e47123b2ff9c1cadfbe778ba118c6d608b95d337715ee546d4ee58cfd0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8ebf69754de4854774566c80a69c5f603d24fda12e296942f4dc660fea516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fa6133099f12fd08b3dc8e76ec246fa5b071994682bd057943a67c0c106a6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5bbb5a87dcfd5d5ed5267cdf42a78f715234e5d28ba863323932b2533dd5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c928f2f6d36604977a3d7e8b692e980ee07a0400eb862df3d192ba8aedb98f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cb886e6e0cbe022bde5f22dc0716fecfb8ccae815f66ae99b4bdffca1d77e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a9c5b003e2bbbc499b44e853d996b69e9726fdde6f47ae4bc40da55882280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5283a57eb2b4751ec10178fe7c9b56a9c98118ed91921938ea92b73e50a5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536c2a3d59616b4e319837028389ab1fa5f7e8f0f210611d4937eae415461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78c697f88acb242ecb4f8539262d4e6b3a65fc86a609a65d32981ba1f0b9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f501da41a16710e740760b11f74460b66e435a86e802456fd92c36bcf1c42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170fc981389cb492497af371e29a90c4e8a58c2394479d0cc65d027a3411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9011ce770be5867004f98d02a8298550ec59ffaf570c2cef7cfbc05159d30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52df1999d252ce789431cd830b2d591be15ab3f3cc333bf48e4f03a16bfff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639d520ab901f8fea6675d66ca8b3bd64e3f4a14b05ad78a27dc764457e4e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e4d62d73c27285557a4f16217b1bc4d836ee90e9031b7667ae92769404ea0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4672d5c52530d2be59cc71445724fbfbdcd6a6fb6819f290fd3be20c919d7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f7a80291faf79021f56c19da2ab45439c7715dd30c7fd5a8ba1d20cb6de67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9edc244d18d806b84ed0c9d9f4280948a350ec6413bc464ce25f583f7816e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dc19b178eae5bd66d23ea8f7cfb6228ab19d704456da9bd46468305fa2e4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5705c8db45cec25108cd45547ffbdd7c7533e8677bb7aabb43a40a910aa4f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f26ebc10afa6dde8ab4101c2f52b49318de850f8f4757113b3f3fc05b1dd6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6778a0bd0d08664a63234c59788088447e263d9cf3b6af3a69008a9a52aa7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ea7eae9f80d579e567ba03fb2e01524a54ff4b777a5140609efd154f1945b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d9f783392d628636446f6a0ad8feec5807d98b98a05b8d7806a922148226a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d3ebbc932d17b2cd02c6ebdcf455f791aeca3d685508414e586236dc18184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d3582b4216a9c2874b290b57421e8b653e387f6475374e8e302ba8e5ddde5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b6fb74af88dea30d7de82b35e436f52efef93df611b1f2a29e6044464d0ed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744c786509b1f46dae32fe0dc426929483fc1947ba633b6d2059638adc968a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dd9aff97add325800f8351e7aceb142ba70027f36e87dd5583140cebc8a745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28cf3aa5932a4e76812ba419285bb559883110749fb40375a856ee1653ddf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8939ec6269854654e29fda2303838c4787b7e22bfdc9393ffce627a5931f1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bcd332f7d1a8177370f5f3127dd717fad71d795b9f986244ae2a989702440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bfee2df29a1d36809eed111c471509ff4b2b388d7e02d45c89249c0718796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d0e19129e48d27815ba7379e18176ab31b325861542a849886bc10169066b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8ef15924fb848b2cde1c77e5eed5675fa595185a59ced31c80d49896b329e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147ab09071d1a3a9fb52ea09c661bcfbc7371087d342b321c3ff9c8498101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96596db9f9e38dc146d2079f42309a67f5e0a955754fd2d613a90c44aa894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6d90aa00c2255529c726a1376decf7051ce26dda24f2b26420047e3e27f4f8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f0ef0983bb4905496230526c3e50617d5a274bb68aa2740d9b17e3912e1ae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85d018320f2e4c84ec5f63085ff4be56e5ac78a5d9b2ca14d8e431a1e3320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4aaa33d362952ab9ee0cdd52d133d5a122de587300a8d815044fbaf934eb7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19f4d22e66c2ca09fc9011e0063d53170ad410431ab8623f7ab18f252179a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c0f91ec297ba9abba559984b4a9194fe5a7bd8956584c301df9e18d2dcb3f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e9203d98847361e04635b9c1dcfe68ae3c56741b84f4b32b3bc9e9c20966e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e9203d98847361e04635b9c1dcfe68ae3c56741b84f4b32b3bc9e9c20966e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92bc9e683a93c62993f064d4f163c059eefffe4c04af4b07fbf9b48e84f54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91de4310da26b091371ce3c0f797f660dd76761dcd3afd0a984f02346ec8b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5bb93b8ca520aeaf37554dd5fea763328f939c3573662f986b358dd598b10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589a9d3cb2c2ebe47bc50b2ef904abd98e1075b6abe7330b60f117c0989f1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bc49c121d65e5166d9c128cf6b270b021275682cd55ef6de767e9b046973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60b7674ce82ee4205fb9731562e18df7898423cf6e1dc7018c8aa02f65bbd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b00115bf8a56230bbe43c291a0742f833037266f9d72a871792f93b16257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ac90ed6e804f2d13fd98da5d5cb27001bfe6dc7a437e0ad0c4c311f530ee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bb8792bea8825870e92240a26c54a012fe0fe69c3a4c04416ad46ec39ff5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1fdf14c12fc71d7af882c69e8ae3c2a997a31cb016baf196a4f70032e4a8d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2f2042af291ccb1040a812bb8877736b9929deb4208f882ace6683c54d24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9b8ebb51482b4aba70dbf5263d30302ea97d366107e5f96caecf1bedfd55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1f0f1291f3c4cb9f956e6702ed5ed971747ccab4e0db75662d4983cb0ac4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bddb3290c22ca3c43f76708ed710066a56a7eeef5428519967d0d01cc537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d208bcffb49800f063357ce1d08aa24e4aadda9510856a83000b94fb36ed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548e0f65bce23d22d6c6b808c8e806f48e2d30f75698407c97ab749bddce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6bed620e0fa4777a0dc00ab26d59293ec51ba2dbe0325e6100680d8ac7d9d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43cc20491382e668391b2488e1a131481cdadb1bec27ba68f6bf2d33bd52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b837b6b039cf5ea407c49c5fb0682123e123da1cd79a0463c4d7f48e9680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addb2c56f748a3c661cc48ddc5b3e75690c0b0be08d4d861145ddfed421c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70260ba69084ad5eea56652e58006f9758ae54e2197319876acb52fcaaac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954812469a10a84cb9a89d338ee61a9e1ae09ac51661eeb294106f17b944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726c92ec7de35d9a076fc7eb51d999984e3de62563c94f545e87b6896821a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c9f20f40746864db2583ad084c5a7157ff5906f2d2e751ff7a6ceaaff145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b0c6dfe07a7a31f0ed672bc3d0e2120834570d4eae56d1b875cfe8b840ad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1c99bdb041d82107ce60888afa74802a1bbb08b7747f9183ee0faba8c11f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c7300b1cbf90411f8b5ff1700e7b4b1f0b751392b798f6895a5b0572063a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b7671f455845710771fcb7b619c9f858a8293cd0e29485f05644187de97f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96d3b74f159ab973d6c7dc5e7c41f2468a6ae1e02202b84219a9d2878e3f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92069bc61e35aa09f2886359a58092b9b02a2eec1d507f2c3db967d44507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2738e30071d975b33668eaca93dc06833d62bf7ba56edfcc255396d88c15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04ea598c79edabbe329244a7076f2d3eab15676edeee0f3b0bf1a836b0d7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9d67f0106e1d20e2831e18c87717e348d73c44c1684fc80e998d8b78615b3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5b1899d0d41e8b2a2f2dd9c37df3db4a6e73b3ef4ce8dba7956e26486357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ef2276447d58fb790618bc65c0e508e9d61e0061d3925d8a95841e01b6a8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bf1a971dfd4b5b238a62137b535f544145897c199b74b903d93ba20be73e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9d80f26b78125e9f9386a0f0cf82582fe1059a991d0e62b85ba812f20dae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b5710b3e4a98cf7bb9f0ba5dfe732aa3062ffc77653352f7e21e5935dd6b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9079c8a04ffbd37af719c29d6d4b5fbdeebf3ef82da055005cd4014d91cb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9b257b31e2e30eebb118819847f672b2452f75c27d63ddf96d1c59a75857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9747c5c4727c1a9ece898057261cf9e6eeffdcc1f841fd2d00669a086bcf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7ead17e61940801efb0315245107158d36e063e83d1ccdf3c72281f33537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59255a3fec84e47eae1a51b8cfb9ffecb340ae09d23a10486a19511a57ce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4e1f9aa2f3d5311f43d33750c30a248fb72b759e291433487dc21d67002c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66fec5cdc8f8b8286378fb07b2f46bc2e37ec8767640ae91807a78bc13f4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d1d5cdb3c0d4d1b4f629ff2a05b848c140438cb2aea9b45520c689f394a1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aeab30142f4c9b1aa208cd5ef723cbf378787d0716e58333aab24e2249cd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55362371cd877cbdb7e5f83b10803eea6a58a6392ffd1a94d622aaa3f30d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d7bf72c1d5c9597a88c0ab3aaa92977871c3fd5503919c47f64422801b94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f823ff31de2bd6bb16cfca927f5462fb3083daa085cdc960d62bdd58b06a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3c14b035a9f1e53b380c5b996b7056ca4d6c8565d218e177b8926e1c21ac5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5d33b45a5b5b5cf26e0a5884748feb72089044aede9b1d65fa6b9da3dbf00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a6685cc1cb72c9783e523f791740a03337be32b652a6fbf5dc95ccb070b1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b139b9fcf1fffb12d39c143d3aefadb56dece19d7c142d2e22bc482c7fb6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c7c4f353f783d4fe917d576cd5af811447c9020c05a3c1c76b1c47b2e2dc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e50ec9beb622104483de9524c01f46989605a1953e8449b86ab594f4e8d52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e8e6d95324b14622883d41baab4bd7f6651d73a1833ca68d5db987f035e2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8d1f8f136d41b455050022c8f6a4fce508931bbfd594e22c02e31309c8e5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8dfc2fb46fb0f6e342011e7046cd0543ae93a74d4d289bd0288431ea0d14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c7aa00b98b9adb4796af86c1565bd7b1337c198ad831b52d6c91d2b3a5b9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533238a167939fe1aa4612785dff118651c9b17305f6a4d13d8a64abfd34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b47c13289060efe91567e8735af988f31fff3e4dd61df8e9ae60e82c89aa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9c05630c7fbb2ff429aefbf500ee622ff9c4e3ef60986cad4db92cca1f8a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29a392831abb1c3c962f3f2274e80323a5b9d7059c3d21a401c1a6d1a049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d221d8dc3bbfbbef91a452e2cd10fa38a8b6bb0e0efa241cc3b886680a0f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3b73875738b1de4daaf53cd94cb52dd447b4f344302d2e67e4e238d5e1de0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4495322ec8829401ff7e319283c6b56938177975073c0fa1e1bdfd4d490e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c63aad984cba34fd9042090826561e99ae934207e20abd7406a7c37dbad0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7ba066f7ca5aa013802a87431aa87aa25ea970c2ebf40045ff7f0963d615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7dafb018a0497be889377b9f14e3bcf3f049fbced2118cdbccc7b835373c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f65a46b024827bfb6254f70163a36c4fd04135b6390d7784b290bad692ce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9b580e2e55be8e47a47ea97ea6a5babeb9b6e54031f6b7e0a3d5c48dab10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e1d71afff47c3b08cc00e7fad402b415b580caaef4a1fc2b5dfb76975ca1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98f5eea42465cbf33775c09b874592037f06d4bfccb12f432042ae8d15b6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b61349c4f881cb3359b22df7a256c8df99bed9b5aa0977cfe60aae99cc6d1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740fc3a20485e6484dc2254e4d73b412338fb5bf96e52f6596941a881ba7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6732a16a72c4d634752f8e3029d036e1e4532fb571929713729823e2c370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2efa74720894affe0d9a65d0d8f4e2ef5ab7216da34a69f7f6d0e2189dd1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e789b7ce40d9bf3e339187554021948e74298aa0e6aa32dd5701a11f9c7e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fa32190897b044ec7327b75bc8551baca917d86281118e7f8452ce0a6eaad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d0188d308722c03c6cbbe6a6244f4f1bf0f0b8eca6ceb7b2309ef8b80487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731c8f4ad4a5ba7014906f35b378fc6a698da2127d337b3e131a989ce1d4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29dac38c581c5f70e1d807d7062c7a20e4b2bef7fd4d469c1438711544d57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82ae9cb6d075612f6361caa260d99d5cee7877b543c83cf8d3e797ef3435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c7bd9428defc59bee7920e5cde6a857697719bc22672714524bca173c974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c424954730d8f293a0761ece78b496a6d48c23417bf4692686555ad9f132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9c6d9cb17f8d63180c1f2ff52e349e0c1fe6df7aa8b0ffa00d4414f6c435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446db12b0808162950ce1cd9f59663d04ca25e6604fe1904d42edbd04a35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9b7f083de7a05f53829f460402d9bda1a60ff1e3847b7df395e1df819d51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eabc648ef943fb2a88ef5e5aa1b38807a7979b0ffa3cf1a9cbbf32555a00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77a4fa95db93e3352093e9d64d0c7af03450fc96265ede6d47a67e3391c9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0ce5c225a7084d92d201e727673069240c1a1434a5f0cc09a8383dbc8ce2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4ac87b813d2db8b42a808a4dbb0001b247c4e107cfae30341d9ceda3b1340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117d49f2584b1653933d9b80acbaa9bd425c692ee7b6558f62b68bfa51420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c5291468668b15310a13017952b6c25723c31c0b32895450a8cc36b8815c2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18a689a5c347af1006feea0635d02b643f315694de8814cc2977070936405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2a860e68e886666550fedf951a1970331af51d7f5b3584931ca5e516864b9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60b28e06df876a2f53f32fea9faa2b7d941b24b856830a182307e222da55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c1e8413dd985d878127ce8168b4d4b8a28ecf65e7a8ac40b002c949dc6626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e1d92c9bf51a286e2c63b295b749c2d010d158fa68706de1443cca0f3ab4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79d6b311696faec56472769e5fe4c8fa22f8c491b2cd3146f53f48aa2d8e3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eb2e05c8da6d664648d08321bb60fdaf77d227d71cb9fb2deb3522c349846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5e1c3affd7e91dd6528fad51b01ebbb3cff48a49dd6ee2f659e0aa9cee76e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65697d6ef7812d53856d828cbbb8ac8ebe8eb845db47b7a8739ce869db84a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3c2c69b1781bc39206052829ed39ec99a80ee82e9319a5182991f0c51ea49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79c356a98ce0d5fbabdbb62eaea7f516f5d5fd384ae8c8fb559d3e1e38968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cf07e3569a44ae25e989ec2b7871b5601112e5de1b9bb4f779a5bc5b44ed3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6d31a0924be08b8f6d9543e20464e81b2fcb8bed785dbeb5b504d9d4a472e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c81966a6a1b5e52f0d4695bf52ef01aeb85cd219e09389395cc6feeff31b4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745f39b4763d38e635b27714d7d9ebc2ca8452e2c6c313fadb21c8cf6ef43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c81966a6a1b5e52f0d4695bf52ef01aeb85cd219e09389395cc6feeff31b4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a4a973a7f0076700ece0b51922918766782573ed87bb1658c49d5caacbff6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aebab46b8192a28654c30c77574b5f94d002126e212abef22ef4c824853a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551f1ffc59dfcb9163b97682cfc3974ac40ac9fb06f1b43fe463b562af08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8d022b32333208002f153e8e96691d757a0d3cfbe45c0c921b7c90fe78201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c41d4ca28eabb6d1f2d5edd88a6375b05a083a9483354c68c8891b9b006f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7f3bd97e9ef24f141e3d3c8b6bcc1dc43c7f1f15266d0463a1c9a1414ed6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82495b588139ae1bfd5d778dc5559e53afd101c2864e489047af97447e73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d06e7c8d6ec66bca4a77ab4b6506403a9b9fda7eaf60d673642c630c791c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97f7631dc8b64a70b38668ccf707193bcbaabcde9e33c4a22c30746cf6f0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83d2b006c701cb337e8fdbdaaabac6aa5721ab8e3d01ef0add40bf5dd41e0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f7168aa6416d70117159e18d5af3bfeea13a436083055b2488433151fde2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94be539cfc68b2d975c4c6f51c4239800e622adaf1183f02fb35f813942c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48bd8078c4fe442cbfcf8093b2223ac571984e59b883621ee6c465f4ab29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cfa6dc68a339a82c837b57c04a91417c4bbd2fa7da3e2125ecd3ebd883796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5daca74a9a686f68ba558e06c21f5dcb606f17d7512e0abb11dd9f32a2ce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b1e10c083cd752f1828f965f5ef8b6b16e11bfeb8d0ca1941cebaa5ca337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976def99d0b728de3e58901c38624ee4a312e15e51fa72003a39a0a91dc27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c8f762aac2902d7bcbe60e7ed2edb0a84f0923e0a7aa78559dcb5ed6315d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2cb6d756402102493f48ed26eb2f5e29f647dac8699f2f03385b34087232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9e62e1c53af7e9e6a62293c9cb5d436690f51f68f04d38bc1012a5f13689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d34a11248278dab52058a1e4113f028c714473d43bd95638aed982df4664d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ac9add956175fe3fe7e2134b66e5aaef2f2365a5de6095f5c4f593c9ba93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6d927c7ab5b059828dcae5fd8724dcc98788e811240845da60bd205cde02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3e96dca47ec7b7b3dcbb45a61eb50de703621fa3201b2200a9d2454cbea0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f7e698e80b8109bba72bf1625aaa72298c91202fbc8ecb122b250b110973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2e6d31a8559a4b3d6a07668854698a105bc1bef9ca51f1941a1c4232e088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fb912f914e1c6aa30e44f7198c1863d2c1ced94d57a031111330043bcdab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c1632ac0f8f1cf292e57fec10b09d6f549b55bbd7effb595ac46779dfd80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8f84ed9e15417d534cead2cfd3d692751b30491ea06b9208eabbc7fde13c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e1e6327e41fad7c65dfdfb84336fa9ba2aeb81743445b3c93d8e6c1d9247b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68c5d533e6a69581ceb598e7512c762fbda46ea6a431e3db45b32e88aec1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0d266158517a83fbd10ecbd7b6c13e6f9c7b03f7a994ef5a582a028361a7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fbe15b96d4974bc92ce8f10c032e4e67a51028351cc9af07fb3ba9a0d7f3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1d9a66992f4475534801e4b327a7fc36eeb20dfc18a438bf0ba4530b622b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ffe46b099ca3a6aa0bbe7dc81fb1d2c8c5d468964b4e659af1ce26716546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cef169e1569416460df9fda835f1897ae5c8035c69f152f51f867735237a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02f468dd2ca6804b0841300d7773d1a9a14c40c3ff36914d3a79deb884f7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96531864c48068a06390cc25ebb5f07994deda1f31e7f2c32f82c867cd12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25eddcfeacc44bd4338318df93f5168f70ffc060fab06ba1a5217d15951f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12a4eeb8d61b36a89d463297803881f024f2952f1b260200d215a8e173b3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6688c870c0843e1e091c08e009de20f1c9c86eda7ea2ffe2a2b945b1b246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7ad6293cbb7d75b96527488bd0a58b64c5e23388a304505d24afbbe91bb8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435f22f227f3a0e50ed43d06c55ceb89067ccb64760d2e1bfccb0347ca26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b331bb7fb8478121faceabcaa7ca8e1935043f7b21f38074bad45637c39f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1ca50a7c212d5d1be46e520d6d68f1f81b58147a1a6c77e174030b32f06c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8c369b80787fbc59e3b70f1492eb4f6d57e2989271e41420a15577ed5eef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e95cbab6c3a57fdadf40221f8ce50578f2e9cf75d399cb8e8b174233ce752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4fa8f8838bbc38424d08bb2f127c826abbe5c4e309796d08e6652c911cf7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103bbadd1a66c468ba573336ae447b27bd1d4ed9eebb4f815df2b268d42b5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591140a78119809fb886c99791cfe70f273423cc0b650ce19b03fa844845d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3e8b3702f2f04506fa84ae20aee96211415a1ab96091dfef78c63a678edc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6a8dcdf1b124175a73430eb5b83439dde3877f91516569b6b5f3cde044ca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d055c16f20200145b9f0e8a6b85eecf3f8887ed75de99aeee42f1e6cd7a75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1e4081c7e3f6a753f2cb6b4e3ebf57b17d3b5f8a04a99c5d96c5a056929c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3da8be088847011fcbbfe73a4778e437ca0b00e93d3924a98d4bc395f3e4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3fa19e2a101785cfdd722a5bbcef4d38e84f45871c2433fda75431f78b1e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082690c1db0f70a354c6af544b9e477903a2a413395bdee4700936f74512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b8ea7cd45807c9b4557d11139867ecf3c5d7b6a67189ec495af8dfc49872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d977b27233aa05379afbf3c84d0276717089b6bdfb18bb138300f1febf1e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bd4f3418b50061b656306511afb9aef4f3c0aab19afeb50151b226e8234ac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9a646dca1c557cd08e3060e1e9649c1544a4646510d47c05f32284ee707b4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9983b9922a237a0c2a73396de38776ee9b72f70fd99f7934554ef331c38d0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a7067d5fc65317b677569378fed8359914e83118ee96a18e7c4a5d2119cb5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279c3003c88f34c19bc7170ee2a2bb7d256a28a7030b93997429f2af3c3d6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1c16659145330d66ee639b715ebc36ebcb0615b23688745975d8dc9b08a9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bb478fbd8cf0ac0938e3e0fce90f3ecf37b013b6c0f16fd71975870f473f3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c2b904069545f5518f60ca31b2274d4cdacf14674b18858cb7dd13831e952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bd9dc6d0962187c4ef45ca251765ee78d01ac1bff6d3618458f96c0a16b3f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887e4ffa762b05b015e3921dd2f1a8625c6f297be4b821857420ee05363b6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86f5441c19a36f8da74e9043455b785341bad42343f841a99f85545185247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3e80cd5acf1f3cf0ef2cf86610ef73093bf2a14f0ae647c8f781013e1a881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ae4f6b68a33bb9b662fc8007b82a18136cbae64085aa3296b699e790950d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938c28901eded9979b50e457a5c5ee50e9412d29ac66334dd5d4a8324c955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bf3889d893ad956ad89702d35ad7fb9ed2d6849f6d8190bc1ca3d5799565a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900b0ffaa5e1bbc910b0e226dc88d2a38eeffa837b58e234374d58bede3ef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a4acaaa93a8f6254d2cff7c52e0329f4462b56fed8ef37fbe76be4ceb9f09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84bd40d28e7d36d0fe863c40a3bfba86d0d0d29ebdfeea39625006efdf862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9a87073aa213a60b7a9aa53a9be762fb1a25cd69a51b1032a319c8ddd544f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a31371a089cd46d0c5401c7db1af613848bfd40e4a764f0d1ad150aacdfc0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2d03ac50ba272d2b4f28d89e4240ac93294acdb749409da27b7416251fd99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439f9173dbcf170b2f4f462f7b02d0b5a65c597ebebd0bcd5c73537924e8c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cc791e9ec3a0669d50ae5d4f4bde305719eb6f708060c67073bfafa4fb064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74cad9da562c2c6e51ec7a075f007f2a5b3c5bb1fac8b1df27e91743f6066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44f3b7998527120f5f748135baf74425c2de10b60c1196561d6549473ab9f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d0d2b64eed00d4aa00cb7e453ac9e96b371e96b67d417ec90d4d1d789d718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d45ccd8b517d2aa3e1ab20972445bee0053347be86ce0da223e9d18da6dcd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dba7462aff998cbc1af5a564b158f8fe4912ea6e046d83462de17464314a5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3af3b0425e5c8560fd0ee34c9d196b58e673f18c04be2d0deed7f886c4410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e15ab59c426f3875a7eef25e1b41a1cbcf5f5884ff49de5b53428bc361a17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9133147b8bb3237f9da6bba6cf355b5bd45188b39d6eba08aa857944f0ec7e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d5957b5a212b81d465cd55b8f14263532c00f664799c893df345a4cbbea1e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8ecb96de44f4bec90fe0f2775fb29743de084eca18eb6529c261c360bb86fe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1d2f86357b08fb039a70b98af362edd44bb4e2b6a7c04dbcd5a66c825c1747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331c3e0d479064d98ffe9853c2fb335f05f069365a78ff3960003bd0bfc762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b99da6e10f4da689e7a73546a954649dfc09259f41ff8d2253f9f0b54cc8ca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7d234e2207abf42f2a22e5870b0be4f90e5ed1a0b21d5179204b88287133c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802004bcfec31037456718297de10165ae8121e48733e08573fb6870fe05f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7346a2bc3973135edd7381103221f5ceaf60b72533fb39f12effc230cb6f3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69f459d58f004875b320f238e601f711cc66af500130e0d15a18efa83d24e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c98bbdd67cbe7a296ce9caf5b02a06d4519283c996e6507148e0cfa7d0d9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19fe3fb4f54e6798596a5ab03fac393caeb8915f773e5c67b81583f21aba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b5aa1dc7cf3faf5d0e3df0e3a9c1dd4f0f39361c249c5f0fe84bc9b2818f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d21303ded84668bf529966f8757d4bbc00d7bc3644487ab286c046c8fd88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81077555c43d96117a9e172e09d815bf68f1a36a0fd6c90cb87534ed522f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7c5a2f39eb27c3bfbec232e93d2b8469e35b5f55ee711a74d19348eb42b1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9240d1016aa6fed06d4d2b336166c4aabd22f89368928238bee081ad4279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c28ae613e16e26725c954d3113e9319d469069490c4b18f7e8a3cec22373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6fdb13d874a6533f5b8e8879497955544b423077b6ed68967c16c4212538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da3822f5d8f4d9d94a5bbc681b0935ab4f7dd17e07c90e2c1206d6957e7a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8d3f6526356e178f7455293587e126b2e623b202254cc45289f867075597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5ff90ce1af2627a34906a949d603206b49692436ca09d98858e89c7358f2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92bc73728efd3303e97305feb151691951a18243025162445dec3e3af410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85cf76d8b2c4d7ba0b158449c7882005391b3729ca66839d26d5dece0ea29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e44ae155f1be07b25214f94996eb75e6e7c93a0ca3c1e9002568cadacf92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c394077d6673f0d29ca0b592dcd527c9642ad4ddb7b8591f56788adeff94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44e035907ed1c9059cb9da281b9137639c38f8c11d8c9882238755bb612d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8a5306e666f6d1befae2cb6fb33d94304e1c0740a44fe919f5a3f9854637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7d53787571204f688a8396aa27f527822d10f5cfa870d157c01875b09a4f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c58173631d565f7f8fd2d5ca7530598712cc4135ea4f938a38093fe006319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fe5a2bf1653aec49316254feabaac288ec1e6dd014293850699e4239a533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f3ea70cef3b70855218775779bce37363cb90c1e41c4396b6ef88095b7f0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2020b7415b5b52b78e28bf4121eb16fba78dea13080ee90ba4733f8ae8d1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8dbfd8e1eaf6b69ac288a375c2c5a4f3e792aae47e5d24f01964c222f103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5ae80b27488c190ec1745e6ba8bd98c1570d2a9df285c350eac101159180d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de4421be25396ad4962b00ebd405bd2f94556510dbf0be19f93973886d88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44db8c0e99975230e8697f149f45bea15c311f4a727fb6197bb1144609191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6bcd6a58b53213a987f685a99163325190b491a196286dc447735859e847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7558d5dad426e80e3b499c7576d84a17a0e065dcf057f12bed999bb7e85a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2f15c8ef6c4a997a6383ebbe936c0a383456e698e277dc7240c1b09bfb80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1750118fa499d0cf5af5a5172dbc1559617e3b68a76f23da7480729325b7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47820be30f7829aebfbb229e0b5c74d016f0f6f60e6ad64eb77de2e3a1d8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39619c757c916809f4c42309cf6cf889f4a886e1f72ec26dd4e525136798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936171c59b3ae4a1e992f0f855f13feb75290e22e4383cbfe29fb560831e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df4dd33aee6b0183f0a3e07cbd8672b56d555b03bc03b51c23307e0736b6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cde4d6b04c57a174806df8c3d0e5defbac344623a5597a6b0c12900e5d76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ea1ba838c5ea97f29bd5712568cafdeeb444fc6866e461c6b2a8931ab646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5738e12847e6822b5d7357d1d7d500d5cb9d3d10ed3ff214273137394333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cbbf49798de5c0722aeca070813dcfba6bb0948d414726688adb83feb1c9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59ed5cba8527bcbe84f303c58a9837886a8dfbe336ba575dfe29984aa020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8b13afa6f1279c702be6efa7c00ccbf06ccb652baf5cbdd23a092007f370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372cb6fe5af250f65d2bfec92a3d996e56911d63838b33fde114dcaf5705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17cb8c1e8d429bf0d19861d22bb8e480c9a25abc2ae0e09ad507c6dc1358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0fe15465c478d1454ae0c93bae2217bcafce3867deabb14c3faaf3194d49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9bdfc551901e822904aa78ab71d7168b007e9bd3d9014af55a326b26f45a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00c99c5c30112df0c64442ba05e07d6ca6b5753c97214a53ecf6818fceb2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235233efc2f6e2ffa7c051b054b051eda90da42c7cb8821f9e49018e9201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b7704576af3d74c23887b704ee81305840194cfc71f36785336109d930f5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b85473a172aaf271871d7ebc76d5558a2f9dec10eab96b6c6ca42f5a00fd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af37c5a7bb7265e703c6ccc288fb9f0498d244cb80d57ef73e0d2c0e7a6c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a7ed173fc1fa90f6d95eccdde8467b24f47e40b19492072d6adb4ad34ddb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5168d05e1cd2b610a3fded55e30bbbdbf4398f10a40ae0be5ceed41a9206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1655ec81c8eb8e568e1fd9e7288c6a3c90c86ee7b2994c2660f1ca535cd7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fc8153d21ce533c7b1eb30fa4c9fd2022514b3b451356205f5ca2e8cd6c8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59a6746be5ada1681154fb2eff3669d4030df6e393ed647370c58bd2ec2e8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4487f63e0561a488af9fae10f2e188f5935874edda8961b12ca8b3cf5e72b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2c2ee356bedc4d668440296d81f10696ad285b7e0c2f1d3a6d332e4481233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3e34026b81565db26f7f78ff3eda5e1af8baf6d95068d7ea69779c6c284d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23cb7fbbd5963995419ead25306ca9fbff9b6eb5aac367ddd04406c6626ed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d06d7bc6e521a04bcb1d86c6ba61322f35b45c1d679f29a2f96cfa7ba5eb3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825a1c5726dd9dae4187084d874a0dbfbbe2f59ee9a3cadc43e1c081816af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51d78c90da5bad5d5f7515f91138ec2b76d5a30b38ac587a9947446d7cab3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d44c102fbdf1f85510848b94c313bcd93e94cc332e965669506637b14045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f12638bfc8590b93208ac3d662e1cf1980777d41568d97ad00cf2e4442a20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5b2789d3fbaa40f51b652c7181bdaa112c42b0dc0434b4e1aa680e253e25e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a144e89f3c79ff70d22b7906311570cf953716e44ca4646260d9d48e7e825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dbbb0cdc2ac242ec7ea558e503920a068ec54ca8a54373cac13168cd3849d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3b97e365e462a9930277f6a05da26faed4cfa1b6767c59374fd70733e3806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0f723361972d38d90e7aa397284e049cca123eafec44c1755c5a27c79dd75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10d3fe161631a86f475935c522114ad2a0abc84cd7b8bff6eb0ad4d65af8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1976fca0b428ae5f43e1c5a26c80c037ee7ed44cf85327fa57273e5a899c3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5efbb436e6f96c372b442c32763703d112469f29f9e1df5a23f5053941f3f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0e09dd83dfc766397cecaef86043872f2cb402a29eed47b6fb5d2bef11f73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dbf0ec03dba39a9d56f61e31c8b39c1a49bdde7ee66d1171f29e2afec4884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4f6da06ac32a91a0c66a9e22610d9d39b8ab29d6c2e972a8f94564fc450cb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3da180c6d44e0bdb1f4642f9a35b7cdb86d1c525276eb52efce9d2ded802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00d91c45be3716b4ef75d9082080f25902d1c756ca4fcfc432c1e30c1a296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973f5de0322cfaf7fb1f092cb8f8d1b821dabef44f14735b38dafbef22b94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95b1b1a40e2bf609cfcd9434978e353791e618cfea75aee9ae67c56bf295e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cff45a90ace2ff5c821acf635c6eac0f4e3b2e5ee731d24749acb024c993c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ca0244a09f1c32570a5cdc1aa36fccbab7606364f2e66f6dcaa1842f2e5d2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4210febd1499f1da1a7152229d20285dc76d7770f81d6cc734eb06388e44c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a7bcfeb4aa34c270bafdda8cb9d5be997658e4089e8ff4ba71d3a9c4286f8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30b53eaaac87861c9e117c717cadb9e3d9de327585c566fd6c4e470f45066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789f98b60fb19067c851256303bed74c7e13d1a400c20d6b388fef9b5bb1f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0a19dddf21af344e79c8d75d462236eedd34b60d5d91a33d45db04b81309f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29703738e574063aa83ef37bf82e657a217ffafd4644b9458466e1f0a9a962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5fdde58f92ca73579ed2f0f38ef76e6e2107977742b19848644e0bcad35f5a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44d2aa03e69fa26e1aec2d1aff61cca567c77b9dcfef9c1de2b651fecf3d35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bcfba39db0eee851f6cd3ab5c396fb52a4f9bb62b7e4702ecd5b02f4bc57e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b30ae26e84deaf2e31544a72b78f0038185620d4c409a1cb44535807786b1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79a4925c60d55b2724a04af1b5c56cd8ee134def205e5e73b384e315f50da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16dd11e2f6446e6313589b79a840c76f79bec969eb267a38e9b1eaa194637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e62bea9baf90259c932286f364dafbd31c7bcb358e5e32f05a5cade266056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e8bbd299099bfe9778cfdb241be77bc00131a990454a36cee9fb2a342c07e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7685af0e65af59e8147967f29b9052f777f1bfad99436549429cc19e81275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8291a77811eb4742f7475ea638579296623aa2d404d438961f81bc02d6c39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d8395d10095e46f410e6a56c4e2f0739078f3af1b78d641e779aab2b9c289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5f0ae820b1a7d0126f4594d40ad089778a56545181f61d4adc5b9e41f053b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b126182e8c0005035bb99e41b85577a9c5a921425509a81ed946eb9323780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7871d9f983a316849787bd17d7616a87c1598e306c235d2fa91553bd6b78f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f168b8ad781789ee0a382300edb1e5d1800cf2b22768351bb0f3689b3724d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9310f5f868e40eb625d8dd116dd033c85e8b528967f1bb1d28df9b3b1db1a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de7b45ff200957cf57d1a96f5aae20105d719544c1efdc2cf85b8cd9877e4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0187ad7b9bcf5e1ae2301e2201225843ff5ee9a742e46261230596ab3bc65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e9e5ac999a5a5727c0d190a2cf5f8f80b77270122d950b552c2fb37e8b79a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4596b29af93494a3183eba7e469ab6ac996ea855cf9b7683c3ceea15a5b39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bc79813bf930710a76aa2e190b6da39fe7e669fdc9127d65364b8d6c91601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e20e68bc06170e34f7d0fdd29110da73a0b458a07c5e68394ccaf7ef3db41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ef98a178b09d5b3118ed84c36d683b676f19870f4d5e761edf6abf348b289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dae35de95eb20d9d4ae2fad0daedc35a38bacdcdc7e1f608080a0ba414dec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943b977789d2fbc731fdffb4a98c0fcbe5ae96ef56a596c000a84ceeb2c86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61852e1a671d290dce30f219f3b014cba2ad11ed8341f059b747b40a724f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81fe6a442d60f2e7ab0bc82e78a8b8895a8eab98e8df9326b82c0100b322c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ff58f92cb13e74b511acc3e2a9cb6fe60eccf827194f2143ad804da027ed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292755b0433ef160bc1bf65de77d8d686f01cfd3dbd67e1e07f9b5daa472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82be51542967268b47b68514b42a1cf02e82e876a5e15eaf74dd5059414c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f34fd8ac2c2082acbfa4fe4f4bd883bc1831914a0455636201938a4ad0dea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450b08931c4cc3b46db3b9ab0bc093c07f8dd810d48449e7aff204c7b3f9f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857aaeda2cb042eab93d2f6c738bf7ee81d7edc48ae7a706c5f9ce8bc4a11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462a7f0f57892ca7426cf76610d6c4c660d1b9180688ad33e4571456b8a7d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a129a4e89a86dc68f0a6a6ad6a0d636f730bc1d8377362458fe6b037a8fe6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047b8d833a8e327c04047f80974e7c2c89201d267517b04eb755f2d09c35a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860a8c018383977eb2ff5d3a94b3da51229cf86a1716357dcbdf0222fabc9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595fb8461c33681e643c7c3bc73bed0833ba4fa82463765785f6f95f25f9c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d54bc3cae9fd71663ebc93c04ddb5b49fe638af91531ed0bd7f3129b005b2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85be837ccd7eaefbb13155a95bee783195117ac84259159b8e6cdee445557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0c2a9aa8cea3366b5f4da8dabe31102d460a41b0310d971076c5653baa01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fa6b8e4f6b2a654ef14b7f8ccfa635e57efce6a2bb76e6b0777614fe78c72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3fee13812942a43fe9ca8902ff7c8c347c41ecfc9afee378e5fe55b72fced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55a605b78c9387f01748b27ade7c4b527c8c1bbb372558dd252d097660645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8f2096881f28a8f3c3f9024ffa66a8bd96e62c25c96347f5ff8261dad3648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7f58c07bd5013903212e9de8b1cb057460e1b667ef87f6445c6a9f25d3336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910b4883654badee87e8b1537c0e6de1e63e095a0300e4df9452ce7d6c164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1339fd5967fa437a7647db93d01feb3577f07eba7ef0490bbdda3097724d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a7f0f30a7f5d3728d124d639bad2f6467b4ed4d6b0625278efcf1bb4c2622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5bbd3ef9e4a0c3185cd5e1ca6543fd1a2c8acc8a7136a9de232587cda85d3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d659e0c00dc3542db33c637026596b5ffef0a955acd6f507255459a36cb71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61d0acb90f68f62b4b77a13346bfdc7849b505a85351de7b4e60c40c4cabc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cf371ed5330353ea13e1d9d342c6cef001b3662f40b83de95fc8e90d30c86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5071177330e97cdc3eaad8ee17110a4357d0ecd099d0a58d9da6911b054fb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15d4b3d98312d1ac824349bf67ecb7bc1011605f4179ba598bb8f1d7ebacf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25956e0641ed48fce404c8cdc93cec7512b18749dbec49dafcafcf28e8823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2b8a7ebb183ce0756e631b3582b713166dd7be0147a0c74789f8c7022a7d3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289eaa909a3d713709ccb5324feeb788078da0e0962962f2b3ff6bfe58cd12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d8f260aabae8fc3d020d6a98f7a6b566f4fdf871e9e33a595d76b5975ccf03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97f848a9c1a4d7acd5b837274693d995ae2b768eda9961283d33ae828c081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1ff595a062f06a0d57fd55fafb5ef192668a4b5e08eac24e4c06ba702ec08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c901d8ea7887e0f7c89368e5725a458ca941bf76955c14d56de6edeced868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0818a553df8f0ae181648d577ffe3dc1a0764859e6062c613710ad93f237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615a01d5868e55d1861add76ba08e206aa0f3169245fb18032fa60ceb447d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c671c072cf2d0669a25326d4bdc2599901c14dade048b48cc96d1b3a7cc1d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fd18e6ac2d4c628583673ccaea5fd9951ed6cbcee1296af89639ea747d704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0ee28c9fe7984435f306e3a8567d7d3f8de7d4e3fad010d88ed9c3bb04d96a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aa3153c344ecef5af9a0e00e41addef4a3f083e12fe237d60b10daf8c27a4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65d4137f5dcbd08ca5d72c3e66407941df7a2365f8caf10eb5a7498686ca0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1f78421ac6c4c51590570ff554e7b7e371e291f64b7460ef3c6b938e355dc0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a0dfcaabd14333e1276b2902850608c30d4336ec010769087cfeb05229b7f9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5e47642e90f2d3fe5c570989e0896b42903676e868eec80b1ab529d3de543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ed66e615ff8afd9eedf3d7250f7c5f61f010f22bf6a8ba69e9b94fb9f1783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547ebfac584180399b78e685ecfb4d310400b5e6aaacea8dd1ae253df9208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214e8b423ff3fead668393fb756e9ac8c4bdb0253199e6693803d8c227a91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f9f328f33b2b5ad724aa4762e11d85b91252fc11adefbb9a0acf9f0baca5a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b98d2e101929d0d2db3a19f768142716f9c58b760669519816daee17f057b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3de2a6efc17240aa9327ff8a7b65644bb0ac76e55451f7675cf5e24faa989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b8d8be2993d23f7943354883101b431e5cf6b5273567719ece9642717cf37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a757568bdde09c2ed4ab4c889f86f9af48e8793ac91384e57b05e9cec61f6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a96ceed2fecbfd301f16c2a0f2cb9c600692bf04692633901ba8ee8f32639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751ab55fe43b95f6e8281cea07acb320fbc7f0faf62110fb345cbbe229230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fa9cdf5dc9c7be1aa2e0746a9af5fb85fb91571d434dd95843b41ac5b7714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8dfbe39fa4812b409174a6ae2dc9360ef083ec0f76943b9e1d068b0f414fb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55938c6470eec019d64019e5e77e8b35c0d0d94cc262fcf34179769831680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b4709f27204b81c8af106d15be2b092d349df189a0bb1173ac063eac3122b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5a760dae39ef2c6cba4864a444e412bccf9d1042f679eeefb48c6db77432a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5a760dae39ef2c6cba4864a444e412bccf9d1042f679eeefb48c6db77432a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dd6af8fb44e8817bfb0af8148f2236eb039885936dc2c69e33e120fb30d12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9194b1768d782df13f28300e70dde612879c8b3bfdae94892b3d9aa322487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9458519195f3537602dcfbdc965eead7b617461fa97d8999ea4bccfab28b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34f5542b4f31ab6d107760a00609a60e0fb3379e0ce4812cd0d02f6746e7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6be8bd613dc15275ae9d5cd55be13c7afb3884b73dc53ec81251626b11ba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e44a1d4a623880070098fd536393dadd935ee4267425805f164b9f478d44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6ab8e1de335c2a8bbb45213dfcb0cc0bf8b3afeab7e2ad0238aa3a6672dc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20d195476da36d1f7deedbefa1f792af08cc0f9eb3b52775174d1466edbb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5bd30d7bd10c9cb07605b72ce8516270eec352735d027b86a099824bc9b3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7adf7b0d9c803551771cabf452953a5d9afb728652c0eab95be82e38d18c0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7ae1a7df18d91491f1955996d5d15a6215c2f18567aa1278870a8a522b721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7010d8ff7e7144306ed50585d0b7195d1fc82cef23e36734ca4db740d996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124c1b598884096563a2d8383735787c2a8c4fbafdb9b4c44595c4d3a2ec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704ee2c928fcf554331d299d5cbf30e46f57373bc5c1ec27d017aebada69d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c1cbca2ba6bad40d8d82a944f8ade699234b9f362b9d2babd22d3e246b96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ee1445a1890b2b0abfd5f57125f5baec4e4c15e8d60d35f10aa94cae3c3e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135d811c6c568077ab889544cc3f232d6afdce03140781566ae604613dcdc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45b7911191021a183487e9c4c1cc873cf414b57dabc705bdd153ae40b81c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0aa185d96903c8159b369fb75a6ca3278e4475af8e1054db6e5d75b3d23b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8fd322246224db2d35924ba8289362bc5783fdd46c90ebe087819b8404e7a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3979739d9a7c142803d7fc7b9e38aeb895fe77108be301bb8ad8d147bc17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8aff57e90b78857bcc30c985342460d260f384e6e4523c908eeccd2fcf8f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184efe8fe0382579b6f1cad3725b1e7c009f9851c9dd270e421c807606af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555ca932dfe140b81cdcde2cf2092ff8cd5da5b7c0051d3ba6b45d7019785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e783301ab1a4a50f39fe673c101b1ba839e92792c076e21d23590f46729c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a08717b77e17c8b93dcee5fcdc67e35cad532c8c064d0cd935f800328fea9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836151d78e2b97ee2282fec128f21cb21e8366c58cf3632046f4e0058076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f0676ac20cde102c91401262628635a207abceb6d066c1b2db4aed8e480c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646e914831dc9cdb5d234a1d5faf0a114c12536e5933a81029f6fa58f13c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e4a13d655df8f51ec6d4a8bfb8782750869040a8b8952c1fb9fcde66cc44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ced9e8f3f522b73ecb39bed7f5246dac355a7344371d0b298507eeb7ed7d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4c98d85c4bd002caa842ae83463baf83c02352a1b4533a1d97f07fd0f0ff3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1b611d378658db891e433875cd69f34cbe8179ca013566edd19d0f36acbb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f4ac78d41769eae0cf5dbba1b910e0e8c3046900966228d6bb5860d71b64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25a557f0a6a77d1c3159e16737d22c11857a0128cbc12a373b1bb8fd9bf6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466403941e41ed2be9cee98f227cbd4e465416a0b2568344b8cf670b87732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0cb28ef6b2e28f4b6450cec01e1087f37d1cb2bc8a5fa4f20fed0153afd9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ed1bf4796086836183e12808c21823a19611b00391c3957f7f27b3153c49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174bd5c80deaef47d3dbf385eb669213dfb48b1aec84cfcb721e4833c866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c637b174b7c771522e8ff303f54ffdfb0f64aef29aaaeba6d91d9a7bceded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0efd0899f22c04b2d6620c804b0e37927910f64a055b7e6dc630ad1e4200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d47ac63a0cf0f80ff431db7bef1aea8b4d660a11f2eff839373bf6063217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7c0173c45e561435027ddc2837429cea9105c9e96f8a7a3d3b952f51ab19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ebf04ef4b525e769c6a8ccd2bfdb8050cdecb586f96e626456f1ee400b9a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334b381bfd70360e10bca8e589a324838cc4e7ba3fb962c9c58e1ee682937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279a52922394b9520dbe7a0ddf9652a59b51630da6bab0e10d62aa438333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4977e27a427e9abd6583dc83e9177fd5dec9dd9380402481764e57ae822c3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50fd27255e903e1caa3b0819816eb2b9b7c78c8189ea039b4f93762cfedd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2985ea103abbf9c3cc1d4795773f5d4e6d02c08aadd557a4af46cf431e42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ae170da7de636d7b01d70b7e1ef245ecae9be9717dd2e6442dab08c04c6c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c34232f9a6b61495e0085e4aa06b1239223c64f91d804cea4e6cb82dc2a0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dc47e0686dc111e06955700aae8fb21c941028cc2cdd63beb285b935a0ce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66f28fa47cd70426a5e875217010dbd1bc8bfd9a91f2187e52bd60dbeab0f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f53be30ab9f23ea4c1692d69f3ec81bc933e3a2759ad8305285bf1eb90538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b7ebe5c74a6bfa807f45169a68d765788c0a16dfcadd93efa29ac54b4aa1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cda4d6964f89251280249815aee8fc61a39f1ef57db4fe8e549769259d88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04d78137f1933b576cde515f52aae6ab113934a6b222d7c78eb8bff142f5f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e78df218759523be4d86ee7414d5890672bb0a7beb263fc2d9bd9f8fed17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7d2409c4a85932915745425108dd3eca35b6a1ac0b6e9d6527b22f4fde04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d3444225fb960ba9f1b4e747e64fe49aad08cc52d18795a6cbd00efb0fb0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139782472a439874d928a8a87a4896a33437a71be82814fe48be293595b8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b44e78f3de6da0edd1fec141a6360c6a7c55d47f819b771d1a6ac2060460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dbfdac4b4927cdf3d0c42bac899fda399ae132007990268c0c8c7d9e932b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17e0cdf8d698e487a0534b0403845cd8c99f52175d49b574d4c0d53e1950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01f928df682e30e5a844bd352087edc67a68e1c72fc6d47612822813c126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d6b2edbf1ba9eb991a2b2f0cb74e9d1f92bc074b5b823e80f886c9734362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234fd9d7420543323b83ba57879baa89865b267bb2d00ee23e524dbf6b8d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03552442be8130330a80b03db0c708875a86905672236ccc946b224052f03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bbed6fa0917ca87effcdfa65810be25d29301b8cd3e9bb3d85d1affbc15e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dbc54f0f1fc7409a2a7e78ea5b27aef238b4799dc51d0da82d1ecc5408ec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688b6a59158ca929b6e409e6339829801e182159e8f8d9662c79ff21ad64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c97e55f41e5bdaccf72f1cb9889741074d88a6b9646ed2e8093f9ffb6b53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06bd878c521c9147161e82352d4de5bd008e935cc2b6244bdabcdf25a38cc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9d60df5c4b7d462829c3aa0357f7a7c6a74f9dd11695c434f4a978370a0fb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2810e048278a1b8ff487836543e0bde60e8143492857e4b22a21da8b5217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5e65934379aef5d190d9e186b7c4a735b5174f6ebbb47f726842f9dd8f66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61500f47c77db524794f27d709519199fbc7ca2616fbebd32e849cdeffca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ff9a06d3e2b40b522537bf78f5f5c09f8436407f85cd46ee45ba9d64fe3d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6aaacf52e44124019f7a09da274b8892a846c457c5776f2f46a91e925f87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b84769a66a9bc2c5083f7627ba31a85377cd268465d040ae303de61bfee7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c3375682cb46df3a9310a7b2828d1e03bb3ea4e9725f864e0881a767c093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1b4f41b51e525522b7a3fd009ca15c7d191331cc5bd2b92ff3ed13349bb6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cc0348af3d37377ecafca6c92d1b1cb9145f4fe7488cd4eb195adee3c8bc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10d8d868073233c63f1b8fe7aae03e840759cc06d9be7bdbdd24366b0211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f013cbd37a56c226a12c688b3c658aab56866ce1da01f040b1cc1505323d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585a0b4d8aba350f62fb70a4ea4756b2745b313b46950322ed593dc1bc06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51aa5d94ccfdabc27955962a4758ceceaf338918242b28c6ea46981f17c3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9ab06584b6829acb9e7804e0ec2d15f69c8309f938b66883d4e611feb952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ed03fa4e1d79158b19aa1454cdc80ea0ffb081e376d5ff5509b97a1e4945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56c32cbdc5c6bfb709de75dd477fdcdc2842f7952ed4eef7c09b705d6463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be58415f02f248d9bf920ff5b8db06eea5c0d5cca8ece609885ae11932aa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49fe12a33271afa1ecc8d212b5847431efc4763f671eee0e61e20d8a1db36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4a145344f416b5babc525c342a6bf484f5b011c16f74522e60f2ce7cdc58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a17089649a0455a88062c6c681f8cd96bec9001314b0d995d8efb0701126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3bd37b4e5df1f9c72ee867a770f1ca09967e13d1d3484baeff2e44860bcb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d5cd2d22ab3070a784fb06dd0e2f55ad7e693db0538c3c99d968d5e947eb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5b55f657f7d41b9286ae3e0ae51cd3207c694b897ab3cc8f06d5a016c4fa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2be66a5ffa9215a5e7df449b73d4bb18febd4ed78c223aef179d929d7dcb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5bec7f74311c44912038da84fbebcbcaaeb11b7efb9d1ac3c12bec67693d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db11c49a87f6e93aa7cf6bd892c97535d2947eb73a3191e4c61e74b6b4cdb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d4e4cb277fc9a9913a1b36385f04eff5a432e15e50572c798f6252cecb39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f6db7d88bceca1b7e2686f131bba6b41e4601537e8e264b5a9c438ba3bbe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5b93d8c648ad35ab5246e8712b9540ce945ad312d5658ffff2d289fac65c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0c1de8b5b233db298bae4f90892954c361b19e4f704028852e90a8969134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6230ee02c82fa57f5a6314d2a5b5335bc634265e17ed7f533d32a006e3ad5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81f8bc677817ba9869b68ffb9c39b4a4c0148ee04fa045d3650f794b50b44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e3af6ebe60260fec7a794ea8f01589bc9b380a9626c80e31a3e1e163648a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30d2ec778e7df42070960d997589515ada1d4fda7e8273601bdf0a9b6aaa0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af02cddfb51ef37c7d2da32c3ec64269f130d4a8de1bf99901e5473e17871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41d50691f4552afe7193e95d541566cb4db428645939a3211886bcb8bbe0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7214e8cafd622a25de911ce0506d5e3f609c3d4bb763af55d8f32cf7630bf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e553e23be10c00a0339d878b99bd67ba2e6185cd8c340ac4dc62f178aed5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d45c35da282341f800ba1431cfae92b8e4ae932139965d11e4262f639120e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35f567ff8ab8663eaf0af97004e53698d4011422f021b3752ef36f6eebf71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3ee1e61bac0bf6adf3697a5dbd27a3e38e5f5a161d145feeb7e46d4b1e0e1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dd4e9f8c8801b71802253681ff189a35f87acc5dd2235f694cab82f8ec94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d5593e6a87ecbe6b450668a8775d4bc41ad94ec559fd48cc387ff46c2a992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5fb40832f462e87a27ab0bf36f535b5077304a1d197daa0c58be111371fe3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c0fe38eaf52aa94453ff05fd8288a8f45304ec48289cd2838eec09e6e0a1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258a3960af452c55e6cb271b35e017804efcceff68546f80d5ee46fe937eb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37d05c31cb73f9fdbbca18a56bce9399d87eb5c500b50371860a223b20cf0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a5486a96853997a599647709b0bb9d4ce99cc1e461da7409708398b0ac631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b038eafc725faeccf4770ee96b9a14712d04cd3853f96c62dbc2afa111ae0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570a17b2de63a498a724aab46bb6b965db138c9a840e5da726c4b8ed04dd5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940e815f1863240f64e47824233932064bafc8fe395565e51e9e91c2bf8d0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e230dad863fef10a5c89979f0bd8b7d849e11de50e6c463a74b2382878de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fcbf89f48dc9a78d0d71c740862da1f537e8edf5203e12de81080952e4936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623cbd7f81809cdda1fd2f443d0657d0aaa70f0caed05771e8b1de9bde06a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14fac45fb894828bb53b792a5fd12c66a2b8f010f9728ae18709ec521852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2eb5d56223e4d884900aebfbe7e8959ff7eebbd23cb303fa0bd68d32ade5f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cc54c48fc45cce3d0ec547e9e49a353aa4e5cc8ae122abd8031f48ee02361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c4a44418f269b3e3e27b6e3e8ef811d169ac66193f1e5985e48e08cd07fa2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d222019d668a61c29eed85f1ad0743f848dc5daf6b27d805117b2e8cec707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92051e16b449b3c612e2917426c397070e4a88dcbb4ab0255d97f6e431b87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646a7bb36100287ad32c07776daea1336b0206849d96323395de3c94623cd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615db0a0c536cd3f9d5e149ddacddccaef43002c0d1299b01bf260d29660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ef61b6473fd525c2981f65a3c45b6506a088f39a2ff45b99699678c63e101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7412f94e419207fcd0825923568af5486cfc30590d1ae9dc66dd764b45276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f7f15fd9281a27e63569977eebce1b995bdbff2a3cede005db333ba8d20c5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0dce60a33f33a5dead50ce8d551ca170537ee75ad56b1fb5a0387f1667dd8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0c42f3adce94793c66d410f8690316039eeafa2f817f601ed46fe1142c60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7e127687e538a5d8eda16085162eaa8ab9df7aeef260eafee9b1041c59965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fe9c4879b0031ae60d6101f8e6f10b60f7f8edb143babb89523c425b15a3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a82d7592b4aac8adc84f4458ec8a5c711e9a1e61111f8b5f67639e80a7bf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6f852847e8cad4f4266173c8927cd50343cfc8ee340c2a3160b9cdc79b317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b355eecc298aa6348c20577d3d1806444e18618456555c8d1494fd62357ba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7cb41b534ee0db4cc146aa29f3f6797db5204aa224901132e6798c9b7f773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01c0511a178f2726b806638c1d902c069bd71e60154f910e9df45a966e51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de9487c54523c1a3caf762c0e892e961feb342f92ea0dc633039c687b93bd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602f45ed3289ba1ea3646e1247c2e1a54f3ec6d620b04622a7cbd7bf378e1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7032846014ed0bd9f1660d47231dda64ecc3c06e13bbeb23adc77bd810b78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8e08e1d5845ad5471e4abb2f0d0cbb4ee6edf76df403beec7e0c37f4af744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6691e44ea745946a4f1c09342d480bdbf0cd5096d97bfa0396db17c6d01a8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f7e861f32ceef97802836fe538c6c0c640a20c3bf220e71f27707096f0215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d27dfaa0b30455faaef863ef21733c060b4510cd61dacd4cef9988df088c1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44c4ed01a6750c8fbc538617358e46f14f12565a75c408a3caf389bb92001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ee2697c639500ebc5744ac7ec33178a31852e81ca51268d4a2babe34a78c3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e814fe12eededc96b40888c00a4e6714c738d07e94f621791cc0984e30013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fce630bdbb41ce777826de2ea3f1d855bb6b8291c6fff2e252c0fa2125c1df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09f9717029bf32de4188b1e1f8b2bf5af0708e23d75e882a17cb996012db92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1710bb5c3e487c857f8b25d5d1e321923cbdde78aba25cd58b210d94adee9f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776744b67c8ff2bf3ae9b18a59bd745a13d05c5730e54769e7b8cc7053bed0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f094a5c2c9a9c74b00f4324b3038d921ad840cdd79e784f530c0fcd337ffa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a7e6e978dc4090bd0dc33bf3f71ae835b9aab577eb89850b3dfb8232c96f2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284f510d48e4dc2a5adae8fd149680ddfecd9f39adb1d361993fa36d30598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5c9db7a2537dae96ea38ba10517528b3cab1324ef331e7f0635213806c77fa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5ee85f50dcf6fa7b3ebfc1c775d5e8609debcd477f953d487dc9e2f804b2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c777c876db73d11a076c2b37b399db6c3ea6e176fdd603ae68486fef6bfb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c4e7cfbcf5aec3a2dbee71db92a9f07e1d3f24176e62d04dd759ad8be3cb9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6626f3b19fd2cdcedc0946e16d4ec2b71feff5520013a401459189359e90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0a9153ce6764c167a0040c6abcdf326d00e124f42004e375fd0cf1e3f23a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eb23208ebf320bb2ab49d5623772b19b2da7895d91a9f10c298f09e4a0b81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8749a1e3d1e696ca66661a7dc1ad1fbfcec794e7328c796aed939319cc63d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0686c879eb6ac8cfcee268b07130c7469eba719be530257c97fbf5a5bb0c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82872d72e4e1f4582aea7a19ff745b48da12d829185aae077d013ce323a9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e0898d2282d8dd6534a501ca7506bae23e332ce429df7d7206734c1ee469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a1e13ee5123e82fdd3252a1f2d7fb8c64be9c85cf2314475889ebbcb8e5b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680408680fe8ecccd5e217c6d1c65409a8f4f178df27852e41ce5271a1354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4c83205a04c6f51111170206735bd2f4202c97a957333639863c1d739050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939af9f080f7e76fb5ecd2d9487d98eedd8bae0fb0400b94a6ef8d819ab1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8908b8d811d99aeaf091062e2ebb9b55b583ccfc33adfb1b143bfe7329f85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ceba70dfa07c25334604a757035105d1bd76605521ae26cdabad6ad1314b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95a52376e03c3f28875582a5de55501b22c686ccdc5085b2f379c6bd66de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8351481704ab987df67400e6a214a01e9d1868fd81981b7df3494bce2c07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84698d9c5f1b2667e4782c4e863eb39c91b1fbd8e43894571d75727e8ce3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1e9f0276b99cc311a91f9711849bd09948756472dffd25eb704f7c57a301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320eaef836e727a5bc0e24a5216fb3592403948e52b3efccb1a5e344afdb9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790cf187a62a0ace6c5ab29c9177d6af93356709997c58f4100373d665903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a7c6fbb55810ff815241ab1c84045a341484aa3475b3e5e178ef7a6117bd0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c0d924004fc21478bb313b9b8f490c8679bced824f608aeb1e95bc65e1513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24c588a6da39068445634815afaabbceddb0f2ce703308354fc96f18fbe9e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a2fe8b2c7dd13f22a99d7400d47ceea8037e53538b4c30ee3300ff6f2752b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12a642dad352e727b6a4e3967c1ca29a463673ae94dbec78265798eb3c37e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5adc4ebe4a21be0c84860dea6698f46635c32ffbfd1d883c195709a725ea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9df5f2259f941d97a657a4b98daf49ef949368d68940ff2ba3e2256c1d4f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ec01f3bcd71b3c0f52b2667c02b6d70b74db9cb6c078e7348a9eb12af198d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7e921b931418aa6014cf5c06322a8e31ca736ad4f797e0b808accd839d18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3e5a8166cdb088211c4350125eb7addca069d76bd330f5924ce39627b19e4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c9bd5ef19f35b1411a05ab8012c9b9bdc6e8508938f38f746d44f08e26a4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c6cfd90e13136fd5c1cef4384ce407f925fa36f0a9a0e77752082aeaa382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7e9a3d41e5af64881c54f25b1b1aea3e66db0bf780ecd448c909fe4f7620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a3b092358e6ca4c8d3dcabc8235b5550fb8674a093ac03083cdb7e7bd495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90c37bb14ba71b7cb95f5be45f0a9563d5980c2da55ede22221f6b29764e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6014f3af6bc3e33ae883591e7b2ac24735b4789ee633e3a62a1f923a10be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0ec2c05439cd9ac601f21c0d48017c6fc4ae367dc87a94c856c7cf59a114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1c259a4e1298d1efcb86528d8b711d9228e7b6d90e8d89ab354cfc0053de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0562b550278d844d2c335eea283151c134a876e52817285aad588fe590dd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21cca11a5d1ee4e48d249a43017cc3d23bedd377ff840c7d43aa3da21197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b4a88d28377bcb45d3158961fe2f603ecbffbe74b544ae35840ca6b09a40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839cafe3c26b9b47012ceb131355e1a3ea43320c81e6070a8893a6834d4d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07be8d1fe11f62d17e01802ec8782850043a89e3667dcd63062d18540bc0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c3e265598739670e63b80262cfb170ad8b3031997ce3a10f95b4deb73c9a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860537cc9ce73c55b92b507786ed9a1f1de7f569881c6b8b4a97a9284fdf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4036973805d0fe6a684bf04994a35e1a22cf34246916ae1269995edd6e7b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1339e6ee0717af592232ca6faa5e0937177d6a1a65d4c1c3beaf07b57801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5b9980e44fe782eb64ba7f6a345c485d465eaf47323503e62a593d84525b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526c837ac1e4d26e55924590ec83ab25914181eccf052cd2a4af305d94ad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d25bc3b6c0c826605afd94fafc33b6b92fb385184aa75b4bb75b336f03ff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7f8d54b22a6675c869b218d5e8d332beddd2262f32cd374c181ee257326e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80a7958bdf8e45f6e728f8297eaecfe0e72e2396169b2d7cdfba426c2289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bdee9ce61438de2573d2d3c36cf07df0aa37a712cd1e602b126bf3ddde96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c08eec14bc3e6976f612c422683d978c6009c775763b8775a0709dd8419e5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00c7522ba9f883cc21994f86133640807c3517a3a2289a98e21f05fbd1ab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9991c7862f6629e1222c10f74fb4baca45dc97de05c8fac9559aec1f74ed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ec0fa16e87888102195eb58abfa036bd747c5d779ecf875e360a7b4a9611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6ceaae36b00bb700676f99e17fed443f49835f116c2b2ff9d6cbcae99031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e0c627df1b01e76f20fa204abca22e111550901ac70284505cb144d04fa3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b61bbd47d68526fea090022f0133064078c81dfbe4e5b68d0395044c6cc6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fba7ffb9fb81cb6ffafc7ad26040b3b77bc303403fe89768a888a9c4189c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912bc023c62582ed698309b048d83560ceb3e7cc9f6285f4d7c02b39f583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6a1cbfdbd9a890e35b76175bc8f744fd79d16382e8273420fa7aea0c917d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5a2f285684c68b60178fdf6ce999c933f7179d060f722e5567cfeebf2cda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161bf03f0eaff29b4231191e8e514e96eae96ab09d503db2f73325a49e00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65cc8c4d6a340302ee8e2de517bf8351c7cb34facb53b35181ae8557cd821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dccb802bb8c44a9fb27fddc71d5d8b1cb51270917f0dd519168183acd82c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74a598eb1806f1e4c9c56db5985f0e21679cdf9d7ec5182f39751e0237ff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73d5f6eb6adcc9efc64339c1a1ee0f8715f159542c4dc39704375b48d2cb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eac0595226ed40ad153abcd0a7f620bc085bc75b4a0652def4bd2998a2fe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2c7b954d7b899f6f5e8823b3227aed5c388bf00475726f449a9972061afb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9d8618e997343b61168dbd6a205f76b05a32cd53d45410c4cbf9eabeff7c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a0df6954aa8e393b06266ba3eb57e4764c5c859e6f947b0a1d69c9fb49c2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f98470a81c9b45a17c57c4ad925f8aa6ce70161070d596fc62e64f41e9d2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46607a20f5b45a28d7d7f3efe713b44f55b854548f0682dbad0c2e571e00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ba52ca60bece08f51b3218c1e3fd835c4fc3f861b121b9b666db34d68e75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da0efec0b041901bbc0da3f5b9e1702fb1ba1d29bac88c695fd4d1aa1b18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15d01b7a9c2f0faad54a40d0cc1113c130ae1a7372a3e0340ca3d208513e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c47ed2291557661152efe69ed1b5221d59b51ae8063de96c73211f17e9892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fdd3a5766e6af4d11175677d987af47a4d77a8aabf489610d3e9d84fca09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6712bf39853c03849afcf1335c5a49018829ab398f3e80dd369b5a0bf9d7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b7e5eb895a951f5599b7ee45b2b19dd9e2ddb176f020c1e1e8afc8159d2c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5e3e6b4776822030655b721adef082a1026dbe019236af2d1cb0c15b7ed7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ff81510fc830687d8816e52c35a568ae1e4f105ab79aa073342ae23ddfc7f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1e225ace3d3bc2185dea8b365ce27bb56e4a3eaba8c09ec74028c2f042a5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f33630a8dc99524f388ced982be1aba9f01854d86e4b28493bf9ef216438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b203f46b5a1ee62e5b9b014c675a84ec0a77a37a3c7007954d191e18d3bf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ac5f8ece86a2e4318d12991aac95d6707733c536c5eadd981f87e3319e42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119e6adc34944f80be9488a75e467b0a4e2e4b9612f011444cb72291c895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2d465dae36508cb10ab1da14bf2162058b343b88dba370964cccfae23ccd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0e89068398dc1932e0d1f6fa95956dc2972ad8becee440c70b35319e19249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0b8f107b72b0c9278997698dc7d0f2bacec361cfd3ae9b13bf075bdfc3a4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ad718d35ab4ea95a7da5891cae4a208b4c76dcffb68cda21af53ac040733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b066a6d07f366b500c990c6647f1dceda8b6527831dfd3e88c9fbe23d17c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31e635e8c7803e8194187b41341ec9b222631b814f0bde1b04c2f35f976a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deb9be4044d9ea415cfd30d3bc06a94afeef76fed4bc6dbc7752589e0ef7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bd454902e28beabc698ea87f4003fb9e068b69ed6c93983c99e4b7bc05446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818c19c887b9f5e8c952d80011794b84c2bb9a684baf3f76afe790e99f95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d630a9be26d43c61784dc25cb6703a537e322bfd903ee778316de04dfb779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6eac8a1d7f923168310f54c30b7fdbe747382da6e30a7e0d1b266f77b222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1e5d3ef0f1403569902f198113ced1ac5bf3a0d993e64e74d91eb80ee0b5b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155e2e9c221448048853b90a85fac5c37d58ec2e33f60afaea871c9413472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cd74392a5ea4ff08d94aac6be4104da01e9112cf051a67391967eb36bb21d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aca0c6eb74b1b872744d47867c626e45dac8d5fb38b1249d191132b2da206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40d64adb0ba867e7ffb2db253e55610c6f9b1c62fc4f3f405cb55833a157d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09efbead1838d3780caccf187b2f5975c6162d808f81f1252c9b5fdfd1bfc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5870abead9e5c9960cf753a54bc9f2a83015ca6851113c6c70191e531d6cc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4738379f6a1fef79d9d3f2e619b236948e53dc5a70badecd4e05d4d743c3b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e4fd633183a5dd3fb6e0c037df0185ef4d8b77cba147e6366e0b1c690b2f9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fb1834822b56edffb37f8632c18c4291156211f71eb65f8bd40b690d81efa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dad6a963b09519d8a85d337eead3c09d6c85fdfde88f48e51e20133d093f7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b32fbd342d1be3023e86697b60b47b88aefa1513c82213ba48a2c9b31a22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0aa33e3c11f7efbc03e8eb7839bbfe6ddcadfaea5f280e474194020f4c42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037e8bac818a4b835454b1be08c2f46df263d0e20db22f0bdb809d645f096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227f1f977ecf701db08c366b077dea7138955fdc5b36dd9b5c22edef52b3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ef155d017e8e44da5feed2faaceaf2bd4e70a081f48e03f4a876236a702a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64d1c22989c27b10273d49ae68fcb1b6aa34992c298958b3e733468a854a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aa4c3f110572fcc0388016aab21959369dd2825fddf69812a60c436e4618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3e6dd5d2a519899129e310327b495a0dd286a0d915a7db03d68a47a99543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2a1a051e346b86030f313e05167a36dc7d93d9d8eedc427a9ff7e37231bf7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de931ec248ff0b66681a8db5f4403c2d0c119fb89ba4a41139d8ecea23cd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13f1c5a0b9b0b77b371a358a82a6963e37b59d97d4428dfc4ceef3c702ed0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ac7154e7c858ed0cc8ba2df568318c1dc4b23538a7d3d2e3b34869e50564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d279f85578a02ec6911ee4240599dbc0a7c508463bd639a46327477d65c5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bb93a86b0b38a5bcc3596c59b07391685d90dd76e3909b05e5118ada464a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44d34d957329cecef5c776d351432f4dc6e26747e8283e6bc524a2b12222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633073eb873f354072c3e701b31744327a5cc29564c7d77cbc768e5bc1ec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5b030ccc614e1b5cf9035bed4853dfc1b457fb87bf85b7585491a8240399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73f8abcade3097896cb6b1ab29905dd9fcb5021412df7f31d53480606b1f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3dfbc2959fb50a90aa0c63bfd50f1a79d570de001f17b5055e92a825aebe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05672344f6abdf0e7cf371d18ac25852fadd0bb82738c683e71d5cb9143bb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1b758fd4d07535b11c711dfcb92e5129fcd4497d5662c41ba3c1db6ca4323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51d8ff7443e0b7ca74fc6889e7554ddb75a349e8ac5c1863da4259e2f2319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d108e9b7a81aaca80fca846800cf347d1fcf0f5909843e6b874cd1b8cd267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eb09e0d4a8b508d985a52beef15122079df96a5bdc3efdefdbd5804c8b61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ef690ec8b746882c4daac4bade95d3510543ca37188fb1269395370a2b06f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0491f986c13d983e8a7aace5a03a4de6c78dfdbe6605997fd2d820583c694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06876a13f39b4507743a8127ab78c029f0628ee8f1f22359e277462805ed4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d87b8d7aefa91a80e9955cfe623b8d85661ad6ca25c657f6aabb5bb10baa9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327cea24ea77b5ed5e15af1d235477ff2d297d4f35a0bb310f43f11414e86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5ed1fec6d35071c6a96926e595aa62a792a5fea7a5b9edd0466afae36ff27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18ee4c81d8b708b3d4ceb3239fb1ba8e123fdd3bea10ce7873feea64e454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c6f0e44cde5c4222605c7574d05912c2ff939f63684e8add4370186ec8d2a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bd95d63f5725b6a2de7455c7bb3e9df7ae465cdf26fe706fa839a4574358f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4bce3cdc232900132f63d5f92bb8ba7797792536470696a6537bc6f4841ff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23b4993da4d93a5ad8e389053728b89ec8f35c050be378c269e8dc48fbc01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c6c7bfad24354c830384c92ef4b99764642f8cd6bfc606a12f8167c6b5b28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bab95141ff93e6e0bad0942fa1e3291dc22fa9d1f8987786fe88e0cfcfe8b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ca104987a0488f1681adf021733fee7bb15b951d5aaa0b98ac0ef6663801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53f4d0c58ca5605a1877058deced714d5f0990250206e22b7289b113b4c82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0a6db583efe03ef8ac234bf94d6fe94b36c02b141d2337b921a0bca630a5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0164fea33fc5bae5aac55840ce47a8192e4e8eea22e223e245d7ec3cc1bc3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4d73b97e85df803a4fc8f8da0641f5c3005d3bff88615e48af40cadfec0de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c2ac2113e0be02037272378ae4f7f64a1684766250908fb2ebfdd818a8a5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0cace04c523e784289562f5e31d7d5820a222392bb33b55c47a1865eea21f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dfa4b0042791ddf5d71dd6475bf0829aee9873f256dc50efaf9b415fcbf25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a53332d5aae3d7f1afc3a0f3341424ac3d19a08ba70cba0faf4cf8e12711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e6e707e21c9e5ecdd3941d8ea38d9b194ecf5bc3aa7fe5ba892d2191c4509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7d92cd5779c1b7911cb96bfcb78cd0576c8341ab7f0bfb983350f28b4335e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6aa656ce2e5c887c03c3afdf2c787776bcb0ecb87100dbd5852dbc4a4399b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e73dac390813571052d7ae38dc35a38bf124988aff4ccdfdca3043711b930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ab9d2b13492bfcc7636104f42267b9e05d5da53755ddafc44e5b3da9e8c9c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7ccd94b67e9c3cea1d90422d66c54d61a827b305cae5d65556613bc5841ff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3fb41d9f2cf2e208cf99db367657f7baad09ee7a1e581840a5a15c85cf223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2d8ba1098a7fdfdc27cd5539019bd1407cf3877a00f54023a1b16ba7da4b6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c3538d517cf1e098775be7e128bdb7e214cdbd1b002f7a52c646e823cf079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17fcee1dbfc7b7839aa8898c90ad1ccb88f9998562b3d917bff11fc93f599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21f0b10b4e728c9b850c6e348e2be6457ebf7d2fff057a3ed43f978b2106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4f3c00a638be07d898728ae8e698162b7535d8ac9aa090e5be9a7471594a3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1a57fda05a99e16e05502c6f8ecccdbb7bc110808927394a1884ea136a6f7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957ad20fcc34ca42a048a7f95f490d288fb234f07addb79fa14283d650c6c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62cbf400e19d94395a973b10d13b303a8260be2fe538c166ef0ac9f38784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ada10a1bfceb1bbd6b84e133288b7ccaafc89dc5a0b4d6fadb2f5b99a0821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ddef98259983239c0151904fcbe7a4323a099e564a11639a3b84163084c273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a99ee22ac7f20a165d8ef6a4bf85b38a1ed3cc825281904046a0bf7900f2f0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94d470419ee9192e0ff47f1034839e4925780fb8dbd121e5cf0b86ca72aba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9c8ebc69db4e175ea3e0facd15d9b52de2eef7491ada69f2d14086c15b9af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75b28765e8cbe966f39cf7ed24cbb1b33993f5ef4122c346188c49c4af8e1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2dab54a7b1b96e9d7c10b19fab423beb6e5db02bc9524ccd4f110fe43dc37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75b8f112c9bede0d01b10804e333cc9918ff9b6e40db501e5c9fd7a934ccb5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c060904d251669b52a4bf44e767c3114872ae9fef353eca2cfb590c5d22ff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6279c00b05528c142a78f980bf49bb6bfb273f3b758d45790d7c7517f3fde4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0010086916987eb22e946785fecf08dbe661735e8f4193921ad9ebe2d370a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87b9a06987c70a794f444f646b4b50d15a55b17cab3d2c29d4a82ad3bb4e6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c80ccdee7c3e898a6d441e05be487b739fce8fbf02f90657f9aaf681f78459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704ef93fb3f66a1e4b56dffdf1669763a39099f2f7de1d7801ec3088873569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9991a7199cc98c74a7282c46ead27f3756033937e25475d7b0b6c09cc9efa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a545a69accd26d1fb77df97dc3f66560b879a34882370271af4611bc0aded8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3688b9411a596201f8b292b7f6feac28dde4991a3aaf04845edcd0f7cb2bf0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58851b2ddd2acb94d704cc3926e8b1a94d75d5672807f743ec58dc7c0921eb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c6b4657f399ccae60ef525b60912faef8b041c66244a2251cc1ce54d170b0e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444fd63a3a5cae508399b7187d27d0ad1d7f4255d6213c4068fb045a54f3b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66266f6c7a9f3dfcf577a3d6c15535f54ad8b2bc54ec84d27940b81197938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301edf08c7fd63b1e031e7d72e37a4a8722a96cfedacf84cd21af50602205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494488c5675c50ceb59b0a9c3a12117423e2942d9696d72da8e6805f45f26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661b97df788f088c85fb683a7e752f5b582a6a08c5580cd68ad15f684e6a6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0f555a982e999bd88222b5e7e6f521c14cb4cf03b8b62c383a94dcf35e2ad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ebdeb266ca99f1d87c5c33cf27d138aa5a965ad1075157e271184bb957970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1f3f060c16f49ff21dc9d90a817470ce758b9b0a182e5169adda466f123d3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1ec1d537e6bf2da042a1f5bd3638b706ad48f55c8e5093a0d8e61ba157fcd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1ec1d537e6bf2da042a1f5bd3638b706ad48f55c8e5093a0d8e61ba157fcd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bc1ba25b86d75797a81f56a473ef544db1f606f3d9972e01950635233d8c3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c5bbb744cdd9795744bba49e2b348d1c384a5cb11f9c84fec12013f4e6b6c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04119200e1035065c1e623d9fc3fd950fa53e6ddc7450f4d75b641a79fb0c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6395872e2f9610f059cb351ee0bbc9baf36811bad445096d7a4124f7c24df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30ea3f7d9109e92055d870e18af185998debc6584252be2784b9348204560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43e6a57af0ac42d7992e75a592be090b71b62dd124d4f5825b6bd4097d507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8d99f467dd200feae4bd802fb3a6802df99ca62c4eea8c6ac92a86027b84f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d08260d3bb2a0d3873db6453ee4a8bf29a23abcaf2217e58746c8556abe2b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d08260d3bb2a0d3873db6453ee4a8bf29a23abcaf2217e58746c8556abe2b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0cf35d0e23e7cbd7cb5ffa46dfc92f740573ac9e120522d48ec937b5ca8b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e58286e0a70be04a063c96f039d03f458a20b9f0185cd913ec4ed48769570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2d667da4d147240c9ead928376ebcaf8c99aef922b8ee0f95a7d3cfd4354f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1c5a22ad524f0275013191507ad62c7d2fb9f59d03880004c276237da87f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8216da739a3ee3f92310beb9deb52f876f514cd83b9da888c61cf5f00aec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1a7c8b97d975e682620981e8315c62673b6a1312d99cdeaff06af5fb98dc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6a012d3093194f8962c530b88b1b9606c30518bfae938bba8d074a567099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97d089727be08a523cb2822bb27a39a5f1ccca76404f72a7b9093ab2e2ea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e4f1a1373fd4bd70b261729fa76207e747c7c7fe9bcc4cf5fc3118390d63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4f75f26c08886fa4dad6ce9696a2a5b02f5ec61488c15756f0956accec292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d13cedfd15af47cd0533ee5282a1a6b8fada2f667e0fb6458f2e1c691090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3427ef7fbdeea3bb36cc7385ba80c9d61ee12619eace7316f68f25d35e0f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2cc35a1eae4ccd9f288015ebbd4b2fb6ee8f649d40efaa26f888a9e458f7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b54e4bdc7f60ca7749516572dc3ccf63f473cf203550158f4c33265532da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66f91e785cc661a2027ac8291df31cd84d7222823dbc8c40b4a72a4b32f8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5ff5b83d4e84566f3c70d96a7bfc66be4b86f234ebd35fa69eddf29802bc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fcace7eaacdf835361c2deee522a2ff49a0ed347a976bec04782d722894fc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881363edefdbc5bd5036860fb2b9917753a61500c21a9fe26eb45502b0d3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6e6626608e8a020b14800de99e78e32b00396e684b5b6fa113696f6d129c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b934cb91bf74ee91945c906beb0f1003a34fe29b1a4a9b8111260cb54b9d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b2195cc4cbc50ace17efc6417bdf642b8098a840a3d89885d983b734eff5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7dd93c11fe141aebaa3c8913e6402b09c0f015f08e90a380829d993aa464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f4bab823b249c17c8a6ed90ba838e0da13f97ffbdc76fde792d74f48d4c0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0d7ba1f1e65c9a14bb6cf837e37ba55e2108c8d24f7bac44bf08d2b0d5f2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da36409a55f25dbf44e3bfee94b82ec227a84972be5767742f313603d12d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c4beedeac23d2893a799659fcfa8e2ba1fee3ff2d818a3d9e24d1fe9948d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462e13366cd4cc67ca55c340ae6f1ef6c806905491fc5660afb68a96cb94a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49e3d8dc1d7d684448e327d9c3c91f8be6beca64b2aa48ee6dded411e0200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1c1ab634bbc73dd58a76f715b361651edef4d49f3662a9bc49cb061251b9d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1fe0e3039077e420c12f2c31fbb1d2f0d10f48e3ffe8aad0dcb985186d3e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a6d08dce72af866cf61360647ca391ae3c23e41198cead9adc61614036eb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08aa7375909329bad137b6f99900765827faedb1604ac7ddf01a1532c35a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9e430596b1e4cfd31009b0ca63b72a3bc99d91ac9df53d2e6c564cfaa854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19acf47f0ddebd6b0bbbf9dc81977bae92806066577ebd6e7a958edad635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da31980cdb7933039cf63556f2d500a4e6da1881fb9e77d661406371c5ba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dc07e27047fdd78cecd7f5173067d045cfbd48111a8e98dbbaee6a253e7c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26a0e0f359f2ab7d075fa166a5238c125d64bdcd4bf5129d0842a2c66c35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237db7bd9b5deb66ff36be39a234fc09ac92d88ed145a330cce779e589e39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30f5b49226e1891ef24338f8454d1ea00f02faa0932541169c80a4e15e4f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716d2f84edeb70fdf78791c69e0ebb6ddd4194a1c731d550a459a13f67ff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30d96cbff1a99fddae93b9fa8923a4c38fe701333dd23df1c8c020ce71d0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b850f22114f47d07da0228cf345b20c618fa1dca2872c470422b8bf63a25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1f4071cf5dda2c52dd88cbb9fb072da65e229454e4fd37342d1bda7f2d82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999876de77dec6a8b7b7fef7f562e47ae3c7e8058ffebb19a9cfa2736e22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9b46463047466a0506ba77c508373339e525bf307bca90f31b9aff15a033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76e4047226039eeacd38f6a47be5f08b7b1558127f82bfd0d2f055d919b8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ef8bb8d726d01156e1dcd6f54724eda15c498eddb7ba4c8a803f0275bb79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df4253a696ece98942791ca0b778efa773a7da5f6a88e890fa9b78ae9de5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1ce7bcd3ad28658e60faf6432ac2d48abea5fc30e4194d75844d10a850e61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0fcd53915a3d39b5d5f1fe94404eeea4ecb13958113166e5814cb1ee724b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cc17717a516c41f1a6f2556bdd638d1978f11ab03a23152ef9fd715123da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1870a9c9ca4c60a09bc1c151e4d075c7c72cf64820a57c19be76e49f0c01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91b5d59a79af67ecef2e7ee263fc1262d6c3b70bf54df15c147586c66408d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79b1cfbcda885da22532d19fb9b3f82f54b5943205dc3a972c1d9508344b9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b45d33b52453b6b443b0b5fc2115283aa54c59858a6f4b08a730e656f8cf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17b3917f087c1f97bf5d3d0ea525102ccec9281fd39faa6b72a524c6ab01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19575e9fa253a0f82b36152e9a258caa5d1cd4297fc40e3b71425039f329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49860756954b5a4d9cb6cbc8775a3280a104d2e5f71f1ae7d69f57204f8b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7001124eb34fc42a8a05f3e624e096197dfef8675958e2f1215ce646f78e3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90118e8019ee2c40afcf65f2e56cb33468951e443d3042bba11c0adb3a41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008fbef93dd810e43ce536c1b23334facd89508961c80d14936f5fa7ffe1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8918248e8ac096a7693d783aab0acffd0f6e692e831e49dcfa1867c90fe2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6000801e9531f629522bf6a3a5a6ffe8b8403bdda4d6313bdb42f81441d7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59ed36d5158edb001e5a46e23186c9f38cde396937ccd4f0cd980f38049d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47429685351142185ccda33de104e54f96d14f9aea5703f98235429e478e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36d1bbc84e14311f8840c2d210243a169472818f8840a55b0f12acfa1642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94e6d90622ba68125f0fbf1d5b6766babefb348e2fbfc514346da6a97407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c8c402d081a8b5954c73677c9b6e194a07ce3860f14d19244ab0407265aa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23d969869d692f9220414664a76d339e79599aedc01684cb8faee371a5eb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d70fa4c128c3bd4fefb672a5406457fc15361ac6576bbab2dd4b6c0244f5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61a2ee7132987c37e4f443a617c8d5649e8e7650fa0938d60f29ba329238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90b08edb148697f7205386d576e96ca06ea23b54c7012ed2ea0ec6724a19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3f178a6da4e914e4ebb2ce73e3c4211bae14533988f006d27549c7f27330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8efc6b82b825a6362ff97e0fc8d5af35512f10b0a96adbc5cbb5e9747ac7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d278deff7f17307edd7234cabca7c4c6b740daf292c2a536c23af5d02826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e6ecc947c837fc371262a5a1b2ef1fc2c20cd133299009d22e28e30a64ad0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a29e11e30ce04e228107831932b6b5e58ab5f039ec83239f048eb13ae2ed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3fb5a44ab3e6df4a6aeab0b95e2afb3d0f91dffba65f444aa1a60d8a9b418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fd1bd5339a0179bc913197719cd718cbbd236f261acc9f615cd516f8e4b0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42d6d0aa3d7eb9cbc6b4a4a3b6aa51fc55aeef8f0e127e96799b9a1b8799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6aeaef7b75b48f8f35747bbe0d3488cb76debba266feed71dc691a2f9794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06c517543b40da5575c2f0fe4077eaa0d80b8751a071d2c5a532474993b82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4febe589bc26599a30009050d80fa6b493187c799e0d340678e85dedfc29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0fb015c6228dfcb1877122a43cbec37ff24e6b9103d294adbb2fffbfd179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933dcbe5a8b892d93285fdeaf47996fbe7cb824f0e4162b60067c99b44d7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11fc64d74d53a7a3bcf7cbea508607048301d8e22f20225368bc73c26e1d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16d51196cb43f6bed557ded1b7b7d9c0a7e47c61539cb2d9433a59c527df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71a46fe1516e016a27cd72895a233dca93c1f4decaa234ccd8997701edde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7e096f4d2791fc545c95d1adc48b22427d5db0693e8e39aca9a832586c59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a47cdd2cf52da3e6959b608c2d51d6d45221ccc81f9627b9732b8828d2c8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d7d56ebf561e09a769d8a55803ffa5a031f8774bbb60d2b2f72d19688511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b5d051066e17dc84de41da604a91f84701bed36b53dba2833fc10e1a3c1a3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94f9e9bca06aa93fcd5c88d252b6147212ec9e8eb21c5349ba6245174f85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77cfebdd6b03e41bcef56fdbd0a15e0a45c529aa64205ce727627bdf999ff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8816622669ff8ef86db94a72b5bf04a867369f7a459e8a116d60de7f194f8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e39c6c3b841cd3fa8557a5055ad8700d090d6cac73fa7d7fe0ff1429b1b2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0f27cf5248e2930731b960ebce85c4f5881eaba34dfa3faf1b1095693ee86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80543b982365aadb44d243882c5d5be247484fbae331321629b4568d2b92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0100e1ab537056868a146ef06f4d017bad972c041d27c409a3c261d6425cc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a43ce6eb1533df6d730c78a497205d69082e6bbe3e57d6974471cdefb5680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a61770cdd02554fe3d8910944670744664da89e6d8c3e0ae7c7036373165c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40d5a66cddb65a71667a0c0a3ed6bfe9792694bc522937f985d8eabac5653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eb388036af5c597364fca3e6a8a62e2d775cf10bc9fb0f0b33aad823426d2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56ab2c04eb765f444c8dfdfadc486c15c882d915f51436b2d238ca0eb7095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ade413fa93b6b68086d4444aa7f86041c5cec3083e93b83cd25d6a9baa1ad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8802409d144577b65ac4eb25c541d70a107ee8302d9f1e9128c62573ba648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3dd0f5148d9bed55a65f1cb1d5774ac570f720f44554f7cdece0fa89b52cd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3a51e03fc044b062a1870cc13ab88a82eb0caa3f4b068c8dcdef9ffe11008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e20c008a728906865c5b63446b01a24d90f3e34b1ac6b65e39dff44a36f2d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f4e60dab80f77afe3bffd5c1bedf471db05dab74eee58c73515d0b44107c0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3bb8b39145416ae4ceb53dbaaf8983f1a580b9cd65735fe6edbe1ae411e070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4bc239081300aaae1ce7a82327c1da133bcbfa295aabfc51dc488daa12939e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4c2cd4cb0ff96ab3681d8d5441c3f9333264c51770b72a06b36a586ea014b9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a9da3764eade4407bf38723a87d641759b4dd5ded36796dc8f4aa4d758f7ce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bacb24babd81f7d7848b46bec94d130046da218a398f9b3cb7aa717a935dd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de168c3c5eb7943567bfb948a285abddf1045ee1a7fa417845535ea401b636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24004a40fe9788f0827e1673544d2129252fe0b9a355ce297fb7d8e425bf18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91b8c137f971ed66e3f11d9d455012aa7e49164b4ca461586661e0387024f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c86b513700e345a60672fca46535b1ca57474f31abaf4e6a0075cdde115e1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1cc8915d7496e3f8d6e82ad429a2bc0e7645bfe9f38af27ff5065c63fcde6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37d725ebe958eed63692f8f3daccaa42ddfc6acaec2ed9c92af7d53f8d345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9139dbce9f85e39afea288d32c2e4dcfc41c3392b43924390089c86ea358e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22d3f373eeff6fbf896fdc62f1e839cc963df5ce1138479d0e329b86b6936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1f3011829aa2dacf14a52180da13d4026162fbef4ca2a715ba0800d9049aa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8d924615dca2609aed81e758de5fecf00e6f71e3447a1a84973320ec6b14b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fd624dad8618aa50cb9d0b11bcb4583ae4bf43c7f313ec279901fb9387b52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acd3e5ba11c09db706a85ebf48f3c6e25e10689e1180a4d0e882a95288632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cf51b73e9007f2e192889e097c3b242f977b0f9433e6cb1f3682d94d2c0f1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f8fb78173a785a99c7e3e693ef0f74ac08d1880dd6170220d0bc994a5dad5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62c95c04266d27b65dba85b8a7d06cd0b2814491e5f55c1e2967129d5d634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253e0ade229e1ba6c1c743ce726fc615826e0084ce3e5020f909a67a49acf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86691079902ede2942b084ec1566083e5ac4019088fd7fed22bf21826eb16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418d1c55fff023aec933ed151772ec444f1b92d50fb5cb9cae1d2d0632ab4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7a9ebdc1001b8ada3985c048f401c476700b233b74e389f7aa7d1e1a82279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c623152d18a99c3244b1c703bf0738e39b8f4238d1b767ffab894902bbfcb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4cb5ae51e2ea57392a3d792cdbcd5fc0c00010890da9a4618a2f56ce6e950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656b5810e1e6b273daa22620bfb9334749698ce9306ae53bee95ce9f43f01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3c02537b124ad118eb13f042e3ff72b343b05b0c0e8cf302ec40158664de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fe9ce3d0b45adf14286d254f7af0fd971261e61e7db21b9e06112615b334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ba825bb739c1fcb3ef8eb81d331253eee48975b4c3ad6cbe0061553f5e0a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0744b51845bab6850e43bd72a979d96497f0a1dda1051e396007c326ac38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3413e66b6589f477920ad17cd9fd582dbd0231c1e1ec8f4cc9a9d9902e25d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1a6754196ba19db8db47ba12e2561a4343ea93b3f843e949be7e12d2725c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554a416b81acf94d62f921b1248aa1ef225bc327828a225d43d3bb41e9e93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d558a648f4f796bb206ff7bde4f3f6e750825aa2b600255920bdd6965aad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5600bb8e28afbf8e13e7ee0829eb379dfeab909420b08a819a968f173a17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14eeb9c47823c65ce8ced74c1979e05eabec6effa9ef5dc19a84942369fa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6eda739ab35b98b45a07bae72358a656a8ca870e51d54ccd5e2d619319e6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9adc5dbad8ef36046bfdd2dc17c4630622d25a519f1e06c44e1a9af9870d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9eb0f1ecca2e770b5ace5ad53ebcfa10bdda4706a7bab7a19e110685015a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48d580f4ae39db3503b5be1559ca42ea19df8063faa1857a88010c6ad2d35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ede02a3f929c7dbf2fbfa2ad11ea0e9e139fe5aadf00a05d6a9615728a3d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eb796ce2d491c3f360d73a25f545a6a35a32a467c0fa272433ab321b58ee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e851e067dec7bd35b792a97b325d6759fe218f865f286d3d675058e56784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38662d29302efe7a89ac6ce15cf79cebbb2a2ddeb4f4f8b02c44b3f13ba5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6244ffd16490683bf533815daa6dcfedfbcc4dbd6bcb2a9b661fef469477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f31be63528b2978161ce6416d77d631f285abce04efa96dbad94ab5490e5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03be49403fa3a7fb80bd555fc8c34672df9da8fd75ed1fcf04317e86cd2bd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d548c161557403bb847394d852590e0385c4976d4cc9459378dffa2c70a7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995f29bf959c45ef548166dbbb1f45c3ded0d398e785fd4158b86a9e4cbd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bdf89ead962451af2fd672c09d73fab9905a2c0c5ab400d4b098db49c941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00b1b6bec06fceab312beffefab82faa06c6dfcc0e113f4d861d248e7f5d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d26b6a63459e40803fb27a2396c2ec6f96671c8adf59b3e9e5e869aeed0b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801b2613785b9d5029594b430f3059baa839d487de152c16cdd4d76d4cbf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de8e4bc66c5cc2e19cba71a4fd649ad957b92977891a60e9f9a488fa10900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6a2a35b97a73e612cd9e314a03caec2ee6a318376c4aa163ec2954b0c734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b19b9ae23c36b846d8e71c663f266e8dd514d07c520a270d7b5c1603ea15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e38374936c1dd35ba2316de8ce1d186171ce35e93eba09d623d8ec76f1af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45637ee195dbf7affea279c6e169ed31deae0e9f9d8b7b94a314697db8df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a0883cc922948201f231eda1fddfb08adde25c36c54b0e6248977d5a6ba5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f6d70c22a71ce14770c9cb5d9b52cff5fc057afc8d9c422960b518d25730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0785b41c9a2c53bae816e0a779b48cc763dc45f9ae20aca3cc2f173d924a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f7b8beab163ff3407b306521dae4307a6fa3624a809f11a05a98b9170697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647744fdfc93a299c39bc51261ebfc91ce6a27a9f398ab60b1f31e666f77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f550dc1d46cb586714486d9a3216cb0224a6d47b2116d17632e3af126343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96910c213a06d6e94ff5d0010534205e83739f27bb98fc26bd7862cd7f53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640e652a2bce8f8029b797f6f25b6e5a0aa79e8c305bcf3901cfaf461e56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3246dc73f65e783337460471a583db7682220381d47a311aa706bf834561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cdce5fa89b48182a07ae11c215bffed2a55e9103ff7ad859d904c504fbc1a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9007b5ffda19e7a6bd9f90dfaa691d9ddf06edf19607ccf48883c6e7a54a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9e864822e575c78c86f5394d9afc8e7892b9cf931c2313daff031a8105f1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bdf3cc3aa08af413582734b134cb02795cccd9f054815c6a9892ea7e5063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c9db23fddc2fe52b8b0e0dd7b794128cebefc6c89703cb75822ffe9bf42c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b7581913cffadb56bd042e3c46c49a0d868eec3d44a3895904a152e490de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4b47550bf51e077c44dea28d60a93b47cacdbf0c0ec27e880a2836c3865b1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b8d3bd74b9ee2c529e09c853eaef1e5d9e36b6fd48b4ce2052dcd69b41ae4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daf40abab7d59834b0088a002757156e151fa48f41d84831fb99ab6907bcf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4d807d6c0632cc0fd70ec66adaf7553032f62b3f3afa8291b103374797c4e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10034969417f2d6093c8f9a813d0c65a8f1ab6bab9fa079979bede92ebfc6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871dba53740cb64357844549e8442dabbe9f166b35eedadf4c464648e8af3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989cd85afaddc3bd27bcdb6a100a4a86938e9362d82b33a47e42aebef5698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d175a607571869201f5932f317e8e66f34a559d67bc57305eba0fa51c34fa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5ac98841b160fc6a716de2ad8712fd826e43505182ba11e53790c41e269b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7a0fe834b2c30439ee60e59cdd19408c51fae6315402a6a29777f7898a4b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18e1e4f5ec82ceb7a269583242af3ebbe62b7bf1b7faf35cbad6c4830b0e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3341a5e4d93f7cc8c2679c6300efde7fa430a5ad108602685bf90277fbc3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ce3390143587b5b3fa7ac0e755078f257f88a7d2d449e35fedd25918d083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76e4886b4242a67800e678c52eab5a565b87265328800f589fcd782399e0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2f53c319911eca44662e3027d32e70b5697d8abb2dc026cf1a83f5180fb8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06e32dc78660c11d76d2a23332e24ec1a8896a446e51350e40efa8487ceb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ee012e3cd3532d193f3dd9d90a208428e82464098adab4bb1f634af043a0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090d6a440a9156eec1a8d8901a8a605d4ea027f644b354166c526f17277e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2baff16c3733762f32d79cc40ef2a00b62ecaf9acfe325db7501b6868f23d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2addfb3f80ce12e29645103e9e235088cd724bae6dc1b0205a5870457afd1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63f61fc3f05122772e62fa529a4ed19d23db4f63c506fca23aee4177ffa6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5c46b9bed303c741a110512b5cbd37bd47705c4828b9f0ed4bdecec1077f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9912dedd787f2770fbec6453c98cbd0f5b5b1bc45116fb7f03e56ccf6661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57a3bbb0ac1764459796fce15547a6427fef4d0ced8151634cd965df90a3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5149c494819ba54f57824dbdcbc937c377fa44a75f4b8cbc2edc5b75340d0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cd05b7d1aeed80bee824f5314dcd10d723516ca80592672b702b6671f6977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631033699e6759541fabdcc621e4d004b4a5e692a5dfeabe58635526713b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f09607849cb3243e0082a3cb550825e26d4fbc60081385d43adaaeea850d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1acf2f63fd309f84be4209932f18c225404e4879f4591779caf4ba4fcbea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9c332ada4af70af28cfa94039a2c8974847aa96cd28b0f92342d1a03e136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78a0173250ff7ae99faa61d1d7b16d169cf7077d6a0c9fe8b72736d0216f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58727bbf3f2367b1dde9d6d5eb643ccac1c469bff68138ae80ae32d25b60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a1485c675effbcfbb82248867d5ad33626a1827d53d507d77e011f30cfb57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fce51638877ae8ef29a5299841f146843f2d2c58e012e2e1b10549a3b48f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06690d709dfdf917046752e497d4e38b5864fa359d0125c96cebef91c3e1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a8df7ecbc140f05af889e57f2af781b7711aecfb30942402531046448481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e36b378ea7037e1dbec77f74a469f200512964c99c12ef8bdd1d22846eeb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ffefe41fdefb2323d8bc4dbc6edbb9b14ebf522f394b95ac4385b413f44f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374962b4c9320837e78f4b1767e4f6db853ac68690640f79100d434d42ae9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7ce883e11224e0441f63e53adf7cfdbbab93ca8b224eff3aee3b89bce809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40d4b076a3c51cb3f9db9be59b89ddfad8764c8c37b02a7e1982a9cd474e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15c776b9d74ea38979a38533994391d90c42019706ddfa880bdb6922d120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f7fb00fab97c71850387d7e9d1010b174a4433357515a66c70fa00667ab7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c6e5a5f418454ac8bfd5f5b59ea1dd07a5186312aa35d59a382ae8d2acf7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18cf9cab6d73c6bb93ce2acdab5ecf4c2fec202d486b75fcfd7fb09243f3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41ee252bf339a0c79ef09318c72a3174094c221f18e34b795a496d9e269e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24714503b0fc13d22eaae41840897a05943f2412b2a54db309825010eeed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ee4d75853aa3430d45b30a83f5a19a1ebe0847191bd10ed675f96f3fa50a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b7e121d93eda94696074df7dcff40584749d86be6651964239d6dbef7018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1599522a9e674838127f1f9a48206825c7f867e5efd8bb6011114cb47b93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1a40602e57c1f04eaacbcd71775b6114da9ac30b51d839ceb8d69ff1f666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aaec5f67a83d4d9212bfd5ecd610bd24b30ac0d472e8636f1d5fcb8a28793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baff462d9ce6bbea05a1eb52c6f150d41e38235261dbfea02bd5ae69d17a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7449eefa7ee11a44f918a0d52c2eb2f52739843ff94e3e31ff2ce752ea3b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f2b8c955cdfd5ebcdeff2b717ccb8b16df138e3302f0da6df249431cde1a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72f669d0bd2d32bf53febcf22a826b633fd42cdec75da92fba38d149de20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b9bdd709dc7d3884c64c691b4c37b769bfb6f401750d26ef36e1c8f03ffb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483a3b32089740d90f6e6ebed542d31fce24744477254dd47e2b190ccdd13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4035672714a3feb1feb14a3fea65eb1b5e8e530801c77c5fbe552b4308d3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4243f374a544bd9cb918b43f61e2d91524fdb381610652ef487dfee5b0b1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c70da99dd63d995a0dee95c0d7b8644316baa04bb3fc25b9158399c355663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30e3d95d68338d0fe3c1ec7cb26ac2d2ef6741c2f6ece0030a7ca4153f96e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c1f0928c4a8c3448a6f417450f4b6a432828c7d25f19bff0e73fb4fe85e7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d532aaaf3f46e13e0c05af196c48ceb3c3dc6086c9b1de4aefc12a664461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6756b7fb915cc07308ccfb7b6d32030d1af6d69e46540671e65318a257e4e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88cf900604335947c7a2fdaa5b160864a95f43d1c008dede5da844f54547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024b1d2e73100ba2e8aa0b4815216dba03ef8e1f9d1bf3542d56397a67df5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851b7624b8d653fd7cb6551f722a25a1843466e40b2ada51daa3195dbf2a2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70fff473fff194d14b7ae144834a47ba16dbdefc4ba4f304934ecff5f42f0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7bae9805fbea29bfec3d423824914d5147d5c38e978b6b7bdc12662d0edf0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428be1cd6033ff30490c1effcc9414f42175fd6f1226ad31f897d4b07aadb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09ef39a5c40a6f8d17954ab34d20d0a7690ed45c4f3b8551eb22b5083c9f5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b771d46c87800ba378a516ebe650006bb75ae95180796b546f7d9ebd2625f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7720b87c5a513551a0be6e16f60515f1c6674477730379b41fc79fea3c58e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4e253d3d65bc86e962ca2fe6ba680a7043098845ecea43cdd5fcf3ea2b136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1cd815e307fabc93c33ee7953de59fc8165187977db3b0d140621a15f118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4d4c0ed1f2715824ce70e88f2f1310a4c96c42c979f8e9ec0779d252f509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22a90584054db4f556a77b233e1471217e8c431274f1e1ae22f6297397881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2e5161d65143d7295c79e78c00ce7f0d3dad77a301038d50ab79866438de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ca6a816a753c06ec2a028c99f476568e1354afc8e7ce2df15212163b2ce3e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7fde1d89fe1b25b58db349fe45860cd1d6aef3b6ae44f2b17c9d70f194d28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3c51569bf5e43ecd9d5f31295e91ef4eb0462d661af2b98850d67d9852ca5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f6654569a87bebf665a0aa1231b24f8683be21bb059165f3fe72fee2cfd7e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59c663b1dd1e4c7a0680b5cb0785948bc43d1d361b8d908443c9bfca0feee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e9180cac8b288b4112af1ff0db005396b3c79367b5ae899b64f43a9a6c952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543f416ebea5202571bea54e39db40c83da8199b0b75ca6f26d64bb31ee52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ee476007e85eb6696d2e7571d3714f4a5cbfb38dbd23429bc477b9df27e4a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1fb733270b5d8c9f720d32d6bebe7b13be685cd5c54ac4d0dfdd3706e365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8b569147faf3cd767505d061a61f44f17c0ca85e937fe1646ad216fc73f9d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9c747714113a98a4e19e719b71b997de758e60c4b7cc2f341feed562caac45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85857919c842e8cc0c7273b657b17fcfc8960d25624543e5ba3cad3aa6a3f6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f291be51ea52fd3df1e6a127b03040bf4cb03f0cefd338e52b4d9e40275d1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dfadec4c6ed9d03b43d0a42982b87fe5289e35c3dea719ec7c6bbf32d86fe1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cf4a5e94600ab250204f31bd367e2fcd16f2abc40d5e99fa8c72de330f6db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2f3547d95ed9e5727b20318798ec486b09868e76cc4da063115d513d1caad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ebbbfbc276f1bf670bbdf272a5f2c9776482553d62d54da33a8ec178df3b9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f594e9121d8d9dcf77277e1ffa760c6609261c621c1a3eb12be93e024ee3c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15064be9ff3c98272f980b49df00e8537263eb7f66cb39beac4d1c93ef9a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0f687bd1fbff492581cf17ab15a4e10daeca18c7bea18e5712470fe53ebf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7fd8f747b0ff8275cccbc404a35f44bb1b911d8ee4fc03fe31aadd05a071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057a09fcc9bdfb3f00da6274e98b1cac0f142f8b96d471774cfb78f8c5c6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5e75709d4bfcafef2d75accceb1d54a92f0a984634ce90c6c95ab18207db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e6f0bedb1baef08ea429c86f6fa2f0ed3b2d3b10131dfdc733ade281c209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7d0e2d56c69e671822c29a0c798933a447faa1b554fc45af4e0aa656b6e64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e17a43dc32e566fdc7afa3abe9de4aefd9d3981ecab88c18443f39789f78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c13668f01c7884e15ead31bf58a45a3bdf3dc180a24c7ecd3159f0db9986b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5bc83daad94a509e49bbba42d95ba3717b3811c03831c0d962f7e80b9e35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3c3eef4bddbde95e2e722f2b043db0b01519f839ca57e4ad6bd67d771cf2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a0c6fec073e618b6b4a20e2e9ad02ee2bb6e363b8b5bd73274f34d3704a4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064cd610a14a3b4383a8a311a034342225d4572feee6580adb6249f85a0f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df383ecac054b11c5643329db1c3aec7a6f1511451749e6144f1fa42a3d1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a63ee8362d96a135598bc7abfeb8f7026fd371448e1ac9f5fbc5fcecf29a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c28694a72559b30abf2880fffb54d1fc44dfad700ee020cdf93b15e15e20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486315d0f51cd416af2312209a0dbdd0ddf90e0e5bfe70ddad815849b92d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aae6edc0532e0205b567186fdac67bf75c80b675a5992a1d2f394a4ab766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8586ca53155d94cdb52f7ea1733b8e565968245b201922cdcabc38237f10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ee117e4dce1477b0f582d3c89a11cc385c723d4908856c2aeaa5033b8ad7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30eb266fd0f45c9f9f50a3738f7452083cb8ff1263fbf72183a6a8cd01da7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760b323a21baca60f61eace3204dcebae2af101c91052c2390b5a3ccdf93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9961598bb9ed991ae8fe6156f32c8a6e8d125716e564e5b6636336d994b1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1855e5989d5827b9d13cd3576f38f7ad17fe3323314949eaff15b2572b0d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0455c366a4c30a3c62f24ee84de1b76a886f659cb3a278a610be579c4fd31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c38592079e9fccddaccaaaea832f6511b5dba03915d7f0a3e63ad4c03666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22a51f81e2d147d3482ba6b8b46401f9ede5048acf70f827e54293f2d033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a9b876d89cc345ef40a6b4d080398a0046feaa59c0c1cd47bd05307039ffd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e4e6643ee782a5938524ef219182e654ed0c46259d7b23e5da3ee7e72496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eda0e7ed21d5a09c34bf5cd069e86334eb31e62153a77ff3621cb56430ee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7d048ed41a05b2f87ef278ef2e8e845130b7fcb76fa325924e70b8e2d70a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37914bd4b5bca8750d0240d98c9c479911cafcb12acc34c842a0e25be7baf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6c348d2f690a3fdfd7b7c893fe2f8b99689b392225a89c6040c59b87c5d5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9d290a6b35736ca6db5f4b841862e666907825b922115fd6120f780a8033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ee3051c3e7298aa5efa2a07550259845a81c44948093176da4fa0fc1be53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1305db5582ba6da374013558e779a1693b273431706a286278c85da147ed4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565d0f56022ca693a8b9c3eaf2d9a1ec55ffa092fcec393de7ddaa842514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73b1a9bea488cf072b2541044aa6f26653c1cdd366b4036b4123044c4c0a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d0f3200edf92ff4f2cb20aff2e928242a411dc65dae807470c012a71ef201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ff9d05ca5709fb59b603c69c10a8ce9ab8927d586e89b252bb6fdfb2908c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6e49b63db4b0a31e62cb98753cb0311dfc554a0b79e03b2f3b0a385143e1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b3a778f5771740ef9cb061c8d1f692deeb7a760955d4352dc0cd70acf8b2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547b604089a48083fac49424f7c07e089d5dec55657c93e67e20aa95c782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4daa7442c70fac20916f4bb14587999d2b08b5f5a9c9fb5809f03c93bfe09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20075c967593a85e59797c111afcc6216ba0ba12b680438ea08faf02f9598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b630d59580f7629fe3e47856d063cef8fd04345c9bac68f5faeec956e7812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f8b0c3b1f4a0086c25a1e4f17225af34197e9a22c59c9231c951920275589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f8174d8dd0df9f7f381cf7251ef28cfe1da4910eba9e2352ac29effc7627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cf175f9b91c4575902d81785b7b9aaa1625853ac468971672420dfb9e8df8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96db34f7850d73a075bf628b1bf8334c2cad7211ccb9c9993e80eb4487a42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7fccd4999285ff2284e57fbd0b256dccf2dd0b4248d6c7b67236fa0a86bfb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0660e9ae9e1d644188559f4dec242654dc2dbcc61039f41f949003a89d09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34888e46224c983471f173cdbaa4025d8056f56edabbb7d3f18c9355bf2f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53c2d60f2d0cf4a7302d778acfd37552d71c6de4e4a65cc3011367ff35d0c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40791dee14e33c37e70dbfab667b8cffc8654b669beefb6add9e088c5d8b3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c97cfca2ff89b359d0cb8f22381f4847f1115a89b079f8033f0c9f991feaf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719add95865a1e5e9dcd788a0026b3e9fe21e8c9d5d89b3503fdf156e3907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64aa29036f6ad74c0561b8a154242b8f14227333ec9cd8e9a816a3daae678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eb30ccd9dacbb44eb0bf86364dedc75e3c84d5ec2f0cb1aad38a97dd89d30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95f3a534de0995551ee4edefb200452594c441a811593ffaa56a685e1ee83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0f60ebe08fbfea64b6e07fb27d169356086cfeceda56f992eeb1ce084d38e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ee48dbc19b12ae21fc1ca513620a4681fe02786c55a18ca3ff65eaaff2fe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f0be06c33c944c08e11c09ca40794187ac79caddf64c4279c8ed510be71e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ac230e3cee49749b015c58e3a0413c9806f5d4658662c753cd35427658ae1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f4bd1b2f1ce86450fb8e093b285edba9b39f2ff596516aa1e9e73aab1e3a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8e752992bfab0918db630c26c35a5548225c7e31c80a9786eeb25eae366cb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9a995b0ab83bf1daec75ddb8d2309c761224c4f53d539f74b6a6be0f1a47e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bb413673603e31cedb8867195e270663cffe17d89b1bfe2fba90001a769b3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dac0f7798a16f943907a9e6153e0a12ff5dc29287287c9cca28049cb8b78c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8cbe407146e68c7db749576d6bab4c808500e13b1c9e17665a43a0eee467c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74a53ae72b0b176465a87c53339e4aa8d0db61fd8b555639fd2e57f2b1fd1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6c2c21da6041927cb76a86b4402f2717da42c8c22c011b7df077b9ffa4386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33f95b761d7c92f57fbb6c89b0f7346b1397cd234e40bc326fae2b56e2fc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dddaa50783bf94711b554e7501c1d781beecc80ae4acc66e5eb8c51c1606e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03751188d922bd4966c5498f17ab7c4f3491364282178b4a309fc96eb1694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0df03c3dc40224b2b9830a9a2dc54a748cd8349e13b361f38df87574c5fe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50ed7c1466b8f0c365522f5ca68b2a1ccb1fb7feda49047833965a5adf84c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725015885ab74060759cdc4dddcdeb4b40d32a6a6988ad2db090d702cd440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d94124f7ebd2b80cebd36a08783f2b8200cb531602592c5a441d44ac96ba5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b1b076cbafb3b5dcce0b44d9a379e42d2dcf16fbd9b894dcfa735245698d38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d29ad421053544a99847e9b76130e5bbd730faaa2d862f4c65fa5b44a4167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0a8d5501d6b1dfae40c85ca84f0553f7874b61b47c7c281012163b181d254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ae611d9198d8262e4d12de975d105dd8378714fefc1f0e7462f3384b4720d0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209bb35248961cccd971748c6ad722b66cd299568f68cad1ef805b6e65ccd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f02750696e975f7807cf1251483510528c17595e5e9f6b80f0b751f4d4e8f5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0d61d0eda370e914ae97a0c6dd20cc878b310a504818a9eb2a3e6a376969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27402247740c97f4f7be605edd13f98d38d2832ab474dc5597950aa9e71a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94e8a2f709635eb99fc14f94ee2d66d4b9217a41d8fff7485ef9d14c530e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31515f55fe6349cc4f9ce70a32981f068f56a213b83a0eef60e6b9d9b78aa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7e4cb3a375300983d4e0ffc200b70fbf9fd6d875cb2320ddb3c8e0112235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a12bd228ea5fa75af7ddecfdc96c0cb0609f9d0ce49ba14afb1fe2400df8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47c237a29223e179e3837c607607d2856b06b87e266ef5ff71cd4e33b6ec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29313e2c288085d11b9660d3327cf8d61f8d55cbad0a13dda932e2223073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98353cc17821a16cabf44d4413a3af7160b99c47940d2debf877257773e6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8f2d0376db4c450a081035f6d125d851f0cb4d425a327bfe1127de45a949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52d5579b9be2f9d26ee7b3a188e5965943951b8d3711b053bb552c0bca3e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e7261f52e38ddc22131a0dd7d231761c2ab5ac2e73b29de59384725939df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440907dfd26d905a8e7cda5d582678cf9ea19d5c6b56df84477eea32db38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e3e6648f6fe4e2f58ce4c8919d73deabea1eab0f6a18685e1b52f5e20130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5346de297b380a40bd26af256582f06e03d37c4584f629ca2c61faf7289a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877cb27a752c5aa64e7b868da44b5de3d4b4a2c339b1fbb943240d8ea44e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05d68af5fea251dba0e3bfa3cb295f76708b6b468d2729908dd986589c4a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56501776d156bc7991b9f99125d942f413311d4e8fdc901123332bf17579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148c2cceb777d6cb8a2be170416c2444ade3229dd233ceaaff3844841be1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8805c5e28f4c900224da96e0b5f848ee2519867ee9a31d68924b2ca050f4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2760e0dc3d44c39d440570d05052a92d608d14ffc511062635204aa55295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1ae03ea364a7dec607247b014a218bf8b96535c9b84242596621b16074c61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326cb67b5fe0f120e87da125efcf838d1a5e255e9397ed98876ae1f457f4c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bbf2d2aa4d5581dc509b07459781de2f2469a03fb10f70e76cc90567b5126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00c3e31ec9fcad263d5597c30e45fe15bea46f4465300c118a2dc7bfa4c71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46750e938177c6f78904804aac0518b62d6641c7ac57bebaa962a8fbb7d7d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5b207e5e19e44cf7fab4c57b1987bbffee0503e182673101068497fe956a0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da01f50e342ec22a4d50bb145f5a3714b8e44df42574565e973c73b45f4a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30782d1112f5d37636f47ad2d1c7d32ab7c305d61ca62a38b52d8d9c7e649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8d4ea17bd9db7878042abd1d47bbe7fa4d96cd459447534cb570d433b9002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f5dfd8764c669c2964735423c1fa4c6947c8385b1809b4e94f8ff3872d15d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003e130b56aeb803e8d291542b31a54f70722d9e46a881d343ad67d47264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637eca3400d7b8ec87c167b9285910fbcc02ec538e24de3a3c30823096e6f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6e532fda21f8fef496fb8c5531a50754b7344e79740a8c32539224fa53746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ddebcc95dd30c987808714a1807ebded57bfaacfa43f6822322b937272cb9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b82a3d03eec5ff7f6f6599c5046624304097f84dd51c8d41d08418f42816a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0bf1613b24f0688045c383766b06fd2f1cfc3818481acdc562a2cabdc711a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0e488a503406c0968694fadc804110f88682e13b4116c11d8966f4d76de8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f3f7d5efbcfd4d7913dcf0926b75dccf73bb2256e666b88fcd828cde3b65d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1064f08bea8c5b8706c4e9d59e428be6e863d2c84279b6d4495da54d3a394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e5761adc154a3a9c684647e7b6def857533ddcc82a18a58e04a7c4e0732d8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498cc9f65b4cf9e599b1c2f0750a4f6ea8ee7e08398658640b37c8ddcd7d9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16969e728585ba8b2d31e878e38eb257d4bd879092f004e8bb583f14085c9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f938296dfc94a29c1ebb22aec8ccfc5023a47942055316925bd08da2663d4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775a4e35a63b77e7d13bd3175b4c11b88fa155600ea19551285aada0989c7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c4e1ebd49ac3a070b0d9c12f6ed7d25a7a38dcd8ec7e7359298cbcb3be519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1d0a7d0ec7afe3fbd510aa1d1cb2198c4f4ef463f1ff57b1ef2884f24c9cc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9463f7269dbb880551f0be59dc0de63d4bca56766d12261d4ca7381085cde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5c7777b26a0a7fc43dc26138558ea4a85950c5c8bee06662c3a6f5a87e411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395fec388aaf53349cf314f3709707fe6417ceafd6eec0248e04cfcab36c2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4310ad6b9fc038b1775dea6e83fc3acc5f585db5ced9260e8e389812ccef6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466faa533fe02dd11771cda5c41dc472c99da782401762fa24f003a7cddb5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848c22ea676803e583adfe3dedadbefa621d8ee7f878faae0acdab4f0560a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d3c2158ba9332386ca0f36c3c6ea5be3f5d86c81e6418f90bea0bd7347b03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1c65277018c44005ae32d60a9326f1e294098b9742246b3a37b2f2bda9429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8b088344077407dc1dfa23a3c00d2e3eddf9ec1c1199f1eda696a6487da0c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6bf53a48693b77915deb6c1da9f0f317976853e62dc78bd66b1b20da1ef6e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d2fcd01dca116e56d823edaaf6ced4ceb7b626cef823d6f638afc543a64b8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281dc0a30347332024046eb355b5c7af5eda4aafa3482e17ead46bde4f58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a1119607704629723e4d7a2a85a5389ac8aa4f801c9469c57db0cea4f66f3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418dd25ea50c75e1df747f5b609d4aa45a6ca943f961a135fe13b1284dd8f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89e961ee1a5edb47197f6c2dace727bb2a5a5c0bb33326e4f4cae3c30377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94a014e710049c784432c00e27fe71d62ea04d1bb07f318c5ea8bbbd564c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5f8020d584fa017fc26bf2b8719e40fb0312f08eafd1e3d64ffc461c4fe7e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9e3184df850e0589aab0d77d131ad9a8147f810f58316a116df2560d919880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854a868ebdb0143642b48b0269740c812ca73383816f72f5a2413d142f647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cdf164ec942115a729a40476fcb3a463d014696096e5ab06371ca3b19160f8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fd73896963bd96a21aad2cef9eb95d8e736a4f9ad54aa130f68dec25e3d12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34202fe654cac1a23f03e5bf5d86db93c3f46b904eb11a3aab7d921f8835d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0e863c63f5e35f878ce54ee24c18d1e03dac62cafe7f5c19778d69c3c76d62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7e257b2f7e028e2dec5ccf0fd8408560596391a4df688aa641904ca7049457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3f05c1588ee52e7940471e9b0261be3c35560ac9a170190b36e2e1955a996a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3399173ea75e9e5f601694a78b5c016c79a04056b7fb6c38b6c28731105ad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d09d819675a7da0737cfe5a36e79c966872ed63364627a030786927d5b35fe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ed6a830a3e6a1ff74d5b1f119402a2d6a5a461157f035764b07904594fb25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dea4e5c8b049d63ff06b21b81767b87a9eae20a108a676f9539f861344811e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4fd238517c472ed80d7295b3bfb6e010dabdd9170b58b1e386a79b95192d64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7e12a199492f7cd8e252bef51693c170884160ec2b8203b0006397a815315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68c86d9ced1bd9adeb724455380e4332e7edcdfd91332bc6e7c076ac64ab6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87f17eee3c73e27c6dde8abb1c43880f09caf1ea1b92eae8a8e8d63b35061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40d1710dd361e728e92964a7b214e529a3732ae6122a1ab87e00a66caa20a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137c797aec77a18d19f073d58afebf554291fe72aab33d612dd293451a761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d4589c97c5cfc8fbadd1053a6c5c0418e192d8af5be19875521f5b1973e513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a7f651c353c4dd344239ce171b8585acb31be646ed487742e4f32b2cf8244b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8ce9be2790f9dc6391fa1d06e536030ab1380951f6bd4cf6d8c052f8a384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b411271fa380b2ff141f1a2309ccc59e4a3663ce1a853e8cd8edc95bef80a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0954361e951dfa2c757c472a711a1f793bd7257ce010807f024902f374b78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c9f5801577d8e62c8c3e5fe4609210ea4fb7021c83ee293f0c93ba324ed7b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2918e9e5330000644883d0d4c8264a3690fd45558f8d7fde882801f0d96c5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537e3b458d9ea9c17a9449a5277a1ce9ae21df82ad286533803abfcb4a39d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f801b65c2ae2e4942d84bca946e983492ab5c7e323cff2601b3e2a8556a95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b56663fac22edc6be2211516664bee372adaf1b0b81de248f104305faf0b9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ac862184675d5fca0f0d8b1c6ec90a1b530fe27ea0e854b69ed6753c8bbf1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9a3bc44207e91b1b385373900d9b742fe7ed2ba0189a302b219c0f1478862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60a7284c88c915ebe261b97c9d0abcfcd7fa3a503fcba4e4797fc9a02aabd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c3df23b39ebbd539610cd8bc5c057a4d0d253d81cc23d39118e4e88fb87fb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b18b371217f4a43cc6620f3da7863513acc9ae9dc071d14226c09f14ead62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d08260d3bb2a0d3873db6453ee4a8bf29a23abcaf2217e58746c8556abe2b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d0de5096c200db84ca18ce1b60d1dc25377a2c3b72347336c4c4fd275569f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bf578397bc012d35285fc9db67bc39290c9f5a27841e79de93e49fdddfb0e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3fa9cabcd366baa88fe19380520c673eef734cbfa9663c82100cab51bf14d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a393a849ae701ee26fe1a52c3f12ef6a50436c2d12322c859ca2e2283c010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d7db69e9424a641c3ee5531da206041ccffa261c2cfb94922a43ebc6d3705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a9724c46347a2a1e6d1a8d38148c31a86ccbec822d20a6eafcf519e2be652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9becbb5ad9dcab99627ef8a25e6ae127a38bfdf17031fb0c0c4010639ddb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5b2e3d680a2a6399811cc03eca8ffac629e3fe00c8fc9b3bdc10c1679614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3f97a824832ea019ce7d06bc0fda0e07383151771755cd6020ab9567dc988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0bc8c7ec342aca9246387da820475a4d30383bbb054c4de68a5cff42fe74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417ca93d0c081c89992451e620ffcca3d700ce9c54e246a775b58dc99caa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e27ed4d09d9518f340147469f577df95441659387ca4413a470364e2234c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e77e1503a5d6763474f77ed8e086e6160610369d560d7189d6d7359f54b2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3a8385f4f7d9909103922b4ead1d4d12bda6d703c5dd8d5775c45adfe11d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77f7579157c2100f097b867099f2eaea0af8503f0b25dd8da4212967bbc1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7d5bcbfeefcb402f8108dccf8eb037bb8d848211c4db48cc6406d360d044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36016ecdb46f0971a08af5abfe88b5da93d53512e5298aa6db9be4fd2b06d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c7e1970819fe4880e4e555303f43ac0d313b6cfb6989eaf38cb19cc613f8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67eeeab6fa900cde9525a5200df84d134ec88f32b9b92d6219742881c6961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5c8ef38eb4b7e2db6c3328558a2a5c67e98042729af298689b0c7d69ab843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b5a9fb7ef8f973aedb8c5efa5bb22d66eec7a41d4bc6100d5195e60cec3c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000ced07385e5b51735f9526ede980a032475253decab0f29c7fadf53a05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bedd612825b2f3461a5f717d2507644f281ab3cb781c04aad9f896164130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7b330a6e16692bfceedc7fed71009d44d51c5a7f9ca8451d67fde1cbbae0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873f2ca07d24fe861c59f62e48069db667f2048be7aa8f16f49fa562ee07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60515082d5d9b2bac2f42f3c1b34ed541577d86a012f1d15559ab959df822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3c33e7d29d06d4695b1f2bd22de910e2c22cd3929e095e5ecb9d4118fb3e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54f653977b592fee16a4d95e6afbaecdf81f6eeb23cd4b703488c64bdcc3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a3f701da29313e1d692f81eb243e75a2c67824f8c8fc4cc548ce596440a8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95b3fa48174293ac1b4b94e5e35e3e2bbc9ddabd5f27b4b520358e932179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af6ea62e4302734961e82578b86d8a7ce86397aad79e574d4d7ab36704680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2322cfc4faee1a42d37b08676eac030a92a091c49251dce0d637116a69fe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e6bd7b4c2c9d85c9faeee98fbb3899a21c158a48160fa99df57546c0a7f8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62db7c5dec4869b52038d0e695a554108ac117023a1c4be4e89ddce299a99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8a4ed146b15e3ff9191f87ff191f3fbb965fff3ef4c2ade29d25993e450a0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ae589a74b5cefb4b9c20c287f4b2c30e74eaac0104f78df6c179ff18076d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8e364d425ed29567faf102e6272e2d5f68b1c022f9e6a1562b4cd42b6d5f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234d7bc04e1c1727baf0a34f5bc18b5804e6c2fd6dd8846cfef65f4c1182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551a2f372e7090033067f665ea9c906391cf242d7e706426595528c18aec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a3d4218f264142c72efdea4458f16dd5ae0387e7bcb2ec9b519e559b704ed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cd6466cb9b842c841ecdd4cb606886c889b96c5916a2b0b1268c6860a166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f0d8b5bff00b737ba68c320fc821fcc747778a254f054c3397f70e17dc5ed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a454e41c8ea71dabfb7258d89fc75da3c841e535c8fed0db3c555170dd8f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54091c34ffcba240d418f653d09dc5bbdf7fc932efa4aabbc3eb6a1639dd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277cfe30e79ca0c3710e3790eefc959e5c2e56b33930541b0d71ba8b2753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8867fc03c8fadcf76644f43489f3bb55f974c5ad1fb859ce46ee38470bf8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8ac0314cee2b05615aa0f57bb47875ea498bff1432cb41e3c596fff20524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4621f868337716e8cbadaae74b35f29ce0533ff2dbb631bc9a2f821367812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2768f7684411f61b303e83b54e2bf6c96901d314708f0b14b83da362c2dd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8b921437bc5ba65c84f874e69da651eeb1e4857691ec17948028ac082201b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6afe0f874f019013409ef88baf065ef6278d865acfe73abefe6173f7537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cfeaf0b1f3b59ce34f401fa3c80554ddc3698fb4151c82b4c203bc14d58e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048b02d8a44837b66f64ab8d92e5a6678a437ad6afa8491b49ed3fe482cf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af3aeacf9a869690b4a8deb53cd065c6dde229f5a41b3694b5f8383ded94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ec672c3dba7fd06315260e7601af886a0a72ad27a4e680234a2866ceae26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cdb4f62e7f4cb1a76819cb57743f00cd89867552dba211cb2e4bc32f8926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01fabf4d1ae1a8bdf387f55b33203be1e87b2012c87820ad41024c6358ba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cea34d1e69dc1eb999bf3e193f53627675366ac3531d09afa66647d87026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b8a5b211de0f5301b811a62f289606a7f1dc737838fe41337d6811f46bb4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b1b91d7e1184d899ddd3a6346d3ad7704fb384fe6326528c74b104c77f7a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540177279ba2e443576561f1482dc2722f04fc1b6cf4313c77c1c67f08ee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841d2e9a6ae5aa44664acc1510c5a71037a47fb707bb4550ae434ff6bc6e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9f0aa63b2034b1785a47e7aa80a56fb8aba79fc14c2521c11821adbc3259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2eddece704af55e46841a78f22006cd5547832df30b79b3d06358dd6100a2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f553bc9ded9e24b0821ab03d10de5cb35ff55281ba28a50298aefef5cfbe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905b1f0d6c1c0bea0e635122c21be1523689cbd9b7eef7bba9e3df81596a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88c76fa3cb1798ac2ee114de57f80b65553bf294e9382fd18ed4f7f15c68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245d76040455303cc3883b40f63160eb9ce6284e80bc656bce4249fff85b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63c3a30f2c080a3055074d0d994f250f0652f60f406aa2deee59749a9bdb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e4d6215617b05d41d4ffcf169eaf952e139b49c12ae5f3fef1888bbf8cc7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e8eb482d4cd49980ea2a11f50421fedd3a6500676153a4349180e02d3dce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1b6e53110fd55def7e0a745225a2b66b7b7db3d592776aa8fe76d4a81ce8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b239fd61cc7647626bc5c74eb4a9de23e04d75fa80cf6ca01742bca062b3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8f587dbb326d3f49262b58aa02049f050dd6f0d115edebfa2cf5ac8c49b7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77f827bffa8558188e3bc949ba2e36f52517663653a9b792374a1a492e86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0d121596a812fe1ced5e0f25382642f578dcf537fdbbf87ec7ddf672c2b0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3dc4398f197d88b1df51e3641e2324610ff3e66686532018de625a9ae758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24cf0990c7de4fcc60b77f509967141a97e8dc546f8ebbf8bf67fa0f4e94b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37de102eba0377acf3392e729a660cdc82f663317821ae3e46a6f360e6b69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bd7d9924f90ff3a203f26d062bd585805282c1030689c8f3306557e40939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6194d1e949cf7ff9e093ff1257d99323a5f514b6e278f6a2cd2ff6688f000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12ee39c9cbf4bdb0f282891e988bead399de148a7727999bfd4426e9f4ff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28653c8c093251ef97a4e81e6114ac666ebf8c431935a8b68c163aa42622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0a363583edc3bb8c0dba2864cc78f29432882596c3ff8e6ccd3d2dabea86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4619de1790cf25139508d385256af58fdcb1e09bba31758147b23e0158c27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de5a9ad483f70295184d367155b1531e7287f7c31bce4caee5ad40e49b50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d71e8cb0c7d0933dd94d9a146ea029713a57c2e20f19f7fbe24734791cf1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48f7dfcbfb25d43dffbf5e04011e9801b7eeb2caf24cc13a600a832674b1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3a1708746707c36f169d00997d45cc7f65a4538d70ed0331a8dbcc11ef07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dba5fdf6650648720f7e9a5052aa9a6b38ac1105d453aa6ce2cd2073bffd2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053ec3e17fb9a13b763ee29021d449d2c1b656e8bfd3fb42532aa26a3314a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43ebf177e6eb3b47c8afb2b249d546721ac6153636a6e8dd956d086d90de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8827de3363676fefe271b9e9abfccfae4ca5440100a4bcf5f97bc171d933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804ccde76d066715db57c67aa9469b36df208343dab0c90ecd3b12268ad3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3ad9e5614fd31a75a3087da5d0a98347e40c0578499309c26934b807f342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469428bc0dda9701e1c713c933c5064a173caeb132da108401c09468d62e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c248351247ac84fd29696bb09396d8ae93dfe2a0b1aaba53a0e2554b3b7b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a5266aa95be2860af823b7e4827331b34eb21d50c40b7fa46a800fd35abb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90ebd67ec75eeadea1b7f4b00075f7a485db0a0a14fbda8796a6cebf6915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09639b7d3dfb9c3b2ecaa38290775ac0c2737bd5c8dd16d4949161f60343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a836bebf1ae79fefdc82cf64ced201711d5e7f5aaa7569c3b403a5472c84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61c1988991a44f10acc5d7f32eccfd9bbc8e1fdb5197e30d424ff83f7e58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e5a4d31886a5daed1f41ffa44d7e8898a2f17b5dfe0c6a87225accc043d5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effe7b1c685c2f61821233a98cced27c67ae78aa993242b9bd226f41afff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6d22e1706288109d5afd31f56fd61028b06bec9f03aaa5377bed48d90942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0e7af886ef145680a9ca3338a40ea67274fd6002aeda9af3590670a6771d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f365aa11cd47e5b76c2d386aa786277b14ad4b6125e9e1f221214422573d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96ebb64c612b180a909562d488c972080bb112a434abcb68d9ec56495401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b41eb6347c9f2dc5f690723e390e0e0f831c1336915315d1efb46041379d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5a3a951f71574c6f19880f47a5c489223c01f30088c418f5f60fb8446121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009a1d958ada9e06587f636f68abad3b8876ff75d91f123d8e59f766c7169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57901900e988160eab8b9a97cb2470c6710c203ea157998160a827ac82a3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23325aa00f2954ca5657cc763c12b9b0e7c794977ac804e9692e4b7de8c1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026f960e83447a4b5e22343cfab57a6677152d241e218725e3c23e4e0418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b6913ef0499ff29f289fcaa79208461959590ef3defc671059819a2e2a4b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4be1bf6b10bad03accfbfef9fe79b3d81abf119d5fdabde9489a20d31bbe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584f82bd2ba13a3d251787baf61dad08d495fd8db47a9bd58c02e7292362c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47dda0aaa06c20f1b3cceb4665cc778a933e4b887e47b7309b2feb750d85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37975918187659dba5d1d0eca59d91c595b5b706bfcd42b7d73e1cfb411d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4de1ead8e021c51d742f830a942fd409f84eb1f4a23d4c793d571d8053e1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d918422718606f54f2642206c66cc2566c00dcaeb356de1f4758ad554994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9c95ff69590db50b60fe98233ea3ed2aa67969a9c44b4e21cfe7daf47e4c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9824d19e83fe5bfd20ee00e896b4a4196fb8b8a1d5498e99d6f3784baa32e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515f50d5af934dc4502ec146bdfb91aed6ee26c0f856668fd699135fe50b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abdff1af377246bf0e81f97dacc7403f52dd3c38dff7b84be10eba05ae94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55073a1bd380cd626600c74b6234fd13c61456155626e0e9c81d29c2c37c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ce096ab119ed1efe00f5cfc324e08ad3887642b8b55b94fee778085b74197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235e2cde45dc83b2e5e6fff211ffea2efe9a93770b85005c9c53c4ded01b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03ba661784d58f7cddecf8c1a19835187eec2cfadcfcfd4c26fe93dbfd56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b33019614c5433c9741a7f11c36fb84257e21eb823b657a57774814a906f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65b45d7b86343846cac0ff081297bc13ffd458ab8cd3d63dc42ecdd7b7bd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924c3f34483b3673b58114b2aed4894d68ca691e182f9a4e5b0d1a1cec0a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6a7af8b4ee07e454e2da37bb60aea2b5a6237869fc76b772f87125daeb772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a6dd10bafb2323126f1624ffde72d162fe68902cd3e2131e717f2ac4e4de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d1d3d15e2463a1e9313d52fa771570d679998a2ca615ce3d25ec1514ab7e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7fe18f0e8e4cbb7543cfaf1c01ffd7d7e93ee2f22f93f0b288ca6f708c8a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98e30a6084e45e0ed5af0c5ffa5695c54ecdb53145138ff7c23d2f311a22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d8ef762df06395756868fdf2ce4b40e5bc094d00fbbeb7a4df78a43e8a0a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b59d3a48aa8cd7a64d5eaf2f563cfafa5dfcd0ff6c60d29bf844112d5448c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d92cc7d2c46e2d48bb93846c87de4566b20da7d27f6a0dc3320d3d352352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f7c1802d1211595244f71ba712a2f674bf03f7cbe1ad2234e3ccb8f99f2d3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f703ed920c8d8d4d78a9d38e6756a77478f012d88a43d59fc14edf3b6c382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c3eac95e30f6d0d282caedb50e3214a4fcb102584060ed5f1e52f5e54469c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30fc440423865cbf23187adc77bf41e6b0f9ebc668f359588c9bc37bab082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42e749243ec4e8d04df7bad5688911e339bed58ad6e4c869c4fa90be0f81f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c617d2d8ad506982d0138d8647ceb0dca3b5fb730c4d69392d2b246722b08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336dac6f22db6f0f6dd40d9865443f990bfe14fd1e86f77119c41b3fc01aa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1292e82bd19e35fb868814721aacca0560b9eeb403773ec92ab34a10d83f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b189a8559dd18fde60da783a8d210ee90541da9d0b56162114e6758f4a48d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293be152e66480f5f7c54dd46c3363a732de2583f5dbcd2e4fe235d78691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b4324943f6306daddf57cc9787b1d534e05740a8bbed28e1a55a47822d5ef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54b067dcd7d33765f3777aca89e5584e364cff79be3622ad056284fc78bd3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220dfc2efaaef75b24cbcb9d03d42f79d0eda2a1fef62cc98a1f246163781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c27ad0fd0ca0000d8a480e5c43b250e2c812307deae3764c8526750fdf851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2d0d6cbfaa33e7c20a26759b52ff3e5234ccacb0a2e8998d48a641020328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0dc13debdc8043482cd27549a209b5852ec3dc270d07a18e0e7e46df1ddfd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dd7083e16b149300df13e681776955c343e0bccd01b551f6d224488a200b7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9b6f21b2492f8b892b996bfd5276bbce01e1844159c756878a01d588726b7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ad3cc0fd051dcff0c02d0c871c0342c0316cfe5787cc68c8af9b1c00c071e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fcf4e83fd4701d80a494f4b7e3ed76ad299188174c7dfe3ba721cbe3b66d6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a0f6c83bbb0172587e231d31ecd865da973cad0cf42f9b00aaccd6dcd445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019751e331e33c8375e0abb7e87c064f1176c9c1f2c4f3b36e9d7bdcf6d14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c740eaa22e3ba0c6df8c4cc6669f38a262b8fdd562955e554bc3a29d0416b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77eb01a5adcf6f020ac3b2819290214126c8f5ddfa31b49724bb1f15c145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a03ed655abe1c59529cdca4d446dadc21a6c64df5c67ef3a13099b3e17021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e94a090492da560c87311ce757a85ef2f278d1d7db663b0b0c401c597d8e4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0041a8dbf755193c2c6806de1945f91d6eb736854ad0efe51f1526c921bfe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5994f499e25c25d20cd7f02ec7da536d3e09e5c8d6c262a91670cf649ba1d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5f90ed70dd82c524e9135833b67d43b57d78d46ef586812f23932759b58ef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8183d429acab4b653dca1f58542ecf985c6a8ce1c8f2af7fd976d51c2b9de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d59893b9a23329520275ceb4dcd00272d58098c2dc5e4f22d9b67a5db98a3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0d350eb36f813c6363f44b034841d785bf892f585d14ae345c2657f70be05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9cde7f2f2a5f6690d48cdf8e2962cc5b44d88a453ace3d526cbadef373d98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a2dc1d1e3d8a469a0900b7f8cc94d176a06bd402c56fda9490cd888befb45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7b2314293d8e11d640c415e7522194a74c4b83a696359ab27e15eaa3c664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bcb17b73f71ecb3b3f881b342a2cbb01c8a4d6099d95322b67458e96eb545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57e9fea053bbceee27f6560a161d240a9f6f412efd4b743698a74c131422f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407ebd45184f35e1249305c1217a0752d5704f8c99b74f64549640dfdd519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4162dea54b462927cd395e981a5205be31fe53405ed0a1b1695b15d3cab2b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fc6e7d30e3fceecd4d837eaccf3c6fa77a7bd2d7b090f836ce0a454f60c7f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3cac868d0b7ab366265f7397c06abf8898fdb2f57f3a02e2709678600998d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d33e349e2b79fcda7a9650ce54b1108a2d3e046ecef715452a50e81aac507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38a8074929bf7fa4a6a81a905ca91cf3988cc4599cb871169fd2509249a7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879ddb9a0f0c9124a82e5a0a07a5f90251936ee364ff24b48b3e586bd3c04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cbbac963ce4cef4297e4f4dbdbcacb4044c713caa166a0737fb9d6f998d51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d2d2e7aacf1c973cfb23c974400ac635f05862df9b9055b6a067bb1906767a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b86adf4eef9da3071cb3d21ec2f962823f1f5d8dc526af929b3533cc8ed1df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881eaee2d3031ee2483650df36177dcff045af393d64d07acb153db7c0e94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e88b6bf01cb604f44144735f714081da732cde23d0fd6ecf88bc7640ccf045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6cf3cf93065753f0ec779c876780fb2b35b2d9d59a5f27be4ec2f615347fe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4361350efe368c2b608de96340fa75ddde5b4ca0ff542b4172d01fa50aee9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0b656325a29a039f4381559b448e8912361bdf866afab830a65ae500702a04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34e06eff3572ca4c3196e0c2e1d4bce2b0490caaa602810cb9c70e65c3df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66858b44b2368eef925d1b378a6cc6a2855553a5eedc01d23e4726ff7ae51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7b26657b3340642758f67ce94e3a993486e7053c10d0c783fe304c57f21c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da11fa683d103e559360ff57ba5884628ee2ffc26b7f489b0f487e4a6b6f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6f173fa2a7283526b293107f6c738fbad679ad8142ffa293dcd890ac9ed75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989d61b7739bb2a269d9b09ca2f4aa1f1f689a8b28703ec91c5a0c3ae364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c57112c03ca1a404592144c06470f48fe29859c05443c2fbabf355a64b9e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de832fc97d9755a732a8d784f722c64b0cf84c87cfe6690986eca9b13498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2ff3b56ed4112e9a25a6909b8096bd3c6bd9f4ac341a91e94670e9d116b9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0600a06a2438d6f37be0c32d03fae966e66af392699e9b926769c44343c4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ca418b593cc5efbb7cdef6ec4783d2b0c62b3dea9f132cb6aafbe6e68863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c35d287f9e266b1d5983b6e3fbac1eb12137facc2e6c4959525d417d678d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bc1f6d6418fdf95df68cd2f8d3349da2cf8b3da0401f715f00796a2b3d849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4d115ce234a4e6f0e7a349796988f0276092a35e3a773678be058ab396f4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19150aa831290d03c2eb82b01ee911e7ed58615271be9f23ad6b50aeb8f6e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28a6ef5b8b16d522ceb813cf0a3df0424603e00d6676deccdc6a542a52de1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ac4969337ef411a775383ddb3a58d3205964e789c3ac09397262c094a57c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08b73958deed83bead1c889d42107c54fdbe78e0f3897c792140420af307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fed55864312518e5e1b19e964959b283b9bde04f2847f5b70555c42aca9f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ae94456e2412851444483637638a5e7a5066af29b3928e09e30437583f92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c8c1620bf4fc3b7928868fad4ce02a9045839043261d64eea665d80f3834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3e9d7f0bc172f3f7ce53580c9a2f9fcc51fa6924d9d5c3a9389981c649a3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c97f45a01cf90c28efe0019224071a07c3a865573226521d219351029fc6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127f1380ead6900c203272d18d78a7e3403204b2bd3e704a04099c40e1ff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eedc20ff102d159371582af57127a72a8db66bab4f00a80c14b8d7b36b55f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cafb67935f102d9a2ae18cbe0d13b6b902ba75d1973977a9bd97a2274eecd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b04789b64e3c2817c0c434d8b732b9a600ee302532ca839af0839367faea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d537d71c3a5ddc7341c5c892816b7baaa149b2a30995244e881b9064bfe7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2cc45108360f93dba1db95a9f388febcaf1aa1c433811a3de60b2fd42aa2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ab52b094f780abe24d3b8213ed0b15bf54fde758e581a91361bd80118794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a61d0de713a53aa1f773743232c44cddc853d319031834b84f8818dde3a0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a576cd5489ebb253d3a9a2e007742f7414cb49377b6bcc0c9ae7ae95fd0b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a10157fb166999e0c92130038bdb718f3b8c659406a0d73962a36db7e586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6bf77fea7d1778579ed2ed2049a83938321e0b6f4584e92d4998bda79eca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d482e0301841c9027f9055ed5979640a1b9c2fd93cd15d9ceec26f12a68e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2d937007150c396173578110e92ba0cb7eaa99edac3f19724b8a791071464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5f1770ac8d61a8f4e864a57c977975ae4ea001537de23a20e4847420ed5c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3a4c326036c1eb5b7e5d0b88c1d38a8b91328b0bd6af1dfc93759270ada7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782e1de910eca53f068f5938d06d633919b9f0b7a68e9b0634f405de146b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d4ee8ec9deb4088fe78d161b375defba2c54302a32bf154e34639df821e51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cd4ac08589daa09470e0017a09f1797c582698e8995468657ed0f9a67a472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95ee4f0b23004f4da94ea362ad545eb7f4f5363da6b13bd0a4e0b026eb96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b0293c09bcb947c50f57893d1bb78239a76c589d1c9b0428fb52cf6f5b55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3438a23a8fbf8a489dd181b8d13eb637e83c3d90f6953ec54aa35e82d7f1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821b554c3ea80b69a4b4607bffbca2893b3abb37b0fa7db03b80e2f763ab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1dac3b59b4791f1b330de7fe1531df1024d57df000d5d340cd561a30ee7a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677e6b64ec919014691494645155ac174a5a2dd5338b11a075705d4e0268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da5d87822619923b3abb206f843819cad28b3814ab808fa952373737b378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0c8eb99391a8658d0ebb013a77dc4524bf664931a722f2c07ce717edb606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1c8c9967998f87ac4ae43b9312219651c07ad62e75be1a7196470f5fb740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cb2cb00c53a5b5d7be2d2565ef6199b876abac21f879eb6db99269a97330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4f5060822a9152e5ab47e2c7e577daff6f60c6fdf7ceabc60524a631d4e3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b2763806e0880a180118bb3b9e29c67a1e2e3ba1edf9cc677d3831e992cbe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cd5b6966516e78ca19aa5fa74777a3bba640b2fcbf00eb693ea22c13dd012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7c9daeeb247bee883fafb37352584a29cd1853e758e8d8122115ef21923a0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f450df5797f130684077bd5d34f874db3617777c965f601d70e65600b3492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37670a7ef4bb14bc5615d69136a3f4bb34d41c76488df6870f815c6bc07f4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da9eb71beb5fb1cd5dedcba3681cb2ebcfa032b96f10f1cbb9dbeaedb8fe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09e975bae3bb90f5e60e9f275e362562c7fd055fbd0411509bedc82b8b311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d892effb5246d6078cb58ff9146e7bb351d711657b5843ba6c1ed18a16e28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b155d71afd7f0c0d2a276cf8e23f727904dc0da09f9ea00ef64786ab95d02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803bf3ec6e171caad0d62fa50622f32269950e8165ed4c04dfad5e1a970c1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6185e30e73459d2a830708ed189fcdd1a1a1ab299946a2eb0dd6d6774ad93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d5ded041c87976ce38bfd82279648cc53e41b5598b2ffc99480453a2a0668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07836c3fa0a9f4f0424ece7f470698623fc4898e94267959ffe55343e0a9e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555eebbb086f7ec46a7da5fc668b6dbd080b6f0b6aec02141ad7d952132d2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69ce3c463c9e7844fd58d98539c1193795f3f6977c3532564fceb99f5281e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39b32d627589bf9ce41ce2c88b85dfcb09d11af536df6956b21265d186aa9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3d69148aa8a20a13130c028544c5b0e380b84f44312c1de43cdf37070398f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d88f3cc4fe2152299a3e474bf6bb7a2fc10c74e26cb8febd9060917526222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12ea2dba93837cea4b28a6acd16bfb6b1118525bad6470139185c797a7ee9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81e15abf8bbd60b2f87a4558aa00aa5168bc6e56213991f6957595d29270d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c66b9e97157a27d415bf946fed3255e7902d7155db826a153ad0311e0a392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7c654181654661f255d472fdbd8d6acc21248f82642d6ca001f546e6135f7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0acef13da4fcddb39b997bc7f40c023847f91b3d3f7441ead60494d98c32f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54b07f802f90b723fdfc100e87aec414276849136a29faf6a9eb534dd0687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91280e57a278cd3a8944090c9c439c77527d57f80fa168fcba54e4794ad2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be75451fc84c02c28574555f55a80bc5c1e5a01bf4cafbb1ef069c998e8c3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2559304e06c3aeb4ecfe151e82a072036762bd8953afaa116634cbafa71ef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b8241a7a0db3eaf7080de2d836648ff065cc2091749e1c060ed0a4b7be9c9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08e7592e3b00f700320293176cbbae78f0c0968cc4fb4ff030b8bb6137d0b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2139d4cafcb5d8145ccdadce40a684e4f127bb461a8ba0d47d57db87f2452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ccb813721c667ca1556114e762cef3b588f7c9fc83a3524192f0218c78c2e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cc22eda896dae7f9024d55e7bc347bf0863291ce7b2f6af48ec0bfa4d4a13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60d21390f989835b4432506de5fe4523aba057cd2439f50dcaa1dae02a84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82af5fc2bd26a1f278f03eaba67b33b4edaaf8df50263437cee5a3cb0b00f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8ef9095def3736c55cb43024a5b40bb7a403794d90b33ac1ffb7a8a09f657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755da624eff942ab0d061621118d61acd5e18e703442416c1c1a71efeeb0f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6dd26549cf384e4f6d1e762447540d4e9ab4c4db1aa7d0903b53ee215f67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95fba820ca32623ab031f12050ae2db95dae82566ac1e49801ee80aeeb0d6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ff66b525f36f6215778fab06854e74e4c71beb8bf89ba45af6726bcebd5b2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37e288413372d20a363749b51acfc7b1bdf9ec18c25911db8f03ba0ac225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2b46f2814f0288cee78a85cd4d4ae259e41179e8935c12e0ffa38bf46916e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8e0196ace7b9f33b0ce08640dfbc7a2c3024883f300f08b4ffa207d73fde5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8a0c32595ab3d941914a834a258441dc591935021e3c21c9c1cc230b8f846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4aa6f068c1d6a8b3c07be5cd9ee2723cabfb777317b656b19ffee6546c686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b2ec50ee2717137bae4a9afcf9f71078aaecc29c17b70c957941b8be2cbe9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8b5c0155dc117db1d91e8dd7f640ecbbd3bc2a2bf0a211e4c45bc4a05ec79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dd494f54ccaf22a9bdbf5ddd09b80bfaaf9a5dbe5bedfa2e3e27e1614c8cd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591c1707f0be898e2ab7b672f8a965dc533e7cd75c126cb396e1b27641bca0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736c2b258829c14b39e5dda2b083f69879929b97d0339460e4ba68150db30e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fcea972a022094b530fef73c99cb77fcdf8cc0f8a2f9efda30a91c0b59246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99b28960c43128061b2a93711a82caa352f1343a83b356e0fc89732569b2b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0f967896f2508f607dbc119c12de8f122be91cb74fa46924bfa7d27c374e1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1ff1ccc6f27a44d56e4f17b74f4d3e7eb7d6f8f8374b3eb5716c971ccff97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baf656f75d5d80c89f27b2c511899425b1960e183ff786715bd15b5285e54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511471ea629ecafb3e599508ce79ae5140548ceef8116e59c10613f550a2e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8ee95b0533e4a81782ac5a3204a98603e6bd7addebfc759c81324d45aa6b1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c89ac5ea578f299dbb34bfe726280cb213e612e40b8fc7087fbe7bd969247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8545986c7369b79883bcac1fd48a8b6a72e3b2aa058b5960157929690e2b6c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1d06ac2e64bc9f4e697ef9d2896d4fada3fa5afbe4e1c5a489f6b79c47dfb2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88cf0032296083b9c76ad1b2b49ea3b1c8bd0f662a4f58b357a32f90c43318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b6b8297a73a225c2d925937f2578206320b32fc3ca30993f1552e0622adaf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c89ac5ea578f299dbb34bfe726280cb213e612e40b8fc7087fbe7bd9692478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5b0f26de9a5e7748d11f64be9edd6e0154934ea0d6ff9f323f5f01a594abc6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28f4a7fc783801effaed49eeee0e75f118cd2f33e1c00bfe5c5c041b4e2b2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1a87402594b37ecc6f1efc3606acc13cff74e82c81ea9ff73fc585379fc71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df5af4d9d574592078d2a5c5f8b7ad8a1eec740729f1010634c8ec74f6eab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a15e83c400f52eb223b9180cd14f4df97ae9c67b961ed991efc61b5b2112d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20dedce1eeab32c9050ef668da2649475b38bc928311bb14e632d041ab6ce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ed461645ce9ecb4dc5cfff72313dc0780f779a492f0a933d5822ed2bbae86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870d74161b6b5ff8d08927360c91044298d69a8ec1bdd05f48faae5012cd6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3724356bf0ba0aa351fe81ed665893e4067e4af1600437892b75c7745d1b2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237bf5cdcc7f18070436663d0452311acfe4acda6ee2f8f2e537aaec39bc8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84c280b357b884200918e0e1aafec0dddfc61e4070d923d57bf60d908c862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54ece170d7c63d9be9249b513f0cbbbc0c67dfdcb89adbdaede36f757b47c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c60534ae53851cf72e97ffd9e91a09fddd5b8a144472fac772de7dbc2b432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4f259c217d84ff49baf063329eaf9be9758da7820fe98d13b50d3d5a2021b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423b73b85aa245dfd618eed727ff1d142c8d5fce5acca5c2e85005614b83c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13c622ca6bc9af98d91ffefc8990ea077b27d0f5f6a132c8d3a55a8a25bde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b0bbb356e4ba11c63d1e5ea401ec123e85af543bd72a2eadacd83871d7778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618d339339f38a84ee0c10d4ba3a5c51a2e7290eaa38fd3b7ac96ddbbe779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df6c61c2c1139ae41cb9ddf304a33b648be89f19935ae7b75f1764dac4a4c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290d8631ec4218b0c52a6d3aab6dd67da9bd99798d0117209e17b8e3abbba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738f4a5d220669f20babc6213194dfb030caaaec71a6f5e531ce2423ad194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2486010a806f6a1a6d52b417d65abd3744e0b8060a4ae155e7d43a33d8f4e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cb95d45aa933e5b9adb7ac9680f86da0baf253cf8dfd15d497ef8ae7d5cf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8094d2ed71f77eed20cafdd770e7e80685535255bc0d23d7eb7c4bbf548f4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e58c986617db8df93b50a8b1a440ab4b5733471578df35a7dfa9d867dd92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4a9ab6e1f653ba48fd28695a1b829355ceb6a4b09d7f145256f56afc2ad6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6957a8225de22afa65c90e4f411da82518f029a00da1092676f6dd142589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aa075059244d5e994ed19bef6152461e0f42faff5936ce6e49d6d2315744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c4d20a3fc82b58127fc43a393c27afbe696027ff86f76b78c110e9f10a07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eb51d0e11d7f13ed397f3128c88d486768a65dd79b77e74645b150724cb9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6a8f9b61efefaef86f50e402d1f927da1eab280cfdff0ef8621ea12c3167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0c1a9b460e152df0c6228a9250c7dc2dbdce5b3dc35a18f0975aba7f4619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0586d6d88e274dedd4a964771bba3aaa6d075d06582c3e273494238746c8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43f85a9283075d9180132717d782377671ebae542c9d28f10ab913c5a709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a71a0d84016d2a328340c0e8e7945d996255d7e4b487a284308c4f4c5915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765c87d6f2a3531f1c046442533f4c0ebf17d192fe5606691236ed7d509e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9e724cdb3bfb83f4ba921a1b95f3c09d91dd1eae10a275829fb6110adcf1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36ab6bbc090a18937a2ceb8d675f68a61933d9013ee01653591cf886eff42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49e65e5471da6f20883936dd0921ea97d4df248009fcf1b7bf5b5d4b7247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b3ba2ad9ba8ac4d0727daefe90d7e9bdfbdd242f468afc83d7c7d0e551a5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1e5c65aadc5123d60dbd8de6422b1dbe9dcdf797ace66f566c0223aaa28d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58f9d6a24bb51dcc3caf03f868a2abc61b962f0dbf4f2f4019958363f122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5cc51e14d43e08d5f1e3a270b4d8c08a2b1c19ccb44e12d929ba162f2962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939c9d83e04de61a5c9e408af21c12f1fdd0c2178f7847386e7b56293b44d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7524b0248532d02d24703dc3a2f3866e30ccdd49f8258a6cb4a0dad1dc7ad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5bbc6a3c4c8dd9e9b2139b7dd8eb5638dc4431affe0260f9d396505071cb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4e7c34d5abce7d1af95f1e6c4168f3b1a0fdd6cb859eea176fd28dca33a8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ed9769bcf15cd780684192f62eae475b7e91b97ba8e6b065bd2e7caeb755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d5678ffc2d8fbb0bb08896f16ede07aaeb17b1c07558f6ff925cd42975839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3a9188f6ffe386b6d0c6d3a9dcb6003d35470f39bd43bd54f5db444c86fc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f9652d3e6d60695eec807818db64aa78f0aa2ed7c794f057aadd88dce89a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a528040b44b5b0746de7613544d34e79e05148ddb62b9adcf0e875c5b315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4b586aad6eea8e1f96ae18ea58261cb2521dadef6dbadc54a33f571deaf7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c10b867789ff992ba4770e44114a752e2042fec2fe2ad920d69b9f379c6c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3672a70bbdd3ea71c7fec0233280f9592b61ab6857670d0fb8ab77669723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70bbf8e5d6cd9aba2aca4e73f72f7a170e5886c8b4c20b5bcab67b8b9270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c19023c05889008f37645a19e22f92ffa1ad96962cdac6eb6c93b2b329b81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571a6a0db54e7196c3c259152c0411e57fdf3051991aea18271a83b713b26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5f9cf3bc1b350049d464b4fe1f4a9025058a9fcd360198a4aea736fa73dd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4e7ca2ee933da463cc5ca1c01cbad27187fa2d72e2941d96b47ab9e15f4d8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4111ada3e104871b4a22f593a3f69953b70505b6a9067ee56acd749715664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c81ff176db0fd5ae2eeeab96fb6f1042f7ea769ecf34ebf7de142b40d73f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aafdd6db33f7099250dd4b6418271108363aefe64017fe098685b1922cf9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1fe35c3376f628f43f95c7882c9500e1f9ede636f706bbd4e3d7fdf8f9ccb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2e0d95773048a4ca0b9df397b3e0212939ced1225a5f69906b945b9bbc1e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723dab101bd461a75832de1893982fbf350a8cb441a77429e6e126888e2eb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0ea8976c1b571757ae5337538ab76986b2caf9d8b9a60b1be96f1a5aac902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c11cde89c464896617b8e8a179b3347a745c066739021bf1fba665ef8fff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db7c8ad430a2766c5f3d550582bdd71d44eeeecaf85e74b5876c4b0c8a0b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7bc768e138806e2ee9ddd3a51b30d1619398821aac5a2e71a6d2a8e22f8b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860f6f2ccabbcba789d15368e2e1e6368fade81feabb98035fad9157a2d62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43ddbef2bda93d3baecd561fb0eae805b8d7f73f05db13191bb03b82c1d2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396a1dd38c5f46c25145c9bbabe60a17673f8091a26a88764aeee228f99c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1caa83a279ccc659a7d86f3ad5482175c5f4105ff8f8ba02b0efe4cb7541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ab22387fc6a729cc2a4a11b120f763fea8f8933894bb0caf3a0bcc864664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8c36e378a9c1ea1107afb6791d695fcaf4794ac8b4f2e437f51f0a7a834b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d90bb268e0490a2085036987d8e4a338e2f6f12fff0c4d5cdc1e336e3c1f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5a7e09e07d51dbdda2ffae8d1899c576fc1f3ffb934b9bc47d878b0cb6c5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53a9d20d4c2eea44754b1c8592b29b7762af8c14d952c8253560dd18317e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2b06cf213591e8e926e4a412955004f3a6badd021263fabbe4c91e822088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ecc597d83e1ffc8cdf3e74b92773a677b9faa7d5c92c531db0c9bc58054e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29d8c06cf2536ff2bc285a6f0b285482cdd1586ebd2b7f420ad81aeada15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c28f87feaf655c30a146b411cd97a669ce437d82eed4bf0acccf7e683714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365335d6a659ef2f521fd3af9d04ce930d040be56d3f174a804d0750da04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932866926a46412dfd673e03abbc9f4e12a73d029fc697644290367c1da0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e3989e450b48a2d041a027e68b0df84e434ea11e0cf10f7559d75019e1d1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1b99ff3a1c437bdb458d2e41f6f70e019123ec306e00c4052b83568576cf1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53149591a5492e12ea33aa2faf812bd861f882c0b3e602ac9d10de11b492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b0ee452cd6aafadadb7f5165af5daaba34ba1974eab00a95b4b072a6faee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9f6f9055a47e48d03c11e0a0a3289a599f31e3ef406a10f732c19a300b4b1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d6762fe197a0bb424adf2d88bdf2c924a91e69ffe8336c915ec9658a063c6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1b100001d88eccc4f3992cd659f19be287a02126069658868b21cdecc0308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5abed499c3a8f2737bfaa9cd9655a4d1791beb7d42ab2d015c81dac94adfa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f6e4222ac9506a8011e8282f495662d083852e4e00d4c6f0a10e2abdd326c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faaab48b6c19739d3c1ba00c88d6c7b176491c68e3b5f50c943ecf0a5804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2fc0430d4c5a7d39717e9b144c4f46f8be9172dae74613db4cf0e2da51893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f9ad541b6bc459131003f50b4890e22ca576011c7ab6e40cf73e854952025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9def35704a648e061d708f8ce2e58c0a9a96f9054dab4fc669a50fe7efbc1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449691994b7e15dc4f28801c15a3a8671988d864fee15eb6e4dbcc2371330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fa3f8a85d197fb8d39ed1326a61f6b30d6e3ea020100d679aba3d44498b74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303f049a4f7bba2a7fefb31d6475f5d623dc23677af3c4db5c20e845658c2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94caf15628f115a63336bcba4d255f0ad8017468668d9fdb9bb44b6d7fe4d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367fb78fcc39947d55e04fc6ada7c9e02888b7b9e4a4bc698583783430e07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c82b95e3f1befef576cc8d1ae0840643258d70ff0129a6c397c7d21ce50d4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11d02df4c6d685abab290617a0af84d3b7a60ab3c236f95958177ff1d1db9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bb993f4c6988e59a807a98ce7ce1cfc997673d6d529c0d6fceb0d2f8cfbd0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68d44be6b5870e09a62bb7aa27551e765fb2146b326b425cca804ee5318bc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6b6a9e8c78a7f45525a53a8d91646d039e93f96244d24a79ea7535b51e64b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9e8dcc229a73719e6279e513f7e90679ccbe374800ccf0c812285e7cd2305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a55bc2ef44459d6f9c2fe193089d1d61b6e385d0e412a6c0fdf316123b5d1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e42304ad48ac5649227cdd6fc9ee67517de39a034e693086c22d4c84f2fce0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e9d5ac747a57efd1988c262ae7765b189c0ca27c5eaac3d0445df79a138024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dfadec4c6ed9d03b43d0a42982b87fe5289e35c3dea719ec7c6bbf32d86fe1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9b7d7e4a05275fe2531448875262d7bd2d58968e91115a4ecbc66936ce9b9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c8597c40d2e5a61f60b02efc4f591a9c52de2da5bf0fa2c21adad7deec90b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ff97fe008aaf2ec6c19615bc6938dd4130017e4f618b333af07e79beca15d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e46c83e80826a95a619f2beecf3569d6e0cb405075a3599a8685db434eb4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13cce5e742def015fcb88a7933c0ac0d3111e33730d586b9eaacc6a9b782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847ba5fa3dc46e6df6d12c5e32d7d8e580fd7e520012270a67018a1452e3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421f4e51509fe481f3dbbd60e33da72cbbe84c3b3ee44d8703d4b4aef683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7b610d7f3afde1213372f43f7ebb248594b83e878533421ee1c4b260c2069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61c7df9de755f2333597a03ba0928dab390620ee191b4a7b60eb3f90875d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b9557e3612cbac1dab6e81120e47a33246feadb655a36fe42b3bfc93a7ee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affe9216beddd50537f453dfb7471bccd9643da9b69a66fec0fefe84e1fec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861a1461b85c3cad13674ca3b4ee2b32550184a6fa5a8d263ada423e640a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7905bd69e982c92a9024af9af19bf64c1eb3eb6e2204b4e78a590326e5b0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8ed9a05a0408b9b535ba36750a9a8542df3857b35a5777a5719756424d7e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def4217fd5c5441bb117ab56960498b9f5f852161e22bbe5ed889e9409a2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bb32466ee2102930d77905dfb43422437bb9b79753326696e43f669b9f1c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0b45cbfa5dc9d9f40413eb4063e2b927d22bd5df3c056461d1321a656b11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802eae6395f4b7459b40350219e9b2d9d7da857ca74ea34adb0dc8e22010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728df51124294b8ce97246de3f294fbec1e8e7c9f744442f909fa7bbf2ad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dfd2b3475ce6dc211872818ec7dea9034920787769df56a83c8271186599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6f7fcc1d6d1660904c61a27977fd8d00ef72f8e6f27d06bf47ded3dbe098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87dd1b7f02050cbf7c6af004cb05a737ab713052d999b69319c72bdde1f7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9ddf6e2d71b0f42a953d3335460ccd2d5ac4e33cc4d36b42a22c80500814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934f232e8f77f709a994bd4e3512d4b8a106143d015609b4ac00f47eb73e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e5688c794861039b2e196dd0b98cc886a4ecc822c377dd19f7077e5ba3841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69aec9d57fb145be74e4c50a382dae37f86198aa8527e3df8a4637870bac0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dff785fe3d7cda9c6df9d6c5a2768dc66cb27bed8d7a9be2cd963668c5eec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726ea6158f24b20e6cd82d532e874902bb588d55babff34baf1f972666731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d80c7abda71ee1aa80476033c977e90fb174cc6c85631e3f20d0ee701ef13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5593ab8eb14c8bf56e78592609a292a508530d268f6ceb7818a127f2a4c7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5ee0eefcc6f85f98dc90675bf5f79b014038ba98390db5d394f632b8a6fb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97b247ac03f86ede970860a901a40b9940669c29afac6706be812370e4d60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29885142419280d5bb62c1acd90e631c010d363bc19d9bfa83d302d77bdde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d0bf80a0f2e8a6180d6b01c034b1cd2ebbbf7c53500ddefb09b57cea4f6e0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cc224df3dde837d51ee8e0bc333eb68da2501209a578f0d7797d00aeb30eb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e55d765a4c53ed6fbe92869da915093770e46d868e21931cbf0662b1d7506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ee96d42ac9a139e1e6e557eda85fa62583c97709a6055011abd3e073c422b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75deda313f402f43436179697f66f7736271b0a03c9000eb147d5a8b0b33b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164fc0526c3339af72a12ab84cb05b0982c97b73435336dfe4683c235b848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d1faca6ab6b709bac5b20653e4f9281b3963c2abe83e55aeea3e1fe903dcd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372a02a77e5257ae78f9b1f50dc2d8e30c9158e3f1dc99ede86050b0b0a9d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b272e5db455a314a073904b7135370febfcfeadd56d55a46ec9cf5dc28f23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cd4f246f6484ab2fa9eeffe89a4740363aa29d2887181d2ee8aad86a4ad2b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0809d831d5c42321a9776350f01c8ae1f6b0a3588cf278432abf4ed25e5a8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f88377940d2d68578897452289143a93ce0b36cf29277572060866ab73cff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cc5ed67325eac56e105dde436e3039fe5a66eb7ebb72a99084de8e519dd90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1c75eec9167732f36b99efbf1f91edd0b26aa21c2840f26db868fbb90669b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71f482c58f8b0f2f9607d2d2f9c89fd1f2e12e3fe18d2a3bae876a83d85fb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b252244f1740f10cc299464f8b7bafd6153478f410299434404d0de0060b3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c02d0307d56d756f8948d365379374590fb817ed65640ebe4364e7f1ef0ee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af2db5cc82ab076b9fbed181159bae630ee44a36a7711ff54f5722a3daed2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4413868601107a921350f31fc0ee03d148a039f8e70507dc73ef04a1d6e56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70ff5dcaa2908a0ea92bc11f0cf52e0fdf2cac5d82ab2f7cefdca77999cb1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497abffd938c1973a5aa61422b076f83b94a2f6f518129eac641d820e5ce3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917b4d2321c9971beec7595a55f1bbdec27da9abe51a0a6632c7aa7c08955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c7f92c2e21da63aa5ddca027aaf75b5c6277d2f5b2017153ec2b9697c7e41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6431f89fd0e684fe5fee5da6d627972245cdb42f57d660245c09e1c3834f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6247afecf04fd4bb79d96a058d18473c19629d087315bdc9e307af10e9fef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ae76438b998c55a71b5e6d0845b3f6dcc92a5efa220fd20277f2b62324ea0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a6207225a6ce2f8d0a200a38d21c18951f77fdab63b2d225cc64fa5918be6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f1f5246c6b41fb50fb05aba0b6e781c0f73c2d12e0081bb145802b7cf6ca7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c630fe24fddff778cc0e33ddd8647fdd8f31706b093626a2ef9b42ec87f19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6bc9b29fb59731f8aa9689032371a56a27eeccc229bc0cfbd38a153e622b1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f7025ad41a502bf3b926a5b7b7373439657ed97378cd0f1675e46c30c32b7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563751c45833fd5c0440a4d7e85d9265c2aafd012879f0cbb2ec2f162f9b00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2e7a3813b13fe570ecc57f5289c2b487147b6810c0e8fe28584c622f12943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7de80ab91fff358311a8b5664f9d409a8e44fa8d14b8d0a20eaa38e87b1e9a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ff8dd2a3abab438af77623ba6fa47769f153ebdff0a79b4428dbab697df06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11b7f3eed0bc1466e0d0de024b340f9ea72bb4b6be39008aaa402ea652d91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72b50bc20989c2296fe94b0f73849adf6852ae523ae325906fb2da0cf3ab0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13ef0ae720e7154002a06fe007a41613df476a47dd61d899d7cbbc32bd582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2ea84a805b74ed8da825f2f89d7b7419f162e26aa8450a2c0f70ed6b1947a3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1c2fd01281be7a3bcc7897b0f88561b2938d7e320fa83b9140f1f45d1c97a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c477a5c34ba614d067e309dba041da661aaf059a48e6665efd7e96287f9b8d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d38522dab309e50c084e194b8c639122b6405d6b6ce0cf0ea6e47ca19cdc2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878eab161f5238c796ae881069c406c1c5d8a56418eb708e1bd0de600cff9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113206431f6c505ac3927bd61f8a35bf613eff58e62bd76fd9273140ffebb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9bd8a7cda527735f3b857a919d1772a674f603405fe87fea5cba72233e284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6c82a5a2a9620eb80b2909db3cc238bf85302a5c2a0489370ec9c572526b9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8be643471903d8738b1fd4cf90a2be2c65db46ef1d231070483afc49f6204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8be643471903d8738b1fd4cf90a2be2c65db46ef1d231070483afc49f6204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fd8531597c1a546ef1e559eaec771dbc6421c8ba9752a7b5e2974af1da9ad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a2889f02a9d03b601c16105f5b4ede7826a40805742b40dd408bf4c96670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393bdffbeb97ff5c275e8f9c447b671c89ff675847c2185a9c29957e73dae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2a4ba5f6916d22ff924f671710ef159175c735b8f5a112f01f59ad8498dcf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205daf9dfbc5325574abcc7a5a2f78c37f11ab0007edcfe143c244638f66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45f7363174e2e9de39e6e92e192ffd3cf211fe7d49722e84fcba5c7de1aaa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d7106b7515923476c97716d62cc38843581693cdbae33ba07e27b80c925e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2b89eac89ab31381d535009d6f96557301c139f18f598d489d75293e4278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e17a7b05ecf51fa303e7c7b7d83a4d768bc9dff610e2726915932e874724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2cd61678ea8f9bf3ed6243f1eea363ba366a21e82e12985617e84e40101c9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a4d66701f49049036b982fea8abeb6c1e2118e4efe282e5ac944dbb18345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7fa58e01a4f4435594e4a6def7bb65e4ac9256f8274f6c8ba20f067c6828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94dec13c528464a73d4882dd7df2325fbb4c1c827a9aa097834c695cc082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7b054e3b91e9be7db180cbdfcfc8d328a8a9acc170ef39bcf1efa9005683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ab7d630c97a9f942dbd51068c8ce75f0d70465f9ce0a206b2baf1d6ea9ca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7a67d15657a652f8a54f0059b93021c6f6ca9ddde075e6809ded760c743d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6e30bbbb9ab61c8a68a502e95fecec457d783865879cc992968335dea4fc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0dbd42f017b0a14968aad8affb8132b7a3cff299ef12d4a214ffa2d48d42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f8203dbf20300cb300a21082867d08688187b854131491196319753ce4dda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8d7c10f903d9306db80bf499eaeaaf3429e5877a4213cfab941b8683d9804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b4555d1eb5195c5839418d3db215a97fe54bbca844b2efe8ffc34b8ad5c41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80218f2d06af2ff288a601c04c10c8469528c442e71bc2156f9a91618272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75b8d8300dc853ae84b75a38b98759e45ca607a322b53315a4315b1c247b4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21482d60cab8549553cd2a7fd3c2fb54ae5e29136c5f5ef5732200279ea2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f01ccffe66bb6997116d1614885bfa8cbcd34cb416c4014896b76c18591c4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daa266599c80dc87c5c5e4e209fad6a5caee102fcb6c2088a0c5f0471cca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01aa9466825cb86da60ca091d2aa41b5acb7cca2b0c63add168f5eede99e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e97de098785e480ddef3124f4c5bc2ce9b646eaf4df5fac678030fcdda02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444a55b54507015b9203af3ca00dd14f46ece650c719b5052510b0cc5edd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7999f1f87cb55a413b43f4a93179f709115d1310ee092d15ce1b2bb7624d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f08a30570e47eba03585021f80ca8708e1353e1308c0be96fe3e205376ce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d189a3aa15e7aca718ca0805caf71c929d711b1e40d03d251d43d383e1b7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5025f0879237339b8b0461f8a8e563e9b5f97055378d8037bca9968a29696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a4839adb589a81d4acbb618cdf5ebe8fc4f3790a420f87427a6a70c7c119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f23846ace419f9d5a747b2349a8342119c1a20d753c6240ca1fb9119d351a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4f4345e1f2c1d805a57c40b328a419c5371aae6fc06d205cf9e79febe189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d8de0917a1154c2e3397ef805e910c4970571d1086faa67f5e08e9fbbcb8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66566fbee71ec9d41a663f1455220aad73177412f12c8f583b2624efd9ce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8c39d800ad5a8eb3b89b73f14084a96bc57792ee15a8d178ec0a56cd8a55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bbde7655115b118d1f1eb68d5c7210a0f904c55e812bd524b6b1a2d90816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6bbcb826e18dcd1792a8f2f129153854593fd7b1bb036c11de8d73a1b28f5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64ff2a1a69638f43f823ee606b75f1ef71440757dda61d7fe85c46530493c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70d71ebf8c5da785c1675eb3b7626e9b644cec31d9835cbc1f60be027005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fd00c31e140500fa7928f3b4023dff4d478662c2ef8a3481172324ee44ee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2a64c97c0fe3d9f695eecb6b372c8f6fdfd75b27fe2b8344757ee913cf26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bf0064972ec73311777a627069a8661c024190f2eb84664f5db32cc9c623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af3d0bac09d3d318c687475dd3dfffa189838663124354d39a7b22f2b966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581471a7e2467061abc64fe36ef68d3edaa104e2fc4af8995ee8d084a31b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a0780b5fd745f1f84ad09123c0d225e8ca66079d31bf5153f1828a368b55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0f24d084a1c67825e13e9af797553bb21092cf8cbd95745f92ebe8c4544c4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89a0a39f284dc638d4b69186f477d155f62509c347ec563700cf54acac3e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3b648a5f99ef15a2526af1144601adf091608e3ff65c8b7f9d83cb8b766f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2cd33cfc1ea7f3ee12ec09765dfa33c112360b7e4f64dfe56a885c8f8703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c6b89ddabe88e213d97d463db344731cf5a8c440989608c798614c1a1fd81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d439fdff00ac715237a2214e0e7793bf48e707002f079463cdfd12401142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97f627eb6f8d8757c8369e46ddf14e2a35efe0a9a7b3e3da902ff61904f8d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74cf9546e708178bb2e6707bb4938dcc9e2a8bd1881c236b3485957dd8c7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04196ebb3685bb25c428ecb70e3b9a30d01fe06c4fbd87a932fd731f3be0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331814a8c1d5eb8d7be19b9cdc6e37a7695eb7f7d37ffd2f5bbefbf4394b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60da9a1af6b46d8976aef4d016442668abda9457edd114094fe4964f1b6a3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0a04dfa4b4a80d6544eb4e9c0fe9856f1658316242b9ed06dd3a0f104328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72837c3fb2ae9d8a8369dc807b07a8823cd0efbf81ba989017491e2b465b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d07759315543aa49c0b793167c302f276537c024f94a22f476c4e0c01c35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1fc2d64dc6bae9a95bc7591b15ee2d54dff2dee07d4febf6c76f263148fe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0a351a3b540221fbe4c0de5321dac5bc0f20c91de278e7e589802becc2b3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b61a2f2c542b034a825085a163ae6c97411e2a1df67e566c4c1f35188ff5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53facdc8ce60ef4d53787b9f74040ea2ba69142cd3e8ef176684cfef9193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8b730f0747a3b668c9783c4770ebbf280ff37e2c3f37960e61c3d02df66c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a5d39b39022215637a382c8fa5423af5a520952dcd805d26df467fd9b1d0c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0dead378ba3768c4db66e9e5ae737e9225778fb678a3a5170136e4aadf72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44e1ae6ab618ce46f5e240e8ad820f7771f02a80ecc404dcfde2072016a3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91e6a9f027b64d91ba56fdb037bae1e4a7d7af9f128112443710d6d2fdd3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0c0fa4f904e800a36f76adcffd8b0d1932ee3cf0805a644e179a4421f4dc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b0530ea3daae8886fd8720bfa90babe644861b4b36479779ac537f61acb6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99f338691867465b8efa234ac3e65f523155cc717a1ed40e2e591dd839e2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df777a66f9e45d409fd823cf78392596114fce90c1c129b8233be330888b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e59797b91dca83f4b11eb768a2e75d7c20adf7289942c4326a91b13ca3cc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019a0cda1ac055c435a83067f821a9360413ce430c1c7a8faf20b1b310ff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8499fccf7e20061ecf6107594db24d45ee5a25b8679a0c1fa094e56e385e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73c631b8b70be68142f0d8fda7cf2d91b6ce5328ed5144b55ee794ae08a1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8d5a0acfa3ec0bfe38206ca103d88a98d1f911b23d86b263ff934935bd02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daf86b2269eee01b88a7597cdeaec15d8582da97120b845d224699e2e8e3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a83ae92ebcaf774b22eb5fb3bc501f0854a2a6558f0091c04c9d941133e41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8fb39accd419b9bea3c2ea272f50e3c170023d3b07d87a732c83bfb6e128d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c2b4061a980a63f16c54e5226b5735f9f1cb80bd6dc6876c716e37c0f7d1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34a46169bee7a986f0ee1a88dfee6d867ea79b40b92ea2859b6f2d1cd763f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7b0b2f458f56f76e6347576b3ab61421a2e36273d54e108e6fc5b6277127a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0d8d062e26290d28bf778cd4d9e33f707eae538b1e25180ab530c76de3d45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79617c50670cc313f6d0e7758dd7eb13324de032fad7939c49137afd7342f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88d829ada0dfd93689a82ed5b9bca676a49b6d1accde79dbe1a86e5891504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3706757fcd3baf9d5cb685c69906ebf0ef7ea9ac952c7d3ee063407fc797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ca1a0c5082be277ca46fbc3c1956a248c3e7818a6f66d94dbaba6b538b8fe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4414e71534aab014e34b5981fa285abc734057a3a9c38c79a8b01f2848f73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910c83d6dae06de42fc99001ccb71e08c85f546908b26b1c308e177d2fee4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8cf3a8972eadcd6fc8545b1ce7462e515a2167a9acdd7d8f15d3fc6e562a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b1bfc772ca1f34d1ec9728948a3466c65d85605126436214ede476c929486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1354a2df0e5e3044decd9a5deb10434ccca5b39ed533dddaa83d50c5bd578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2480fd7e8f683658c7acd08dcdba909e61bc2f36bead7732730978199cb2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9aef5a104d5aa4f5b8cdf3a408ff62c25b177b5f448e373371321646a650a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a0f302b358eb046e6fcb2b8f89070eec15c4f18bae723f46ad043230ffcac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49a72cf2a780d944417f5a7d4742176ec72dfae531487d3e2cbacb02336f1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f56de3675e37fc0d0ad7ce819030e505ad686292c6a77856755e0d7ff6582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990dd550db30524bc0a576045f474edf3cc170e6eaa4405230eee7e127e8e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d0c8fc3087ed9bbb774f0ccb33c9e4471d87721028b390774ba93dd35f4d5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aad5fe54ad7a747402d51a59eb3e103be04751b7952c83e1ef1c368d16532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651ed55a472e436427e24cbe73712bbe959ed08c0492413ca8fc58fb39fc5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5bc5d348c873108b6e533c76d8ea796980de06447f8db22b5042053372ddd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7bb8fe7274d7e3633c778d7f535e7492b05e88b3d79c45f82b4182e1cfef5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c581b1e75adc62a7b9b16a14733e665591a952fd0067d29d33474b4603ec2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e446fea2955552a45ae0881b1ed99c44aba65fca9e13b775e1d922f5b7e88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50a5372f42c327c2938a7b671251cbfd8eec7296a2a7b13187a30564aaa56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568c201c2fd18eeec9ee604d4fe85034b6d9698bf14c84391526b3f15c48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d6223bd0d9c5ed3c6ce32aa25ebe393292c1608328f1ae99b9cce6166759b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39352bcf9d6e3d9f16003df93fe6ab5b2d3211a49a8035cb31822950823d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12b7ffaa422212745137786349603b8a7eb36f889d1d138840f7e49eaf00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de48ae94cf92f6d7be1128e94562c52e3875e57c4fda7c16c774081a1f8d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cf6788ea265a5b13a11c7a4dbd074466ddfe323782b6815b00d1e752c8b3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f480d10d47b73108f6605aad34575f9fa8f22b9703100403593d2e783b00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010194598e7ef12126dbea139b8f8468d63abe3888aaffd7cd5b0d0ca2c9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9d94dc044f37b9401e5d7e27eb01c2267ca3e6469b0e7d4d0c1dd12511b8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b9d770fb8f723d7df5d0d69a569624fee847742dafe7a438fd5f3bed9620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7f24d15a1bd31dd05cb89f951ea94059e704f83fd95303dcf9ec1dd7bcdf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e71224a83162920dc7edcf0fa78b20f8c0d0559167c35749b3dadfda5080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768767ef25dc401d3d9e2f28e4dba5dae11011c67e3370274cad1b02a345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59c65b6fecc2b6448078ca3b50c360ab7bc84cfaa572c7cde716e828c239f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0ed35cb60e0ebc0a98e64905e52d5d5e313d26f6847d1d73c7af6d2204b9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c47b38c27ee3562a282e2d0f580213654af451cd999838387636958673f9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b74b6759902f0484691c43dd71a935a218a6fd1397420757677d81f51e35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c5a4eeacea78d8e64325652d7bc14f4dc9c61c602333126c5d4b765d0c02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af15aa5931b8e2579cacd59e48cf1b6fd4d970a2d2717437f87af4c8c8e5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eb66eb214360c03918a261314514c2dff433173e66631d1ebb6e4ad373cf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bfecd574e0547fd45e84be150de1b4009ec0fec60219e873a61f174d0bcf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aeeaab871907eae96f7980399fa402ca9fd4484f5346d84e9ab3e12566b9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07b5b02eb40d9a8c67f323e590e83f3730c8f7f26de764d0c130179e2e9e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fd7a480a91ae14fe7cefed7e22727cf8e0dd595ca95cf00d84a04def2c3a1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670ef80850948687278362ec98ec2fc706ffa6abaa4894f223bac429dfc0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dfbe9cbf6c916b3df61b7b8eeb836cd76a6c0ed19be73b0cba422a2f0773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0caad3ee5949ee0616b87c69c4f8ffcb15a63ff2c013fcd1a1508d840851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72d80873753426f49c447b5d79edf63755be33a556c620bf6162549044bb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4b3bc5ac3c1ae377349aed51d78e6d3f3e31020ef8caeaa6724299dab050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9705c716161ab538a64f1f41a85e974b5d60526f6ff2e7f0366729148930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17f685164f378d868d7cecd7d1bff642a6b1d3b67d8f27a46db8f0167ee1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b3706a331250fcc550c81e5d3ee65f6dc258d888ec7d8060e6ddf5f0d0ea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ad5443b8cee33ddb929b5b6639b6cd01c7b5ee31eb262ce29587efc0aff8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900c2c9dd3379ec38ab046c7c9f097f035023ff1529a615adb82fde910c1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35713923ed98b7d5f240cfe281698473629d891ac977ae33e65226b78922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1f6e346a5a0cf3e85397935a98716958e1236d118aa671b89a38e00ef997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41069df2a6cd14e599b1724d1b6de67a2183cc4795bbeeb2abcd5c16b6e3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274b68aee5ffe61837856e98c64d1b11fe6ca1ff0d0a3bb7cf5443c831b2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1a859332b591b20114f5fdb8d7936e85f1adee1351bcf8831c4623091bdc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ae8dac5cb8ad43f697fef0f42c028c261e7999831f9e02d7be51d48adf6ad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1035e27cfe08c82ec470301576a85ad60f113929afef2e89d4f64eda27be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04f66f23632e7f03dd74e86aa4cb7570600a884162c5f8804d67c46cc181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242d6e524f0b11019e85ec773912c33b6351a28801e5abe2c0744ff10aff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a4c319b9bbe9d034a21d2792eaeca87748de02615325b46caa6dcaee1e2c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4973e5aa28b79a348e35999af5e4fe06ddb641612d270317fc0c6e16673b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356bbb57fc98b7b236ba9b242940562581b8b8a9599bd46ea7d6e4ef75b9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f94de821e738cf3abe9786c48df62ec8c60ba915b883bff6e2df93c157b3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40d0e05d0c42c60d641d37b72ef8d7a77e0b1f2d4667edbdf3e927228951f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d8e38f581b64aeca5339525f75faee2c0768de2893caf082c6b88e7f3a2af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7d24b1b24d04ee62756dd8a01ec1bbe7dfd6ee1d3bc21ed79a719d20e8b1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c5eaf1d5f8d7f26b03ce0483c140cafb1c15fdf7cd8714184368c387f5b32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58512602d886fdb71c2b97ecbc1c6e0df62cd971f72d585192d347faff59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1877e961e02c6e92c217786ad39b7ed307eb8037936742942a9d32f0fd740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2b9a30b360fac42b836e93f73321cdf2df6975a548a7bd8e2750dff971b72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591057ad9cf711afd13e9f14e45705c9a2f298f581c975e3023988e3b71b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87d97d7959b265c2fb66d500663cedd3aca6c9f3643472ad40e38fb237a3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2aa08acda4b9f27544dccce46d48cae6cec5d8b1a0a044874d69b0c5beaf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cbcd7b1ae59cf25dc3c77a0f04e9fae7d7463b08dde59d4e1fe7fab771ca6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9d0b4423da3ffb90aaa774d20306672a17ac58e55073dca0c8becbc9559c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93949c701a3a3d04570be0a62b2431ff6d99a787600a32cc56ca61ba64cab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aa7f46bb6aa972c4d05ac581c94a636395c2da9ca32d0143d249d82dcc0d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076712d742f1d187d8af316c106eea69cee0eeccd788e152bd24bc6bcee0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451f4a528c435b412a94e648f414c66c01e830fcdb8366b7ce42aaa09c8e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679770896578978daa6620306494918e065514e2084fffcf9397e3a512bd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e15c4a19d5dcc8d5de6d2dca145df6a8626b0db8b994c2cacee9b705889d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7407faeaf2f785ef581d732f3e797d76d71a51b9e07e9235fbfe74952048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60be9c1c6107b60cbc3acfd2b560c25eaa577b0392e511bb527ce5da32ae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754a53c1a4802b1dc0af473be0189129ab36885c5b0a797fd4bb15516c79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2538c8747985cdc46a15769529f1b1aed91def710cd948bb01aef5549463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007db54d9e3e6aa894b04c38abd2a7f2508fdc10f4819c0300d7da1620db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d05ac03f4bdc8f60a93343072d6cf50eb9b6fb085ae4e0702e731453234f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de4416373ef1f9db3f7686b3862c3ffaba69b4e45d00ccca98c2afc9f2fbd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51681d323d8bc147a63ad767ce218746b68d93691b2d69a998a8dcbb76e9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2783e0ab2c1619b842efc80b7903ffef847c42215314a99084955a138260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4da3a62543ea38157c5c571d47d51ea484b48e32106716c1d78bd28a2b823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d22f6f4add9c199042fa0255ce9147f38baa0665344d290e9073df2de2ec7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fb385bd8bd44f62bdd15fe85d4f1ff242b655c5f12cb828d7ab60b30ec44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1ef2e5d3f2837b424fb7013f2a1f2dfd4820f59f5f820bdb12c47800185a3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2730c87be7523fb38df7242e39ffced4b0387bedb04f9dade06c9c9bead6b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d62a0f4618d12fc5cbb82f1a03db4435d7704adcee7f911beeece6bea1be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d21b0e3a4aa9008c036f9cf3038b93a18aff55618b2667bc3ddc57424bef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527e53d9920e6fc2fe9ef5b5691d3c0017006ecd39b1a5fadc4142b0b795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60e614c4caa3c7765af3df8bb6d214bd43ff71c172920ef3965c934185b74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fbc1c88f62a9d3457537493f4e291dad10ef5df4b5e55069c8cb9391d6d5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19faf09fa5e454a07864889c954d5ed5d769b8d90efdf160a7609a9fc6b7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12fe70fa418b886f323d9ceb6ddb3a640ed5bc61cdbb3e2b1b28a5bb3e78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98ca250e65d68b36c00041b02e61bbbea805a16ec7121b94d3bc766b8456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b790bc7bbd68a22831a3474d8beb8558c220825157a2501c2135ce24a822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0f9c587b71c8fe9c179568770daa9924bc6aa3adfe3befa88f421695d2ef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6cfa5843d9013aacd2bf9b2aca54cbdaa12c6be77c11f9f1d20a68d7a0793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ec6b86c24aaece15e5ae7557733fd13528dbe4128e38f17f127cb2e5c751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50ce177009c2603bf96fd5e82c892b3a2cb1256e39f255758fb48a9973c4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5dbd9647ba96d15b98c7973efa5b9dd0156eaa0a4772a366e9a902f6203d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d2618908bb4261d1e7778b9fe9bacb049cd13f87b80b874311f0fa402f76e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fce8fabe1c596d86d2c3fbadfd7d449761727bd1557b94081eed4da1c4ad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6b79bfbefaae97d2967905a79ce62b00886f761d0915b59a16b74ab5f0e6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ab4e26a32bc43619bd4ec13319284366125b96affb79c562ac53d0574e00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0f25f68318a284d5fc10608d839ddb01ae6fcc3f7d26f205d8b2445350c5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1cdddd738b7fc27739e28438310caeafb4b526f3b98b52fc8cb47ca0e0a5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37e9b7519973676a3ac19a71eb95c2221c5cd952847ecb2219a2b98cf8ee7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be9facf9d3d7ca9dffc17d4d6a60f7521b8081045e57d0dae96ab2ee0218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625f554be7a7ea1b863e47df79ea2f51077cb90bba60ec2cc69538e2cbb1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9cbf4faf6813dc51409a7cabad6e753e60b7bba615d61bb0b53f02c98bca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0c483915a676ba60c75ae46a88a457e6b8a6928db99273a2a9ba7144a521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311db0f09851dd2426d01c810a8fd8eb2c7fa13091b981675781df8b885d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6a342771bc83a3e89c75cffbe570936be949da4f27673a7d9ebfe97533ea5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aa0c3ae3cd11818ea9c9bf07304e9aa79e197291b3e8e08535187f70901a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f2e52253d2b6f1656caf95364cd8962f607f86e3820c0a818f0ce6196d49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9288d5b8eb14f6015568b8acbee97950a279cdabc42321a8808c899e7497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bfb9ac4c2cc9257ad4157591531803ae93ae4ca082c98c9999247d362792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261ac92d54daf800b901ad377acdf86748bfd0c40dbffb95c8778a616594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495c8142572bf01dac7720ddcb6abb6e7712fbd2ef274cc2b00940af433b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23e03c21bfb34fafba67478b5293398b7848c06df9ab6997c9b3368f29787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52a568c238688e6622189f641c8d15c4e7492b91a125b4de211ed893c1185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3b2d8a8b14ec98d62d1bea0bb80d521ea5e72efbff30a4da22642d88397e7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b90cb2bf2516992676557c200aa803f572ff607e5bcdf29750c820ce1c288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9d3d2b9dd575e8edc12cae5d59bffc981a9c3f7b32f930b40a7de81c555b7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f82065ae0ced95f29a797c94c468192008d692c336580f496be9a68cbbed8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1404ae9300f87f79f5a821bf78090f20ff3fffae271413d9576ba118bae3e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2f7a48e0abf716efca6cfa25d1d48596684914f71752b9c9b8c27ca6861a0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8d6ddfb93a7667952b7e57ca0e8ced490b20c71b9c0a6dcfab088953b5d3e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f72fdd0bc5551b7abce480c8fec65aa281d673b62269768d0b0069a1ff22d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deb8ac17cae3e0b8d508c56ddb946eeb8ee5d8b12f38e58a42678eb146607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0df5f41a0184fe09ad87b4dee6e297719a81f7ada0e212feac012022a738d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8f9aa256dea3a892724f45b371280c1e47bc1181e86505578dfe9786be748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02d7c1ebbad1b5bce2274f1f799a1248e0101ca6ab55839ac89bf9baa6646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3a0131539ce20eab5b9ade44565d02eb4d04b62f6970f43990f5f10f7f34e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750dc64dde12574c085b53201a0f3b833d17aa1635df074f3646607075fe3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055e59d87b919a66a8cb75b03f3a305236afd87470f97b94c62e3884520c8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ef76cfa026ed4ac92ff9233647dd9a7d819046f0b8e464af912c31f2098d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4fae0c6e9eab56b7e52ed962393461af59f076e1704a4f649fef3e7aea040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eb78c3436816f91b5595d7f5e9e64755c0e31612c115f3674658c1c198c1b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e1a5c0ed5b9a4524da2b491d927b0cab43c5ecf8aafb42ab29bb7330fa34b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b72ecde4aff3db37bfab6400e9d051b9882e4fac2479ad6b178d1bb420f16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56ca5165439284990b888049b44eb017e830e233c6d5a1f94888975f38c49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38a2a3d85db3ed3e888acbcfa00b2fb826617edc8a58473356f662ef134f0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421db5fea17f9ace8fa18bf88c6786cc9130165bc93e889d3af5e540ecea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726f25d0150dd988aa8e3e42e7992f83ad52ba1ac318faf006b097eaaa527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c02b50ced073f1d0c522273865e7b0d4f440fb88e3502e52bc9ca6caa049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979a4f26bdd76b2ebd2da02c3b8c22b2edbb0eee12016d594d3fe64e80136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0d039cf26c69bd54fa7b83c2949d9f260a97177302296b73472c684e29fd2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7268cdf9f9a1cdc2ec7c70eb27c5b424249f2c9c69664745c9d53463622fc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b66c422e6a4cc9fa8e3e59e93f33e5cefb512f20846e3ed8bf59b7269715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88f82faca7ebb583a2e68fcb12e63dcd20fb2f4aee625de36e5c180cf4f60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2072e3f20c20f3d105acd43f6e3c536936ff431da5203702071d265e6996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b2489a4cd68c2fc564e3a4a7d4f95b65a7a134a9c3835b24844f1a1ba0629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d9805a2bb7c48eacbc722eddf4008776041f8d0cda906eb8f6d6f977ca747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effdd5802e8bd1b3ad9ca355f47216b177232e1162e3601d8b1cecaf932a6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8f5f58760a961e0614d04a428c420f6cda6979a6c4a335082e1dd328bf355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86f32b4fce7338bdc5fe552e0c97792854d30df042bf69a8100d9bcd5fd41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fcb9afdc98ad79f71bb002ba784875cadc58c559be53b5f5ad592d0246963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2b40e7639230e698943ead3afb07ebe3a70c2bc0fb9e5770c790c2f8844e5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6aa045712c9146185d364563722e687757852e82603aacb3015caca532aa6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8e397e73ea95fcc18508471a427c6d90e596e59314cb3c3a4dff27f7a5063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69484f1fe7d3441049a774cd677ae280310f3c061dd321d5c2b034014c15e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86a17f16d57c027f88a72f40ee2332bb3ab4ede866eb7ef2bc2d1801b496d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c1f616711400b320e1c29545d8a3d6f18b238de9bda610f44a78db0591845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9bff2c0b1024013025478750669400ecefa39ef54c2b56ee74a6a80d5d34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fb26b38c57a199b75a2171a502d4dc4354fca4040fc12fca095bd17df8b4c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1241974e49d49960c8862b15183f095448bab9bcff43d256d4127716e43eb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1867d564fa78069692b781c5db895259295ba8d75135711bfa49ff7c71039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9e2f8b9551f8c640ad6e6755421539c3689486ed04551d7c773eb83d5e6cf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8fad3ded867be2042cf4ed9e7e0a9d5bebecd3ef48060ab8e4fb16849d7f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469f09fd6ee6cef8b222ba23d5656e9ddca8ee933489c1b60b622da0674bf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8d6d40b3ae785de88024e3331cd3ba7c06376fae6c86f384b5e1fcd73b31c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94b2aec62132b819f166412631a3f2300415b694e89e3d51f16dade4b9437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0cde89e54b692fad079e5172d70f836a8b1963101c488fadae3f6135774790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e0f66df47dc11b86bcc7161e061452e7d72cef9ee74d858e9525be13079062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412981cc387664f8a5c5679fe75bdf183e9940181efe56e785f8e25448be3f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9c4b3e0ec0a2a4d4925a6076e33ff9d085255ea9ce61a4bd6ede3639897a5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9e937734ec5e698748500d3de8b948182e9bad99d1eb478022b2951168cf3e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bba49396382e5f02302e2276159241bb1e566c93cdee19e1fb25d30917da2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3e64642fc9baec9b4bca4bdede3b5744efb5a29b2c9c2aa1d173028006552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75a8f97c072170b515dbdddb292872f4e8ce84d340ed56c3f8ef42f5c1f9e7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af6503a489a1fe3aa9acdd4bd9d66187046eb02cf295c96ecd60eca60332b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d93964bef3622ffee787128a7c4b006761a6987c21651adf1b93306d0b0888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5aa3ed53d9d650567e34ac88f28d64cc576d23106814d1bc87da1aeda475d3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40708396c6a647d5dfc41a652390a0293c553952166933cf8697f03c8fb65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9b883ddf511a27e2b828671b6b0a22e5511757f00b8a28a4753ba9dda1e00e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90ec50c92824652128887d44a71898b519a4e2faba5796900d54e34c5f8a14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bc8a73131d0ec89a3a76fd899df5b65f2be683aadc4c41ef67754c61ad8bb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5bdf8b9713e645386b8795788e647550f42d85e6be7cece490f41f17e758b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004347e83e2d2c935017c4be195d4f92b3310488674a8c89a9c99060daf56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bd0468dc83ee4843aa8e3223f0ae74a20e53e8930cc2b686ab2811eea85922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3752392112bf50300814c64172db7d31e7982c4c69c2e7ff7c74803d94fcb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8b4a7a95a9d92377b41934d890b73cd435d427f84258f97ee9a3326c7bc94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b45457c2d37303cc82f7a3e93a47ff0efeeea14fd8e66ff4c13f8cb60b4af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701c88f9b496271e8297810c8265060949071b848247bd56719858be29cb7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80fc8c35f1bf2fc1e43197be255cb6e1fe61249ee4c905b470fef771bb578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1e273a6a743a66569469d2f081f281babc0c3f66460d90fbb1f6e8634b55b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08333e0a155f832b930efcdf79b87eaae59065b181288c19eb888365a8985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df676994764a390a6427417e9f995f515f18cd99e700caa4b4615d9836c5b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046976f43b0e71414396000f5450b0dae2fd1f3af18e686c4da7d3fd22fa4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9462c8c7fb373e0566aff4b5423f9d43a91b7b09009966d457eb983339f5c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c9ef9ded8f20fd02080247c5611b6e60db402631ab48f6ac41e609027bae0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144d3dd1f20fb4843543177912f03ba8d6b5cf8b920e7f20bfdbb00722aa8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59f1e8a7f10a08e5d75978741995161d935a0f96b066285fd9b5c63966865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b2cc67b75ff87b1de93fc1dc557bc5b48547ad68c502e3feaabeb47ee11d0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7c333120812b2c0e16bbebe7fb53ba178b4bf3110046716853ab7b250161a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912efb160c365a5000d618b7035993b43d4c7015f0d0ad7f9859b5a73e8c7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a7db670b53350fa89d1cbb052267a1b0a17bea1b1b9f2047bc5359f3cce8b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5d856e0c9ffbefc96407bbe433f238ec5f4819241922605e87161e32b258b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2cda2a7e073ebdb8c5593cfebf61eca834a310c0087aa4c9443dacfdfe114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69c3a8a01e59b5837f3a8793912a10e339fd8a9a2f598dabc17bb1634be3a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f5c32b3b8e808a41ccf3a421e7f68a8010dccc96ff0c6c954d1f666b875cc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cb2c5967b5cbb101b2f770a61c33ad6000a81d1c5063924f99672494422e9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3d92b371b03710a7a6f37856c7bb1584db577b120b965907815bba2fa4f40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3d92b371b03710a7a6f37856c7bb1584db577b120b965907815bba2fa4f40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63a82c5942e4bcd5b0ac5f0646bd4cef5f31125764c91b990f7b169ead2f4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5622bba6d1712fc502d74c94727e4049c59c6e4d858e478af0b7554d891d7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29ceaae219327a519e8af56d7a1b22d35c53400394da3e768650bf8655475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3e8acd9a32450319e4620ab00863f6fee07e4ff08298e5f7add282b551e10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907f63cd12597e985521b0ef5d4a46e764d563dbb8d153df785068d09f5fa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dfbc549391fb026c470bd445446b31b4ea110ae8dab596e98bc3c0e8b4663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906e89d1c7d16f2e963a8c7379d01ee46db4fa784ca78f740b2a5a6c51f78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31649675984940f4456940b2395e3865ffaabcf29e5fef0af1fcf076ffb05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edc5650de8f3895dd2481c3f51e77d64189fcbe381ca82e65b73c0f30e435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1c3a9bc95dca00128334c2af1c806dc0ef5282d1c75a1945f7495aa317970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ec8fb3ac4d595006ee7bfad032a92fa5b08c17ceb6dff0293c12da110dd39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df803eb1b97081eec0b2dc37128011477905b16ad8d2707a7d46b5ca894d7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fb7a04821f7e282c92e4a9694c18d2633515438282b246f490012c5927676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321de5f4792934026678752319020c49bbcf27905c2f4de5305db590a1b35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a4d282de64b89c1b5dc2769364a4777e382289a4874751d6138d11d2af575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3846b83ae79bce66d2ace5297fa3f20d447b77b87914968223f2970d988dc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d96d52c064f0178752948856f5a2499ec10581dbf01b9d3fee0807186cbf2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9f3524826129f9a129e67a1aeec44faa612f3137a6c42e984fb8f730390d9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881daa2efaab7fb46e18f23e2fda595789081e9d2de4505d35e974892ea5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7db85ad48c220228238f39078c5c985af550af78505851f4d64ad149f0f6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a550dd3eff59a134553dc4068f6031628555ebb5e4833f5fee2da10443a2d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c210e8be500245b80c99c75b4e62d6a246b76cbae74d26ae27e421071cb1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1349602aa744c76885a05aff43b82b886e6bd7d35bc08fed0b3846b3ed80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5f016305147199c49fbae1ce1175e83f72dbcd52a81ea3cd9ff6777aa81a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82249b73d172d5f3461814bd72d222e2d1bbc3ec6bd1c11b1905e2e61eab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74495ebae4e0e15782a13de9d5435df165527e40070c8b314dc8533f749c9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eed717013917454d35027c06021ece0f8558b1660fbababe33171862cf8e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d6afafb85d416d867051735a0f445511251ed94e6b53038ae0db33ead1aa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960a7000fde9f3d4ed5807cec4fadf35f091a87584f09cbb52b1829bf4ea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69715cb18a9c04cc4f6b61684ccd2b614a48886d1709d9d5374efa4cebc9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e832b2221974fd2e964c61f04954067260e59df5ba3ee0d30cc45389040a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3bf0bf03e09a8b8151b735a856653ae6e1de3df3d0613c383849a604a3af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cd5aa88bed19deb881df24a2ef6cf295d49e5e7fcc060dd910a6ff638028e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874f930feb7e6d3ebce180148ab11a495bc17f5b095e9410a36e5ba67cdcd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98705835a2699a86fc3adf17cd7b00eae728ced382b4db5c4bff74fb24bd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01f6ea99dd87dc5bffef5c994b46de820a4274a521d1d42390f8e15b6f42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8a229a5142f96424495897e9072ff21af1fdae2987cf8687d956f505e1e4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58220dddeec4e7fa17792a712be53968317664b7815e61d54992ccc20ca0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10e9d0856b44e07b19d1091dc91df56d6fb0c0fab415dc097d275db11953f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ddb5a80f84fa74908dcad23b2b69043d84807358b2832339054188959f7f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d898c9dd8bc747e31f61df6a215ea4d5cd8be3c475317ac4f9a079448431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50961be1f4d2e452d6dfe9730432b72813f1ef60db6cb6baacf7918adae0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2973119a4077345f5c597a74985b87a7ae8a1698c9790005676e7ac4e4ac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59ffb1edcff7ce6da4eb2c880d5b07d88f8f314d693100db48665e609136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092222c64faa5358de1a5b1c37c4a67422762a7ae8a3bb7d78a9cc96b9c1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683de0241010e6a75025e3f19fb52d18055376c55a80a6498ec651c564fcb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f89afd32309323276bf642123615d4ede339a6b55f0f23b76737e79891d5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bbe7c255d91e165db4a69869aee97975a30a9a4226cc980c6cb4103fd257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db89cdaf3309fde72b2f57b0160811c620f0a304bf5f176ee50b783df183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03dc1bc3a35afc5e9c8d00ca66e8cad046709cea2eba0b2d69d5919e8eea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88ee4227e8ce4920e06c540b8fad96108c571004bdb55c669ae1d953858bc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07ef7e4319736cb61ee985c81d810fb46ba0f642567cea8e21531a74ebcd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5bee7a4ed4f8a09ba2b95d53af67d53d7c023ec513920309020b4212a7960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4f3a2890f89db1279ceb3d5f4539b4fe14e0cd270cbf3d29547780c26211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c68f2f80799ef526c4fb5dbd65dc7bde275415ea09005bf8d893156d9e58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d05877dfe6a970a494da672883457cf049652ed597a40a4cb63c9326aa8c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8e08ae91f15f4d14e32a5be7f073486363428262afbda451dd6b2f0cc2a0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dea2964a7dbc3018c536350aed0ef55cd5a964a40aeb056eef69f39e3b75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9091ddb51bf034f951e24f85726abae49ca46e2fc03924db5d8ff9efe8fb1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808388c6c4dad5e220f677b1e28eb029c68b490f4b76a9b1f6b16e35d088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c5591276838a08cd4ab97ab247a4cebe18955b3442cd58d9d1098803f1ca1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c232cce3eb2b6513f301e5f87255528cab1d977eb4552e853c71ed330cb6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0c101e2718ac8289d8385c313fe3b1a2eec1a02ee20f9c431d352a171c033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5c5327875d00487c89983ecc7262311fc21b1b304c2185f3b19501bc3d714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1867d1142564d66ab0b3c7ffe724f588a0447e1e5a2d347ebebb64ea6ed94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5093b5b22556f48eec700291c71475f5adb80639345e5e5b38e8cef226965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d39e4fc0f3ec78ac8c7c89339f243182ce31071e1f8234fe18f7baa9cde97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8c02f2d8084f41a608735b939399ef43b8379db919ee2f2e667a50e556cd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e3c47318119fd733b03a655224b306ef37aa90a778e741f3594520aaa9618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a70dc97b91d67d77d6f4c935c93c685bf6a1920896fe15892378b497060d6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147996f1cb349bc4edc81ba2d5a42d9b20291004ad39213f131152e18b526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b3c1e99c5d9c20dc6d00a5fdb8eccaf9c247547dc1654a65e2b1e6099956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7426123c7d2edbd5b46915616320af8303f472bb4fda02ac821c0a5f76d7d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289fb8b28a20d73cf0d24e8642becb1a9eb029baebfc133ea1c286651763c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52808a6cb2cff5a3d639c579946ca7779536a0438392354629ce59579a78e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b0d17e7e0103edf69d8272475099e9482246553ff56234723ffe46c0ea34c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88aeed3e93309340ea73b91aea108ca2f2bd5f3da2eb28b1b2f307c9fbd76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207bb71d5f49c77e701997ed11837dcf1a7afac31d5d0c126289132e5973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946f14b2f03e344d18a4ea5abd59a0503721d2f72a9beb92e80a3bbf2537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0b41b3f0f16dfb57ef0ba191c96a86ce215d3d6aceaa6a70eee93f6bae5f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eb8a423d1f53fb8f318c35c397029d8250e5ec1c60e3e8943e554817aa85e0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24300701a5a20ffa216340668db48342d8cb9b62617857d76ca76769c71c8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9d864517309ad283d1b07e1b82b32f919ba6b5444d88b008db6920740075a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a80689a211ee6fb21fb012069fdd346a7f3d56e838c87e024580182bdd627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c4dfa4747e099532c3b890b8789cd26ad061ae02bcffb998a8df7f6e2f3fe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57328ea625857fcdb23f0a92874cac9d9e1bc8042a9ec0af92203f7198946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ce7f7c4a44fe79aa85e044a4b5888f8b24e2f7b9d442e888fa108cbb0cc70f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29ab9cf6108ae14ba0afa75cb3aed5392f7e98361374b8964fbdd88ddfbb2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019d0d3e85cafdd165e56d261cf2df5578282566c2f75c9dd1281680333b8a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b3a10ca3d076a644aef04abf4763008fefa600b3886e0b2c8eb6a299c358ae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771f4597a1d30515936518c03d0fa36e554a7a99edc0500a03cd52075f588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77b08eb6d227d58d3f7dcebfe72ae7c50231cdc557e4c754ce681dea9362d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cc9274a9e7f68a495a6098126f2c1e34a80f1edde974f81e7e0a82901b73f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611388a05959672d27b6b0a81b2991a30fc4aded12ba1914b3887c32932d9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f797769ab6a176ca181ad25b8e3bd8b169f08f039c1eddad596e8d386fb433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b389421e621b8cea889115dbe2c8ba822012c358b6c5a78899883c4564f48f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f505fbe00994b4fb3a29da4382cd33736939cda3a7c3797dc316eb17f947af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f89d1d128da7a8ccdf71071594fdb3877a05b4cbddcc840b3e9cab6cc9176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9249cb6171299ad7e0388485e81d99c9eae2e702f06493d5c272c27f0b0c6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6994b10c36624e2d260db83fd87a5884f667f728059a7a8c5719d9a3d8df97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6acc1c3bde1cb5283837ac987516d032f1cdb99e956d3a9ea9da791532f9a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28937913d4b71e53ff934acba3d7d6e15a80b06f620b1f1e9f2e70282a916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98ed3c62d7a7a27174656e8974197c87ce292601dbe354fff4d7c2a94f198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806fa6c721043d2375c5e4c18cbaeb3211cdb32d3b18de7562c88dd53d50ed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d2282c0e783db72080f601b6f36565b8266d999281a7ec0588dc137ecac098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b665131c13af98dda37c406b5168fe544471de2a8c2359792041942b7d33f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6a953872f46a083bfc5bae646edb61ebcc44c1c64a8a891ac9ad55e666f2a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8dbd7ba303d4ccef6c163452ce378f9c5720f2cbe5934d24896853a27ec1cb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028bd02e8d8f5f3703b3cd20bb0bd9739de0305d4b12433171cf16731c1c2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3bc8c6c0aa2f368639a15e9703baeacda421676f7f6ed22f44f1167343fec4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8ff0cfc579ce0f337a6ebebb93df7ddb462abd67c5a0dc1f4104fdfd3d336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2e2b41f22b9bf6515605e6c94e9591f3323107b74337e1102f62715b58672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2adec90f892007d319a85a5794f9e9ec7eae57c146c7f06bea85038896e20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c7b96a0f72bd95b68e2e65dc7728e1552c92096f478149d2b9d5d5a71197d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0c1c7d4ec0021e849040366c8e991b43a7acaf7206dcf5f9d53c714760e4a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d09e87b537f387e44025e42376e2473408d84861deb689d7b0e60edc030e3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f661f0b39753c9a6386ea9f1d3e50b5ee6b5d7caa4b827ca60747a4715a8a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715db43adcc98fda759822287319c3b70476fb767bbd10eba683f0dfeaa76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23ff27ee354a456111631167be78fbf151d6432a93b30b738eb1ac58436d8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5d75595fbbf547da9d10a4dfa5d89a2ee137e1b2c7aa7db1fe62f6b16a66d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6c8d75c21da76a01d7d116d039248bf6e73981694eeb251af96cc8b2752a2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29d6d92bf1dea1ffbf43f94a185f8ff63a092f0704c3099f22929596a129a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7d25f07101d8dc8efd3d2b11cd65c14902014467d2c3553c6a9efadd8331a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487fb09cfba0d6a6be984ee18ccc3b812fd97583dc9403bb9c8e12257298d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88d9e4ad6b622b03a5646cc9fe65bd298d94f371278a76ae5279335195c98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f1bc1a26d0bc2a08f672512f63f8df4c29e67cb63266346e4258d64c72684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ab89065ed1a8486e912c609818cd6204a05114c2cdd06630c627394a22c44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1396ac55970d7fe879dfeea507a212466a3bb3a5fcfd80ef7ebcc48adead4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7b69e0d41dfb1ab40bd6fb23747b27764906acda58e2d72f7f9abf3fca891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cee3277552e632d1c8d0f478c4cb5947ebfe15cf888c5d41a1ddf1b467646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409f82a8b8cca83561af7a9f22e29b556524664be8bb069a36dfb7c7279bc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a1d943d38f13f42906dfa9e1ef934fb4074f301b115ce79d4655c638d78df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49bbb3e4fb2ca24fdf83cbb1b3f16ad0a5f12eb8594df75d3fe788a60e345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8ff0cfc579ce0f337a6ebebb93df7ddb462abd67c5a0dc1f4104fdfd3d336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05ce09d0da6b5d75c1b51cac47a1b4a3460dd56840c7f36d1bfafec2806b5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d9977f1a3b1fccbfd7212b56e9f16102c67db8268a6aa4c5b8656db22b363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02fb0a9f429b72bf5d19fa16a65647827471ed8d24d160179b9ca0937c926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5efa9325e6cd0268c62ac56b354d4e1f7838cc1b161b8eb858328473305c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b66ab1b1dcf81e545f2bba0f9074e814c3b58725d5f7c1b7e91ec4ad3a55d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698da30b629e1c21fad618ba9f6fd7e068e25c8b17d8f2820945974b830b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36f1bc2b5baf73fdfba420e13de6d353168a527c4d8c024cc61bec45f53c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964c97a068b5783ecbe95dc54388691a4df78355c9f906cf09d6adc8f60c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ca33ad854d350114e891abca027251505775fbb6e6113d910b9ae9d0e33c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5ec96ea0e3ebdc92d79ef2483fd1c5ca2cfb419f17b9f66c43e5cef040aef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ce9f9db88ba6893ff9296ef9ed8bf16cdc02bc2b46cb3b7fddb9366b9f50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87a37bcab8b5bcc6143eadf846768a63d5188373572bc1c3f71720404ca0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023dbed813990f28e5ee353529b55fc6a737bdd4afa8db0666015f5fd45f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aebf9a23c8ae4fc0f332dbed45f8bcfd7b3c00908f7abc3064bd3a7fb8cb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088254d491335fc5121c35d0f86febb80ae09beb2fd975c58fd290b47d6d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763043304384449ae0bdd0f482937a4c2850b073c50cb054de0d4e93d770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b1d25d2420fc93c725ae8665e4634dfd24cf6c9a0c6229048123344290eb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b3c869cf4498bfbea34739f3fd1177598efe80fd29182c1471d9263f93b9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81c672262d1fa3409155b4d0eeaf20eaee5471c6e94810d1b7bcae1af84f5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9d9da4f0f14c6f9e8de50bfdf1a038fe4e001b7565342e6ee601637de710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2758393dd22721a6807f0762df4e5ae995c5a5e2b9eaeb446b273a2be9f9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a1a54422d828e67a785b80751572b5725d82598caa920367468c3e7aed9b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688a61567edfb22ce41e450d6d489dcfe326ad0da365776805e8f115f37e0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a014901b9277389ce09fa54c4ec6ee85d06d493a2be6af3258bbea83100b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405f2d652e489810c52e30d7db37278238eee55a7cec366e412820e6467f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63cd1caa0b0d8c64aa33eb12bfee9d51bc158bb6e5beda34460bb19661df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5ef96e69d42349cef6c31061913350df0de087f11447f6ef72b5fca2bcb60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391ca54339e2860bf2740c0ac527f917c1cffdb5c6f7607b5cb53d6f4e613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3485afdc8fd64dbe623b67d9871eb2fc70475005a10a8158bfae193850ee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e2897cb5686eb2b5cbb6a51a72feadf0f4cf5411839e459722bb8050fff7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091ad0e535265291e0b4af901cc2a7c8012cdddaa6045f8b0be5324c6d87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e0fcb75c08bd2027c37c1c330d314f78a4e2ee5c4abe688f0bf544672a30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34f03938d7d7e6d60b045efb7cf1692896e9d78ae40fc23dd21a9378d21e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89e12d54d35a54c8b947e665396ddbcfae154df66b7b665b871253d65fc9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75e170a5f264749e29ba14de1e0b986b29d08e3ee0a147c03c23320f186f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635a81b96ebc61924f6e953296a32b06b15655112f4f004986f4422e24ab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30f985cfff96ea0fedc188987be3b4f0dfa8ac3400932642b7bf666d0538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94f0baf90047ca0985b1b1b399b38aade3403a3d690c508fdcec217e3f79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572bb72fc96f600148207018a1e7d8feae27c67207eb2ca2dcabb5755db5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9de9456a89cc89d9377461be048da671708ba870902b511bb7872398b90e4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559ec9352d920bd7eab4784a98c481654f2aac16f8885cfb5b1e37e823a1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a44d23ba4c490302373ba43f68c431128b86ece1d208dbe65568f08802ea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e4fed52a5c819590bff7ff40c12df10eb8db20b0d88dc0ed78f31fed8dcc6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1e15da5daec7a1efdd5398abc6ba1bd119c6b0a393b9dd1d6c05a85d1e69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d8a8fb110f98068c4d82f6bf29bec79078d376598ba0487600867332d9ec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e067ea1b32cd296f780c5b01c2ea91615a45d81e42cb8f81f31011b486590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3956a6c6fc3eb3133ba3575dbfa43f4af67ea00f2cd751fe209383e1dc89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f86f51916acff24343ce1c69e68466e9499319f5d108b398dd5198373b64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3f8e9d339e446db6f628c7cc92b022bb6b346b9952081fe5e76bc44d6879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63bf1d0d5b0ec32baa74ce998d292afc22b61eaf865ff3fa839f41e7e95f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79caa6c74456770a6959fdccb3b8621be0928ad129585134b150c9230936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c29a4849cf018b806a93bea384d8f9b316d592d00eb0fc8ae7308946ff6f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a18219df964b785d34473f36f8f71fbbe56642a9f37fe760be775c444b70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b7b686bbd693a13978c8ce97601d387ef709a44d1fdf42a60feebc2f64b7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1fb343155fb0a0bfba871242ad977823e66d7654e1fe14ee4b2e4aa1450f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20137cc8fc9e5f79d8f05392f9165a555a7945fdece6991f5d5f24b5ec061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f52d92b72e5eca6151505af4df4622d4a2ce8604ea0af47b10aace46a4f9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0b9eefd7747647467e3f0606cfa2a87e7192b10ffaa8dd7c2dc3e4fff30d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875cf8abdbcb7e14f8f01bc7073261ac04c6c0895d3ace63ba6b935fcf07f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615dd0cf93ed0b88044b41f4d52f16aa5feea9ad27fcc82bb7f43b4790bb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8ab5b9ef2bd1ba6a0e70e5838592b43661408a2617545a3ccdd6d9ab9f406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772e1cb6efe35b66ee4a2d5403eaf05cf65bbe6506d80b607c4647333ec6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391ff8c32422e2f3577ca37ac41cd46bd7e6c21e89e390a72bae667f3d45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6a9e0a6060f5305d362cd6f929e76d34cc689f03b3b3a509902371d02040d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ba84af7843092bef532e55c7b55a91d5ab85f387237dcec0fddc1316d3990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6e4b84fedee54cd7bfaac8e3a7005a22152472782b593c9ac05247f5bb59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ebf8796283dd4ce5d730053785881c1872d124c953cc752a02f46e9195a9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ed8953227574b4e3466a8af988c6075a5a9bcc40e5d93b4d2eebc52e7930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5287e13acc69545a5525db9d6ab0eebfd4ed63369717f3d34a00b435bb8a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de079103444de9af714ebfb89f8670468922fe5505e44f0f8ff06b84ae80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0979e35fc471e46a9f67c5c273fd75b9221473d7bca242ff49c32cac75b5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98b6089dd27de19e470cf389fd60d0c8d84dd84539a6a99c25be9619875f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20bf1a6c56a80ef3ea1f8b8c1471ddf7ccaecfb6c7b5b9815d9dc3e7d267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15b7fce4d4769b66b5ba3a899d9c863756d801e108e17528b0cac3c6f87a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ed31f78df97d0ffa47ba63ba79dc3daf6c773f8a2006d39313f38cf0f061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21c4a5d10d2af0472b3774c9738096210a507228b99d13d62848b03a6247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638a47534de25de7078c90412df18dbfe10d0bfa5afd71356e42735b84ac2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2379a67c0d3c2ebeaf8b19918e40d1014f2f911ec1924563aee37c68addd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09cf099ab5f7e1e9eb060fd1d7bed9049c39bf1ae2fea741edbb350e4f7c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b1ace245ea495444f9cf3afa33d9ce77f0037f4cadb3fb3457649385b3a70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d5b5ebdfaf5316fededa1988b39f84eb6d1d3757d59c6d675b5f877e8519d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47644bc5e2ecf96175221c6bfc53dead139ee2c34521f22b2994fbdeb6d84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7a9eba7dd445da036cbd9029ca70e83b3259b67f54dc8c6e289b571c64714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e5fd5e29a08fae116c7e1d6ae4665c9733453df2b4c5f32a77e60170b8e9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6f129c4c3c9d6b6b2c89de1d65879829e88a35ac42e0cfe7dfc639e3e2b8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362e201b0bf721a2da27155398fd97d5f8bccbec3d6d05bf24a9823d2aaa2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ef20e3462c7aed400cab2cc2c098e81412f6aabe0e908024e6350961eedb2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4f90edcd297b9cf9324962bced0a7dbe532433036592d9a799dc7a47b768b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987a1d8efcca5cb4eb96b1471ed52c144c561b91c44ee37bbdf4a2b4ec390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2d3af4d35ae84fd1118d05ab9aef0b48802232bca2c1fd008d8caece605d4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b5b56cf2d6bf7db23b01b4e2411f7ad3811b4b367dc90bdecedc8e11bf3ca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5955ff07f34a6095ad47a9f27875830aa60e7bbbb60d3c8d9d9a48bcc799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41f313a93ea1787802cd8d050f96eff6e5350da7778bb25f9c9b778aaf32f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2ecf4590ef8e251accc687d238ec23674fb643d373d8423eb36fdf48c711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eb3df8e220e09ffaf49aa0b2aa3cb59b56370c7144799fdc2dbbb6810bc5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39e06d05256d3300deff59193b8546c8d125fa1c8df8b8783be642df920a1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346eeff7ef3e697f1070a88583e9c3203409cebd0b7bfac15a803802841e7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36fa9340b60a7b6cdac83a65189ffce6a00b162a9337e8b4732e22e63904b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10a88e6941a9802dd40970c64550b8e751b3b0e09b01b674564bcedbf5cd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4765f3ba1aa57d79e220813e346695225246bf370febdb4d08ebb74f3b60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add9c940a25abaa4d880b32acd18e4657edcc4f86494bc423fa4ad5d257e3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4cf74562f6f9e7fa3475b17b61cd2055852b1885bf0607df72170557446de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1139bb7abeba0ea5ba114070e817865d249d06ba0ff06fb9bd10b4b99dede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936996bce85e958c146b4b19556d60bea6d166775ba2a2fb46ed3cea8458c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f18a2658efb96297a3049686c6146c2b6f43fd81b7d2992290d33679db382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25529859ac3d449f6d51fcc3d52010027c3222933fc1c876fd14aa6dbb90f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9cd8155b15740d155202237e220361134980b84b78b5e6fa4b42e9055b9b7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7bb485d735a1aed4dbbe8ede1249bb35ee011808d9a32b49c497a3c7ec0e6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5c5c1ba199025c5bfae8362cc5786d7b73e2f588a8198a13bdfee61c7d400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1b668d889388337e6b5fa2b81feae0edea08307d3397e7982f5343607c40b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9d21e9629cd39a0416d12d71f2a27fcb608e55f1cc80ed574ddf7092df4a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fa073aae4650d001768e851872502df1dfbe7999023c2a2c2a2da3b93209d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72ebdac551989419b853f4e3fe936a662fc0c3fc9b9095bac03e059863cc8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ea661de87a87a3b12f20a06064103a055248aad5c49c7fe3a05543fbd99d4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a9f7c375bdada602cc9a779e435c0caa66b35611eafa4cbf19e24b1cdcc7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280890cb6e153f2afa02e9d7b1b964ebb7256dd3e3e3408af97fae86ba6e0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6aeb8414565cd4c39ad49ae8ffbd2542f86e073918cf3d25cf0ea672d380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1020605538bdc4555fbcb48fea026760ee77f6eba503f243e8f09c828bf6e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cd19e07489b6a7e6cadd35c3a0224354590998575058ac67b592721a3ab84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db12ee22374488dd2a5dea5e7c957b253fa12783e56d7200c6d489543c733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bd8570d791faae64990fd7c1c2b4c778b4a3bdbffee6e317f5a717a72fe2e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4dcefebbeeb4bab2955200ea9555f08a3892b93a036545ea7e444eb819b93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1ecf2ff7e6f44fa8aaf29becbe8915472afe0533c4f1e97ea78f15e230483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6019d9a428a8edb99c9413912a0b17eec9dab3ae97a5ad4fc7df686cf1d6d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5e836969957c7590d1ce3eeed6989a276a5738ebe243f0f1d160de9c8c24a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c60c4690e7fcd83906d20e9743db10035801d361c7feca288eaaa887f5f82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af6176a88144ad5b0d7af611be6bcfbd38fd43f95092d921151aff19d586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c44161c995796c04715d99451f73bc1e66496fa748782fecf10da5420a0b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58cfc2e860a4c5cebf05890badb681a015c3dd251aba07da47f938eb3c389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1a0e4e486054ab42c2090b98456c476fad6fcd955750f0f91eabd9a3c12a4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78098c38ae890ca0742b23e9ff836d51ca1daaae674c78a769353b300fcc5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9acf2b01c87424e1e91659a27b90a35dcbdfb0ca8220d334b2d35508c3905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fbe3e8646046edd7f608ccd897d93e9f00f500b7ea352eb4a55951002b022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3f50b60da975f73b77f99498a92e6333e8a684ce8ffcf6dd10f55708ec0f3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51919ac311ac84c601ae5b7727d74630afe5f17db9d0330fe45fee111df50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8ae2280a92817c0f6574295a5c43527df2451a2bbfb3b758c5c7974a9214f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1a1eb6827727166719a19060a8ccb7380ea2997d66dadb7eb1d75d200aec5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3d4166d0e62cbae5a476e4e1176a8cd74faadfc5269a7e4e55295e84b15aef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13a30d01fec72ef1868350a7dcb7a764a5a2669b831e9dda298efc058dc762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60391966631ba832f48148445b194dd09d3030740508d73eb1c669782fa4b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fe5ee3cf9b236d3b2d2ecd1f4423079793610c76a0b5b00b4c3847085997f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b0d20ba3c7a2a62ef456fd142f8a4f46c57668d66b7b5eddc3d087856e50e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b6ed48409915690e13f6378c8028492672e75d0d88bef9618076687126f5e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ce87d33320f5a87d2c813109e4adac84f65eca503a63d37399e6d141287ec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047d49cbab5a045759f324a73d81961714a807b553930f05f0aa2a4175b12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f63235f16ce9fa706fa34f0ca915479c670b7d6bd93f622ccdca7b054b0902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bab56a652e1c0576d46e7df299a50912366e3075c4a59b68924db758bade20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5d2f0278da076234439d0ea76d37c13049eac377017b939cf8e4b84c0ac3d0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edfeee3f4eb236848691c3914f9d28616bbdb1368d34b747efbc480858224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10332e99ab69f9fb3ce533ceb80f1984380ce1b4e38354ddd43c311d401c25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84a9428826967bad15a8538ac6d2869f6dec4b45c2f24db8650cc051308da1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8e7ca74b821008be1f905b4507465859bc333a3ba140d8b98284102f539a81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9d69ed1b2ec08d6c85cce74ab704f395a035ebad4f985d27740e382320bab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d449dacd602c7dd240e259d0ad3d196c859eeb5bc8b2c0e7ff392f833b3fa8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2fbedbb97ac1089155d0bb83d5a012698e857feb6867d2d22fbb763c94d6c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2fbedbb97ac1089155d0bb83d5a012698e857feb6867d2d22fbb763c94d6c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2fbedbb97ac1089155d0bb83d5a012698e857feb6867d2d22fbb763c94d6c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6b58c9fb836080cbe480a813c91ecc68b019a9e26558c9cad5469134df898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0824ae71e9c7c4fd2801a20ff6da1d6d59e82b11b417f092e66da03760da4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5381ac042fe63afcc3aeac70e4a296aca1aadfda2058675e234748db9a87d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0095aaf8b4055d20753fd1782bbfd7f2ce8a37444caa3b234fc8a8065ef20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dcb386747f55464bbc1967f6fa9084458de44048f07cf9f004c810dfcdc4b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c06387c3946884d9db44e12790e71b3675d28525a67712709cc7dda75254d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e445e72860509eaac627c8c03323379ce53ea911d2177aaa53a52aa449acc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cf0c5f15a5df058dde9a4f7745b7512db46736e487644fce6b831dc400fde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8831eb773dcbc3564033049bccc4edb5b50d70cb215207f90be26d93b4550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6fe5bcecf98ec8acf75584880edf82c576d77e6e45a443de29427254713cb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0d5735e1b63134b8b608accb7cf6442cf62e66a8cc3cc06cfb3101a4e9f09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ef4290470396c877bf4ebae7eebb9d8364a3bc6f28db4689d61eaf6c6e0bb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09a8bf606f567d401274ed67ea2e369230237971be056bc0c7de78181a467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c7bae0f9d408be49a931fe3374c5150e990570676fc71935638c62aa2a33a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1b32b53b4cdaba74522d2a741422ec18a45a1d8f26de87254e57092cb9f99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5472813444089b86633f94f119ec833916b5858fdc5c24f3004fb6430ac7c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89d623d8f96789379abd3a32dd0aa77449c9cf530fda17c2012362f0e93b4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0fdf9b05c3c55451145eb437e648654ac47e2ab4612be32f72809f6bb807c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5273ee7ef71690c73eeab925b2209fe671f8b1f042be5b9b14e3cbbf27c6f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7be34411ca23d41080d9c9920117adc590b91f3062fef4e54a9145cc6b889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6d8ea4b3dc1d109c7995219fc7467b2a659d86eb8a61e8b5b1e35c162f837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21aac32c38e502b914f52e000c03e8ecee62b4ba133ddd19590e3d6b5df17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f940427d96ab7f442de7ea4a16de4f74bfecd3f8502abdfdd01b063fe0110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f7c8f7de410bcafb785105283b535077372bbefb2133b68e1f3b066e583ed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24e9ae6f99cbe423850aa0706da9b6774f483c48fdd3f8594950f465b77e9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781af323c80364197c49391dafe0863c08f4c33b25ec735d99a7dda3ec7df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5febf68252bf8dae705af21b56f289516a25c1e5f28d9ae168a9f0b035cf6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57aea5248fb63bd3eb5e7a2ff8eb5e8c061685db61b4411c22513f9125b8d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681f4d56c57e5863871d078f907e6970080678e185f414b972e5aed05ead6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b509ddbcbab2a6479a8b1558ead63b712953c87cf28c2d1abb8dc0966ddf3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a5431f36818749d1e1259bbf5173bae7b12c7d025ed18408beeab8b65d3b2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4717eeb4f5ad43e8b7cdd3f653c5a79fd209d38d4ed8874ff8e7d1406e27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ceef06cbc7f8aecc2a7dbef43984205f629ed2e7b66220ba8f020bc4ae4e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ed909f238b2f50281f22052b342f27c8e1a0f4d7046691a550724190d2e7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4bc6d271b424a11a12299949d00346aa25f691fb7d20b344d74bac3b4385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80013a899f55b410a1f03033f6a4010d5a3749cefd8841c87f5c36bf640db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042fad08109ea194c52427828174616cdf448a354b76c6b642dc97b96fb4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97a7a97bebd49e300feb04f6b28b08b675c94e6c23357ea48b4754baee00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3292ec7df437f7180118071abf94bde7c115b5b88eb8f40d11886e30fbef0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8eb56b2ddbcf2420528e9c04b87be71df531d47ef9991d42760d8f8c9a16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52eb84e9a216f42d43b7000c91a8cbf63167d73af5dee57aca1766f1106b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7eb416c753c31321912ab83c37e26523e6d5bf72c93bafbe0aeaa744f528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30f86db3f54f589093698aa8ac93fa571485df89966eb767ea24a1d2a8ff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08d5008a726b10ebf065f3fa69409c86c82b30504f7e3bcfc38c9c2b99015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b66d75853ebc3a471fa60486478b74642fbfdb22dce2f2c0b27e7e13d3d3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9cd0afaf677754a1784926e7445fe09599496cecedd09746514a8e0aee42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27d01ac913bfef15a927fb2457894def2872ff6e6dcd5130a9289a07826e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5940d0f7928b3bf84320c8bab8f0332d736d7eaa91458985eb51a50e15d4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7b83a2939b63102a141d3db8bf1f0fd01e622add3b89dcc4b822b79d43ab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ae61706b4c48c350afc78747e78c61c69099b7bea14ea6d93c72a93c0831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10719b7b9bfe40d06e1777c55a957c6a89a9ca58ceaa8a93212d70faa615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c54e40713b70b199d2112682b33101542dc8ed6ef51d9a1f8ff71e529e78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c3469f3861884b0dc992ccb5cefc65c292faea8e6f7ffaa09dcedbe02cfc1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0d8a2d0bda78c727435c2fabb5a9786904f0bbd4dd625396cd8f0ee85b0c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db5aad29ce1e38a5a7147e4ef542a7aeef5302dfac79e32780616988c5a5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6ad2b7b32306b039757e57677a060b0fd65ea18125120fc587a3f1197a83d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edbf085f7686decc102bc38a3519bf116ef5f49dbf93d602a6dcb89f79e1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8b2242de3b80f487a972ecb2c057f0a9dda892479b30cb12c8ed617febd4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445bc976a6c20ea8078f37dc255c15b3cc86930c2b80a583f473873c1df3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fdaa93834f69c5018ee959c5a59b76cf388a8dc0415f009fef75a92caf3f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988d5ffa42398a31292461c85b650e2f2b45728e28040f18baf18085853d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11d91246965e9d8d5d56c2fa2bfbe3b87c0af5bb3646fb4e8a484bc3a032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33bb3871340b25cc96d8152e599229df4e424b2a931bcdc75fdf75e41b9d2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d9cf6a1ae54f8a0453d81fa9ac66c45c66617991cbd19b9b0dabbbcc540c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de8cdaf6bf69c182a9095ee107daf20bdb8f8390662d07eac14d9c44342b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77bbfed38e73acad4e7d2a619e14ad3fea0d272709e301f1e4ea77dbc144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58de0b12633aead4ed2991a8fdf3fb5739e025cdd77f0a605aa77122126b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35fa0f2504278bc8dbfc75fa4703b88849705d29c3b67e200fc94d283f8c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007e8fffcbc7b2534025780f23c35fe178649c158678f0c5df09c5c676fd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71fc7b4ddd50341562eab0a7ec34aadc4a2fd12e1d9863a91e8b0014a0a1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654e5dfc0d80d37b7d3654f9cf0f6ccca1d7fd5b7ceb6d12bb14cc817464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184bcae6bf72c482f5988becce7c2600bb919251a815c90dbd73fc60916bd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3bf5101dd2ec95c837d27dbb9527a426fd5899db0c8a51a10e4cf6f4a0bc9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b90d4643cd243b9a38c362de55e10b5542512bcccf1414a55f0a331e976b7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32507f5d4de00432be150cf4d53cbbba115baf4633feeeaf3fb0937847918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aec95c749607b5f4f5da414d7a012201a759ecc482a7edf605728b55609e5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5252f7d8be87b2e71399b35ebba8e568da592171006f67aa8558a9005d923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00fa966cb89da49933fa60ec2ce41bef7fe0a3852a04d80b4dc735331d708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d62b1308682ad8d031d01ea4ea5b543115e68ac952e7f7a661b47f54b78a3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0b9881e7fc3a2bf94aaeca30f8cd56e3da8d6f779515dc02cd89137d4285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25a237226e246bae3faeb9d3b5b49f2f95144996008f226ef4009ad50b0fe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f034983d03e419682c25fd727a424a77a6baa07c3f9f0652460f6ec410e0e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e7086225113a53534958a3a0ede01797eef35a9eb98516eb61fd79daa81dd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30090ef0f126fd4069baa1f58893c4be1d8b9f508bb2c974868094ed8571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fd6b83116ea19cd9c611af130e19a2146ab7baf0841a858f3ffe87af21c92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1419937bc090f13aa72fd2a1857a99c6320a8698ab6de9c9de6a9c4b1ad03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a14e5592ea20f09abc8abb94a2d0830e41e389bd5d82110a456d31ddb0b29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3eb15b73cb5cb9378dd99c52523893d2ffca264da575252c4b16b9d1a52e0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9fcbf8c48f45a1459faef4fe50a1be29a6e800f5e9972e347f7d36909e726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e38be4e9fb362746d74f23ed64bc6f8894d575a423508f947439bf5d3d579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1ce954a2b2a28f02f994e6ce32bc699f647983b0d37407ca641142137789c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2bee5c86d76327eeee21d3751202f8e1aa33cfc1e64e6ad0b4481047b4b29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8280d308966e5c227e239e1629ecd2adb49d24c576a076f99c37d1d9c268d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3ab0fb0f53ba5cb3454577b3627cc21100540770d458c030cea29c41a5535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0dcb1834be5d3fe30aff9eab9cddc2d7a28f6e3ad02859f3bfa5cc95ac3ea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2ccb1b4f4551ee13f293dac7d42c0f7a4e0ae5613c413c8682b6f66ac137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75b00df6d1464b11d33d73075b39544b3f4d24299e213b7eb242755508d0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1e65804f1fc438e1236ce4d2f6aac3d752785ffc8969755989cbd520f32a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5601bc9adecc505af249d45192605f5a837dd142fd40ce544172b22a79c25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800c396a1955c5947a6f3cbbd070d855b247526d99760d37b05f3279bc5ba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6401e313a3996d7b4286f81b7224e2279680668688c6178e623ede6424be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04e53a7f5d03679382b1e788ddfa9c51b0c036b7204dd3128778cc0f506a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992ed9d76283334980922fcd970883af8567fecd901297f0988d71366485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1913afa72c85e52d6ebedf6fa1debd13f2289c09dbd5861e83f883d4aa18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509578f08d116574497289d6592be39b7b3730ec24d40267841e61d0d1022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8b4807ec0bf4c3e87d27b4f9122346eda4623683b447c434763883c069d5d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69c1755a7524295da6e430e8810524e7b2423e84d0f36b8b86c7be0c0de26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cc1a5b8fd18823693985cea8378cb3c9b70d7fb40fb914d8ed5726d4a39e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780d09233c0ed8c82f9096c3dbacdbd2e42d312ab1960ce4fa46ce717cab5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228e6d532f45583b952c461bba9447ee9fb753a3f4afdc03749f36be92d2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47d0a9d30b79b53d0709064ba308381e6b0ea0cd88695bd103e79f7651f9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081b5b16ff5761a3ac97b1b956b46371b419dc35209369f241449d9e6346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328adbd7a644f7453b911adaf5f5401eb827c6b9404ab1cc4ca2e399eb0c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1169d22ae3da486dfc47d871e61d3682a137868269f57bfacffba613eb01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43229a580f8440392d0d3aec652f9097edffd5787d93045d472fcfe7348b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b4abd920c4f455a082ae32274165dec03b337f410e623609441829dc9c2d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bfc19b861f8bf316c293f62c7321a3778eba9cadd6a625662a3946937e3b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0df1fb8ba2d1f1d787b151350e3a3546579eb30e96dc8dfa4763b44dbf50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8796a19fcd33e6d0c5a90825b17478bb39b4c2e67f92e7f243adeef52fd07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405664e6f0ceb5039be1ecca833e7d4cbbd3fefb9cb317ad284490977660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b5c2c80d8cf60e3e73f94ac7f6e510fbcf2682a7ccc31ae862ca839b9f40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cf30d9d014ca40f882f41e10ddd08bf195267c9c08a5e10a976e58c3d0a0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571df09587e7e0fc50500ba35a13ee9857f278b0b73501ee8b6b724cab8d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7ef9349a6226b634546390c91566a50502e6960d497424c97848f7b5293ba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90de9251632d7db4cb8016a8955a1143f4017c417356e9dfbf91fd0e4b94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98be2c74250ec09bfdce85dfe7304075512b333cab6489f68a6e04246728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48830e0ed969f56f873e9f127bc2abe2a358e0e4d868743715a5eed60bdc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d05e4e344f03c03d3b82ba5b2293f06a7aa600c55665dd2a856400a32a76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756a9d7cfffe3a63d5382a1319888f8eb9c53ea5badf1f6f871c243f767f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e93d2033f07c056f89400bc888260968262366d8ead0d2c24817611026cf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cce57fc5b3a22c6d9911921f96c5708a5440881e7911f14093371a44fa4c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0b761df5c99992ab6dee390457a9fa5fd3128465b34d2dcdd5c1c29abbd8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9cc9d394227991b7a038a717434a604f191359d4bd0443623a8e77627a281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0846926875d214d55bc5f2acc7d4b28de56d0fca2a342ffaff855ade6ba7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44b8ecefc6c3f513fd366b3a5356b64b554dd9e921318a08f870c693c944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ae06c14efc924398f388617bdb7e430b59c38600cd6f604fded5e3fa8611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258e422a34ab052d3a1b4d6390706c276b00a79af1d40c906f5520fa33901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ca1eff5fec54054295d5d6baf1be5d808ffb8c24f0516332b8868a8ae04f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40e49ff8e4293c2eaa7951501f82052c20ec1251bcc71b431411972e3aa7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8386bc2bc353e00a96efee34716efcc35a8756ca5493d7ac30d11bdbe7d0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2487e3c72072b9f20d9abd220f9812bc9b9fe1b7a59a2308b01a0d8867a0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0173994ae43d5e8f8161069fa5c52664c47f7874d89b07841303d60fcf42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63790bd54ea24a8c9a157be1692a05e15dd88f7567563899d57f880535bd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60d808b742dfbfa8c47e6e6809da537d461fbe39f6b78fc755434d195a6bf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59167dd16259ae47434a82676acb5f0f13434557aa790c25b3dc134bce65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8d4dd4bfacebf36fde6f533eee6ef337ab01743cdb73559b2739259751ba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143a105e990291861426f2a3b437b12fada3e100ecc0aa4e45a56fcb15ec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f4f92b8cab5d6278cc56612b7d882a3ca24bae2c5d0ea3e5e98a51894b06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68f9cd94ba1d79dad25bbce64c6fd5222bf9c6554e55c262bc4c13c735a4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202696b57fea67394a5edcea2a5e837917e9276c7184251782d1ff211ec71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933ac0cd88af22e208a5fe67908c89fa534e69c32158b5137ee8cc19e45a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3d987e7828edab0ea60206c5ac935fecfe6299f1ba208291865988044f542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3ea1fde1bc8158d85c859e919baeaa4b3cf9665a5ee20bdca8efc5d52acf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f40990ea93fb0f8d5bad6cb153a253686aaff834973087fc69dd0fce8db7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6337c96b95de58f5d592e04beec02fdcbbc597946995758aab4c964ac665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6253a7f41bea1d02a9d2e3aee9f748340b73531457d9b06031d8f002b412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e7855d55ee9bd6298c6c5ffe0829ebefcc6c982eb53837f5564217bacb50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7af5ace9726685ff7531f1e98851e277875d8abb611eca106055431bb748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275730bb621897bf0153c8ee4fdce8e9b4fa8a31dc1f46fa981f8c873c5db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628406fc9c8221d8365fbbf01d578700bfa41d9082dd5163ee6df1c9d8751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4795897f3855a176e706964fc47d531eaa2abff9b57c9a3c0dbe6b1343ce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c9631458168ce7b88a75da39fe7bc5331f052939815559fd8f845dba9789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ea5073ac4aff44ff712149dbf57639397eac17d6d9960bf3e3c908c76be63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692684e916d48daf6527ddf964487b28d77e86cbdd6bb575f9d424384b594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eb4b828b4926382dfdc089d2bd5cb169b79dfc7f028a4b839655682af1775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eaa127e05334ae6d6d28ef8ab417a10acb4fd102a54e918149a116fab4e54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01c69683d557273bfd3fe1957ccf9525bb08d0d6c96f5ba1810b37ed35d1a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cc81f383664b131397b38f686e387e55695dcb6989ae41694c0507cf5f10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44726de3fa0ba79b1b44c9dbb74b99ba28c0451416bba7f86be5b3ca54307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5f3e32312089f1574d7eb2fe61fb8d5252f394760d0308d05df302eca2224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f5e78b6d68e257eb39298c0af8b858b5dbdf8f4ff8781f583f5730fe04b89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c13074c4e80bb1131cfc08d496ddfd2895b796fc01a3944a5c7acd4bb358b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49e804f3f6116ba13cc3acbdc7b4ff70f1f21febf4061ca9ca208226983ef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516eb8d5e5801747c8c2645c5d622cf742ed108ef1875cce778c17543c89f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adab37ca6530ccef761e91368946f90360cc0614214d0e68f8cef5cdb5ae4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b305ff77d09ad88d8aa96470fc3cdca93c94a05460f37a6e4d49506d5b9c3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b47f3e047e5c5fc78fd28bc62fa67e2472ecc4eeb8938dc541476dd250232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87d0c9195196f68b342a9dcee430b7259d356dba4266825912021ac3bba1a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3e36ca591942ac400de9ca97e1421a84ecb106c6478736666d8afc9285994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0d454475c8f02a4954b91104ac4d01433f31b333dc63ff7df01de5d98ec7a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1a2a30bc47d77d1fbc0cf5cd86a8da43c75e204a260f75b6f0993e07e2e67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a46cf950dff27be2bae484fc2081097a96fc95ee8c96406a5b22376008ff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cb632129749f785ccc2dfb3608a5098a9040339f6ac1844929385004226920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f1ccf87c9c9fef8378c956e1324154e47e229864c16fb7c40ac8cd3381b4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2269e501d8ae325d026583e3980626afcf2c060daa97ec52bc85cc1aec260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2cb78efb1a5170dcba1357683f95b80a7f202570de473673c7ddd9eb1ec4b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5b191519cd59145861ee1651cc77c1141181e9dcc1474f414a60fd6fdf57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4adea70fea1b5971cb0861dc3fd4d28babc87e163084641cae6ede474b6ff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f9b297d1b2c3102baa245b49120093bf2f74c1660eb45d83875519a51d504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fbb6f1c786bbcfbea1060f7a227d566587ff9b44aa096b1a489b493d4f458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7733eafd18583047cc0157bea651ba66577a36408cbb30e2919ea95ab39c6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7c5084f317308f768cbfccb9afdde0f96f0ddb0faedeff553ae5f71362cde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ceb9d8a3b1100e8b66f25cc023c706ac796c71b52a53b8f85e2f8ae39602c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a1e8f9f5a4c92aa1c5aca08323fe5f1621fcdb2e8a932e700701541132b44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f0294f6e544f5fb76de025f87ea9a0e18b077ae26c6889dba174be2296252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49eb35bba7c311ec237a694a7ce122cfc181323eacdd224453e2418a27eae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f1cda3e7279c8b986ab3ddbd907732e3b598c5e511f19739b71750843fa36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ad8899edd9bdbed94894025d38050987673badd324df93669ef111b59b2bd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db4acfe8efd07067f473626dd85b6ffc49dc070164bb016a48781b59a3b3f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bf80eb57caaff2b2c56a5f9b35786792ff22a8755d0b28ed1039f1000c829b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71a77145b391476a6b742925e1eff2a6e8f57cddc4a7d3f23d56e19b36fdb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444fbd9a1ba97a10d27bd011735e1fc2daab8b4f18ff0df2f7fe020fb0ad4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c32d116d0da5a360949e187a3d7f50f9e932c28b9b3e7476e8f9e18667aa7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f2fd06c5c81772517e34ca9bdd2658aadb5e09d23e7dcb2bfec5bfc443fdf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8b81f5ddb394ef8be4e087e975df79628efb584d8212f7997169769f719aa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3b8b115c1aa33d6f5cf986781b957cba12b1f768f1d107f0cf19ab7cc220f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4f424ab8d5b0abeb93f5fe5aae74cb0590296f8fa2c961e6a255b6c3ea79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68e70d5d59a898fddf5374a965b0e3076638d6946bd4a76b8fe708dc50601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f169979094c2b80370b511d386a969780041704dd734a31becb1bcb03eb0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02b69150fd2b031bf2ca1846acee6469e5f6d11bf1591108260223ca9008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f3cdfe3072e8a7a305c915dad95cebb7d694998897092c4ce1b709450d10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1d97cfcff5a4fe3955952e81c98a9c1aa291c9efbe46720e890116d8f753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d5191a6ef3ea55fa31069bf3e541870d86f43096c43b19f68a42995e94af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5a0194ed83bbfb2dfdda1ffef6196cbfc86e9ec03d8fd683ac7fc3263982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9aa061bb68efbccce3c7b85fe710f3e11492e0b86e1c904a297cb0667947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86bc43fd6abad60abc31480ea9b49006605e9bd807b46d596cc3dda09d23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d9439a36c1407cb07dbb3b81485bf5cfdff88bff9ce9fccd7af896e1930c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b74dace349e53f657888ca7911a691467bacca4f2b6427d5e35096a451da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237570d852eb52cab8c7dcb6f072d8837bd1b3088e09b0bf18d1b982869b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0b20632cc67760b470544544ae9e082b12d46389671f32fd1fe551395e28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edd53b606b1893a38ec5b8f83aaba030b7846c66815353b70caebf288097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33058fbc1c45c809b731a47de07b3a391a3321119f381448897c9c14e0878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0cb1963e6909d7e67e1c8629eb28e5d740f1d25f194e926318908dec446d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7e00b953789cbf7933e933a0776fe0940c1cf77711bdca17975d1344a206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960a9362084da58afb377c3104a24784d9d325a5854dda251bee4aeb7cae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994b2210a5d70ec93b17108f1d3ca9741f378801155f26c441c4a5f144fa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4d20ce8ab0ad3e6dbc330c890023b7c3b97defdff2b0d6e2be68f71644bb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cbfc78f00bd895ce5074afb26689e9ca5d2ea8be1ddda26a23a256f4e50f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fb5e6178e0943e571f85b1afbbc6113f1eb41460b02723e38123d0e10668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ea2644f4266eda9ba6231bed652c1649a64078feff7c1fe4566961fbad440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c2c5a3c75198dbaf6176f5aaa001ea6506aca54033f6af0ab91433cb41c02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fe45ae587ca41fb604b3d81e41dde6222f1810cf72f67ad3d6dc49382db8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9d8210ecadcb5261100044ae2b66a561eb7c7454b773a1aed345f437ef20f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475d97ab8570391a78ec39e8f642e8209f56496092a4a761d8da7c579463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4ea28416a54766561033921f15a44da4f5baad9d46981893de6de2a3cb07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1e5868b736f60f7d2b544d3f68d97e14ea0f3d5830859be953cfb30e0f9a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1231dc7c6d8501e60d19f1ba677e0972e1133f1c1e66a55406a870bcccab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c0853eb3b568dfb6b82828972e759f032b4528360611656404ad57a140d3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11743bfbdaad380c29e005844012dd231070e4395db4d1dcacb7b8a95882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01ef8a511fa21483706426e2a4e90740897925a359c6a064d4f01bed99e9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e0243fd524fa07af17902611a7aa26a78e521583f72a5b14135ec598e2ff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3c8b5ff7906af8d265259d77167fabc712addd7bc842959701e2aa08f411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e0c2b5a40b1c561b1a7cb36ee97c944f29b8262fad267c4caa7652f9f4d2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62c59f17fc1f233168fd8e526060a2036a763792041675e8ba5992d3912f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89534da24368ddede8c0b7f36619d1f7ba8e842385728b137ad79417d949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90d672be86c7dbcbd5601e0279a1d3ace11ef43419820e12dc89adfdc809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91724067a213a25f7edac50c8dd6bc5a2cf88ea2094353e113c2f6ee52f3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5ed372718ba7a9a23022cf2962379b28bdb02ff75f89cab10a9400a1fc83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bb334251dc12d34e9959e65b12737041be0657745b1a9d923f161333f209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aea4fd9b9a66d5fd81148f9263d59f063f16b672dbf6aa90a865c14f2e3c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36110c4fd0f35aa1beb269ad095afcb07b8e23dbf6c8425992b7c27a0cbd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eed221ef1e300da6bb63a813c3d01571ff125fd604ef962048ccaa5c98b6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737df4981416a4182bf661f3837e634e4ac2b8a1c28e5f99088315c609cb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cea53d93dbb22320c5150f9a131fdd26e02955d4ea4e19e7b4838349cf291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f4f51b611c9ab521473851088f0947775828142df7cc62627bd2841195a2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b5a2b6dc6177cd1e689b514b512d3ca870f53260f07249732800509b96a0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0fea0ce19ce6fe58bdacf1fbc2b7c8891e2e435815397356f4e80291427c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c8c2bc7aff3745719648f052cf058e5ecec883ea390e8221f9c3b880fc51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45ece2acb205576483de9cbf8d516c272868c30d4852a22ac0a536d08940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9d60998db2cd0e0771932d5c0a8a6525fd2ce12e941e8548c046ff814947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680a0e165698d8f53a596b6684c539a55e817d7eb962f5d2a403ca69c751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cc46a9a5217c6822b6bf9b3ba1d510f78d46173bdb66c8d6d29a49909ef44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cb3a4dfeecaa2a86958cdb9d17db6d93284b73fc98d210aa9fc4a00686bc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e06766ca6c93881e29b57911e2d395fcc6a6f8ffeb7471152ee7eb9e4eaf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d250ab085fdf02ffcd83de9081f208e5f6d75160ee9b8758fdf41662400b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bb4a50e94c3669d63d93b12364f273bf3d943af8ad5c51565b17291ed445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ab3c8bdea3f10d483ded839556e3570b754cb05c52656a6cc4a2af4071220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8e60e4d3d8d5b4f8f737039980a7fc208925d66003af35b21fc15a9f71e2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51ee07e4faa92e4c61c52a7be861f6dbc71f156b349e8298f4e5db77cb0d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a657a50255c115a8fff3774a015a1c40701d7636fb50502dc4bd797009673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ddda5484c04fd9442a8e992630db8ebff2196c2e6175f69cb9540ca49f2a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e08238e22c7f9cc6e1209512a8a5cba215e2318a4a914168de0b708f713e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04e6a7b0ec1f0b0f7f71f83b5e8712aab19c4d87aa3321fcedd26f893988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2b82a3fd50fd5573ffa8ba1909ed4dee0af3278be2147cf816a7fad33bb44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859e7bc514a62dff93385afd5efd6d8d574900b2e29e3c1443b9b66204bf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ba4a1fc71f62182e21d86a20901630cef19c37bff64c72eccf3b6bdb7fb1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caacb0dbe5add75258323e6a19ce3aeadc6cf5090fa2a6d8679a3952fb82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3365cb278c5e25b680d9b8689ee147635cbb71ca04dd6d0d80ea07930946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661a179be6ce354344c90877871ce7b8d27cdf34bbcdff5597d66f47abb3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245200ea3bb1e5d70cb7637441baf113b8cf773a3e4491a947adf26dc009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1163be9a40093cbe74eab2a696d211e638eca47395333d62a825723d55fb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68c050bced7a4a417d9b217d62ce2cf50a66afaceff8b01c746b9b512d60c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2a1fc117e0d85599aad745cdf9585a53c30d96d43b589a435dca8d3e27d5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de8816cf5502e7b733d2725cca01280abd59dc746549711ff8eadba498054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b600b267483e664eec7ce9f41b98b2f4c65aa37a5952dccc8f6478eb8403d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0df915c48d14b121893abd9706457cd7ec204dee714b07d2e5ff22c20a7a3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2ecc4aebfab7aaaa432df30101999946ca0018d9e0aa2fbb9c395c9da87a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b8f9d3ee346e04e4993310457b9c472e7434f3d8b5acc2e065c135a21f5b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f23c9509e999f051b0d9dd28952ff50a800d304edf7c1fbb54bc146b4bf4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fd507003331b19104908a22b211fd97ce263f10502971d57bee5a8f0489a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03a7e9dd13a0aed77aa835778a97220cbf5e9b0bb57276cee5e9648a52bdd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e8ae32670447b2fdd95bd96021a71bda873a8f76ccd6d4292799bfb85178b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92854d7b2bd4fa496f3b54b3a01bdec2bcc8d3bc56b65ed022fa113242505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dfbc6928c5c8d2fb46ffb7dc88662c6c735620d2d5f506d3cd7a4735cdf78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b830c5cfe511183d264699737258a5511011111d6d73856b9dc8dd96ace03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a095fd18a247cebd6600ea19e07da12309c393bbf30c9fdf0048d6db4a4e8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7b392e5ff0aa36e5cb992c72fe374cb6897e11befb1697fa655789821d7b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1b3820bce0d0bca2f8d45fec3e7953641f51cd72dde388c381c96f47323f1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d39819d6b42abf7558a9f4496b24df9949c1519560cdb7ebdbf64d4059081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d2a62f75259bee55948656b2b9541d4b3eacf84468a0026bf458afc0bdce4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add655e1b520036186dbd4a77e2bd3c6af3b671d21c6f3dfd53125b3acd66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edae7d8ff91116b5d2b7f881f004154f924dc957267bf887f4c591187ffec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7555b814ab28aa18ae66324cdd75c97860265e472bd07c85fed1b1c304b8a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ccbe9c4256d495140f47401967a6caf556612cb43f9b7bd6c0e44cc628a0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04676d3584764d2d29979259bb2e5621c27c4628b660c107c60b3f56212ba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4436e19bfc0d5f146a88b712180cdad8338aa78f1c0e8269d96296ad3a69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9efa1242e34e852445ea320c1e4eeb00db783bf2335481bec1af88f081f19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00f744657a94232a416e15482e191deccb4e6d3f03cdded14a17caf1405e4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52090bba11c11216cf23ec7e95ab89da285952ddbe0f2be17fd239155ed1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9389e0be72f975f7a1098eb5b5ee035749bfa4d1384f20f671801e02c060d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cd0ea987522606f7d41ce30fd8c92465614308c8be1e252ee149efdee486c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4ed2cd47878a2e4d01f1e836c6ac9517d9f64b5d90068a24bfc9b0bc023c1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b0c0eb7594316682b0367497608c9d8ba5bcc1cb10d07598bdfeebbadda97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801c5cc2f92021cc1fa82885f90decad11371a63c719ce903b313de905b65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4fd01879fb1bc06ac36bf0743c7484e00ba1d03508e2f70ebd4027f3e90e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55fe56a37f8e9fe80352286d0870e2e568a252ab3bb55ddc9fa440a6be8d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8db1ef789489a1cd3247c708676811c1b45b1e4084f28f9410ffa3426cbec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a4983452a53baebc1310326c99202ca18447b79610377a8e954f233f6dac7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d177345c6fe9691a6187640ff336e2d9dcbf7c3e7bd5d01c34d54a2d370c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1bc800a0c43c40558deacdf2a56b8af82dbac23c1a650c31394d58ae82431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08e92fa4cab346bfd8c58165513a3c59274a9119755e250d1848ccbc4e20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300de8d08184bd16e08ea28cdaf9b174d63ec888df4e76309d5bf2cb5c79c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e1a8c538575b9d1a436c8716a8c57ab72662157c85800f5255a2d25a99f8c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6a3f316dd94d29bff8d9424fbb21f8f3fb3c63fb14539f7a6f1b0823a30d1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ca69342dc18ee0749c7e38aeb2407846fdf375c88063674f131cf548218f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2f6a018f693fc58531a47f6d14451f38f99e445d7fe1345c6e60a8c6a351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c15c6f4a7a736f50b2b309af37e427f0ba75d83f9d721f7af4efcf6f7cf4b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27a5951c6d76a3079e69fb580a5eab34ece55e5c64b9afa963da9552b445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dae11b818d458ad175982b16f03e9818f981747b1d7513a01e098eec61357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d72907f4a65c1deecdb523706ed6694e2b020fed039d9ad7fff52273b635f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ffe5b71817c9c72e9eb6c3a9cdbe60d39a731798219a0e39f71379166202d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5477236b22bf483f360187d6c9b87340c255e40bab7a53ac1fddc468dc7a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e5bfde194eef46c85ea843bf42fce93da9f53aca64ae904275591fd522aed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9fddbb4d1b72404e4ca701ddba3440b5776c121e2db1516d56fff032e9413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d992abb33c1d0166312bee15c1e979c21d5ca1ea8650e90cb37a205b152c8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db2453e352b33756685abc91907b5aeae46850075e9fdaaf60066531f6eee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0f65aad70ebdb3ba7cbf18af4d772757fa971aa4bb88a70cd728b23b3d9b3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daf8000c0398b55a405cd1ec46acbe8167cedb4a73de427174c35f41291d4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22cf92ac735f63516485681a7100eae5b87418060a64917cc9f7a34b6554c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f4b15b9ff612376ecd90eb1108a67d6db53e7befd060769f8ed18256bc730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76e727e48e3c13fae8f0e196a9a72cc3620978137785b38d4f1e1a5ad4b30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4ddd174c040d45a026da287782853ef81076df5002a698e925f24678f039d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f83edda823338bc365bb09fcbdf146b5e934171efbd74dc9bf49a15ddf6c7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9568bca307c4af1de2b9d086451b7e7beea8798fd7c262aa23fe359e3562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0e8c2d983796a373d3e0605673b50329d5d36d1e9471a72ee98e7b1e9050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f258afc7b7d8e4b2fd560f45c2add3a913246309365631c5312d1ce507732e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162ec0b7f5b1d3e4e3140d1e3113c1720dfa57a0d6c3b1d4643ea4b801a14e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4d3014fc71d453a9749dde04084fe9405347f2e3fad568c2da9c72eeaa644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558d6a9aa3e4c0079837cd393d8e99d232bb315f6ad47d5c4bf0de28fca827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d9f1e50c6673670b3bad592dd8b96e58f261e8ab80f164025dfbed62bf3ba5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a93e0417af8da2db1f15de833ba3d092e1b1510ad5194fd1af45bfec5c826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e25713c5ff0691e683a8389abb7d29d55a0740cd1663e98387e28c051a6064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353eb5749d75f257e4efd18547b58cd3c2d8858c149bc7b102931a38ad2d1f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f28937d814976fca15f5e5b6e86a44ab0038aefb41ac46b44b568a2a3fa5ab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7a697a5218d2af62937ebced848cd73f302d58ab97dc0f8412eb057ada3056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c035dad5d5ef7fdbd9c0416a7a79bab413dd0e26d02f049c1ec06997746dd5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600c00151d12598f643ad9cb1b62d4d3c7bc38d097908ff83a3c19caa84a76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ea95882819cb6f9be404b63587a77fca7a20bb6ca48d9678ee8a3d47600f32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1fb96da43d4e82e9e4df727a9503a7855970d70c09225c39bbc1ed0fd53cd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8aae7237a4c43905cd4dd56154265d7120fb0dd03344bf7acabb25069951e5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0a8a47855b2283ca82698f4c64f1efaabeba1c49a510560e3ff9bb0bdaca5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b01ec1d5e3f90e698a1c480a8933de60eae748058574d418524b923f24847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6acdba2c0629032db05d0480f240c3328bd8ba35531ff76a8d50a076950c3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c1d31869c5ad891d1ad41a463465c7535c05add454466f8819ce5dea462198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e9b060039248f75027263b57a6401519fd076cc2761b5d23fd1ec754f15472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aa2b7ae451f6a16dcfe6ce987233374f2f467e7682015bee489a06780b7a41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6d8a53cdf9ee74bab1c594def47fc797d470a9dbce62038558ea87424a7e6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ccb279c901016a7ca78135ace7ca3a583fd57fea2032425d153498f1ffaee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421b86c21d8962b569ad82846003a3472e4cc257073842b0c321e52346992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04b9eb2f26fab617f5fd4d3bc481296f09843768358946110ab4a0d1838b6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37acfda3592a02ee1f7aff6a70bb7ed8f68023181298adcc3833dab01d218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a09e5d657bf8762e5ce757a3372a39aa63113b1cea9a53ba32e07cbf8f78b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cace3d21aaeb20139a172fe87642911d378c529803b02c31df9549afc2410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769cbabf1e9c31e2c1189447b171a9455ce4eef1c19dd49e9b17bcfae54a3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0e6dcdf4241226db4322220ec67c083814fdc8dfd419c7e3a87519902e771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247ee3d32b9b47e0fec0f3ccbfd02bf92c7bcbbc04f670155d544d56d10dc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f9a79be0f39f83546ceae1d5cdbd4ef9f6587f44905774d5f416a4d8630f5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59cbe94686ea5e9df818a8b5e7e8a838070480960f002418acae5609f1d39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bb3755f2744c4b20dfcda85a08183190e17b405554c634b605b7cfcaa335be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688906743e57dc65fdcc753af17e5a67de4f450d0b4da4e701ffc0f6f3569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14e3f9205def650646f9d3e270c4f7eef82886f76799629413b1384e94f14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5551eceefc955961d5e9eb52573aca71ea339bef779b85cd36d6c850de8f4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1a22ebd6d70f5a9c88e8cbd2c5d10cd07e8eac323d9937b8702155c4d5ca3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4a93b4cd0a0e6aca37fc546d73f693cf793e6ec08c9c353388e12543b2f86d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8796ca7208c04568bd83f4ec34f17a379d38a298161acf3ea8dea021ea8221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c1e33f0056dd6f148fb8983f3233e47ec94ac3614d49c8a6fe3592e9e94996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97ec44bd901542c371f48996df57b9d74fd7bbb80415a815f1c2bf694afb86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878169c0290cd2ea963f9e0a0bef467b59e1a09d575556c8c4a09f6cf3dcff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e7678053cb2133ba1148d283fd4d73ac0ac1ae87ffe1799c4c1a05b15c54e5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9059082a91339cab15413c6567f8885ea589fc0809f2dc6fd5a776bcd35fe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c1ec6c79ce95b1522992d09d725b9c91c6d5f4da59617647f78c4ea510a416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fd43249fd6b3e33ca2bde43f42750b06513fd3b1898f91f04eb6cd54a7cbd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edca844481c41935d003d6c6890fbbeba7a4d05156f774b8d6018300228d1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f5e664777ec450f2141e080942ac2cfe198ae37f573a62ec3b1d9dc4230e5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dc3bd88467590b89e4111753a9010cb99e2c390b4f342d3dae9d9e945b5a2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48b2c13805c7cd7a419903fb138f8e345a2e579c0e82b6cb7f30265c93225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14157817dcfbb514662cf8c4c440b6e8284f426b0dc7651e71306c03a2c3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459dc2f792dfcf2576d1761262975c243270a7108d78986e67874cadffb3e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04c956923fda3f58ea8d11d1568dcde0167d4b518a2ccaf4b4c4eef37e0ff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aaba074e3d72cd822036a854b33f8bac11e6c8e95dc45b9a83cf80f3b8cca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bf45fa4fdc61af04b2821ea8d371f55804855c452efbcfa253bdae31f8197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1db5b8b822ba78cdf901e9a89f463f2622447d2a4c9c4f19d8b59af63d951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cf197ae091290c5c3edbe10abcaace743f476b7889fccc504a9b99bfb6291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2d6207189187329908426d7bfd0e43753099d14bd644de89adc9445b183f8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bb5fc3ba190d247d3b071b93fd7ccad72d30cbc0ad38a4677f3d36b26439a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5b34d4b5593b724a74907ba43e85baff864127999f90fb05d07bdc37f0b4d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0c5ce1052a1a49344ecb208f479b4f7f9c8a03c33e18efb5b4d24a89581c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56dad779ba9a9acb21c49f55e2692d13ce526c963290b45a4d01eab48ffa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c3039c3c1dee2d4d0a7865325fef2719e768b4a721546a0654f339921cd7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c510f3f50c4e8cc121921e8b791b8390988ef84d86d5917f411e4ab4e0f2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591cd19a3131cfdf3e854bb736f25568bf834359f5068f5d85951cb9d741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99e0d8b46c2ff7a8c56cd2f5510ed68c6d6edbdee8dc7558dff0809a041a0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26501f7b3a042cb17c9b48f5d0b2d5c0d042315c21212c2edc6dc5991c26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e04051a84585b1c78202f00ba9328b24d95705ae3bbae1f6c8a69a853df4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664969e389b9ccd9ac37d7d42c0d3bb3c8216d1df5ddfaf44f35bea2571cb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1052cd93165189cbb550ab2b5771c1bed4688bc301a218405d2479191d0b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2d82dcafdddd7af7c7e0993097e7b6b274ce0ed6750358ef666b9bb76d33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d58a3da74e7560f5a59ac20273fbcf7227f57b157baf92bc1d90132908d9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9e6f06f08c32c781ed9ebba15634e417118a364daeb86595210855dea5338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f4175e4325b8a49eb49a7a62307361e506a516b9f0da0116f231c557bbdb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394beefedc67b675715e56d5a50efccc7b324de7b8c4d3c6897c547732f4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e6d2185e8c1224c2a7e857319d1f832144b583f46c40e1cbccae6e7e3418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a8c095c1fe656fb723cf375294bd1a01d4c074837e7683762ad6152b0665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a774f207fd3eb9d20109f9649425305f0e1df1661a51718fa4c7399400337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9db5f392e1299dd4da08da78e8e1762dcf919e9ddf6993b58c0d94bda8ab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cef1ecad5465d066b403ae1052a41b87a25a46f24b045361445a6c737a38d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a710c0d1ae5a87fd8c9b135df143249844ed9a050f3331d684d9766964fd4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bfc7d8d672ca426a46a9b533f41ee299ae750634b89f2dffd0f26e564acf2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445d07510e3eaee9ac6c734f0f5ec37e86fff38091db0ffb5662535e2127e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82bd62918f9418d741625b95839053ca7809313f49b89458830ceefbbae29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cf7f2aca5741b4835f1e1e9ed7900fad66f50327707a8bb95ec62aa77de38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00e7d715e4af2623bf44f14cabd7d502bb1ca5a7c4f645c3be794bb443dba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00e7d715e4af2623bf44f14cabd7d502bb1ca5a7c4f645c3be794bb443dba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f8367f6eccd97ce0cb1b298ada0809fb423361ac500fd761c221da646c49a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5dc16e7a031aee2c93216ca115c3ee629e528552c0da72f8bae3e8023bd6e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94af9e4c03cd04b63fcbf14fa517cc93377dca292387a0f8c2a6fd15c8066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0e2375c54efcb174c95493256a39661eeb7eefb7bb3ec874c7f65fa21bbd8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662a070fd1e09e427aeea123a8456c813cadb03d6c756cf10b5fc14da49c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dfbac93f78e32d3b0c8290990ac408a52fed3d51f7d1185846d5658ed3d3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973e06a18f6027e60cede1a0be7f553fe2bcd923d552de0e98d9fbd04693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82121c51778a445db1dfa0f549d16d8b3c2ed2ff831ff107afd4d9b2cc6c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3b2dd081188c3914877911df390cf25008324a97c42da8dfc21f3caaa3ce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b7dc1ddfab106f3748fcb304c05855c12f4e0a1fda2524a4d68bb642e845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cb00d94d19be687b0d18437d3b4bd44b02e76fcd8dddbf8e8aa6eec94bbc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574c042cc8816fd179cd7aa49757746a5180409ff2758136d20670416627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675510a2929e9b071fc9196af0c22414f133d4a711a2841b33ab30f2a08c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78c22ddfabb654134c0e1ffa8aefe1b685821eaba35c0fb81bf65ebe603d8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8b5b2bdd0a3ed7fba033fe23ebb92f9e54089fe95efa26299847cbd5145c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a58a96da0dca01669f7aaf36861de3d30a2429bba2f6709a2ec0f1f30c9c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b867d822c851dd48bfd386c68f0ad7e2f8322858df8d8a0cb9abc04a3d63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7cc3418d0e74cd0bb983768a3a88b56daa0d14d806f814f71f539271d878d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f01fe1e7bd599cbd0a30574f3fe495604324c459c3a720a2d323c0dd2ef8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e070f7853dcbbd305fbba7a8888f01ac7c4a5fae5c4432b2c99118ae77b8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3fd0052037e7acdf14c3cfe386c1d889ec133d6d5cd4eac4fcc860613939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dee9441e6d0d65da90967cbceddfe002aab9ffd374443a8d80aafdfa708d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c95fd431875d29a9562cf44d85df27bf6552868dee14ac866cb056d3ec829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22025e2a037455c6c6d6b501aaf539ef0aca6c4949e6d724346bddfeb67d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f6059de4885320d99adae75783119dd20bce11283d6ebdcc6f59e5aae2bec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0610cde21a81315f753842a6511de8d4739a58c0eb90220e7cfd596e5fd2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e838fcd8ee2c8245c85886284a489e1cb00beeeaca66dd397970c6b2ebab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493b331298ee7878b8fc5dfbb6344a74cc6b4b2d660327ed367576f60684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06b2c53d38f4271f048ff5183cb32000100e09e8a8556c7229d56d65b635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f2fe47964e022bd558785057eb5672118972f2df852491af46bd35723e16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9aa9218801a3ae7d6bd69fe9a138c0e4762f09b349ab4ba155a4e34ce635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b54c543bcbfc19dbc787f2da0f7d4a6b288f6cd35953679740060c39fc24d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927ac55fdb205d810288ef77fd6a9222dd28451c9d79c15263e28bf2f99f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189d6a4575735a66a10b4d2bc82a6f4bdd0cbe59416bd15060a78d6d8e07f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2acfe4354c3b35f46d10bca0a83bb53705b5d4059a5ae3ba77730226a8b1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c5b9354831ac09d848d707eb297571118bc4d19be0b8e19a94ce2bb9872a3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f2f561a415a1bf14784c0639db43ee8877077cc2be5e37e26eb4eb3a0395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027a3478deeb527fae70525f0cb8fe6fb5f1c818cd8587b00e0ba78e63ef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9ebdfca106804d712e0f3f4384d5915f96f1fb6d42406e00eafbdcea96045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c1656b4f295e2330d4e23f8f8672a6e0fd374a0846ceda4280e1245f4635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dc72e3ec881549dbc4e63cad3072151ccbe2e47f65d93fdc4f56fde8b023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656ba8ca76e4b73e95fefe411513d01a934f1007be26357da10e3aad8aa6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331722bb071ef72639bf5a07c93e8ecb4a8c4b3fcc780b7ade8af8543dab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359247bae76c67cab61951251f00e7c7e63ea1f61df23b3ae1090d9538dc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09b8865dec416f6029c57331c25fdb4f6b09508bb9302a29b6ef52e25378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80a527a89592a0871d89ab8ed0cd7985d620cec78d79ad1ab4992bd7f3cb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925ecbbf962563f30fd8dfd001e5649a820a448e4ee6a24fdcf4e5c16cd4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18ab88baac08d51a23432420127e44144ce4748d511282f41a2f0f7e9911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d2da2a000be3453274abcbfac3f14eb1d2e2e4087818b274f26fecb7fe92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33c45c79633bd4753bf65929ce9d68a823727bb1985e846083dfdfcd0335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c3fce3baa453483d1a50e2236807cdb91e853841391246a3d3c8f6ce20848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c0eab1b8dbdb6cc2c62cf033cb281cc1368445c450facb191e6cfb8815962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4faadf8ce64096845785adc7ab66a32323bc9eff04c0c86a43be9bc8ea18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9df990a185fcfb73c2a9c4fef78d1c214dc8ee62c3ebfd4c16756f198dea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6749093939521fb7ea109437954f6bc94274d1fcf716638e2b921479840b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df801d59e3621f67464d311d614a85bc0ec9cf825685883fc7a66dd93a55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07c55c0dee4b9e428d647b8d5f168c84d0cfcedb5b818b51bc84b4455f6a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513b11a3902f14091a228580ac4edb58403a0960591d73d07a9e9735a1b2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3f8f52315f9051a5bfe88ce92102df159dda7ce79ba20be5d503b4c2662d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5d1d0c2ea8b79696dc7458fedd68e3902565a21c3845466cab2b8b49d50c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ac5dfac948e7d70f887352d12206f2a8fd81e138fc81a1be047050f53aa4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99e6f81e660eab4f2e7430328766cda2db54b13a44b46cd68ccee7b085d2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47db5f68c6bc88f31e5af1b3ac156be0be3c05a1c903c6a0725d405c66a6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792fdf2faf95e70fc86758c2d7a47d4952b681db999ce18c0a8d7fa5e2ec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b2a41a46e47440ef4ef46092d7023f39bcb916ae3707cccdc0f006d7f3a7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86ea0926d27b8a1900da2ddf687bb770c5c5e7f5fb0be2ab3545b7c05bb6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29a1de1d066d886e242c85b1f11712060efead10860dd1bc1762f7d661720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5a7276732d265592096b4e20a95afac77f418a7a924925c1c67ca6aa8b25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4603552b37963bc0d774e572966f7128d775fccfce1505d0a879da140477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59a94a73ecd4811fa54fead9d7258bd4e3c407296769b94ae065e2c9a289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5ae8447a6e034ccc3a38f5a17d14cf5d77af2e15ba7ad9e53ca91a5bf2bf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8f8618112a34668d3eef3256b2f63ab6738c77dbb24f64a7df495830a68f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25d1494d4d27dac95e3e6d85632042f0796dbfe6da860414e43951638cf4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655139d2139cac4e8480f30e572198b782b858c41964f04f02c3314956367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979078a29a814964a76b18152525939c3a0f1042df8c30324ad49a6f5ac6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f0f791178717068de47a1e4c73e866c5b7bd624486b73774fcf4fb32be10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7d0b4e59d2e7b3406d6d9fadfdbabaab4f151e9fec15c424cef8bc8a31423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e297d91a585ccdccf45542501cc42170205aee39be14ee657c5d8c392696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e97a45da056e5ce2d9434f74c5c3698397913149747d8fb69ff96dbbea22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4d1c3016189fd3497af73e32806ac5f32af37e33b2ea463c90144a88c3a7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2cb3c1e9dc54398414319b6b4b3e2519b37cc792e4f1fb463c27e1d70662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6144b10a3816ef68daf54ca2fe34c01c7d0986517f0da5edade8daf0ff27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17ada0bbb2a083289f06c2b86f84a77f28ee2f75e7f2af1f15be26abb46df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c955939e43d2fde8e4129d9af54078ba611f3321ea958821a38625eb7f0d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4427e507b8485ee04a08d6dafbff759b083fcae797428399364c2d3f5c95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e8db504f2de1d0ab98c08996337865b60b073e8934adfd6033fd05bb64a5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ea67040fd1ef09cc404972ed0bd21bf0a12f4ea72094c69b6844b6495ee3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6fa59a7fd2e4f37fc8edeecc278ecd608ccfe2db776db462a572141d4f33f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23f7f8ac229417e2deb08318a8455d168f487b2cde0b26eedc3ac35cd6e7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440d94ac10cfad343fbf4d6cb26826d8619bdad07562649da2b3a2b36ea2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3cccff50f3cb421f1d135a94de43ec7069dfd4453b2a5f20676e0616eb0c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01d3e42e3af67b71fca675fe8e7a18980a44a7a4ba356c3b7206623d0d07c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15a586d48d2d16c59e4cb36abc3f7bd4c00f0e01ef3047804a66bf71f0fd85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b1d830d8425a44a752a27b43451a9380d7dd9bed95bc5f2d21130763f97b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3954e7e223847bfd57c3d3efcd34f96ac2905558975d313f628e6bfe2fec8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383234b1cb6a4c3d1605a206e03b5dbe813c0c96a0bab9cb80624132e5ef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c4d6943e37faf04d41ffa92794e7124c656f74b63cad69b69e43f83fe9a6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78a08d8c5df14f51c81d0b56f7ed7fb3341ed724c69db6ca5dfd81f02605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52d7d69d47150e029741468b1740e88a965a85071affe5f857b129d69956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da1eca7af235d66a49e9464a5480fac7477afde419642316602bedcd5dc1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98a40d122dc078d378ed615d2791e478b37ca0809595c04b52d5b6a874a7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819b417dd7416a9e156ed92dfa3a07a793594b46e9f93a972efe342be243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05cfad3095eaade57fa9cc0aa12624316fe610bce27974266aabef12bd7a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2e3fdd8e1b8d6c9c0a6d69dcc590f940dc0d6e7f260161f8fafc263a9f76c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06c687c94953ca03b25013c522676fae85a99360e26f7b1db345d78bae95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ef30b7fd335ce96d64510af00c8f905425f72f15a3cc105f73822766b000a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08ffab2bfdd2acf5fb103c6ac5f122eb5fbeca12bb90a6c56c3190512019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92053d6016fefd860dbda92e792f29dd8d87d17fc1760a6c616867abfa4f3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8ae21081a522913ec395e8cfc965e66f3e07ebf6b07c78c7c3332f35a566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d818b3a156fdc79b604d2a995bab012677adca5fb8b6dffb90d05130e9b6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c1709a66d2bb4e1f68f6debc37d5bd1cfe295678445bcd1f87667c042bbc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2ae1e25be76f520985daf46d7d375d2c8b5b770603ac6eeb0ec4ef206982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81747115d9b444339274200a1d21c24efbfa74b94920a7a8003cf337cb74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a264f63e09218e196c592a4d1e7a719b340579a89c09ba694e6c37cd9e9c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99814529cdaa411020cf9810f68764f9321f8f9bcce86209f70396564947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694f132f374600648224b742e9b9197e1b32ad27e125f126db8fc6fae986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e998be368715881ebae33863202573717fc7161b93440dce43f5c68a9e3d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242c20369d1b0961a5b3fb0d4ac9e4d1d7f982787e32a88656c6eb5f12ae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a14ba1bd2f9c93dbd1a4070d915111e09ab555ec2873d38f95fc0c6e8344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753a4ff70dd4fec2c946a8ecb70f3ca78bccbfd4233744c0789724ac1aba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073ba400d15fc751bb1aa00c1fd3415b9183510b4ecc85269a3a8415ed2c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3e7f21c3d6ff575c3eb111e9b0e2da71c51f7f58e8363b9d428e46c52a2a0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2dbdfee5726f397a6e81ad9cb3336778d2cf940cb5a42cddbbb06f4e8bced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c4c821020ac3cfe7ebd52010e037f5991cd8a426a17f4e5730f33265f54e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b409435bfd7ad3d6ae9682d1ea7be83d4e0c6cef98d971655b5ae91c9cca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1af06863e51243a3c33f3dd5915a339b38886fc31f4745ccf5664ec53a47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c20a7b623cf01703d1609455f6fa236143808a030684e71eb48f6ff03f53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ad6bd2f02f02b744962ed9205a4efb8f18dd315efcfe0b0251484c6979898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5435515f04dafe7c298da25fe2de8af03fc4626ca058af717534a0a6b2643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cf255805633a5d5760e7fa72731550aedca828970c77a5f2061d93798ee1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c52eb161fb9a783f54e5ba95b02e2e1f9d407ce25bfe6781a521dcec5d8e4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4673509a54c202797595012e4472f9ac268b1bd152e3a756c927e14d54185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446829922419727d0384ea2ca42d91859aaff0285675a04fd1a21d57eefb4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2f519fe81a7305b1b99d016419dc5a16b76b914f114ba26bf48932238d8c0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bbe2d7a84138f5b4c91c2471c1c8483c2f0729214fca71c3890d6e6d9657e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f484f7652c70b6c9c7d0e5d672198b67c3e3d18790715f519dd4c30437111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286aa5f1c83269f91c4ffd9df0a42889e2c1adc6a5045b614c64dc511a2bc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ad6198194788677c9cb698b0bcb05ae5c50e48c74bd7bced60f8161a6f649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2d6bc3ed3c8b67a055957d1ef99976373dce96c336020de55acf1d2186224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7c181a0f1688ab7063ce133ddf98e09a196b9e4ea52015770197729c72f51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990f700eba57e8abbf00d3b8ce5528e4befbe94180a8b16deac009d49442a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bab51d811678f34169ff532020671ddaf8441f738f8d6e5636166d69f888d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da55a3b37ae6da617cb5f04f56c78acd9b7ca38f1beee767b1f02268871b5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ec24036d8d1e0deddb86329251571eddc0dd903e7a165d987b6388cfe686e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c285d84eb7cf9136513be6d57f2796489c72a34ceb5aa1d6429a1b3d97e46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9ebac7730c95167ca27bf36406d3d9e9daf0cac620f9e3c47ae6caa3315cd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6e2e517db38206144d6a85b0f1cebfd89f29c13f100498b812ac1c3648d7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3b100aca985d40a23bc2421d0bd9a1b2bea1f8271d490cf795ed61a3058cc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bec08f69e947747445e4a14883ebfa7c58e261e1f0dad40cdf364513c4439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7877ce5aae85e3fb4c642a02df246aec30df6390f3db989607ba52fa183ce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2b11d200cda05be92e0d540bf087b146aa02ec8ce82bb3673569dcc377463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fd799f3de68f52459f1546deee873e3f204be7a0aacc5127979767424740a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430038b17d45164eebec0aa95067edf6aa3014710d963a81bef7992b11f0c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c7007aa079a923c93c3d48b8cea4e9367de5f95ba347c41fd696c2f214fcc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ef6622ce907ecd8dc6257e5d5a4c7e4343d5bd431e7ffe5c84036e0785aa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e8230cd92632d210aeab0c0c77f4d66562b7edd098cc5343ab6755d58924f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8d8e03faa79e8ab557210841ec07dfcb292471e6741e2a1c634de6b9436ed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d2bfdf296cf00c26de52d6537c3bd68eac7739b330f9196df4109aca7a1d3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451e12cbe00feebc93a35cdec60e9d5547633a4f466cfd55dcfe973afc9a8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5eaa8aa404cd380f4e962ba4afb383b75d511fcb4e6dac188ce7461ad3f37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66508d803620c3bd007614c0bce11481c5eb86fc8c9c62489654aa412fecc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977c2ee1000dc94dbedeb79487fd1e3b47c536953daea48e75e2cd27d7d53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17612ae2690cb5a400a80dfe0df6fe303c6f1ac5251ff1088019c045897cf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ef5331944099b9c69aa15870cdc83816cb784e32ec9b8df1efff44387a428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97fa7c0ad3861cac5059643c8d5a7e8d43c9a86fb9e44cea9e23dda6023e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ad7e5dd414dd60bcb93eecd3733d60f9d0b0cb434a60be4684b253dc5eb95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9794881095be3c18dbf530d3633422ed55c4be4c90dd0ca363eb3cae4695a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ff528f7ac309b0246ff3b6b8cff38c3a58e57281a63801cc6a707386f0e71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7e385de3bc293afda93bdace81503dfad824980815f8906b35816966738e0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f6b953e71fefcec8a015b1ac225b0daa0e45c1dfc3b562272c89d3eaeb6c38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f5c0302abf7ff33bf008eb58d90c829c99201e8ebc2a2ca8dc2e5788d42d8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f5813df69372afb25f1736a30cd448035b7eda72c9b2ee0b8ecee4129a0ec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bcebb43ff70155b244e4496b5c6498bf2b7a502c87c6e9fdebd7eec2b8b3c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54cab353aa1f758cb59967c2d84df4490df908ec43f0c19b688b68fc4eea6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a02d3761a5841a880b3622de509efb14c0cabcb81567ea848fb8e9ec6f05d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a02d3761a5841a880b3622de509efb14c0cabcb81567ea848fb8e9ec6f05d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99c921059637cdba9e80f3086f06c5dee3b60b54081c7230cf384b28e4cba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6cb1faafb409785022cf5efeb3efc1c42654c45826817c8af50582a76f269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760851fcad8165ed3893630054370b527a153a86c5c55d235c7a21282baab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c42787a0ff692355fcb007e2e450c89838126dea429fd42b8887664f28d0c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7c0c278cd0360f2dff2b60e00fa468f5169a528deae369e8d046289b0c16c4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fb94704123760692bb617ac2d1060322d1fc035e78fb54af47de0bcd9e5bf8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e247bd9c6dbee94aded71147d6741d5e8c6e427c4ee427f4fbae0a88cf6190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95b0d07a0cf9ed2eed52d924dd6e1c17086a5c9bce495f58121cd8cfa21cfb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fa2026d5168c2846747a266d38047d271732b0d44fff3f0a7ffdc4e9af4ad2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1e3ea93b080f0035970812caa8b73907db4edd15147f2ae06f8b46b63c3a33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afa50a93a9035c591d2ab50562ef0d43429b8844cf46f45f47fe351b825fc5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810ab0dffa87ff1a022513a020b327cb3101b795beb5f09a6aed023e68e2e3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5b6bec46975004c7a7b603449e2c78a8351086015cfe604d37baa3adbee6e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cbbfd777cb48c8025779e64efd0af35a28d9508e6b5954d184b512081e89e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9fc4fd690be338cec13211e426e196746b7303b8e170ca2538199e9a33ee3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2a53f1245a89e6609f33460b1a7e5570e0bc11643e19c449db45282cff9b6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b44b85e75d15935870a1959cadb39dff89b77c1cac7ef6cab027fcda52635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09981ef9bb7125f11618518f60d0e8496a823ecadb745194da8a3aebd1cb0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142e0e0e4fcf9c463c5170889f7385f9bed29c0334bba8ea054b30ee2ff9b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8da4c7a74fda0cc659a042a0ae9c2b6a363f138d2b9240443dfdb9869df73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0aaf0fbcbb58c62e3624b0b650ff9cb79b65972a7ea2049f9042f261bff2a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0aaf0fbcbb58c62e3624b0b650ff9cb79b65972a7ea2049f9042f261bff2a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292b2db6960d551404ba9e1520d950515edc0c4dd62126f5070385fa7c8738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e311c7c6c085ff865761f8350b176a97e33f1768aa3585ce130a5b6b10dc35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cde96bc4da2b9e8d46f6ddc96cd61806be5caf36f4185bffcdfc89bda4687c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d8b69a4389a492f5ebaa01d348cd6cf4c45671098398e0e349776cfabac22c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0e77c54565693c501090e4c6230300c5fbbe6c460b813e5a2d2f3c745d8d50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6aa543b4b08407b00b53f109c56d1707e79bf7577930dbe5b8a0611840ebbc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8e383558ecb409eede85ad68e113300ad8dcf25dab09678c8b6fd58195a8b3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6ab27bdc06fbf222a2df290da51a58588e35985fde071ef585d9d185982b9b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8e41cd17e78fbd518e415c6e1944b91d3c2cea447e47282e75f254afff9a9c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316a9248461f4524fd8391f826cf3199f209bb177de72e5fb9e99957e3b78d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715262a8f930c7fc722b55eddaf5e93ce4edabf1c3e4ea715d0727c9ace079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5e504d77995079c2523054d86c0fd989bf94a8d74f489b6cd657f69a26fd5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ac130d1e9f8abb168cdd8ddafdb7493e315199737adbb336a569d6d41aa26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2556314c6206a25cde85f7417a94d2c30f71be0b3b06d70d1abb6b149bdd4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ac9174a7da68c09cb9a22215f74ba909a874f69fbcb81b8c2ac8c09d4eb90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c07a58b954fd980d00cf6c3e89a8e249af7134401ad2dd378bcc7a4129bf44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597c0ee83da3c3e87ecef0f93f498622868780b6cc43c19bfd6c6bdac07ca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9def31eeeef3850787beeed76bd16648d03df2166b1dce01b0a433e8f05a6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884d5e184f1396f15b639780256c73f57994ffe6f6ab44945ca18777c28ff5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92282996ef9c132a210f5761793e7f9aa18a314f49c3098f27c3cbef8a328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c93cb8321d2e63661ccfb619f35f6bf8e21eafff30290c0433c37018f3a7d9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1e40779e80c54a64b6943ee798632298b3ba24a1c772fde27fb183f57490a4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5c37ca027ae0f01a540c48f1b72f233e48e3c8b6874bae3b251f9c5d3ab0cd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2ff8ef0408dcadab0d3b9a4fab88dbe40f69e194b0ad2c5db59a989b52e2b1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bec758d2474ba66f9d1e3189789b33e561c3f65320587265bd979252ce191a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0baa3007ef6e5102cf7312cf1bbf17052f2b04d5ee0e3b801740842b2a844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208fc278a1750b696deb14ed269e9730a29a1e1ffa9821da999d96468e3655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1046eac5d04688bcdb91410bd67c699e67cec1ea5fbe82c88cff5e2db5a490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33ee28600bde9b6b86319b9d5c44179037ceb19c96d59686f0bec4808af867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d1d11452cb28f4963ae7f3ee5bcd600c1928052dcd874204b0e164765ba96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67b5ee9d51dfc4c5277558bf9929e6a8bf2523e13dbf779a705e40c8c5872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01a82cf476ff8fcf2a62dac220ab032b4b3843aea571ab43c62df9463f65c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9d847ded295213bee472a740e141a0c213cd9878d6bbc7cca34ebe7ef8d3c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66c3582b29952d9508ffd235a3cfe72e62431d6ae2f8b80b665ddb20e895c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b89488a94a6b1dafbc87fdbb55aad36b88887d936fb35aece8394f93e7db5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bd699f0eb03a6e677c11ef04631da2135473497871b1bb2c78e5b7f444c36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301156067d79c4313447918ce339415446857b466a03622b674e21415b271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7e48ac9d30c497c6b8a995d85df5570acea62d100668bf834895de443a087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f31ef2f668f47a06334cec815b8f74bf0f7cccb3938c16b4f71bd45cf094b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cbbc9924f4f99f9287066713ad0c4f9c3174246ce44b993c15d2079ab2ad6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71162edc77b82fc8fd2823dd213197289ad54ae8e1f5ac5432c425aad1928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53fb09ca615aa728ac9d22218353c24da7b18ace77ae251e1c218828b9d68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12114c7a007b9dcdef138f6ab807c2e6d1434fd0b682eee8c5cb7fdd342be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5b26ac020014050aec0a4e849bc03dab6559a1539fb03f62d77b6a4861c60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1e8afa803d2db2aab10e1ce9168a8cb37921a586481e25aeb0b67322c25ea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9576ea241859cc3f401afead209798c316d7caf985f4e6ea9127537773d26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b497c17766261687e3f697b8ef6ac6c280e5796fc1d3b27e56a09ee0b18c4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c27f74173f58f133f922a93c198bc6b7afc4830c39c522fcd73e43a9591c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7654d2ec32084135713e4aef62ab1b657f4ccfad254d7f5065f6501f21c1f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5fbcf1875e8d31a756e9af6e246a7dabab96b0a78b18486b6e81ee5039a1a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24eda52b427901620f8793e4881f99ceff46d721a0b4a0648438f93ff7c59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257fd5837d619be572098a66578fae3a20c926d3d3701bc5003fd877bb179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89aabe734cac042e811f2dd1a130d8f9d8683f6133e6f82544a9c3192eb41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fc4b1a16f47cbfa7cc7554f792189d3feb213e170efdceb8416d498938c21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cd9498c78df1792a5aaafde61175461e47be7ab3f76516f6a07e59463ddee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cd4efe45a012b6856edec4118703ac6581d3893491258a02669990158b988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1a64355c58fbd499f774d6e2922ebb0cbc73d1ffee731efbd3f4c4c4e7943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0ea1d340bf96a8cef8290fa85d83b01e308215b7f8b19a27bf993cafb5aa4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33b771864a12ff102b70b0b07a20a4c03d5111cc7a1a0eef5234382cd49e2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edd2f2622dca3e4799c218758f7a461eb946d767890e14c711fb8e9ce838d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50bbbadb2768e1c793030bedfaa1a4d1d1a52b34c3ef006d182377d4858d6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c933c18d46b5ededf3dd60764d6b291b5567ac8a033c6ec705ce0617d2812c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54106fb0e314b5bc3f9f985ed6c54884a69702b6a2fd2cb2a9c720f24f3c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ac17ce64bc53d262591ca704a3542c54e476f2c1d0f43c92d60010bbf039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e754952cdb70f6ae30fd8286218e04e8cdaef28b0b768224660fa1099adaf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80b70460985e8c59714470973e1bfc3224a1dc6f71e5eeacbc29f92e93f31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7f906e977cf1b01c0f80e6623fbd51dd07ca2ad5b690b5a93f399630f82f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2b4cd485941ce42053f28786f40644c6cb5fd19db46d4b34f4e4e0409d42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5982a9a51d22e0ddc1ca38575ec9df861f32c5c589559c5d2bfb307ee702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5395ab9212522128f7ef6c8cd7cf29da533005c14c8cf53a8c583f96fc82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f0c44a8e6411aba620f68a6d2fffe1a281e7f1256ee72b285d8c21dfa332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911bdf8864f2111b605fcd70436d0f951b515d264627b41421273a69e92c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23035535877a8768a0463ed82aa15e5c5df3644384319b2a8a6c0b731352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77391b8ee6353fc4e2c6b0ffa4ee79a08f5e4db6cb7fd5bc2a560f7f22a6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654d531fa67a74d58c4d784fb5f4e8f98da2f31b8a44f62a4a0c59cbdaca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9d6070eef856965dab30d86abe6881a7eb5d47d4087713a0092f80a42522a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cd167496ee511f5ce5b1a3b9ba02ad9b69e4723952489818a9d1c8c2a67ed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1cb5fbfd6ad54f8f5a76578d88218a162ca2c504644abed5e952c3d76c9e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777e9795557dc09beab8002366335ad811ed0bd53f3ba62ce57745128b9ed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0e4d02832fac12a29d70323f05eac750f2fe4c85e33e9385637c0ed5d6d1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2aff689141648b71d70c56bc947f7a52ec7808675aae871506f9aa054712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ad08f6fc08de95e342840590e0cccb66b77efd4cc23e4eed191025306d28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3d8949a92eaa763425fdb4b726c0b837ee7600f5a27c6c7290959fea6f38d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4cbacea75ba4acb97e67ee024e31182774097fd89776676b2ba8083c5428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5b05bebd82007b52c33bc9cd33e9f2ba6a2ab68451f33d8a2a717f28e0e9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dd6af27b23436b712f62346b72a7a545b20e6a8e6dc1985bbfef1ccac74b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296e92c3a5b97a921cfa10abfcb295fa7302943e2a22e9fb067054dc6575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68d2b91219c801635b4b65d24a224d74beaa66fb1e7a14964a694056c3a1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f3646258c8bca1e5c987679b2bed6add10ab696c28d7ad04239c48544604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32e0a98c4ff5333d7f11e37cfa78c73857198cef422ede02a6a593157d5c5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f7faf28922d687873b70d2d55a89248b49b69e17e6e61d30d1824af0359c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19c7c5d9dfca9077a1a6c1d1f0b6899a9952e8e915da9068e41fe27c9ec0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52e6223a7f3126c4aa6084f83b97dfd3d726abd83e43abbd617f85020cd5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c374209e034462cdba65e7a5f910b4da3060737c93d9deba4666cecdaf80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8ccd884dde4feeac254436c75c935d1b4e8ad6cbaef57adf32786c8ed3db3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e151fb6516503f4fe2b361500484f323939f5baa5f7c7acca152633c1071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53d9ca8772da214c3468ade8f75e3957171251900665c99845246ed897b5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4202695ce36b5737f67e26737112d10512f27b801a344d84a5a4f60199ae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b4f9396c408c7d69416c85ce469c975759fb842be783383e56a2ab2fbc47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2721d86ecb55270a304112401928b391b49af8d6531e497207bc014e06cb8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1578c16d45713ba8afe0f78744546796cf6ea6c621670848de706e3af6e6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d55f7b71de6f014123fd9f69a9fde85c93ca3b4e228a286afa0bbb1cf9ca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cd1e4de45cb24b828bde16e372fd6f62343d2bd15971f69dd84adc409d35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5ee6a6e6dcd26c4d9787e17bfaceb30a3a737ab6199797e9819b974321733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702e971e7ed547b5349f1907e4615adee3955d38d98d14afa267b0cc2156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ddc190ee26513e8e3e5a134f14ec7409428edc137382026673f6addd6cc2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bd57eb81b6144e138dc26905e8d61285357b204bdfb9d9f65a965b21d5b1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ef0fa720d725b344e441d93ac74f66224d4c434262563836c079ff0d8c745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e5fa8f9e7811a085794933d6b80326afe0344c22fbc51344e76e55962664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e2d864cec1684e06f9636661b9fe9bb3f3465684caf7be5043a0278ab4566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6f942eec8b931bbc022b8e9ebb91c1b813a94a6207da0f3d838853fb584c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0e1207b1dea462c1def3d83320f9e8b29c3aa08759c5f37574307992dcca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48a69962145971c5b9849ae79ed1725f71e061012be40814bb681556eaf7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ffe9c7e8104e7b4b39b11c9b085197493cad299f0e16ea852d7352ad28366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a1663198ff3fa0a37a424d8305cde9c043fa35b5f2f858a593d80f158a02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e9d2fd2e33dc2b6856eb2be72bbef14c73aa549d4d7c43059ebf40a4060d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a23a28f48f874d83f95718541768722923f037b36f30ec7bedaf0683d611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0f49dc04e213316bdb3d6666003404e43f19811abff6076a087e2fc22839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4a7e51d0c5149a361071fa8ed546d4b6ec885c31da43f8dec91cbf907cae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c990612d8b728785ac4629f0b9407dae6497e370fcf0c693cc5e1e312227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3ee81151b49caac814fd740a84b71517c5d3883cd3f8399270c1564ea5987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024aa6e69cf423b4ebf6951b4158a8e28a022c57b6b28d4c6e4dda32c5a6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3b66fac1273c3ac2d19b9856cb13d168cf62e9dda3b3c3de46f58741cacc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6b0a6f91b077b0905c27667786782b6405f601d4c228bdfed86cc804c56f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408f3f1b62ed371f16264bd18b11cf4e01d4d0839f024d90da3f16fd4b74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c8ad34e6d6a6cead33674175480265a37033d51986888179b2a92a63430f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b4e89750b03b433e1ec3ec153ade3288b9dde602f5efe97516b0c6b7f00ff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45827df26cf94a3d8922c45ddba6aa399872e2718344bb544a8d3b4a837e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f6ac6cb908186addc793766e6f1b9f91ec2e7d31179327a0b180bfd5fba5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1b41f436afb5e29083d231b382a1b8dae96cdc352f68c1b53a5675f58b54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2e704f1eb6689c8f013d60d3019c5ce43f75bc95ae733b39edf63ef22ccd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c6b5243323a3d83d603e506de7257c5dbd5480f92526e2877760d420f4c49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7242ca99e5c93095990042047b95513199be7d6043bc26210095112dcdfc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13c380c2d47e5b9798f195c671d4263850957376af78ead3806ed0460005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0022de9f277d5e7a8714a06c40ac459ea8b9933e4f319970ca05ab9837e7e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1d9b8c09d04f82e547b7b1d53e273f67d98bf3440c383f340b33e38d3fe1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028fd5b947bf7c166dbd795f88b9838c1f2d08b3bed4e84b8471bbecafab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d9db60f7bc10bc3570774c567dcecb0a4ba7e3f9212b561c2cf559e000ad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3ea774aefefbf8c28de55845694932c986ae558a63dbf24a3d78cd5553eb5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e0b94dc9f0475f6ee44b72f5a305ba20bc749dba84cb6fe8117c5a36ea615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a9ee03e859835303328f08d763c2ba1440168f29b5f0203762def447074ee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6fb116ff515519ef420a4a16c2960e01100c5eba79eb50f1988565926435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4b7337c7284fc05601fce9bc773eb968e87d400d36161b2fc7ef3426a13f0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6ce216ca2c4e5d39ebbba3c5c20092d0573860f12bf571f4f355b1f1de5c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98b4d70fe371882e1d75b8f5a5db76764d9cc953ff7ea6a5dc1fa83357dc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a4658f996b3d03647a7c19bfae03500fe2186153ee32bec7dcbca2753f1d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57c452ca51532fe1475c0f7de049748555877c4cae2efddb27da5abc1c4a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ef2143dd360778e75730651b66245ef50479a134553ba4be9f4480bcf65e9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e0ad4ea9f5cd81f35c43a8ea20f27cc4802a009ea06ee6009902c46f84373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bf82e8ba356fb8c9548a6a8b8020bfa2eb95021826a93838b48445d71534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f4ecbd010c86c368758e4ac7f2e90f9a1cb6371f315754ba4535ba292981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03afedb5a447427a28e800c46461f53e42f6bd9fa0eb223929960ccb4867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39b51c6b1c7985d1530a3ef82a4777ada1312f9dbabbc7d32021644ad565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e9de2c69105e1ba770096b20cd17dc68c49f7146e137f9830761cca8970d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474102f649ff65aa7ab70acd74e2c6ab63760b047ad1eef316c7b2682b9ad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95851609c64319aa56ad43f157a854cdbfaedbddd751240c0e12291418e2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05e04e379b24a6fdb4c5df8f9068942024548b2d8d4e149a5d52cd6a9b0d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2134163239497ffe49af03715ca72680abe220a60275ce727cbcfe68bc1fb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b5d35be8016b8620e7da244435aa50aeb25a0c0e728451468a3a3db9bd018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0c21512826780d8d24c0438f94924289bf004bf855a8473eeb1af6239a1f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b366c12727411f80bd0bfcc2e5cb8fa2ae35759dadcd27005203a1db81c6c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8670745f09032b83afe5da61af914e23f09ad9c74d6a87af68d5b67fe93a7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8705ad072109df59b7497a6ddc12af702d47c6f6e1a6e8fdb7500b5a1aac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79c5cae88d52332f4bd39071de95611d043819d063ec09cc9aa3db46ba21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c59cff42ad2b99993eaf13258a6e1a07d616e08a65d794d7a69131f779ba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73130c6294c05767d56e7bc3d11cb5796ba320a3a4205c461db5287efb84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35b898ee5f2be609e036ef5e38748502b71f5e533fc4153037cffe936128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6d88fc0fe3ccca30b82598de99a96f803ec7ec2fc05067fc0ae39dc32254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f7fb96d84eac78ccd14eca9c92e125652e9b639fb31e4c7e6ceea8dffc771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480d3ac0c0d92c5e812c84c73b028e6a790818ed5ac506144a411ddf90fd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6caee05ca6381b50a5e45f6d5930b50b37c690f83174d47186858ba5831c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a5cfcbea81da86b8a7dfca16d890c8fb8dfaef620470a93761b2a3bf0a2a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392f0c3865809f51ed0a99ade9aedb3bb8392817843c03d8e17964ce95de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d79cfc51bbc0b849a3590d8b1c82a8b61240ca17e9707016cc8cfec9cd470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bbda2b926858085214e43bf2d66ab5854f1d10047708cee264237103af67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f4c1715e7fb732d14e3797b65f6d462b61341b4984e631a94955cd7f9f616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2b023aa44a116baadb414a78e56bbdcbb1adefa88a378ac16359b3b11597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36c987f07d66516f5ad14c2ff4ae008cb5958fbe8d1c10a837c0707ec371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85382c5c1124f29272025c620713f2d77ec28bcabc0c1d72af36cea91e8a5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296b645e2993dcd18b9dfede9cf1c361c89c2825e6c5b9d38f652967d80ce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6fc147e50ab6445e7a3d9cb5135e6c4072cf2268a9b411366f5b303499950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a085bb00394927a28e545712a186cab873b0a73b04df3e003080970351e8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96b7077a455475c34b3df31d1ebfd066601292d8969921543faed7f1d62f8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9f9ff7a8986f10d59b131653bc21bf9a5bc44498848433e7aecbc6ad64efc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c8af50a81fa2a55ba8f225b04898ae1c35e5666f2218be5676467964e244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0099d20fffab5454e1573082feab4c560c00107fe705f08ad08efb626fb2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05a91665c81becd56a584a1b36158afed86eaf09ac6812f9ae2a791a46ccb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e54c6ef0b0c1a65fe96f696ebf4a20687edb310facff2326a4b41a388712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7a309c587c774bc9a2f783593135b4a1c48cc3260741b86ca025e622ad1a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f0a9f5de795a1fb06af9855434a72aa1e355ec1f362cbbb3039ac6e488775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40c8fd0f98ffcdeddd760325403b9e41657653e855aab27b17c96d52c4848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23556154f2ca180526e6960ddc0e03af96b49a29b17ec982c5bb93737b813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363daf66e5b272e3f112eb7427fc8c05440aa84d6654e8bb891191238b462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5bb859c35867a17a3d8ffabc76feb3f646eae53a09cb4a3d2fb0588e6b096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0ed2f173d8933e4a9c57fbf99809512532682f64175b58e022a6cf547c74c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2beb1fddbb70dbbaa00676a7388ca50e37d2c28e12cccdc28e9d8b7dc6193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41cd3dc660ef6645f41252fc1ed7d08e83d4b822a8871551f8835ec2ae258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23301ec05cca3a7b66b8aade1a624b2ca2eaf6a9768cf6b138f4131022f16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46ca9af33bb6a2f13691a1a2e9dbf98abedc94fa465a9871b2163bda0b3a8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f85d4ec50f9bc945a33dbb03f98fe78c85a1642b59a8dbf98c0b89dc8a0b0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b37eea0023a03b9efb253dea8d90b9268cee3d04c5c1f73af423d9bc53654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09afb13b5cfc0b895131852281a03fce103f051dddaa836c8d0c7e30a4336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bf5126ea703e1a1ca1f1128e8ec17e151bda03d2c33ec6a05b094919fd513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9a42de7e45be58c2a8370eab99a2853d1b66efc7f380bd588a884c66f5a1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e21dfdf36b6083286b82ba0985307cc5fc54543625c709cc444a64bcec316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5eadaa50518466cf62799d69d6131aae0b0b46d5088de41f37f82aac4f3e8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f882e62dd395130360c0ad0838d954430a2ef924ede1fd37ae3f7184a2cdc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3f88e283c2d689e0242bb4c94dff8f16ce5c3117b819c26ac8474fb42dbf8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9f2e9ae9e57c502e0b4cf60fe4734747af9154e540609e4b1aa31dc19d77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54f0183d703747abca05cf5da59714f54e29c4c69c91be5c9b49609723cb4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82a8709c2d36ef39b938af52a5acd4f0a3d6405c6b389c22a85c39af36d5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3cc190ca1005876ede06e1153955bb823bdc53568a84502b9310b67ad3c31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84f74a094671e3cbd37ae52990b702e662a3d46f9bea8b68414b1b99183c6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84ce198630c3f2e28594f2dfbad3b117a69d455f6561cb5052cb2a4e16fa7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ad7fe4ac5b765a8bdb8f2387c24595c256dae4ee9d3e92d1edc4b7db63102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14db3d9188423dd32964e6365de94626722a88f6e143d060d09ab2d512feb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f0d3852ff070d01053f6ea51e8de5213c7e02bfb2b28267838e15d6439e0e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80bc48919ab86b272e70cc6d9ebc7bc5e38825fc1df476f840f22547d70e5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c23cc6033c5937cc3295dd711cb747c66e575ad0e08478ab922daec64cfb3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27b6a7de35df90019d4f06c26530e277edc29bcfa1b6232497de9e892b691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da467a40c87b9c2aaa1eac684fa47204be6aed3921e15abbcc297ed84ff7a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49460a5debd8d77b5ccaa74fb5b4ce7bbae572730342af04c32fd08950808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6d4f7ae59168d1578c0452d2baf6c5d8c0af868ef4f7bbfc2d15a78f2e02a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e340ed88d19fc53afc452052d0080b7f3ab6f693f409c6a3bfdb4c4a6a590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1522f8abe1d2ab47607473f93bc16a7e31d5ff1a7a8645aa0538dc583a436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cb5b15494ba2a4126612ddbd412ed0727074cd04378134e084d94aaaf60d3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740bfb181e2c4331425ea80afd878b059ff1ea46176e2aa5c91e7cb75e6e7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9e0f26bc160e5e1e01c166acb1a8be4a35e39cd1fdd3432f92ea49d938f93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6ab082ce71ad7efd4c6036788139424100fdb35f3997537c9c886b86adcd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2d7092225a831f7e02f042f8a7798858ae13b8e9ad12d3ba5078d38e280f9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bacd97b28f5a12da2aee1f04b2b0ea6d0ec2afed23b3ea92e53a667df021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95b32e09a431cd1037300b61a41330d823498b2d3080c35307de84c0e9a5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a1ffa5f2e908bd0f9d11f377337b41620327cb444750adb41f913731678b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9f200f92864e1d7c65d8331def3c7cc7e4ac7b85ed320014d0c9c3c348017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fd3f37c822cd6e921e059d27f5ecc125b461c97068139424e91a6d41251d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e1613e0ea28466be9365de9680fe49e790d25c07329bae590906353f5b66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49fd93b542d90df05bc4c9bd740c318f70b2b3051cd6b5a0b179ad2eb8f9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ed9402a5b8eef32d549477b6161fef5ff33d95289f00dce211d6c33ed931b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ce831cac35e6aad1e9908732763b04ea6c270b6a66b6f5e1ac8a3d6a43d6e4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f002a6441eccd16b146a6f766d1673a474bf356fd8761304b560943df5b2b9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fe3641491ae46d7a0781df6742fb447463515ea8b844b9d7a5046982f9875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a07dfdbd034a93695e31245074062f662072598155563eb244afdb4ef6ad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02fb0a9f429b72bf5d19fa16a65647827471ed8d24d160179b9ca0937c926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2083fa41713253eb41352d49404424925c02e1fc0e36668273247d6fcdd9b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fd503b2308fc719570e696b55fabc84c14abd233386b5cf7bc75e8a2f975a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69a6b9ad5e1daf87fc325329b3cb08b1d0cb70beeccd4b5e5c53cdf4f3706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0744d0f33532abba36e085031f22b8ccae898808d5793319e9e8aa8398566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4d1020d1c220fcaa12e6418460fe7bae38c4dbda89b94af6ed9ba04fc7e37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b5c82c3906cd9566ca13d801b9b7a3b289450bc3d0e98740ea23f2d59c699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1a8fb15e6187afc1acbd0706bc4c4ce1b41dde5a00840c6be91b9b0264f36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b2394525301e0a38dd7601e2ad3b1e04e959d9b6f233411fc190505e48400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85e7c45fe791391fe3a5636dd9f93d8ada09f504a12c1d5017fe59f8ae06b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0546c710472149e61435ca6ff551fcec0162484c9714541b402e410ce3ab5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a957dbb0525eb208bac3add4f74a055c609b4bbfe5a42e60ae111f0cf13c2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85da7662e223975eb7b4c7bde44712f77bc7896a31857dc2d22dc0d15a738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8bb7715579d5d99eccfc24dd846c778133926213e6af36ef57648d4ca5af6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843ca502ced1a8961b2e87ec95b960ab069a5e5942aea721421222870e9ee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cd20e52e06a30d76da62daf0728b69b6a0a0dd5af3be8d59ad6a96f64e924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e0a5b37fec4bfdff40ee70e4816131fcf52696cf8c7b733688697b463cec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d76af11091c2cea0df65a7c679f68706ef7b4f7eda7f2725da8e7f70e898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71bf5fd87bcfc497a908c46f4b9b86f4d5f61b2a2247460c6de1c246277e6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6757f35876b4721f4db3f187380e842d9a6d5dd124796df112066cb4bcd2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4b210e50fb1b16bd2b9ec6dcf06d4c765b7d5e3f2aea6596c445111da0e7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d3bcde27a59fee4f7af96bccaf23e59be3058f456cf277ac52ae5f8b5bb8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95ebc8e3cfec50314c5149d65830239468dbc93a344908ef7fc25811efd6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f745e6f45416a699677599a6205b1790c9bbd07e609252a5111081332025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abc21e12a55aab98e04c94755e4754e1a16f82b759e746dba75defd7f540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c77af1f4b1f9c1bce809e0ae503f8fe7a17bcc35806c3189499350d496acd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a555acc410d8211805dc635b5d6c16724c89549d1d5cc7a2696ca5bad9bc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8bb0a4771d078954fae923ac4119b70f434b054e55eb3de9c8dced4f109e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403617cbda3f70ff5411d1b6c79ae0be58719deb4935cbc64ce263d914d7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7c7901320b22190bf41024dae54418ba0e4d1016fad15492fc982bc8671d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79f33bcc996ef8e3c973c2512ba2accb675fc2e9c65f66c71c31b1db5ec3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2b84f03998515aa5f1d8f359416ef63f41de6a291f36dc7624cb17a756af5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6e2452437b1a12a836d45663e455d8c946a4f705906c8005f1027647f3ff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ccee17961ed66ef149b52af5db4e5574a097914157ff78da81b2a909b52c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09494085b10328548051ec528a66e00a0969991b23a2c7aceae0a4f8a6f6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0f5d140d2605ee649517df0a9674f84af3584265d7556ae297e668ef063f2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67878f6101ddd916ca4dbb828566c9592ade05c6d5f9f3edaa04347268fa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1624beced1ffeb5090028d08d2b67cf04d3924c0f087d9b8a886ac2a02c1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7fe6b5cfd299bcf983ab1740ae2a7fbc59ca0683e6308af329e91ef31caa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762bc91aa613eb53aee8f002a0175cab3dd035bd67cf4927a2148e85f5fe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1841b10da4b57ed35712ad783f7bba5ad66001734ada8aaaf3278f57d2b0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dc63c496ee357f5a1f10f30f453caea7e9d5642e49a92a12000e6a6f5c3f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83a54df333abe71d9d20e62afd19084d4f8b9304ef2b06d69db5342079ff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ca236688e5282d615a0d33ba3c9eb5008b2f2044c218b83678a2ba781345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b7334cab4f2bf30021f3e4b4c7715620d3cb8658ae4be648491882c2fad0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96bae0fef7cda099e9576d19e195981821cdf571e9cf10c4a5ece397d5bd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16fd399c6d19321b138f42bbede1e76296eb14bd3c1480e1ebd4c9ff4fc1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eca625585b9d6f83ed7bbcab9ad0ce5d4e251c38ec25de663758879b5640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ba1b89b5da2bf11fe1b1cfaa2fe1c17ff5e226174fca59890b45d3f25f5d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ac9d15c19540cb8adadaf8e798072289c3c602ebb6d86ccffd75e01b6ddd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b44e3b5b07c7fd4f12060395e34a1b0185733ad07ccf639ad0f82deb5d31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696a3ce13894f5cf2b547d4224bd2ce53c9b3369c4cd02b39fe413905c9e7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f76fdf0ca93e450028e94e90bbd65c7449ded34bbc7fe9c567446790c92d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c167ebe102d2d5c9e8667e09ff79f4405879d381f3a4a9bfd52135d18e61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4cf50c414cd19eaf0163127bb966a0a6d393a8466e6f7dad28051167c131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1e68feb761acc396b463eb3779b7a7e2141598b8194033307bd74f577ddd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e541ae7b05ce72875c58822ff9bfbfb03f3d7717097f982f246e7a058200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646a7e494391b9534062533de72094fc3ed49f05c6af2b1861b63e6eab79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17147975856d019ae4114c01a88fce496311a0e1cd0e7270dbc35dcf6cfd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b3c6fa00ff1534baf50ead872b36477dc45bdfd94791d9d3b58b805f5537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af2b3a51267477173cdf6df5bfba45e6573bb3671c245bc8188642e1b66ce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f1a9aa879291395d3ba3492a5e1ef52b20fcad7009236b198fbb37d99969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40d18aaaf8b95a3286bef49d275e65f134d2897e53943e2fb88e0fa79923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125700c5bcc96eeeba1b78daa129fe037d70f73c7e5d4c2af2a1740ecc24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aee45d2e7309849690720497c0a347b956cd5a9b787a18981d197806f9c0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d0d6a8f23258df1db4c17928e12e86431f02d83b6c9a758e54f19c619d083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f8bae531ffce8a1012ed837796268be826763f7fe7c3767c220d2f9ba83a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acbec20f8ae65d10addc83b50799a668a33e9c746120d4d0c5479511d5cb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fe40142cf2c531b7045e4deb3c4a99025271048b5416e1818d54d8283fe68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296f1e11f3d2b3b393a897deebb205c72557eeff739db24ab3de0352b898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39b2dbe6020d57cdbe1201fe171d775380b41936f0a72cd3a30e309357d51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e5a1b6715ee92bcfd3c2e57448a8c7ba3d91e9228f7bdb976239cc35087d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7d3f3fd47cd2ae25e98e814450ddb90fb9f9405b6dae33d6908956fdf845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673ee6d02c8d8b713709248097c235c5a95fd49b5a653624dfe0db86d6f9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c30784a4c2bb414912d4460c73bd403a1c878ea31fcce578f8859c61e45c3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5dc0d4468ba2e75fda8bdc11ba4e5de6b0c1789ff7f5cfc0c56bb74006c9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38071bba9c75406329235587480b54199b7c30868f7dfe26947e1c460dbe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d5a8309568fbfa1279bf5e39ef76fc3b7d952cfc40f9dcedda30df6c0215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17b8f27bc501028728c5ec64b3bed41ecc957e22d84ab39a3203ac98cd89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65d6735e9f26094e77412c91944d6bac3933d938c700df7cb9ec6b8a175d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f909ad71e20e697e85ee81c8062d7e46566e47c7db902bc262661da6eabf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e06be10672cee64b090d69f71910a00067d2277aff7a8fe28a92f8d5b7e4b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9e9fc7e7f4402907ea26956e9da6fa86db91846042b41d8dc1ba54ad7d17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717eed5e97062d68e5b652cc90836ed9c14313fe683bde5fab3da07b51e1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307ffe1e493643393911dc2f7a381bebc59669a404d9d76cd44d618849ff1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5188f051f620211fac7ffd04abfc190a2a0f0ad1331da6da9c5e8327f613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faf1a5b16e8716fffdd1872d12a6c8b6284636f1af4fa883909cb22197d6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c14308f2c897fa697db68e84b8ca7a1e549daa4917e6c19a42c4e16a66144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2a341a34fd3df5e6345bcfa78204afcb4dcf1ca66df83c901f6630b7db97a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2a5abe397a39b09b70fe43c0fdb4758668c349d4465ce67ce29cf25a0153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fba5edc2dce2171985996373cf5092b4b9f1bea575e4d21ad35b9f0b0da23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10ad8609343ab716e05a908b7acb10bcf370d09067efaa9da53672e0c796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969c4e567a2bcb962f1394fada24f919598998fa3974c73b6989cf758e23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d26715a49d441277944913abe61175949e5877de9be86a915f36d29bee3b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49b43b66ff06eb3a49cd9e77093e08365328347869eda0d1d329787c5ab4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fb1ef30c86dce1991706391a7d9cd97b8b6eb76f0abdacca4a3515da5c99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f4800172c8d0852a479bf7f1a568e9400557e1a6a70c32f835ae77c3727c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7de100530796a1dab946debaab3ad694b728a2593f7cc6f17e8f74da2868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03013971647e5609f477e4d9d0d2e560d039ff152417d1fae53904d08505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37b087d96a670ac6d5f7a7531d1164a7d99ec07acb8d4f386365db7b96ab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9d1fee263c15ea0c428c3f9b3fa5eac6b96a891e00d03980ee48eaee035e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33afc6e7154f58500daac2466ee272d4a97d18fda2b1c94899e2855a0e45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df62f34119e1d6b778a1756877c55762c3b7193ad86a8fdc4d5aec7c094f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e79e68a9647454d8aa15f295ecf498f073aa04ffc6fc28ff90fce9abc9bb0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a53c2ec6ac9b63d342f12cfd08a78a035634b17675e5430fbe02f474de38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fdd118b89c550cb7eb56f28f2c0a1f535db37b1d045237372ea41c62cd96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010e8e4a1ab091430df28c728671262b0a05af9cdaab59bfc0427b1c1941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e1df5fe0486a16ed2ca593e8e285aaa2f8d430cf51c97b2804afc4c5e7dc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d0bd3c29ea036bc942e614a9574e4de281b356685e1db145a0d85ae464e3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0734f662324d83d1ee76207a5ca96d1b62198215c9efd3d593dee932befbe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2f40e8fe8d912c23ab6df16073f467c05dbf59f6d116a7d4de6cac0ed125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65f286dec2c51ebf1867d50c04f6e25f1e8609f6b2490ed155a7e240b0c7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c07c2511c4be61f5cad01b23e5e3b05c4210b9ba6440449a3ed887411d90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6553c53d639c5ddb0ca16b5be320bf9ad6668476df6752947bcc711b82eb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9300c68d70c2760dcc338f01f9a1ffaafe81581028d46af6b3c5a3da7814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f426302d2557665aece6bff56162434795cc7b211f7c69b99537468544d36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cd8157e389063a848c588af719bffe207a516a4504cfa0fff6a589d6bb67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02063fde3bb42c97c64e49ed368950b959c86aa1ee83d9b1b450f5e360f5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58c85703f04169518556c75abeb1838082a17380fb44bea985b7e38d10be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22e7090b990ad61f5ab75615db0549bb656c582240a2c1dd0b6f6c430859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b546edf1e9f35d20624589322b3ad5f1d3d733eb496a3b744242e4cbc5013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c91751aeb4279d2b4c02f6b66c8861552f0985d5895002f7f081f85b7fb51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64554216baa529b224807103074999006c478ca75884f8f3e979a26f87920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fe2ddb8d49926161a0894d9336169019235cba7d7e4770547b378a28de4d0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0078d02d312c5bbefc995a4e352f22d72c39fee081d4a051888b1c639b4ac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5ed31fbff8184462f2324a50c88d459e9ccec1efeb1d98e12749046406da0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bef5f6256763adf35da971054cba720194dba710260e3fab221939f09b4c2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c44944d55702811e6b221ceef77bf3041365a3b86a5dd5d2ad4e265fcab6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dbe0340aa623d5c72c3056cb3ec4f290e4644a4d0fddfcff015ac56e56a0b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cb61ac4b2ce4a5670f919396bad66b35f46a4e92a65606ce5432a60a0de0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791a6d4895a78844189e74ae6aaf793b481ea0046cf2221aa2c7f897aacce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992ca77d3d7876cda8a51f2805b5ee342dcab8d20e2df06d606d0d0d2fdd3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630fe84d8afebe6f62f9bbe57faba950523cd113340ff6afaa715b807a84a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711ea5a6e1f49baa47a0f02e73705c14b145de3e1cfc7990e8d9269621d76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f5c951649bddf3a2758b9ac9f6085879ab42c757832048c070b827fb1216c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cc83cc3ce7c149dc3857f3f5b3a7593056a02ac8b1a87b2ff1387d1432d5f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05db8aad823ba2334bfe616a8d16512dfe9e1b085a55893902eb7e01a07f8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d370fb14f42c5d34906533d5de07ca8ba7de8e396208a3a15b574085b3b99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965c83c3654e551d410c0f3c9383a4e42ca6d118a8f230add657e3d175126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8897c906478f1d851f0dcef2b97668dae6e296a49aed7c596238c406cc0e9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49795b339877d57c0ad2d52aa25f0100848c53dc85d52b2cdfce8b86efc80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2281f286c51549ce37ad93b1141eb036515a809275ce1a1319c7f8c7e9ec4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9edba87b960767243f4f2948871dde6a7e99789f4e12179a9cac25f69b29c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4296dd3e947d43c06f8a6068cdd4da1ef31cb87f7fc16fb944d84e54ac601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c455a5ae72daca1d6d73f0eaa894d3000a5c9aa39d0a1925016b099a1af76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7195c330d270c26ce4f554ceadcb6cac405ed550cc3f877c51dac8237a40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375d015cfec804a8af9bc4dd1f71074f31f6618bcda84c986a5863f6059fa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329fe2247065f8dbf336fce69367b8dfd66f1184e5182309bda1254466dfa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3f560b80fdd59dcb382d2d401dfca13717639a31a25e7fdcb2e08b4ceee3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2f9065f907e3bedf83f267ea29b4212ccb01d21fca23814acf3893413fb4a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909d8afb65ab9cdbcffdfcf120c30656829661596e5090c60b83801e8c8d3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503028804abe916e28cf5e941b821235c7f2f5a1b13965712a65e9bfa744c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954a04fe3bf4a3fcfdf6483731fc58f32ff4a820974d09cc8b5689036795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a2405a26505f0f8020f3e71ac3f3aebacc20b1a9921b506bb75ef818e6f50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ee32f19220ccfc2c89d3648d5bfbd65de9f4923cd0fbd0d324053a3d2ee14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21a7dbd0ff21de9e2303772de8c77299adf777e609262c6756d9fd10e7651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94cc2c5bad43d41f35aa7b38636416c41c5f63772a960c88887d2a99759d3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bd2dd1215e4593d84ce855899f41c22ade49c9dc3faac1fccb9945f58ee0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6f67188faf0bfb897c80e8de46c619a0f82ead686974cae39d78a6b94171c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c79363947fdf2d0fcf8d946fd39dfe6d23b180c46b138f9c8ce92c0fed2f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894b31d8b5524d06355cf498bd91285a11a17266414713426321a0528d897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ebdc4a948cae57b7e7d1c377d3de2536b89da185665ba4d53e7fdffc63d57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a8d385e03430018e26fc913b90909bac929308bd942504851f8ec25d8056f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26db7ef4fb710d4c7d04769d7b18e4949f48ecf6a25176a4dea5530b9c92b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26e15e3466155cffa9622ace1fbf144c6cfd38983dd240867364741ca680a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f078c26b2e6612ae8e86f57ee1f9f6dbcebc2ae3d8883d9e96e0e492c5837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219ea55e408b0b984e64453d15b0c208b77dea67f6688e6d8e7f4b0a2f5cc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371cec0a81867caa3c440aec8af682540532798e44f7ddde6167be556f030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cfee824c527796d865e15fdd8fa6dca80bcf1bf7bfdb5326a0eaf972358cc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3b4b12a841508b0da069ccda47c88e99f04f7b010929b53c06e2c8fcee511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646d16543edaa726d6eedbd3c6ac68a0a050a7e02d187de405e4202653827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fd9a0896763f9fd2e25bc17a2772d3ad21e84666f248d038d407eeadc1cc9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a2348400e9e64c3734443d275af2bed9dbfb11f5cf431e3546427ee03af32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c00e072dc75603da8f7c0df3268aff18b44e8abd161e57d7d21252588997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f98382e81d7e0a694d4321d348ae276a918f140df6058f673528128f3443f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e1f5cf61b1a1e1fa7e07bf7a87e73fb44b44e0d9a6cd8f7b1eace0b5eeb40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aa99eca26889cf3e0997980fb72faf9b7ef526d8eeaf7d0ac23ec4ef35019a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57f749f1df5cd3e2371b627e3a78b724a6a14ce4d15f1ef6f02a1af2eaba4e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9d5e199fd10d34f9e40f8b390a23fdd402db35b60bb4b2585767564f4e2be9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360e5ed821c58c69d7a490e4f73b5aad73d2b583bd2d22b62c17b9aeebe4b9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94d06f45d0280f0a90067a6d88224ca34f0b7d0a01a2e19460e518d133436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2a4aa0b84da417fd54a03ecbf1ef0ec92b8886dab08e9a3ec3cf7dcd095bf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73a7a578408cdad59db56e4aa02ebdeec9d3090194ffedf32282f2d96d35a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29dfd1556d642d68d74668129d50e497d03f33982929f87e709fd943dc4b7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e364a9b594bc520aef2b245aba4bb85c2ac4c2e01af7a927df36e944097c7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1d04b1d199abae6c59f2303f9f2b9c09c255e90ef8e882ca360df3aed1e9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1361458d232e7939d9ced7b9102de7355e0b360cc44e7c56e3b7155fdaae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729da6436574e15ae9143d278735383208556c5bdb0b6530e4f1ea9fd852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c4b87d523846df83e2ff4fece41dfae1da88425967f8b283486355efc257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dd4039047066ab1a17f257ace93132d3ab768ce1e533566436ff7eaf004a9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7dd350e37753e7be0973a2ec832d0967abefd6536f2ae4c649c3101f68e8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cc08ace247db6dcbd8ed14dcbe52003911ffc7727a9d6c6c7b38918d46c1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b735ba8a4c20b1a8a3e708b16b7312c85e2cae3691013d6e9892a9fb57d6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446cd3e8b80d69edfd17365736fd065bee6c473b30d5566c8ca9877ce19a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df6cf1f3624b2e16bfcf9aa5f7d3c715664abec947fa4d259dce8c629d2b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65c7978328a4891f9d24e08b609eab5b8b545c6772e44685ab0c16c404f11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5b10c454f36b812597807e00f10b64eea391bab738e06ec51155516c516f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f7aa3433904b0ee318f5651c1ae8b84688c419693b8de6e46415151b6422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cdf864e8d5dc00a39a99afae477b16b7c00940d5c72b9cfb4171afe71a5f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0c8e8270cdfa1b7c08e1d4895fa0cc3101bb8e8ddef7aec86ce4d5833cf0b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f55e71c2981aac7f629aef1f87e1edb6e6a67ff0be64e0ff43b272fa90001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92d43a57555bb08081f046d0d6d420cbcf3c0cfdc1ea783a67f8f41a4409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446777cf37ea1880b1748972dafc2c65be77074ca31d80a24ec0d5175380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39385c30cc6964c9335af164f6bbaf1b6432ea61ac898be600018821bce4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e78de15fc9257c188bef21d34815b9a701d813c013491faf6819228a3536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dc310217982329a51ce79469280e9fbf90844b169f95421136db9d25883dd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1e703e86a6029f9e84f534a4b9d0395d969a5cf8cf25bdd315651962402b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e78f93b17612c01ff9def5d5792c21e8c8a089ab36ae9e8146376330f87f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a9582af3110a51e883c93c16b3b8c266303b5e5b7b4be7ee6f335c806204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c1775bad86010f9a7ee4fb090e1b45fdb49e1e16931b91a8720b64515bcf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bfe8edc22665bda22be59cb78288956f724cfb79b9339b0455e46115d4ec7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afc570144b2c9ade0ade39ffc74ff9171dea2cf9a1ca406b07eab6312057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6432917ca2c0a737e68a9e94629dadb7a8b43ef34c306ac62fd80ba7b893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be190269982fe1f7415dd62be5ad7392e4ca1697b8cef4ae036accfb1cdb3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3e0b27fba06240b29d2121ce989c530dc42b866f9c064eb5fdabf6267a83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f17f7caee519c8535aaf5df4c372c0785d3062fd7391c28b90f67f84640a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18c16752255a72432bdf358b3ace7c7d0136e647363a2d501d6fdaa8bb0a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3cb287a553c71f65ec966860afd9fc2ce16607f96107d7b700c92c88e8f1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fa3f0ce543bccd30596b8a0f96a91e32f2825da47ace8ca2c987cf847b332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c5777deac8c2ba35f3b12624d4be473f5db66b95dd4d72f1549c06dfbc54d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5a9cfbb6c6e8f5382ad0aee1119150859a6125bb9b6acc6da0256455f7f2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b632fbd0e6eb15e3da95e18474bd1a6bfaecc6c195c143a86a20cf277048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0ac55df3300a7e4f31b06ba09f928230b3ea268690925e18b0668698247c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93292dc33cf00ac36e1ae875d0ebe13aa5fa1bebc8396411a52615903237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021dbc5fc11f4e5a4c6c0ad3ccb03cc7e0cfc068a28b4bbec908793cc2b41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94b5351bee0b176cf8c358c599517ac5edd487d9bdbe0de055878c01cb74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a8f56bc81e775790161f10ef5b50f571fa19dad12807061df9dd2f6accbd7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8960267ef97c599cf0c2f577dba0a28eb136f0e23a7e2180ae95e07c449a1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89bb4ec9cd8c519467fe477627ff2b2b0701042eb9806d456740d9a2a18e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f224cf5448f986d3acf51b86d669f89fc3f584c9f4531c9d6d037b7a86d8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34a476809257d009a805afb87cf046f95c99800471c36e990fec9c51c7ff7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6ef45f9eaa7b75ac5c5735a898882bf8b4ff72669828eb4e5cdfad087659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8b2662ef4b4715f1e3be86c78eb009c3f4e1fd6e7ab35aa9fc3f013a34a2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ff21d6fbfa1631ecbd535e442ea7d61432d60f2153828372bcc7ca89061a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e8509c8c09ac34f7eae26c631d8c5be36076c5d32dbe53017a57a38facb8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fea6ad20d794121fd926db00bb2cf54e08947f6fae122d6301332ba6e1c2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ec424cd070cadca6f46a6866fcfdc17ae22244f5d6adb92325fcfb773b32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d427c92e05a15e13126a87a7ae7d249d7fcb76b58583e796eb04b8d97362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877a93ee1144befc3ec8d533a55be7c37b51a748bdba30b66d6aeb8e3a54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eb7b8c033c356148d9dd800dd37a68637628320209c274a087f767e47f7c3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215da48c9dda624c0459de8e070669042a9813a783f525f77647c4660612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85c6f8114ddba4d6c13df67ccf47e87fe9dc344dcc2916e1b3a2604db1fb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4f7134c2948b46d09f5fd8fcd171c0ccbd2e9f2856a24618220cd2d52a820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e1910a4efc47abc4e30f39370b3b431a32d5f6a6d94b58d064090287dfae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62b00cfe061324256003d5657fd776c2ff2e97fddbdd503f62cb5b537019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5284a8aa1605eff1cd0876e9bc448a777b2ce70ccd8662a92904dfdd5970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b7ceeb846612c1f6956076423f1787eee46144095e1fc31061d75f530d3b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627e8415e8fd755298e07f189f70c4b44feede639f6c9a846bd9e60e8e87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eecabb90295421695fc16c8d1c7400ea6ac2fddc8e13ceab83a58f7c19c2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aebcac9e7b76cbb420011d729bf362c77f500c4be700f204f927beab369a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987b4380c88bdd9082980fdcea273b2aa742e441a5147822218853478fe00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f2363cfc49d628af3034a2f8671826c10874a1b0ac5b3fc18e2607c2127d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78ad9f37c7026747038dacc94802f03388858dc67485a1800d26d7f158eb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853404507fb83a009e76598383b476641bab3754672408753aae0af66469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2219e9cd136d6f9b2531f0fb5a28f17379b22f15a78ae8a5d7dc16f596f7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6bb57cc97bbac272cbc2bd5082a322bb50f5cddc69bbd37638825d0b9bfc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640e3a1c06f32d6ba9fd8b501be2df2e1a82bb9448a2dd02d720fe877b2d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e1b07b30eac4e427e48c46fdaa69cb4f42bdd1dbdba6b70bf94b775628843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c137eba31bf250e638003baddd696cf6bcf15eee7730b73d4b920647bfb1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6a3cdb84f3d9a51855fffdb097a0e4c346307e69de438298ddcc0fc290f0e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6944bf8a3f0af7097291e42f5a26f68f6a0f23958ca65dc00de9659af583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fd015ede9fa07f08ce89f20dfe6f57c4178c26286eabc81fc9ff0b93d3107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3e3a7b9fad050514724c97de1d065313bc08bccb8becd7bf41b5979a5ed6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02563b803810ed4af94ac8d4bd3dc41a9b321c0f80aa995a1f32146df49d8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7bcb67fced548b1f54b44a1907e491cc58a2395c88edf15a95363dc8ef971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151739254ba183cd34e120d28368499f6a74bdb499b4635c6dcee54fd8218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7e84b578c81771cca960df3222e56d67cc90072f5e0b36530fe6043d73fc0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e7f0dd915eed8590ae775eadc4a29fe0c0012822c7d651cebbac9b995bb15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3b2012332e50f967b1370a34a2e61a5be761628024c733e55cdb97a3f9fc4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744b4a5e18edaa3a2998c87df78ba5cb201a9b5742bdde43dc5975b4eff1c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81c1e4e67739c9d6c27a74748979a1adc637768a94d2f6ce12fd701116603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c5b85b37431fa3d809831fa3a152b0a7b959de1080d78c29a439ab304fc17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aee9bc878baafa4d6c23bdc55dc8c110f3598d554e1c7f65943a9f024023d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e54cd6b26587ef4de07f1c9039db87acd93a2679620fad7afd559b3b341af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c8339f60a1a8f698d042234bf012b863f4694d9128e9385687a7701a688f0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b75171fa9dd9ec5e071f1ab7140e73c12491aefbf0e91087ddea6136c2442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6188a989c5526947cee56e7a40e4975c8faadf8cc50cf878bbfc8ea80943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bddc96d7ca08f7ed2e6846713c0c48ca8ef3e3c2775802900cd0286d1ef3f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4149d993dcfbfbb6e4982180c5ef8eac999ac12c49ffe699a66798e63b8c5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d6623d9752f5a74ec07b8cba514e615d0aa4e0c1369a10d96cb105fe6344b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c393919d898564ee92636c6047e7c5519d0dd22f9484000a64005e362100a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33c88f9bfadd4be93be021bc9f91f3b784e2d9b38afbf2bf318e8db45d542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e8054b12fd0a3295ecd2b1a41f19703fa06ed71f9028756bb4e23c0972a17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f25a566eda89ec922014fcfaa74516620934f0c98a48dd828b19e9507b52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74c2d485040c6d81d4a3a1c7962bac97d77bbccb1861d99665a502ecf30d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bdf9ebff3c1a917a5da3c8d1dd26b7f1268755ece5c3c32813dd886e49263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da93d47f249c9ecb86aa5206c75bc6431bea3d446d046f47ca2f5dd63278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c58387c75a1db2f312e8becbb4dbd34ccc197b66bb87021bd78edbc1f6a20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4ae74b4fb2b75fd8ad417a55ac0907f7ab7218d2c528ae0f0d245716b5c3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c8b7f0ee990932f30788b5450523b297c51124e78e67087139c4736e2a39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c8b60a66a637d0cc34675d9e11dba965f849870bac6fdac1568f7f20412c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1c32ea121ee91ecf7cae325dd38140242bcd5dc6fba86c0b19dc67ed4feee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faa5fb76e6988a8ff4fa1e7f472dabcadc86448795178e835dd6f9e40cec2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ee63a347c0fbe5049614d5257fdfc63f4a4621807f236fdf0afd8829298eb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44255cb8b0260520b2aa6c6cba9e963668445e1c9157e4103ec4c86edcd2d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311dea17c109385b32e274c8aef408c9ef8cebb7ee4e7271e4c6e895b3d1e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b95eafc14f9e51123c1439024c7fc50a333181a1c4a4e980a7bd9c18e23b2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8d588d012db4e073c1546fd720f4d0880f08a1c64c6c5efaeb165f80a9a02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b651b6b5f8acec4cd1f3866e14fd5ec4e27943735db0a302e069f1283e030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253282ad276e91dbc64f44c19471c2daebe831e30957d9c7f212201f6193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c4d38e0e3fc6a88088618f4710d9d48b616251121a9e7b68230815ee69e69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2f033a1566c0cb0c40cc9765217ee3468002e1d4c56e22684a3f615061fd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75afa3610796d550641d78da68fcaa938cd6b78504258bdd3e2dfbc396298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eaa1551b0f2d484f9c27c5aee74eac5f1fda37fbf724f59d85cd6b9f8c6c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3d3152be230e2807e00c8442ae8205c70ba53f78ca6edb3481d940faf4f88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f9c0db3a675a3a6756008a916877be0e9c93709d234b97538c5a41e934dda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c78acfd93bf24f2f1a61795a80dbd2aa6da6c16a22775916bdef7fc750722b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6251052dffa68d4308843e6088e095d82797813c659d7b91139fdf9675d3aa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9236b62bead4fb4fb505030e9a6a9fb401a417cc5f5ecde5db5748782681b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6bf2ad910166ab59e7d4fdb6087d446dba35c4c88d9cdc6e6ec0f75a6a038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dd21e0c68722836a7c5b5faf3bfa22ba3979df29b2b26430302d3931d4175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055bb97060bf3b6571a4bd3221c785eecf838ba56796a39f9142652d5356f5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c0edf252222594e724a4df43f9e99e2232ba5f0c8c6a664e7be780fe7f6d3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5b41d0251393900f7b849e9e105f7463b0a4bebf0ef74bec44ae4b47279f9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ce9d7ff2493812069c67f0cb5517f92571d41905de2638ffa248f4ede18fd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9ebb51a9c4fb1539e9156e58e23831fc9d4f962905959ebb626ce8d119238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345c151cd3bc21d3c657bb808c54839715d07acd0d44541886547d6d963fe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1993283c7e51a2949a44ef7f72961997d419a1acda2a625cdeb7dfb233a06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7d736801d8f144722499f72a150beab3ded1bcd360f5c884009669a82de4d1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353991b782667e783cf9350bc3f52c70c6cc89d8929056fbc17f159073039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6c3414835765c393c03ff76af61898d63c5190f5c0f61054076e5684ff2a20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980e90f60c686b1e70c849c25bf05b0d43eb4f4584b70c2bbd600e10eb53b6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7602edbdb8cf5c1ddcf93096c1238acd97ea829d73e253d092068a7f0312b4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add5a690decab41bda08070f5c3fdb8eb111120fdb1647b18f2e13e4478eb9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72349a90627d7ec003a3d96b187d5304f3b0f568279bcd05f40455cf029b59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5352835745e646c97cc3b9990a44143b77efaa393153e85fb8d739ca1b520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4da56bcd9acc12db136ebef515f69ced0e86218291617e3ecd6a7e0f16d28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8ece61ba8327b20e7725c125e6259f8c8f6404f30ab7f1da9deac943b5c782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4aa47379104e619aef540a71fd979fb8ee340face1018904bb29a6a4f6ca9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1f4e61035bd880f7f3710f730409d1e9073755454f7245b3be072e9f6240a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19042745738484157a42ad2ea7ae024a8f92614d674ab9f4c341cf0d3287f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05252a3b3aa202b9f964c47b641b921adcadf408b869085f5f5f1a26c0268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d79dd0da6386d4c5f38f737957b014240da5b74c124c9ba9fbffb308c35e1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b0dc3e9756e600018cc12b6ab2b67f485cd72093b75204f856104b0d340ab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20c261801000aa8112071bbe4e10b8033ab37b7197901b56e9ebc902e40ac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9e74972a47a3d8e891098fd99cacc651032cb2a6e208436417689fad9b0d4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adc048810bcb4012a0a7327ca4ecf827aad4fca7c4e2581c731fd50b0ef5c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0b928e3bed52ee09664a4c5de3c599bdc3fc7363da8015aa13f91aa0a87d4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09a581d16a021b556ad2d5369d230b6eb41ba5f47ce532233738025cd73ce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cd1929565c9a052d1bc34b3c7d54f72edbc7b53fb12dc17156f19bf4299e2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f127418c5010f200f6f18c70824069d3ad8ad27bba59cbf56b135e543d189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5da7cf38f0566b0aa3d2f1a6f58432bc89edd039335712e6c89555c9b7e82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33c10c233414cc64784f78c9152b45cf3b321d7b67a2f2c978750aca75911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d6cb536e7bb3dcd6e39b9629574889b6693f7607f585db696786adf1aa0ec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931fd3f62ae9f49c97e0d6bfa9aae849663c62ff728056f38531bca24b3a3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43aae7c527b36e2b7b894ee249ab28b437a3f4c5316eb7e87ffc6f6555632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2133f19d425acb81838cd0e10621771607bcd94207a9d67406bb983087468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78bed3114e6051917fd0c338f2b3cd6a6a45d651f3ca5e78818c99bbeb7a6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78bed3114e6051917fd0c338f2b3cd6a6a45d651f3ca5e78818c99bbeb7a6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a3d515b150cc8e89fb2dd79d06a9f2d731829fd8d1a70b9d73c8491ab5406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b5e0953729a9955573a4e24290916541c801b9f192406d2aa79918bd5b595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7da9675d9a84c181d7ab8e4a95f7f7a60dda1908a3c325fc762266f5089a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e521979680478bb595d0e1c14389971a9b9fa4c93cd35a58bd01c8f532a2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b6ddf6d66d1720b6359daf9b0694960bc0e24fabc69006f32b1c4e459b5d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0ae4f98cbcf48b24c025eb17db6fcd0ba5c1507cc3215bd808bd3d390429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24fb0786116fe8dc3b402fa6dbffde3378ab8722fb53cb77e87d8678fd29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9ad9ddfc351dcf5dc8ad54766a9d6b097e25a51f8d1f059ee13e5a72edd4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e92a1adf2ae30fe0013a5c6c06f39da291b743f35521af28405ff8536bd8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7500947fbdd887405036d7d2bb61680d8ece30367240e858dd5241924678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6161e6f188a34d8ff133345bc5d806c2328064845b60fd3aa23383e1bf13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b4d6fe94cbc78da3e27fcba95d2604232ca2c876df975b83f141e226cedb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62f2e2fe652caf8c25aeb73dbb24bc8b63a12d25c256986b607cdd9b82fe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a3bf00be7093fc32a959cf7d805ce7e30345be45df3dabc3f9919b9433ca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00d98628f4f73153946e4e54e86953d6d6ac903c50258b24b6296d786e07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d98bdee4f2f18e05b5eae386502650282480da92729d53a676beda8e1dafc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78132879e38e3967ffd7834daee982a5298998a51f13d395922b83070f51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65f6d5fa92f7183351b898040f087510041dca48624db504227e767bc76f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281f163c642ecf688de469039d043af103ffeeb3d925bbf189256176a71e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126c795aabdac16ad060dd05f151467f5ec1e18833b55c0d7204bd3a2d94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204b24b3d1c0583813bdaefa5b26dd25c5c74cd7a79b005ca47de632138a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79ae626083492ba43ffab4826152f04f54537532efde9e62fe09587c23ce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6857aeb8db1b71e3206d4eb38a2913be5d3b8f1107969b61b5c2f35ea0da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c2b526dda7cbeb0c38f6e6a8e18338f6f3cfb6ae039e5be41dbb8c770dfb5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8507bc6ff09a997883ecb48e46139b1c05ed1de9116c37d460d816835d50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a60e9029f974a4c1feb9f816f8c26ac4e6c85c323b7f02f4b257ce809019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a80cf4930710c03ed70cd6d93785e0c8afeb1f6415660c4d20db4114b0ab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10883e198878cdf85d3107b67b168dba64c8988f7c0153cc2f8d00f6c4e3d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76a8ee6b6fd8a33647e8d9463f302c232db325785504f24c6c7d16235d8f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eef61879393808d0b0967d10ea0e943a5c4e4f286d0de2a61170b685a166b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f9f76e4a5568d7333072093b4d414ba986d94ed7c009f682572cf63b747d9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c5f5567adf13f39b21fa391b4975a880ad330f0366a7fc9211a4d83e11251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7b66daea9c2a1be084fac1a5ebc0c3eb7680b2509c29a31b12c2638159729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d3c8c3c8c036e1d1af203caa8f529800092b491204d7e9d725388cb3d53555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a75a6d20cfe7c75d591bee5f0d00c1f7ed8ceaff826802b2d67fc38031d58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d87793ee01a2916aff68b67769eca7bbca1cf10272718bfd6290605fc9e8f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3d3ca341b0ff8a09043021634c8716b72782e0f583f326b5d39dacf1ab004a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e225d66bbc2497ea3ae2e77368af6b0cab94181132858867ea96c923c50dd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bc6357dfc2b2c55d08bffe91383c3e70ecde302e13133969165d44089d872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1b902d2fe6c905dde4f7231765f52daef5ba0eb1a43b1d2ffc94ca916eea3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d8cf53ffbcd13b04b3e92d7652f47a863c166fe9215ccd77f9d6c054098622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4570511de4b514b0c9b27377d6877f9cf66e85d4073074b71373f6e749045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63a63c25049a8de3b19c08e218877130273c9fa96fa9813db00ee0f277dac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11fa72baec28c595850b35465c93ac813716fd9b29bbf0ffe4ad1e19c62fb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fdc8e8385e1434b98dcb828ee13afa2116fa04891905aeda6fa349740a5f5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15d2ceeee3742f242e126a406b0131d9d188db5dc011e63d23bac286d0e72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2298782af498d046fd050d23d50aae5857299b10c7dcd5e70420d972cfab7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7a4f62835e0364a516570ce95f8e245346c5bde1ade94b9d9b4a9bb1cb920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ae4fc046ecadb3a1954920956c0cd0ad261b3025ea9e24a309d74aa61ed11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4edc9d0ba281ccb36dbab8ea192cdd3a1322f913bf9b9597fbc95d5a126de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62434b51983f1708363308d3070d12175005bc0af7923aa667672cd1a52a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9b654645123a8018c5caa17a222832d07e4c4ab8319e6e137a4ec37cdd3c5d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05cae900394db332372ce1e94ef61f0aae4d92949eaf84b1fe2de748e0a034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ab519c0682eebe86c079c0bbbef0d347389b0f252ab7e6593384fb5b945eaa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d66457866d08f76da27f4868d1491f8c6a5f66b22d93856a0f9179e5f17bc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3172b653e19f475fe5f9832bdb1f5432225394ef79af13e59d812f9e9d1d4f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6c98771ed4522fd7ba432703beb194a8fc7091dda654ca1b6e613e16bf42ef9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92ecc2928dc6832cb1a1d454ae55173a6c15ebb24b6706390f1a495cda56bc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c0e8b0c4de7a8d8725d36f246b81de523b15cefbd32c6093bb251c1a9ac261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900b00790b51aea8f3ddfccc09363187ef10e0c8afe5602e4f5b315594006d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15379f883dcc31c10c586073e997c618a2202fed404fdf4dc52dae6a6fa2f2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16342e41b4bd3fa52b6a3b10533d90c2ea7eaaef3ff5468f2204c57b16834c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ceebc505c79006d0e58d3b811532f3248345258987a7c917ca87a413aee459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b4a2bc7353aa2a66f7b1371bbac7880e25daf79f4a1d692509274980677ae3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d6d69016cbcbc1be32de669336bf47bb70a32bfad0cf4611ed6d8155a70685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4b9e4de22cc401f12b7e3275802ee2ee4be1354a4a5a777ad425d5db687b2d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ba0aa4a2716fa74cd7cad1290d84f29989a699b2071ccbe8a07408f5a40248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cdb4d460477046e0fa2f01c6d8d6aa7814292d2b14d97ab5949ac58609c17a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02aee6675375a1c1c4b568d37b40e2827503e7a6f414a7edad47d759753336</text:p>
          </table:table-cell>
          <table:table-cell office:value-type="string" calcext:value-type="string">
            <text:p>Suspect charged as part of another ca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2138a8c32e0fc8ca7ec257bf2723dd254ee25ad08de41f7f75babe0290fb1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d7332060c472a10a252b739cae8bcaaabc75935b7c21ab5b1a01332cc7251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b29028e03a653bde5d3953a9638dd2656485f98520da4f2e02ee9b1543c72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8b514de37f4babcb731c38ec11b69e495646521ee175d83e7fd6f319bdf62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2de940a7f7c8df7441b7c31f76f436fde2b38c5e5fed7c9257693031a8b19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ff521d273b963956735af0657df49e5f4fc718ed21b24b01cd17b6d62cc3f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f77b88b29c312852a50fa242ca72e620fc366e98cb83c247cf387989ff25f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444cd5bab9c01d06a73af8d86fcdd5bd9789bd9d4bbd62891fdb5c195f0b5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6657d09fe89313d8b9638c1726840d1744dc496f6633f52ab67d76d3ee56d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1ff5eda05413bba64e74f4ddaec851906294e6570f945e0e93b5693ae629d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c2ebf534bd6e435f1e162f58849207cb11cb248bdaad3c4811db3bac996be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c0ba0f052bff869993d4bc598490f2b9d2c4dc4e6bea7c428e49a696c2877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c877885e29c0ced7fcc8f04f0098e71185f87c8514cce81bc151f80535c3f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507d4f466099ec463e557678e602ae54925eb763e5a9acfd9ad6af9547c5b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f46751a01ca04ac6cde8f7d1dcf5288b545339bf1d72071e2d68797e50650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a57773d75256f7331ce105e671c1f6921894a3fd38f0112d69735bc7a2a2d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4dfd31f2968145ffba4e2cd29e8017b745e61f75b5c7d8a5d420f09c06504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20c96c273195cad2dda72255330b08125f96ee9e90593eef78b6b8145b468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9c9a242f356083e4d131278c427ed391533912f553a6e2229f89b17b20b01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2bdc490e636213660318e7e61410ff869825f1a4e60fa40ed88f215b97d7a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dd1ffcdf53c6be721c1dacde23bb04e5f6b16dcadf7a102a375cab91df7fe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4622df8bf8f1845065627f06010d22b3fa5422e72dc118dbcd9bca8a13f0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1bdfb747f272772bf87b4cc6fefde8dadd560278a503371c8357ee7c437da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26c1daad6f2dcaf83dafc8aadaadc7c6e8a99aefe9c48410edb8b2743d4e9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09168ec469ba9d4f852e7783966b31eeae3ed00ff203dc246790ff6b8ed50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3e7bc71204c056380ab79b66e0f1596eddf2352e2cdc99d4369333ddc24a2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32a6b29766816554ab0317fb84c6e6dc8183e8e22ae8e9a2b4df16aff0928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77593864a5ca2aed82759dd5753feca17def297856c335508436840a945b9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32a4eea249172460be0c127ebcbd2d4bbc12751461dba6c41fbe79c39e8f1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5bc473a8a900bd0ca68281c69369ffc5a47ae70321fb4a4fba2dc5b300928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b000464320a06a8d3f0b47d4b3f97c5c8176b050eb422345a6d9cc8027597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c1b0ec7f1cb6da5b552ac2db1edd453fc1f2fcd3083dcd8dd85c901a8bc6c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356055a94f4c26610083359ad7412e32591fc5b8d7fb656de6302582adef4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4056dea512cfffe498a361a3f33f27bd4474f45a17e46cda7bc73f73ffd11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cf90a7329fde152aac085fd562bb1498d1eecbd7ae1d1f3bb5d70d174ffd8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aafe4fb938c4c17fd65ee3bd8b1df7ecfaea62a71218fe93a8cd651851c98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b22b6285ffbd8d3a118facc630160a5fdfe60d4277aab0898618ccc67ed6b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acff5261191f8b6f0b192c2969fd7e4cc236398658e6932a85c3c71cacf18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abc02e87bcd6d80ddfcdf5d6b002d23536be65f69004f96bc3cc9348734d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d65506aa119f0a13af2c8d97a9afa7247453484baa5bf375f34a431e45a9e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f9cda82163f92f21e7d202302e47cc6b14b01ac3af0c42cce0acbbf62a2a7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711a1808301f6eb2286603f742d1611d5679b71e724d482e7943e4973d628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fede81021af3e98a676689b28702bf4d1fa76d4aa81ee4a8691e6ca0af953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2016e37d37072b1ff4804fa90c01b25de358111c604ecad137ce2a99857721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3a11e6b0914cf7b2ef545c323c47b259b6f3e54f1c38b205b8a77511d2e57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ed7409863c0da4700fb49f21f7116f425517789d8f105bee6715c0910ba5ff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d6e8159956925eb2b147cb9d1e902822d33dec30ecd8981c103195118ed01b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a53f0089f7d936b61a0b90dcb07143051bdc1587faaff0fd22e99e0da2fcc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fee2bc01077ac5f115909ff1eb12bbeb00919815df8ad7da8dd0ed76c63085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5939681191a339a470a874ca000ca32831d0ebe58b9e75f65c6c2a110eea11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ce6c2207104277929667766825d7e365bc6f01a03c28e31bfd94b1af04969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c4e59d1f07aff33167b0f2d1991614539bf0c59df0b344cb98b9e0eb6103e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65652f512afe8ca0384bedbfae72d95ee1b05dc5a37779cf911ea56ccf5fe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a6b7ec204d9cae84adfd23013ba7395fb16c2e3a65606f87c22e21fc4cfb9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ecf9d3de00ea2b085af6ba8f55f9516d2e811a715295ac85a4afc563efc2c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6d9a65dbfda5cd895ed019a10b783f7601c50af50de76914aa4af5ab286d6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4bfc7f1f2190e02cf14e087150c1e90368a6f374e04a4464e4ebb5f8c1c87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a8e31a2ccf5887c09cddfb49fc95b1674f1aa29181e744a3e0251c19877d4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df0878380cc82f444c30c2da74ce584db731f749f03a0ae30290d78ec62a8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c05d58c2d727ab396c634e626b9ab4208c4251a4b664f3fd65f880f96237a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4a2e307f2ec4719f97416381bdbdeaa8dd45177f0a847c0f2026e63614136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e523dfd65f28d9e8131054e01bab8a8d084a774da505c50eeac06d8cde865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421273764a8b248b8078e067b17fc97913ec8292540b40eb586a8b7809406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71f7222d7f9c3df91b3128c2e3d6b7572b042eee48a1666dcad13813ea58b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cc53758beecaab6e5c5fbec21aa792a0b0b9824f0fad7f0617de813a991c2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f43e2753bcda7a3df56602d8f44a89ecfcf4d866ce6e1c979d73040acef14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94157f69a4696a21372ba4a3754eef6d7606711d481132b8ba2fd1071ece4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43cccdda1e83f75f54b6034a3b29bf700129a9b8a07aa13db7c1760f23b4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1a924681ac6b40d218d9a2143b1a012adbb50d1d4e2fb48a4031c0b8fbd6d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30fa5c550bb6d6c80aa9d826a153f87ec8b0846fbb5225277facbb092080d3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904db4322f4dd99b011e47d2c994eadb60f2570c1dd74963a6ae94036229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27d71b9a94dd822fd04e024134720d4ab3f1700c8b66f06ac714821e54d95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c8c11888e37d2a9c08cbdd45c7410578442d7458c970cb9e2108f55ec9b6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6d58158fc8486f34d47ff22b0a600c5a141f20ebc749cc2eb48e4bbcf28a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b17061619b3780e68311faaa1b3a23eedd2e4979ebc1e3fb9616dcd372dd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ab40a59541cab5284ecfb6741b842bdfd6e3c7abd275fb4880000e18e070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47fdf080c038fb9f5f59ac4972abb5b60eca149ac273c516e4cac35beb00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d240a948915ede4724570e5a075ca88870717d2afc6f7b6c0e32467769da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b60e21e58062177bf8c1fdf74094733299539422843ec739a60ef7104452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f490252afab9ec5a10e4cd4392b45b4d7b0812c21f1ab9f9062c272a70ee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b664f02d6d787eaf3c7d5dfe6af16c8bf58f671022f52b7e17f542bc309e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c0c9bcb7a7468e783e6ccbc7cf117da48006e0ce9081a4f6a57d4ad00f6f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a7eeeedb81c553f2f82d8edf579a7f7f1fd81efc48dbee385d0d2cb26465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cd72f9ae8fa997f237f17cd41b6c2dcc4dc4b3f688662114d00a5b09665d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7a03a9228b1c054d6873e8dba307b4f41ce197f31addcdf9db97f95d95d1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2975dd7631b9e9107628b88cec124009f8fdac0aa1434ec941d9004dc8608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e0b5bed96c0fe9515c0222ca57f6053a4e1244dcd5414bc6a52df19675bf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07983f8bf4a5611fb32fb2c05bcf68a08d69e6977a92a6a99bf2b046f67f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d49ac811cfc6873c1efc659fb41c6816221dcb695274feb8e60c6b473cea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9ed4f9c0704485acee5a65bef13253679e04266e76e8aee116b2c9d74e8d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dabbcf426adc956835ede6a4e8614e56320ffb54f1686322a6e68fbe35ae5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7bbc1975e2d205114268981ea87159f7862e11dccdbcfd31ec335f03f8d4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fb19140ba208035227229a2ea460537d4663d59153a36dcf14e7e9c68aa3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7c8390111bbf7922f402324ca8b7df41b33320b5cbe9d03f749e0f48b96cb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f0d7a70138eb4625a079e0976465a72aaf7f38ecb7b874e9ab0c8e4a16f0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28fece2768277f1bab2641f0ef6958f16180bfb3c3b89fb2f34abbef848a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43961b3e46297794befdb220b25cf1e510c66e8faecd31397949fbbb6620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b2ac12675507f930fd7bad85ed144eeadb3ec0fbcc4a46000f447871187e5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df2aa4fcae5c87c95b5771938afb5b30602a4fd50f3dbf2f95de2c8cb8b1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2b1ee0317b73e07c17524f63c7b8378cbb2da5c2fc37e6c55cdc6197e773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3dcf16afb77c4433d212d12a60b195d649611780ffebe9c0840da32dbc50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e4cde52c5f0e0ccccfc9c5bc369d0fe7780fecf5613d5725c53fe42d93c6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d444ec2aed5a894448453dd442c4272fac5e0c26eeb2c27ea19877bc86ac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e55fd4198bbc1eddfb213dbeb4e3f16df7a206afa1fba75880bbd750622f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37dcc1fb2f8a199918a042218a7dbde79a1676fb65c88f9ecff626c14c7c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49ffba8bc56dd7d5e46858ef2f3f63b76af392a1e39e132ce6b94e2a2c659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d4e69217c9fcad77dca01d81d734ebc64551d23b168a45e88e533fa727ad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5c1b8401f7a8581b8dbd0beae05351d716eddf06f09302c2e2e7a05050f83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8904a3194d22cb530ccd7e139ada68e1a7808430d19c70e0d29abe85c859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23d75bf46dd1fcaa7161b52df562c48adf76f855189f47ec5998389baa0a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d947a65e7c453f3611448cb79d2e98618b1ae7f6dff124659177b967819d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27f434bce2169da56416b9c680e1fd308f13c98d6f6892686236f7c890b72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57d1ca396e50d45ce3671d569c255e10e34ff465768b1f1fb45f859ba3e3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833a349baa14a1f718ab8d5b1f7d070ba0791c0fcd23930f6520a9736eb1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8b037edc5c5d3ac400dd49818dd9ee03feb634fad3843a6603c45d8ede06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09af2a470aa19b9eb6fa5aba17a3f61a9c9c4a450c59bd9e9db5d9cf052e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b1d27e7a17401e1c308364e58a47e103e1f542912527f34210c9b0a388c0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208d2b70e31b46bca23f988dbfca8be8c2b998303a27b542c9134731c621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ec4db4dd52c34b7470986e44c4d9dfcaff5c23c739155fa089a04d9049ac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b4e731aaaf98f571fb4d061b7d81a246b1e3b35e51bad535eb7781befd81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7952f902da1e615f0ae1edc56dfd6222ed403023e84ac5a393f3946531764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741844fce9ddfb79ac9ba436f16eb43f0dbe161cc24d593a1fdf4a16995c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0c53f8f7a37d12d93eb5a62f8d2afea170f9586529129a70416684ff95b8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1bdba80412250a56d2819ea9518098f5c0b2e9c1258724deaa43bdcd7ddf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42475a1739a7cfd5cd086b7bd444c415c133b962c2aa59bd5c2cf8124da2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7802423ea9bf8440e7c85aa4a50548110cb9c7f47cb495b33a9329cfa2509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560a50abd3c99eb462420d7b5f1e1b6bb9a1344255a5ac44b035b403f29c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449e55a28437fe1c11f3654ccb7017d5f6b8145a177cccaeeb2a0d768455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6937ff14526bcd90ac6f2b34801a969a94f526fff7732265f4c364da6790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0e156cfb9649b73ab3b1067f075710fb59b2cf6ce2c703d32421f213437b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60810852f5d0a20947aab35fe63658960842dcab039bcb4dc2c96d88f0d58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f58b0fb5ba2e438d14780f6f963f4f49ff09ee854d832ec11fc49b4dc7ae5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2adaf7f84e9bc9e14906e7df797b386bb1f7da70d6053a120ab5ad0c3e42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0bb4817fa8f8997b8e6ed473ff4d358ca3b94dd0eb99a216bcfa51ffc224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e440fe105e15f72a2d9dcdd9976269ed933bd5f11c52763badbe5524f5c2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9fcdb4054e830a968a77c6b0d045a320bc6cc1032d596716b3d2b5a18324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f843e0151e4c57af4cb4912b82d6513296244e594ceb555f2e103ef0e9396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fe816f8bafbc2407798d57ba97bd638b08fa33c9afe224e3fc2b54c81a214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53a22e9bba68548129e9c7769c84e22822861a85f4891f66c739661a216a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1f0b2af7b2a7e4f0b1d22f2a87d5cf97e551896d4acc224ae2dadcfb2e41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30739c75cdbfe502d5752071e7dc1df933cc89616b8935309dd4f47f4d98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87674ea8fe2d07cad84879653a7fd24aa960a5207d910db3c0a582ab67bec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ee6d079edb2260c155493829b2ffcfb90c376633d3fd2fb70475ab1ae38da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ff9c03fda346442fbb4ce12bdeac466c3d049bc13be6eab04d456665c0f9a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dd0d37b97e8b11f9ea79b3aeb19eee5fccdeffc074bfa4ef0cfc5d4c47eab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4cc7e2608bb9c0515da2d4c7c4985629d5d155465841f766e1465b3073eab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2b1510d785a9c1e8b8779f54e962c5f7a488fa2f4817c926313b78b39713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eb2f145c66d5613432ca7e3313df2f381b10d363fe29b2061ff57d88969fa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62be5cda8e64514c058731f426021dabc74c5288bc1ecafa87950d094641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89d201efd1a9f461da2b30747c41ee6844c408f0184a75d9a40415322f8e2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253cb5f92916cb1e20d2fc7b5e2f639987c70c91d5327a03037c3f599bab9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9ab47bdbd020e4346720e04ee882ab48787bdeedfeb831034473d5739927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4c386bfadb4ffc8d4115c194d2931bceaf8484ae186fd12e55d6cba93efde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b64f932ea9a51528359a8f620d9dac8a626e6776b79b433c1581e47fcf3f2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ecdbd5c318ea16a6cd64a245e65d9a61e30765e4ad0028c7028ecbf0b1d78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41af3be92ff790165f02f0f90e9775e73f06b6324748f779b14a76a38d0d5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ca755a67b6bc6a5d9311af464d28af369a417eb0c7c255a52234511e8be5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56744a36cebfab2155c7973c2ba084bb4b89acc479bfbee8079bdb6e2557f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83b4b4d597fa4bcac556d02a334088ce40be3bc18ae61a9f593caa062801e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713d579c361e69f410b12a5878f8a1e293985732c65b21c3fc8bafee1245e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c069f0b68b8fbc79ba94397411fb20b6804bf22f475b862dfebbda89144bb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31f4201218c43a5ef0f9caffafc8446ae0921daebcb63ae5d9c144b1aa4a3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7097cd9d916afa1b75fc3cf65a0d36fff8ce4ae4ea0740b7cc4610c5dd4cd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cdb904efde43e088f0250f9b5278a4de1b95b18c0834573e3cf3d0d0f530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3ba15fb43b00d1b96a61a96fc937fa5984e6f00c340fe1a2bb182eabcaa2a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9b4c01b84cd13636a2ca9d366398828a3bdc70315826a28a89856aec4133d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de5d813b979b87fdffc9bc0e7d38d4bc07753411c455b4f19463f14b4f953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6f95b93cec2750f9442b0737b7c87f8589cbfe469b3377d138e8fdae629e5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74456a472c9ffaae18dafbd30d0488edff07d2e480c45f7caec86f489fd5b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32ee12f566f1df4d85d548232c1801403b8ad432c3683b08aa5db54dd4631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56dc4b76d94ef75a1399e7162e088554928a6a98280a405071fa8f53a717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ce21037343e056e05cca056ef7c4614bc1abad3f2691479e8a4b3eb8879d7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53cc3be977f9fc69cddd653241688680874092732290b15f0f5b18c23a724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85c2237e3d55f27a730af4113f91272d0af7c69f21c95a69504cd5bdaaffb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85216669ba8bab48197a5d8ab407aa628cdb2dfc1af9e3fc14b64650a8730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a19a32eb401e4e21883361ff9f805d8ec87fd890fe75ca99a8b895665b7d3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90a7294c69056bc73f4a921f49fb4c2f7957abca5bc239d73e5e4b0ef4da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76708820b83a8f820cfff9aaf38f9b5296a55070116805937010320543984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5549201da19ffd3067d922128d81f58a34a7473d1183810a29a71806efdb80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27e8b2aeda12cfeb7c17a2dbdab4a5bff1654e79bd17cc1f861308759073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18560da5de91bb640561428b1f7a593d2f9a7703be787df2317e3806427a7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5301390884eb02bd55ef01edd23510d5ca6fe0e8c41f409eba82b88d23138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9e4657248c7ded2f2bf762a5bc1e500dc75c0dadbf92918d621641397923d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c61d14c2a6c212eccf610819d62ebe5d9d5fc173ea237c22759938192b73dc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425519874b62b3b663c721b4a8da82b7770904b9e402789fe1f0bb485d318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780c789ac76cfe2d276d12f828d7718da99b788b715ca22a833de491e01c5e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378c5b60b442c7af2ffbc051c16f72ab38c4307f501dba2b35991860917636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d6c6fe9ae8cac6c62be91884012c6fd7d024543115e651787c3c60fba8692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986be9d74ff3301c14934501d61ac229b60cd6a7dae51847adcbe4a15e1369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f180239fe5813a26336ff2d19f371ba8b5b6d4d0d99abd6d1379377fa44b75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5f5afcfd7e62986b8760690db0460dd922032d0b4cf4e94ec309d2b695381b</text:p>
          </table:table-cell>
          <table:table-cell office:value-type="string" calcext:value-type="string">
            <text:p>Offender given penalty noti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b09de6f28c9ffe40bb0dcdf6093c12afcadfd4d0b38d57289fd91de2902912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66abd001b89fcda3dc83122c6f4f46dde8595c571765e6f597962dc25014a9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e653c539d5f412da0d1a7ec42f9dcbed89e84dd4cfcc8f8bd1ac65fe406deb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be99be738c7a1031f3478f829f3da8e5523f3be6a8021eb790db536e52ae6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60fd51ad485eca8cf021bd91c3a576928643176321b53e449e1ff02c7d4977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d9f0e1cc003e22cc8f6231fe7ebb836b509b8cb9f2433e0601f9dcd4f53a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e36c770729b5b70771b2b390139431c6b40b92360f192d861aa490e85e80f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9383a1f739ab98f41c6786a83aa7cdc9b088d16ec6926e22569ed74ac4baa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1eca2bceea52487f1edebda4257d246eb05de73d7384d89f56ed9870d6109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7607f8cf62c1182f093742d7c0b74ac02aaeb363997521ca8e00f14f41fb0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8e9b38e18527df2b268e1b8f97267f538acc907794fcfd4c0043f22e7b65f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6849435c86955fab557f486d28187a99f19ff9074189774cf729f923f0940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4503015410897d7ce043899695d3d691e5ff590d515c118e79521ed146d99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a52f6269c2b7a850ba8a116ad41c8e0e2fd98c3d3c4c490714fdaaa895fa6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91800338904741e064c87176afe827b54b5cdb11b25f39166422cb70ad765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e3a0e91b62334dfa9450eca38242a61c4ffc55ca8f42e4180701a6d75777e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b78472aa738710b510a7a1cc96ffe07fa45163638b73b956dbcb49dff2636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66abd001b89fcda3dc83122c6f4f46dde8595c571765e6f597962dc25014a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f47cc4cf539a1eb0ba351f78cd8e9a5a5c1f63f4a365be55e2821d67cea20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f47cc4cf539a1eb0ba351f78cd8e9a5a5c1f63f4a365be55e2821d67cea20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98a3809e33d06a62e7c6c241ba7b92142ce92e557c98c660df09f2d845958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4c1d16606ca14cbfb03be29c8427253edb79b297494e7a74d05f17f62eff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eba4a04986280671c6b04457538f5629a81d676a4e439ecb0dac043fecbb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aa9cd01c3009fe78254433b7d66568bdac4a3adcbf0780e31860a80e28f1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c0e03618951dc980d2592b5885e2a9d1f4961ae3a0077029e517784a11ae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9155cd34a30ca65076e7694da5e2ac75520555637365aab78a3be18ec921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610d4a58de5eaac6ab1fdfcd6f2d41ca05cc0162f6a11bad561a4ea3ca57b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dc970b777158e2ab27f0dffcf6cfdab368166e94d6b166aee3f56baa265af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68f654a8b7777c03e244641da2dab6daaa889fcc4ea895b11edba27eea66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9c120d4f415a77d7f5caae9c0251014389da5c773b516d106add092c3ca8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32bcacab77a99b1a856082cc7242ed4557826c9023af95acb486e1291cf1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854f15679d4a9df431cfb7e3b17f59547c2d91bc0898eac8342b10be32b3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8d66822f43755d8e34b2d44c9d2c4ee5f5efe979c5aad8af13776d40a245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b091efa2839de31bb31376110398ca0ae2c021d72e8d4c01dd01362b565ba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f606d607e8e269ae0b0474542bf842e4e54406292b2e38cd4c78482ba12c8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546c359c51a7da789c668d68df469e1e0420ff25edfc4004b89f4fd0a2bfc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e3880296cd60b39cf3607895f512ad791ba99ef35c986bf92839f29b42a4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84d7a1e4b2220e8c6975bf100793aca479ff10c549b1f50104882a2b4159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c7e41584d73cd4a100260374fd302aa7181de2f656e59c61b20c4a354f59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78db006c87fba41bf1775d96d7c55ca5c625a87a4160cd1be07e7c2ecc80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7f7daee13bee25ce5b4b4f38243fd58ad8f431ab0c77d3a901b1141efee4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6bca84699903134df416f9ca5336f4a29bbbb2b591172435cc33eac58e05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0515fa4f6d8a5d0b4edd612268d5882c5c4d584b83a71ff03a50230c1d8b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ba57dc0492907fea99f58684aa7ed45511170f578a6cef50ab55c4223f406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b7f3b5bc2e3d7279fa15597c0ebebc1d1ab2c552d9b14fca07934b44a1ae9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9b30ec3f96f3b4c9416ea14f976b3eb54160a37fbd42d83d36e79ca3e35f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293af985c7bc1873d77972ea7f7f4b8168ea49fc3224a3a9147a158bc7300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1f4775cf7f81b942930fb0179fc27eb2da1fc38ef3d807a61fb357514715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06f7894ced8f283c7e39027ea87f70e9ca54fb35d679f92225dda4cc19126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84b7dabee16b0e0cbe6437c800caf11dbad5ea73c522d56bbb033e53f105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07bee3d9ae915ed4c872713c153aa2ee7bb8eaffdf3a20f5899aab521eee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f3275298fdd747ff016b38e1ec915df852fd9e0feee92b4a7d61709648b6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63ce926af5a74916be5cfd4c401e57ba88ed1c0d4bc1c74bb9fd50a32a1c5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4ead1e6d39b3bba777ffdfbcf49549f282bcf43f75fdb8956dd2b397a0a13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832d4d8902f29a9907d3785767a9ca5e3dfff3050c2d28640ef0d56f2b17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7f1a17e96d3676eb12e4aeea9ad70511979ae3467d5740410297e38a50d07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00d9b65032e547366ffea3e9ba6422f4c20108ede5650a0086c2d1f71b727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b70f4d6a66a78db8607c041f77ba6b433d48c4e8aa19245f43e2a22dd2b9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a41e401c4a7fd1b8ee1ac1c8863e63affec97481227844c67b5d1e205dcef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6a8bc9c11672fd03394e73bc8745897f82d350e9b9c09d36f4c7ae5198670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58ed3871bdb922e62be43d56b7e5a516040c16d426732b3803cf9c1a03576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09dd37fef2539786fd64bd57fd5a97c641c33917461e6146d39bb2eba794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dfa51406e0fe7a96e614f1af1ad8b2e3fbc2ccbf400f93b33f8ce9695d8c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b6b7d67a596fdb7b20c7428aa77c081aadb2de5005b3facebce79f2fd365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dd8bb67882bcca26fac8ab300cb7c858690ac908f6794dcd9ba1477fe3b2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258bb27ff4549632b0911eef2a3dc2b60e3a52b3e2af69bf6d990a1caeee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590766a31503e6799fda168059a076b7034143cc926f5dc5b73f4fe3555f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10db46a9a7249c99444abc3d5a70fb5617f4e09f20264520bbde490cfaa75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3ee53370b325b74ea5ca869eaafe6ec2235ba3524e07e447482d960dc2cd3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19ca4ef8b7377163c7c8af84fc65d54aa3e61b4c15fa9d62d057ab524719e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d3dff4c952be854ec1000ea50e5b852a7290f705d5cae90c475be5552038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72f1f25c9dffc4d1e0311771169e8eb63f1e5c180a490ce5644f307344c63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e73608f438c6f52f7813573b1cd633bdf7ad37084ff02c4c70a5cd6ff517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d829dfd2ee96b32b93bf4b411d2ee1d7248c6b2dca11915045c2c204f0330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cc6b185af69d502b1aa8e29eb92fdeb6ffdc71bef66ec7c1b876418dc3c6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687322be3feb85c738d4c1a0a33122a884329af767c73d7e187b1e4c5c8e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2fc9e2af171de9a5297a8573145a28d95a3d4fe77894914cb3974a72687d4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e3ba8e599710998b61112ff6787885e08acdd0bdc07d329b515437402f5a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7b5970d50b9d47a43fab08426268075fbca36a7d1d8769483bef55472ae2e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65ba02f0853acb98fb1c60b3f3631046f8c55b6c6d3cccdcd5f8530cb88d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d3f99d8b7747afb13d1b3780bbdfdffd9dcd53373fe86d2111b3a5208794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6c33f9441bc0bded080c6f1ea6a774e9b8f5a8773e94c781785559f90455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bc20ca4823edde963ee8fa1009b61555e0620e7f5707a424089e49137c09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774c52089b626537311f50277ffd8a937529eac95d2f5ccf37afe7243792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1687c73edc2e4bd63c7890a425e83da613e3adcd5a36d62737d6a3d7defed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4b26f768476368f9dfef169d4286dc3cde22018044b0bf136a8b8b244b6e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ddebdc7f6be62bea1c79dce55f2847b8da1da0744ceed5d02e5bd6f77f1b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0c48f4416ce862718d873eb68db13c617fadecf3646ac081cacca8e7d189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4b2fd425d8999b5d49ec9a0d47a90932e2043c8b4741f3b097bbb6325486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0259c7d94f8e47fab98db7b2096a8381f33ce63e5fa74467702418c77c501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2e5fa663a118534b8136b48f06ac7068f9780b14ca17cb9a22ad9a35a5c2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a9e6e01c9b61e8ee07fcc75950e20cb2b80bd6c77ec2a32f97ee80a8fca7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f9baa219970394675b0b2aabb26de45aa6b25cabf98de325607dfcf92f2b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6ed141d608273640be985d2787000e195d67622c6ad3d4ed2b38f866fd514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96d4f9c93ec4895cb395f22ae29b675c5f59787cd2ccdb12c79b5760c447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2ab7738ccb8a2b0a0868c784eefedff818b9590cd2a0d24e35f99d79d3f8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277d868296d454c05e816d70d2cf3380a669acda0b411750d7989a346ea7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53f249398dbb97d511fe1f5b3f9eb773a658fae821680c9a7b7617480a4d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60ce1af611ee0c74d8c37bcd04ccb7fad7d4509b9d2a7fec59cd1d9846c90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3db65756d78d770f3ff9392a21d4812689a18014827ceb9d1903246bc677b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7495be98ed50d4761bf16209be29971d8ff2b00ab1a6f7c46574dc405390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86480afa6d50039d3f94cfec43cff28b054cbade11899fe287e8e5729449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174fd795e169a808d92307ca227aa2a2d3290d6ce6ab6c5c5c3357c016db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5a92eab3b2fa51b8a7e390d8f88df3678cf05e8a22505b0393a17c01b2a5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13300ac37c081e0280678805f1f2412e9ee151f27b2f4f2c8c01d659bcdc0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6c296780223bddc0f4c1201f6fb656565792a3f502880959d77fbcbbc82d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8d2f359235ac844593c865d0a1a9fbfd84f0a005e2bf72598f24491418a4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8652a1b0331d98b6c2e41706611935d1dcb236399b8ae81437c518aca4e87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735b3d58f378c1c7f5bc2f1cb12bc860e56c620453526aa744389c364af8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6eaea35a04d4c09ae7b634dd6c1842bf521da0b4091c4f3452ae514469a5b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1862fe2fc3eda2be7184c4e1632184555a81c48fe5738ad94515f86df9b8f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e093f4818dc48a448e20b976bfdefc739e27e792f8882c2387c369989fd9d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b54ef26db0b71a5bc85fcb9efcadbade08d2861345861a9595209acd826c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575ec0c5e40003ec64218b3aa635d824aebac5a941be48428a5cdac60b923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eb2ad15c9a75e854eb476cfbaaa8c21207f9186b4d8c92c56c75cba129acd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6fed08b9adbc781945310824551c27e0abcbdd4b91dd04bf9b72a9ae19ca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7c8f8e59c5990608cf89e89b3d56f05aef2d398022b362d4c0e8319a906d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8d67131cbb8ac4411eefacee99a4b88496997b82c676a548a0127941bf33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2408fadec504ba1fc3c79ccb00063987cd4bfaf5f16054ea1471f5fea970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86b420f5a718128478efab203bd9309a144a09247322826d54d31762e8e6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e2b1a9aeec10a872f2c3ce1ef9b1af42a8dfb509ab25bbd75d66922842ba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6606d9822b32fcaa801a068b84e834a1a48af63bfdd3625c4e52830c3b91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ee369461a22785ffec6619966a40ce951bfd4259711932da4e0ea7cf47d2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5b5ed2254cbd39337568800f639422df3db48bad87555d1c2bc81a1e0110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343ce8244122854c77661fb53187cf9b6b7070eb0813819b76f4da6dcf30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b0f223f5b1505a5a9fb3f98182f97d2c26de3a6663a657271f7e3ad5e6c3d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49de6aa84ef8b072c719c4498f36ee7b361db317f784f287a8667c5148cc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d82719832bf292f269a9eac2b8665a2ac0480a5aa426a3c3e458d5dd4639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942b75c6946af044023504d2098a381129df4207f071ff580cb02ff1a045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249eb99ef6504d5d836bb3fbdab5e8d46f4068a42205be0129828e435fe2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4442bc25f50336e6d17526cd7bfecfc85fa42620428bdf83a071d011d7148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eaa6d55ba27fceffbded484eed8f0b91b0f06c8471663d43ab4147df1472c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3d1fe25f06a084a556e198e6e0bce6f487d3a7703d4238b5ae52877169c66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769eb3c5f47bfb52d9bb9b1342078fe1a7b9c02af4e22b37e7f5d622dc0d4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98c2b53ec0111146cb5de0c85c0ca4ac5a3c7dd63f8613c08c941023cb724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aaf7352e22a181baf13f87ded29a88e71fdca2130437402ad19c23b7093e6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4e4944ab166d1fda9ac7171ac3385423a0f70978a5d4a18d5589c0e19b8ef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0728e69661bc3c7802dd3c5a2ca82a3cd9876399c01f310992e1ddacb8a20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36098ba9e7635e3043cc3aa9e870efefb3e8201ed4fdb7d64851d2f806d5a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bfc69172d38a00fc88fd8e3ccb24eee39f3e01300b2a2f2fbde454876511e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b6e4400224d791a3ce206debe75edc1dc40ec941c8100200b3071b10e22f0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b086031736dd74f7e48f08486fe3798e5ca59f46c0af2a62489954383f44b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aa839edb008c35bb50e9cd97c89520d734714c0387ab96d5463981ee8b185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412b157d30cde5029f06e4b93dcf001a846dffc9e79068112d4b2f13a1b5e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dcfa0696cc4437d7c09a75b73715dd3e877b5f54ab0f75575b63dcde2ac9e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1fdb7cc965f28d988bfe3c92c3dd4b2962fcb12afbd7a945a76ad4e200c41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433d96a82d931dbebe934ed471f422e4e183ad08de6096748427870fd4f726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ec7448945a43137c080c7b3b4cbd4a34074706e4aeff3e62f096595ef430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2c79711aa1550fbaabef0af4912e42b5f65850e2de5f338d0c714b29585d3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55b22edadb2788424975c695814673af1497f78c405affabadc9ad9906f7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1aa4b107ee9fdb79223026eb1db6091b73b5cde12ed46f8d76ff122211848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3d3eaf4ee07f95e6b6cdaace52fd195d27361d085dd25dc1e36ba8af2dd9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001f305f6dde7f8944e6464e7691402107cfe896d867325f52dc8203a47f8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6d20335e6c324a37d4da0778df3207e6a753fd7f594e8e60cdf9d31fb812e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ed12b0391a5d4f3b030415903662469fa444f76ee63c59fa190ce1ca2c202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969a6ac4e22e0325c36d05725e1901d94f10b621c27ec66b5309b7d2e77ff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c37236a2b569938e4b470ff6198cd87ed1043e0fa9c3979fe6226f090533d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af29182bc86361dd4df2946c5d2165bbd0c576de5eb1d049da8623368b1b6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1d5e3549cda533c1d13fad386d265397ea25a22d9ba49d4aac801cce90d5c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084eea480fcf1d93937ab8c0e625be9a3dff9645d6b42c2b361518c4a9c35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e06200691ba2340f3377e4b6eef5e19d045e47648df2e3e31fb2405de168e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38a5c22fd75d950afc9bbbf5ba6facb62be5080c04d6d60963209c3646c30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0ea2fae005a7986d9d64c0bb549e4e36807647cc0b0885cc210ba1cb8957f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09e48d76204c078555f0ede75c5210a47b184ceca2474d9d13427320f63c5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29f485de9513facd8a1042b2eabd90d6c68fc7549c8fc8eb28963f50ec2e55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23e8188affadc56d455c0f6aa5eabf479eb66c8606c5d53e05d9fcac34be0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d7060c8d2098318598cfb2aa39275561755c52293c81b10afa1a52d8ad70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5d16a62d5446c5db960babeacdcebf9216044822659b1593acba1bbb42280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af5932c941f93a76f20a6b5e06d461bda33b636f9d419ad38a0e3618188a5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129d400a59928c3caf7df39d29adb22700237e88b1e7bd83ec01949b2c38a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617514f537d23d36db69fbdb74c8f4ac16a0e3ae34bf0e7d7d645f2b9f62d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dd8c4cdfd78a7c00519a0dd23a95181592a23343c5ea43ebd961babef00f3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bcc3564daf9655bf21c31258988be5b8904c6623336e7da776a598b19b9c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063c99b5fab49a3da7cb5617e24ba46e30cdb00825c63405cac3cbe411a00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68a3697b7521f1bcaaf9260bc8c86fc47cac2dfe604cdeff47ef0c9936d3b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a8713a79be6aa3a7d2f2373e2180dad7d9645a52b2b8875cce9e4503211d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53922756833d21382bc8657ba2142ba90c5f1e27bd6c63e56755dcbd4ca1f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3ee045e94f9938b200f660ddbc4faa8363416cb05c8b7ddf022843c08cfbc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63823adc3c0096461b0eb4e467529285c0a4bb3c0dabfe0054bb64f53ce2a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cfbbadc42b3a1068f285693b459af1242bc1d751052e40bd5edb66af0438b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3b3fe200cc83cb5299011351debe96e827c703938cab0a3e69b59052cd0e4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89d9596b6949fcbe803d7e436595320d6c3aa45c52b9fd30292f3bc751952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417bd56428330b083cb9fa5559e4dfaab7570a5e17fb770adcc9179026e3b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05ffdd43febc3d76610f415f0b9b8f1d9683471f2ac13b652431cde67ed56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3c64f09d3e1aa24fe8ab323445a137b7476b9581af8d94d7b5b9fb3e96d27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181598f03f0f1e7e4c410f04220a20e6f2d7d13c9504614e715623fa9da36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e67c8c44569886be5cb18a23c7aff47dd9914f86dffd02b944f7e50072be4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df8aeecca090b153700072418a91dcca0e34706f4ed671e062b023587aa36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e70a6109f12b5382883cdc21f055f0f0bd04564a65b3d295362da96a8e65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123b2a9a2cd197c6c8df355d6c07c1c9c88ad6cf8d3b20967a96a3f73a312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b30271c79da6cc37937eae93072ce3138852dc19d810336f1d1be8cac13d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a02df42e5707791d411d7e09091911d9159c71d39a96a58c36b747b69464a5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0af0656e15f8ae5258a0422d56553da95264707e169229fea74011bad3c4c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9ebb51a9c4fb1539e9156e58e23831fc9d4f962905959ebb626ce8d119238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db47469e1f4fffc78d20316017f39c557caf5f9804780de2ca14f8e6d900e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a8de92548402df5cbfff7a0a5168b2c5f957f19d6b4a678bf2829670aec26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345995e21bfeb1e8ec929e63b394b3d3b906b7cb9d9b7ee65b4c4a38a5f5d6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0b29b2ae380bf2de436e72ecf170a51e6980506cb7ba1c1500732724a85b6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b57ac022b34904b22a7ccd99f4c0a4afd788e91eda063f5b08f5f4eff7355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be2835d44c44b52b9ee798873c76e7a4704577dc6e0a7f67420c6235be2c75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f510f170c2c37dc00bb629a476501bb4598280694a9839f660459da3f944d7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b5bcbc10e59d2a16165e962f3c9b511a1a4d6f80ec0158387cda72fa31012a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9620e89605070cd289cb7677426a9976f7f32b8cc7469ea208596517815b8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13be40ee12f14a14b540776b4eb527b116d1b06ba4d456f48e11f6cf0c6da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0faecfe5c3db2336c6a31a471c915ba3a0fd3a49e9054386f86362470001696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0a1ca7889c88e0e632ac813fcb28f38ee6f89ee7ec00d28ae42031387e64ca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7a47765a32c17ee85670be7bc2f7ce47d20e834522db2da93530219c31dcd0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123091b5251e477c900b2329c03946e86c6d6b5235799dd92ce3a2f3df0aa9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e1a6066d99850afa2eebec8273693121441e4663c924adde724dcffab74bc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f9703330973be612546dafec617cfca8b1c740c81849eefbeb197752c0f89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1dd3e4d75f62a9cb3fb7f071ff8a3150351acdc725a8dcd23326880796ef5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4acdef984d984774b6392b72d415c1fcbdbda6413ab2ca53bf5c884ddd471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f41c41fffd9f50f9d10de9a8797ee300c4417245c9eb5e7229db9dff6e8d3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91b3723e0ae1940ee49964f28b70a72ffd46fe293a933e3298f7d6c0df279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3d833639c6950ce4363f154ab5d5425b2008ce5b2faf916d7d8b1c1cb674d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fa2d187f5a185826c46d91c6166618495d1b58dc32aafefc174f0a605d705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834fcefd503c741674b7038241de4055c522173a849d4fd04033ad2da3f49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a8dd0e258f8f92ce18e6b496a6fbd479eabb00ad1b608e6f1a82a928db333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4d492284ecd9e2b22ec91bf6ff4aaaf1feb63871e1a510d0c9047f96fb8f6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fa1c613c91108a67e89db8f1d574638053dd28fe8443d4a590e3ffaf99823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7517e86eab708f130bfa2690640b687924e7661613190724165ab76fb6b2a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3ab106a0cfaf413c0620a41ddb8b8eec5602f3980a31c9666f2c14aa534a1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b806707e2d2ae98002e8c8494c7a6b6de45dbcbf7495219c41a20ea2b0d6f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6937918961d018de9347509bc6242492e6af3a05aee31b802defc281ce7b8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153657b8624063ef6e8597febbe55bd8b1e1f86109050c08609df01c67046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a1b8579ffa9b3257e11758992b4161ff495b79c98ed635aa725b0145a498d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a7d1da0865a7a679029e1d9079824cd1e80b5b91b25f2b849c7f63f208da2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94086b2b6c84524e8282b77bc084138e4f70d74001f2b8795f4d6f735776d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070108008b872f42960b6957f61bf51932b955eaeec1e785c9840b938604f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1748cca2ba93a451bae9b6a34c32557f2214a4bf4c553a6fdeab8bfa3eb99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242fe1414173ba9ad76b5f935dc5316e596a9f34c37ce38d23e7e0f3d9827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b5ab080bf35cbcfe315ec148d95195632a40baee6c87b780e966ddc87bc82f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5f6d0643257c7514dc40b175c7070309b8305d296171c3609d2ea7872b2f1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59fcb901a79f179f31c2d5e7d81266e704513e86906c648db01f1465c1bd3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fe5df34efab680586ceb4e791b45857c179e11f2d6e509cfa0be53936a67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f1bf126f2593ddab1d3bc7505b6e159f7f2098e9ccd2cec1dbf19e1fa3ca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5c33af1d2431fb2e85ade876feea2ed6bf5414dc69b84356d9da5dc50d58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934e1161718ca2e9b5d8de735891c6021b54296eb0123857a97aa39d99b9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ce5f5f53f647db1084271051eca601cf69fe2ef4676a1492ea477801a6d9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0a45b4946bbe89fc04b7f4dde221a9a5d43c8429d00f6fa9883df29757bb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3a48e2fdad5d3d1a7b8c5faf9f1c38f4bd188ae82f8bfe73e2ee53b3806e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47b7af671e82196ca8a49c433dbfe51b38c870c61dfdef1b1f8be56b23e8e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af3d4900d445632c2c2e6d0b69e54900456ea17f99a574cbbfda7574972a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7b0a80fdc25f58ebbfcd641d22a4685f1b03e2938f1fb995e7d149255011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0fb8f4c00f5f832afd7556c40a009ee6c38c941a21a57586774391ea06cb4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9f1b15d20928eb4260ae751e7a5a61056b5b01ed6cc9851df8b6093d1582d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d53d4e47432bc06324af23cc31e58b8dcdba2597637bc75f5f9f705d15790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828df96a7248ff46d7644ae06d33eacc176fdf21145525e012cfb74f64035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f5adf88f9e1a06bfd8f42ffc84f548e2d48494c9c5888631e4777a9a6693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2a3c4f5e48d7c56dcdda1a78314633481fe51163fa402c23aebec974b2561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af8eadf4f5fcb04bb1a6ee7416e6d6921a59192646aee05c26b062845ab4a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732992b4718b1592ddcc877f52c2ffbc9ad881f2e47c714c350759c94c7f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1c1de8fb377ed3d49e127761f25f110851a0b5e525456bf9a4d39f6e7f60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2555e01239c60e8f53ef74ca8deb5b71c24f2cb1ecbd83245eefdf99cbc5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baca861fd2e16c198d89a441ff2da129379090bd06587ce384d0e82f1a09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151d9bfc4073415fe915ca1dcd4068c66687a55eeb80e038bff52588c84c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2bdc1fe278ba613203f82cbb9d65dfa48956674c03c7dee9321154229935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655589e0b74b64120ac9f8ec276ee26aab4d17479ed4376b2695a6b38a13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5d96d7e5892e28116238b56ba3991fe9928a586d8238b15f0670c33b38ae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c778f1b667e7b6d49fe758929e44cd3e8e36d655071731003290c85718a3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6a8ead7b35bdd24d24d8b03478aa0a1074bec711cfe3626db0b4a6bc0f39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e8a18ae37a20a46d63162ad39721d4ea74d211f9b0be3ef560d18b0e7521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c6ee63bf0207f00d4d55d55dc14ccf411b05393cd45449144eb2a932813e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09a958bbaa2d25a8e0dc907dc963c9c34e35f3384c2ed78d3477ee35c6c9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a3d18c19855acf6ec1bc2a62b12557c79c449fbe483e739e592dd6d403da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f301c59583d7da271677256921d2ba2741bbbb75060ed5b53f06cd0d6e81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870e2ad0407b0e9fc81fdf999f946e126fef22c9b4edf3c7a1f4149d4fea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88670b2789f287ffe483e410f28f9076c24ab0e3f15b7b89c69b889cd599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bcd9069cfee087bad2bdf8f4a159b162bec51f6640969646b722ca71bed97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7c37180d811df95694590d612e0f54df34d8384f9fd8d7c646e40a6d215e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191e3fbd44afd68566f9bc201f5d9800a3769f070ca3cb132427d6784323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235d7af7589ab5ea23b03dbf36f4729df21c336b0c15a4bd6c3f5da16bd8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7e1bbdd280509c544ef230082d8e543fef80b3d8231ff6c135da3712d4e6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2a46e0491e4cdb03220b8ad1f7792d57f8967a9262a39d7c5cf430a03bc3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0b23871257948a246bf7a083dd5dcf34a9acbbdcb8e009d8c8c665b16f901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19e2660de5583407642840c049dd0d38bfd14ecd5bf4588c7ab66c78ca9b0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ecb922429d6d5627c69fcc041212263a9daba4e3ed5efd8a2672e778feb9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e8fb5a5a5e33b49fe1670ebfff476d23aaa57d840d4949047d073059a8fe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ee39b1e0dbf6d7379f84ce97401e19d09e2ffa27d4757b5fdd11de5770a8d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166130ab7c3240a5d68c8110ce01f7130c474c1a05d5373c14675814cf6f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bd69926880b8ddc6463362d028ab994b64c466793ad46a543cb4aeb360bb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8722324d3dc414be9c7a8ccce083bd1718840501cdcff80c18e8eaf472d93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657600b05cd399a9c9dba7cb90d8be0ea3d4f9022891c6264b942c9d668d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cad56e0f91dbc8335d73f3d2115fcdc5a3dd8274e6ae5385492202d2ea4a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a4d26f3dd097420ee1d35b42bf96766bdc4038ee5b03d191825e7f264d19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e96c7725b52051ce0e6180a4dda5c87ee421dfa67d592f78c100e6d425b5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a6f7e900e230c8b5e5365ae03221e81ab145ff8c5ac2d3df485006c2f8050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821be631ca94ded840544e6aa77385c221e03191d89d06ee3621ea9b2873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04f125e92881d2ffe840a5b6eeca29feab406b1794a354f15d09d1d91af1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3c6eda1b4fbbca22e15818f9bfbf8d2ddcdd6b191e38e56610bdca9b5a36b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c8ef5e6ce4de0b61c8ddfca755cad369b41a813ab2ca500cdb9bd84c62fa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e861551bb65cf9faa702f7b4bc71bd393f85c872054f5cdb960ab01cf925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8d6604f8d36879d45ac1a356d79f01846e3495396ff136258f8c2aa4dc72e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c5b3c1eb51f5e6ef599e7b792f45450a942870759ff49dc5e30fcb95e91b3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3acb0bcaaba02c0f3d6393c65d315fdf1c5bd66837d03b84386bb3f27a0b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b2bfa81a6b1ed4f1263ba3a8b311c5629f6b295ad149b6c661e3c3cd6a058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bcba6a5ae5c8262f469a1190c79dcda364f79f55495e2049e17f31b8a1ad1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1d2fc4789bc403c03683ad88993fcef6efe1473db507b9aea7a0c4c8a9442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b6874d5de2613615004023d63fd2bfd353e7d95319721e977344c9e9b72b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3a8979bf80ac7aa591a586bd2d3261135a2c4c43922082069e804f8b3e6d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55f2adf422bd280fc768a2e5ff0e06c8f089f87f7fa7ec140cfa7f65aeec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cd6caaa7fea5b1ae63a5c8f50f74ad96e02fb2bdeec78e9e26068746ce27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0414befdb62b384a05ed3ed14856281edaed317245fbb545e7cc2fc92836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57bcd542254af46bd909a157948e15ed9eda8a0aae372d34ab120100704fa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9fbaf4b03819b2433dbed2a22b7141908423c491f36e977699e19ce2be536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79560925756d7ee716227bd842208b85d6517a4309e9c3e4d63282de83690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b435f787b78934e85197bd6ac908d93a1ac40bbd4b148f58c34d52567e7ba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70834e3623ecc9ed2d5c6d2546266e82ad4cff076e0794bf14bc0fdff62f6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c5a0dfbcf14cc250aea804895d9483aa673046d1f6519ab745702fc82872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a77d27625402d867bd1fff3b1254460be37eed7dea1890d498ca7e7c6a7f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37ca7aa0d88cedca7606e69bcd3cab15fbb0c2dc55d22dbf1dfb5622ad1c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7f97526c69fc78c2905fe8f8a830653ede80bb6a908111337512bf0c6a3c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182e598cf4702dd07071e01a69987a5603d3397087e8589a338559692eb85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96f73ff074c01b82f21b5ffebfb9ca744373b633d3d905c6bd8a6af3c492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071cb7e9cff2dbe4a0fb133773214b7d20723982b308720844b9c17d54e4e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14f0bb613d182c20c58468737bf9703187493fdfe0ac1961580fc8604ad2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0cd85f67d531d2d5fd496cefedcc4bbb030d7908cb1753a93961e9264b797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5415fc030a414fdcac33507123150ebcf8971b1905c647aaeacb25f93119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8e910864e2997fbb2916515f3533af7022f4c84b9be739c8cdbb2e7f390d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519b94c85c177f17cc1885675d6cf83a53f72c57deab507505171c6799c96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68f50264f16043bc28f0ee44eb5e1d331e8aff935adbfb5cd2175a6165a4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f41827df0255953df42c32e236948a4a1a0e68e7b7efe0c22d27bca328e87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820fd3fa2c5d21122a55f0cfe1ac796f8b10baff7f64df31299ede3abde3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51db7c9d983ad6ed0f755621947670ef9f73b495e36f6ce87f4445ac49dc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ee4f78cd9f152c576686e6d86e45fa131732fcab4ef2430eafd127b48596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ef4f5470303827e2f87b4787f0c1aa84269da3497df01b925a805f5ff42b6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9d0bdeae75ae9fde3f31842df10818388a6a66d8fbbd0cc28d2695802590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dd721cd1e985c84a90b769a15d02a9aac4c93cc7d77a80734c9221587d50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f3d27e694d4c69e64c941caad35559e05e26b99701b34a2d7aebc17af5f62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0d052e50c1af71df3137d9e2b351def1c8887493537ec4739a823aba5736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f9737b7c5e804e8f61c4c9e63b27acaec73a5bf026104bd42410f85c3b87e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6960a0ff5578975115d280f5643944d5c2be6e5df8d454b0ce69d04c89dd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b5b81f19a1a44730c94996347f546036cd8051aed6dd0951e39b3d0bdc94d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94603643ff95e95c15abf451abeb7ea91dd32974bd5596c57919c0c6b1e6e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9493c30c0d52d3dce3254b65ee383133aa6611527dcdcd522fbbedab8266b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bd9ab4995d8b7cd200a92ee0588b57cacb736befa19f6d7e696cb6af6b922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d9845b1cd4ae8e60bf26210e8474493428c0af4073ab8fe9470ef2df270d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08c648c3116db6ee9fd520b9efdfec2c2ebe051c3f037a7e7c8d52c285b8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9ae603e47adcec235b043d93c5b2b298326d0e312411981231f13990ab95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7a173aa87fcfa8c390ab3c0170d57dca1888dd3dc4f454c0c0e23cd22fec1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ba31a62f094ef4366f1e4287c1d2428a27f415cc8f57d512e23241791ef81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4e6f0e41e5435889b763c6b7335a999e8605f357e0879654f8a1ba35c8a34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3f420024d5b64b86856ef12bf1206f872e92437eafa97fc6d30c0ac0ae7e6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eb675ec94e79910ea28aa63fbb12413f5e561f7da313ad2e5024d759c6d0c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91e36fa2e4bc345be3530c92378726f3d62d6a03e5b0d2884470e1597dadb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87dbe971ab15471e0e0325ca164e6cbe7fdb34d4684b36b98d6e904ee26a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3d641871e3b14edb58568c8ff9dbd3d00d401dfab29ab06efe86832fe8549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abce4ce677292389e5203f5b0e5062a91ab51f3c2218ef3bfe4e213e18a07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e311ad104961c972a8613eb7e0184ac4b8bb8d77fce998e916fcc7bacf24f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8550a95f6e98d5fe804c240083bbc7bcae4c252259861d0dfb16251e7e7c9a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b1c8277afece4931d3793ea7a778e75e50d0773782e705d498da7789d4eb8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ed988c76b7886cad5c71ac6de7c24ee4f93b9062079810c877b87dfae2af6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4fb7258c80f6bf6edfa53b7061d1138d3798d70c51547250ee865341f1b9c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e4edcaf082cee671bace18e59956ffb6bebaea9ee2fe2aecf56c6217baa9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7882590cd5785bf728553c49c2b2ad4ca91ccfb54488c54c8892e03bce242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47d638d0f92cf36bdcbcb6dadd4951f0380e8b3bee63f1bd3edf22f7a28ae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eb00917e2bbd6c83d7807a62cf98a34ac04acf053579a71b9a87018dcb765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db2a6f2bd885afaed37b5c6ba6195330af2e6c36a058dbacb4cdae418c89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8fe4380783ad2585dd273da4ba4c603b53e710f1a04c649f7197648c779c3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e158e05cec800cec6174ffa9f515dfdb865bbd148d7c3bef08b77d5fc4ac2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9e5059e4ce34a5ef55416caa5cc298883985c15c20be358da6f3351d379ed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edddbd29fc41374862af818b27bb8f46f0d9f096ef8f117eb884b3e9bdc2c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e3d194d448650d463f9efbb37d1387797a83e20181ad20b4da0b7a65a152d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2f0f271f58e8d29dfc6e2d220cba1062ffec6c70c7ae5662d487fbe803454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f32b39e83516bee3b3a880e1e57d398f79951b1d93f4374707bbb42c906df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759af4912c9f9d3c277af3e6247ebc5bfb8dbb3993e2db4737a48bf0b7c9c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e3d30a0c61378a8779ca667d55bcc79e81a7e7af63d396036865a37b1412d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c2799ec582a3c6becd511c1c2ead025507df72d4dca8a518064ce64c8f7b5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07b3476596016b71b6b24c1b9d4afebb87ca7cd7e13fd9514d3a47b770b62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872ab947be022f70098c2d1a319832feead5c969425873ad73fcf45349bb3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5f32c6ea464e58dfbe80c10afdf20b88b8910389b571ae94ebe8bbe28e6bc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fef3326e16eab8d24ef8130628c312fb0478a71a43d1df700fee4726bd375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54d4c85154ea24b2bae4c9d8df47f369df37e68eefffae0da2efbeecb30a4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166b8c5b1abfc0e66603d5a032b48f80e3e5c1fae8c4128b2a8374686894c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9342a96d2a2f4e63a97b19b586299034600468496c7ee30f90701e52b555c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92a54942b33e06d2922aa460d8c8ea028d5d56d80d10e61a89145ff4a44d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1da4de8789b53c3825086f2ec12c5dd237bfa36bdfec02a98d9994894a118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ed23adaa78cd7a33a0925c13f155466c22630e504810f504261d5b416a74e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04b63d3dc9b4fe9b39bec1742bf58822c093ba0ea7297b6237420460bb141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60ce35e83d28948498286270724e5eae9e3d67d24f88ae24f7c3f4ee747a3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6c8ab71a226fddc6c97cbda92b3c7e8267bc7e24412f82d1cc786fe9a30dd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4a97bc608f671c5480e3eb4ce3f7a2944faa7e89fdbe901a4f3f89f941f06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4e0703dbb3877571e3edaad460e0d246630b06a76b1bd257bd0e6e8083351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55f5195e0fa427015b24a071b86c2f35fe70fc9ca1430ebafc3c84ecd7378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9ac5076a40d2363404a2f57b42b80f26633abef58c7208e347fa401c3a026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96a4709e0a97356c28c65daa39bd764dd8ab76d213f3dddb3cc1008e611f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6f473645bc11a2bf7fcef41863104c3191f368fb3b21b8678ccbe0da80fff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abca1a55054a02176382a496a6882a9bfec5e043f2eba9e49b489f9a93d60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83cb497e1a2e504d9d8658c79d363e5c48644666d5e5ec038e07f13fd9210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ab294072355d9f59baa9725a9444ef02ea123a3c80c536b2a0cb58aed6216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8aaaeb015f00e3a66c5bd3ef7a4f79066dece128e6b0e3ab684fdd8763434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994b823aab40b7ab0b195d232ee2ed1484c7b93ac694dfffe9429b2037a87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a17a12e4dc580758a650ea3f098f1fb1b64b14aaefdcc94a4534f62df94fb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d2bf3d9b4e0b9916b5220c26977b4c2d80bfd5138b7ef0fe57b92e767bf8b9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881cf8250fb48d9831cc0b337e249a563d5f59afbc5d39a05472094aa7c0da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e0684334426366ab78941bb67a4bfa807a74576ff50acbc3f17266ad742fac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8551f794e089135d579fe5a8d73aa76f2658b097558bce810855a5711756a4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cba32019cca22cff3783afc67659d00f7ee6511cef5cc5494664e7c7eaec13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cef2382695ab48f492c7ff0a4e4cf1e6854bb0e9bd257b27ae057c0bc6839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434299ec5187b94c1dd0174d745f5fd50c80392d42fe6bac5ad2a59d8855d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4248f8e5110e89d983081f0cfb889f7410f18bd14ee7f8a620624f1a87b8af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4ca9e8206e9a8ab02e350525f4e6c2ca6063b83b4dd2cd09b4a288204b718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2a9351bbe12c83ed3ce9f8bab493b5bfea534e9ac1f3d63e20a66f66b00a7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4341b3b4aa851cb368f95d3278c58b27ba7741e7a3b2e3e5a9586b01ccf7b1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c5d25affd9d11d5a9a9a1fe2ffc0a933d03d41ef8108977bab748fdc055fc0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34d6b08f339a5f9dd2ccaf029ed3c4ce13fbdf2a47f76c02703c26cf77c33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3070fb0c16869ecb3661f2a68b2a17a9eee8b0a927caafcc56642a0350896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d0be32047d36f8d9af270dcf2f85c3dcba17183c1d66390f3053939478fb37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85c2b1361ad2371b5803889720818a401ae623c7b2b7a0d71a69299f443acb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6b882237c84ac5d8167f88a16a2969aa60de70167d0c2e15567eded06f313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59ee072f5f0bc64bb5b722b948c8547b30c87fe14af571fc11dbce452d6d72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c4cbdacef45a2b73557c880e64748b1610f27cefc0911246e8376108d56e1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5384f9e12b3ea89e1169ab9c314bc884f87338894028c9dbea20e6ec5a2456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2adec90f892007d319a85a5794f9e9ec7eae57c146c7f06bea85038896e20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fe1ea109eb11b677e4fd5683f14144bf0f9e65046dc97786adb4549d3debc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ae076545cf1471c67fa0b73623e4b3bf528dd4feeaed6e74347eb3dbb62eff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2373f6f66302a945aaa58e10ed6e7dbe601c2bc095803ac9c40158d2e21da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1a47f102a1ef46d4f6861c2151e5da7bb928c8d2a03901b306405d4bb007a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0ce3a1e9518c7818e4e2c977b5216e844a407c1ef71b1c4508f519d67138a8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cba07426f83823e0b821b36c1dd2dd503e9c0c8aba53240b59e5a6207dcdf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9e8e1eed9bc7289f5dfa560ed3d1c834067dd9039afaed1f6059dc0669cf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62897b3d713c1cfbf72c51150a61d42df347d286dd7ee04244185fc1fa35d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416ef82a86458fdaf289c6500eaf22370ef317d40283f8e81240c37cbb52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bb8b3cda4c43d854ec756ffbf3c056e0914765597d1332998ea23744ba3c2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a69fdfb89dfe67fbe03a45ddc24907560fa9d8218cf8ba1da9dc629e1b9a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c958fb7607aa0ce8644ca5c7fb7b71aaa164df79bc76bbb672e32d8a8c0f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1f0a6fb291f872f5793bc6011a0fd6caa3d2b01c6a7cb0ebc0781707b209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327b317b35d7727ef2d2bb331d1c9a365a77ee895c211d2dde1dcce324bc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deabafc4cc69f7e671cf4b910f24fc62dca4945049ebea11145659eb044dd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099cded37a2cd6e647d362776037b592f7c9ff8d72d2fb0cf238eae3edc9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99d99026575f1196a08910c85ed85fb70bf616ac1aa5c677346651bc89f6d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2e9862a523c50e541c3d8e36d58a8e671c8c7694332df68a821d736bffef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f55e74dd535c2a19fb836ed099ba4c8ae4cec2e42ef4159304e5ef760fd1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2e08b4f074fd2b229d3f474ea41af1c276ed971c7751717ddf63cbd28d09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2e17c0e6f6775dd4d14a74547f4e6ee40992fbe71786a1d5d331de3970ce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adedae259f904bc4b896f68c98f551e7abe5a7476104ea173f875c7ae2ffd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d5b4b03831512c93c886f7ab78710db180aed9a690f716590b1ded43fe29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09be947e494572e36e983cf30bf1989c699fc48824f86eafb0bb013c963d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00d8eef3be46d66032f92248ac2b626dd2f8a517207a0e5d9f4976ded9e44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a8b1f043eca51e37b3e8109c6e5249256e436d17ed9d868808776b775c60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2026a00188913b7eaa615a800cbb2847bd25a65d3b8bb2fea9596a06c8ac1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1e89d986b0167a73d8c5d6a6fa41a61c1af04c8c2d13b77eb65129b8ffd12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05ba646fb73b484e710798c6647883281ffa5efdcb1d2dfd8906429c4c39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a7fa1fa4ca80710f15391d9ec92a8de1ad184ea4d159dbd08a7a8c5dd6d7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8d9506902e47a33fdeed210dc583aa2aac8921df6297f9e2e2e486bc3c577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df6c18982eea58bd016919843dd4f6df2a25a34a4820b60e6b21d8646f4aa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883b7fc16b62881cd5b2704e01b3042f43888fe4976601d1e88333dfb8ad7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1c53d1b5df413cbaacccdfbc463f4926a6d2799b9d89ce642f551133a76fc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a16b9b11c67c9cf2832e33ab38deec491f455937c7f868014990d0776afe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dd99450a7dd22581a50ef81b13a654d28914fd480caa04c1facdfa1f1e95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d08da65412fb026d2c87fa8a2f151749cab8705e9542f2a3ffc58a8edea5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2957da8880dbd2ff6d22524f100e48d3840764033c9dba57c12faaee5c193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0f9b41b195fd21fef92ef503102f470cc4dfdec18de38ea2ca1ce2d51d117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184c2e2a6def06c9ee8e5e4326704e490b5587b583208358ae622ba603a6f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e8d514354e229e5c1c08bf026bae9b0ae6ea05afd8b5ab11b5590b4ef9783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99ec61f043138e22f94239a7837d2ef9c331ae2083e60ea0ddc239b6317d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f9ea9b1c5b8a10aa52b7044d6beb1c2f7810e91e62e6083073e7de897e0ce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54aeb18f3022edfd42c08c4fe1df3de34a451b721568e82a764549cb854f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e31c6e932aa13eb56b49d0e2ffa76bd9e6e4170125dad2eb608857c78c441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26964e11c2b213d9f6c8ec66c96ee9dcd47c73efc54ac24d5fef3c53fece9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19e86c6a8bce9217f6006ec8c0c595197e9a174eccc1bf6ee1f34e4fd63e9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8a7ba6c38c81d6d3530ec313e8a1576f2139f37d9a042b251d3e7fcbb2846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359a838b39eddc02f9b3cdf4c4fc7dded9504edee8e05ad8f5123f5933784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be9a7f143d1b59fbeb8407e8f144553ad4d3ecc730e846f8f40b999e18400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601ef1093ed75ff810938f8b6603f2cbbe4219e46a19f59e66a0e03b8478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4f4504a7dc9198f60679ce90e0c1d4dfa4459dd3ce34b53d60625c4d82ca14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0293017ff00d40bb30e698f96312fc9ce4e65a3bd9e444beab6c10db1742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04015a5a48362c25af65fad24edb744931597676d20d2a3840d3a0e64dc871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9d254ed26cec196fd30817ea9bcb76b6f8a83584584971a5465d4b4b54948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a6e5b16f404cd35c273b697f94087e2440ff8ce100f24c918cdb3a7ab77a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c2991790d581dcde6311d0a0d7d98ec8b627b6dfebad679f7b59bd298ec4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eb0879c26ff70ab1406b247411b92b2d76a2616fd8a07debe4bd871ab61e7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4e9db33e043852f1c78c4ef0c5db3a170af9064d826f333e2ed8c58bfdbadf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3bd97c964ed560a603ea9d32119a3e80f044f11c10182b82835f97601490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ff13fa8c8a04b9fcb1f296f0d298176e9032111a2688aa8c5c12bd893f7fb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8906155352b951513e519b108dcc33e64533362f68a4cc8ec4b5b6e16ffab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4bfc3ed923b177b6eacebc20e56a290208f0875dd7733338755a06461448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382252ac7d999b6080b48f6e39a0381cf7063dc59789c29f00d4a868f8f6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4d05fccba4c4169837c10c0450fe0e10bdf78e1bf3246be6ca5fbf443c0d4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0e4d03a724ef3a4191ea569ed1426c32372d6bdba03798ddb12716eecf5d1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4f1af541f7443c1d5c7337f82ace759b7456c16af8d908ecb9f546e869f9f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44f8860b94e8dbb097d8388dc19d6c95eb4ce586539995a4310cb375845a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06890d2a62f9a317b4741ef7db2f62972c1e9189b0484d966a36c95d26fd9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f9cadb8b40710fde7ae63b0566ef79fa3dd9337fb3240d6bfaf02aa0558f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c4d7dfda7639cfddfbac3d81ebda309d3ecf4d5af5baec6150517e0104ea1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19a82a3fa9c841bc70020e1200f18febae7f4771e7916ad8123d82cd01b0b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e980d762ee5280c059f9ebba97952fc04e121017c8affe51cffb70c16b47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6870c2cc9bedc5a292f824f7c9d0a42a64ad6267545a811d692b218e2df41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393c44d31f13d4e41c40306ae8c2b1b2062f65ba8b462739dbd2c4f34800d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81cb8b709b48c3764d17e0b318206881fdacc77bd0c16c6b7494795a2a2c5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7d87b3487d916a34fe881a39070d3be46fc7e0865e6bd59a4d14ed5cd30b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d2e5795b4caa3a965053483f023ae41d0be1afa0b9920e19a01c3f8c6c18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62958d2b2a0cc919e0ae0687a623c615d25dc2c8e988693336ea75d7bf4fb6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6e6bc39b8c9ed9518e796c31288de3cda7446df9c21797a72566df34693d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8adbdfe0f2134a16658ffe531cc9400273c473dca4af3d823158ca6df1b6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52e43a6dc60fd45fa8f241af0947c72be846f76c372b5a5ff06d0e7d4b86a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be74eee6ae160f94db1c4ec041c4793ae35bd06b15646bb11934e1733c7d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d0a2f10f99c70139ea4737d690cb6e2fa538474c21c6a3c5d5b346f09929c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344ceb2ac1806ddeb4be2b2bb1490da97acd88d2af0ce49a633d454ef9973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0c25e2d7b1442b7f1be23a7cc26fdd67e6d7873542a772b63e4c72150371c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7d2443ac6dea69d42eb5481b79201d308b410c9bacf17eda94306a07af6ab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f5edeb3f83661e8adb3be05ba628e8794194d72fceaeeb5c941d0c36151a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02f271997b14a06bb048e28704daaa0780b7007216df009c9f20425c03a3c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bea56702ff8335d2bdb38e9717853a4f84c763bf7c668654f57b3653a3257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e7f570250701a4028a44bedad0819c6a05a3ac288055a59c215970e60344b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d9bc6d60112f3478126c282d9be9767e83c2a2b6f671d56e3f9c2e07a0658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cb5a886bd7b9f535c0a4a653a7ae57eb94fe7a928e4ecabdedf0f1a914227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069ee02706dfb945a6915bc464483e3101781aafee94cf3381876f348402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d28802e6b9f210eb7f067ef5ba29bb8c4c25e6c1b3762cb3786b0c8d8870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3a132e23673281db1617d4d009640c7ccbaca470333ea8cf777e6b9083e3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2b83a49aedee59ccab99f6ec4a04b95e4789f2e5fb43a0ca2607fd49b31f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de7c4187b1b214bc7bdfc3819e33107ae5ed2a2bd6ac57e76471cb4f2c280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d31776d52a5fe6dcd09c66af9005c4be94e1175310731344cb1e47e840f15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12db0c916f86240bd7991007ba0d3a416f25b0db54d7e5bb35935c8fc2cb5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6ac1e38f4f91c370e64dec85c2d6f4aa6735df7cfa00bbc82296ba0b9a57b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70a5514f266c9f8b4f92e49721b150ab881cfc0598bafcd97781f2bf7e2ea5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012c8784d049986729d0a30cdfda164d504cd2ded5906b985961e60d2408c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5fdc97703ba958357bd44b6da8b88555b3a6b94b4edaa8f64ece84e41b102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ae785b1c3e886eb3fd6cb3d55e47274c24b0a65e4e6774e1a91bdd82e5758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0f7192e3ec52eba2215ee4d1aa45e75e949845b161858225564299d81cd1f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1232ee3ba198b424c0b2de7776faf8f28c3c7c35b756269ca34e384928545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9836c9062318e66afb63ddddf0dfa05099b6ec14d984a3037adecca6cdcf2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b6288d1730e5d6f724e2dd35ba0ae0e2d822ff95370c831d52ca07bfa6ada8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6135a259a416a41a9967eaec749b3287f1c232f12f44b18c77659519bba2d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c052e615484da328335cdf55f75a5d451ed23b07ddb9320eb5d1f0e056c51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605c8c97b236fd76fe2a7ef00d708e03e32aa0f2bcf36a014fe76eb433f37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40090513d12c1bf71acd528339fee3c3ad3c1e5d9036454d84b6c0c142656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74ede1fb3974dfd5fa5c2495d080417b946440a67cf8940cb43e2216f05b4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7a9940ea120d7f605b7150ec7db1b129cc4a43413102b855695be017b61c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ac634fec02c8fa09ea73df60bb7db3860eaa00645b90b6c5ff421fa0cc36b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6c780761a538db948017236ab1e5f3fdae44ea89468bef470079fa4686856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c7b89aef55d657fe300286a9c620162a8a76d4cb644f0861c9aba1ac42f901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c118adb8ca4c0960a9ff19b89d959ea60c6b27ee1a27a7f7b9dddd1a45753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11989460608d2e6a4396802fbc13cffc7ce3734a5f8cd255b95f6106f9dd2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9c9fbf7a0fb7b6fccf21ea722e10e48100d294b9330b818fa262d87dd29f95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eb4d2c411172d4cf43f2a83c1443c2a83180474629edd48e13bfb1c1bffd325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22cc59f0255c3a1f8d9daefc9168d71e7d4f7539c5131ed7c926e6c0c8f453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5d243d1f9b73a83669ec42f0fcad9c88ec8bfebcf2d4769528e9a155131b14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b8189bf5d585a7fc72d7cf34619aeaff34b8aee1815095c27f641759459f9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4002006a818b1edf6670b2b1c994b645cf7a4f191abdaa1373a6561fda53c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562ed17310381bd1f563cacbf0aa3820b38a70b39e8c08b5cbddc8899631a1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51566dae2e2e6d4ade8869ebae8b8283460aa0bf0603b9585397934332a000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ca7985ee82522c7ef6783fea6cacfa7e8f28b46e25e26a3619c10b426cdf4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fbf9aa6f0fce51bfd78b9d0538923ce037b172fafe09c636ac6ae0b7e6e95b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83b743cb2f03bb8f903ac01bf2bc248f1cccb1519f00205d028f2f4939b2f5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f25c4a1d5e16ca3e1fb975ab64f365152afcc947b2375d8d86e51243b42dd3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e6e00a48d3f5c430bede4754215576c9ea00a0310ad5c46f51a47140a8ff66</text:p>
          </table:table-cell>
          <table:table-cell office:value-type="string" calcext:value-type="string">
            <text:p>Offender given a drugs possession warnin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ef90d30b9e77bde266fae01e12445799fb8cf7aff5ae206b9801b9f1ff883f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269ea3d7bc39b81340ccd99f9bc58b9ae856c3382019c0ca658db77c74e646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a63261e82a78e0dab006812c6dc2fb3da4c8e89a08a4c4d75fd75f9be4b34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1c5daf1e0f83a293f5c78c2803fe393367b65d0efd5b1290deb232900b5b4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d7b16f908e70cc6ef6c8cc439c858d9da896c6c002f36e73add684940ea70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aaf6c8a82a36885889354ff9811b92fa192cfa8df7b4f012950f1a4fe19b8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b2da1d38c13788b12d850f37ca2dd93149e3b1646996c56770b61f47d0a0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6604a21ad7286eed429107ac432d34f67be38b02e3003224f569d7b820e2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1167a3501a88f10e5f18369a077d2719e9472ffe731bdb36c7515b8e05aa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fd82b69211a5001c4fc8410cca4e239c86701e5f8df85b9b650d466d3cf76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0d4e5f179164cadc6ce9c1d49f77b78784eeed74329d3ac728701f7d02f5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5b40c155f804d65fb10b764fc29b3b48061f01c12aaf2dbb8d9b33a596221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c68b6a6b45ddbe3be369c603ee73e729d8e06cacfd78386d7ad6fe0130ab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7471fbd3e90fbddef81151c2a130b10bef9b5dc1fa6665029b20672bd2d813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3f81564c876ad57cf72c67ba221c069d641e40aa7659e9b0849815453345e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817e0588a72d53d5fab245a12349637855ec9a84a8147ee739a2a27c5d95f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5c07a8357c156321b721cbc4b14f30a6d4e5fada604298f9d047cb2a96285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f2900ca811d99d4624f7725edbe6d28171266f8ee05e1efb5d99c70a7368c9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4134cba86ec7b4a4052053371cc1356469bf0b2ec5f908b7a2a11a4b956c4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04007443d715c27961fdf9eb3fb7b2a734cac91c4714ab2bef614bbd0111c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a348a504704d6edac71ff22cdee1bf90ad7bf099dccfd367b45f14ded4122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61c290802f3f8259a1b233b79ebbbc2b357f6c9109ec5c2f948d4b6636a1b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799ff86826ddcd2cec332a801c27902d1a543e3280b71d84f2d3a667b45c4c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9976875e30ddc9282fe2f9cb87f2e291a6cd9d232bee07345c67b64a9e386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c8fa3f7f45fc3488fb2b89dcb2c90efc36d7d7fff18fa40cf52d21b58ff7d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767d45ba9886c0b49766fd59c62c1ff15bb1da4c0c13d1ae803b7532e9be9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5ccfeb907e3f06191a8577cf6e534c8d5c0c33defdaaab8b0e5a0c3178391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19f15ca8aa57dff445ff3cb5976cc8f48787665467713e3ec7f9c2d760921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fb1b0d5f64b8717fb65a27e59214dccc313dde80a0b404d12e59c529195c0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eb0ab61d7d2e6aba58c64c9df8f7d326b4d06c703d5e692676cfcd78256cb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ee8fbe50b4c6ba9cb1bb4480e7e73cd6b633bb6db237a404650da3147d816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4803368dca8c81012a3c11eb904230264d8dc48c733aff1c69f9713a8daa4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fa4fc23650b2088a86400b6ca4c9fd1c97d15d30cba0d72d6b94171e4d06d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5fa4fc23650b2088a86400b6ca4c9fd1c97d15d30cba0d72d6b94171e4d06d6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729c87d55c6d062e1da5ce3534b9b83a67b241f427e626aa71c8bf7c68b4f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faecf28006a388b7930479ca859b1d8571597c38d67c40a09a704a572f5fb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4aa1d992a70edf3e613daaebc71b9052cec93320cc1ec5e695a70416e2364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999b2efbbaeb91b905ce5b116919c770604ee4241026a456d76a350d25335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0daf1d52d319db4a9053fad7514fb4982b8d507717fa94a85e00f193405676f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dc84411a413e9498a755d791c3e8f7a6937502b83432847805df7fddfe792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b7bbaf676c0198aa9324c38a4edf82b720c9536f86b8dedb149913d8809ea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6722528f874e994326ebd34aaa7693e12aefe1e5c41354ea765b96b59cdca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5b4afea0bff7c228f21dbe5e9c3050a0b075c8759466d142f93969247bb3e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890f5eb4d3cdde4269a0ee88226daedd4148990919119977585585c68a4e6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2d607b931f769634082e38cf32051d47fee0507ac3b3826a28f336fc335fe1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0d2c02861a3e48aad78f6a2ca8be9f6bb334388595256c115c249e75a6138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29248781151e4594a4e276fcf2e2485c240d50e62761200f48289b4d9dae4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5072cdc3040ae7fdd8376427d444e2eba97dd6ccf67cf8dd9f631ab898b46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6b69c3fe6664992b3287f137fb1fbfee995bce87555797ccd0aa567e9969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5e1178f64599fb79e13f92b437c3c5d00bb4766e7afe1ef053e03e4d78f60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06393b398276527bf404c9bfbc272f2e100d3db979e18cc3600bab35a197c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c2adfc52825af19e818514cd483a4a6c1437d9dfb66bcbccaf0e3d6d40e76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3f49e9d0914cfbb97e483404da496f34468eb7441af08bc2ff9e8bba5ef4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8b385a5adace64770afddc13d3e951c28e0fd0b1edad9140c9c744ec9f0f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c21b12fad681320b1f288b65ac2b1ed4012f58e22fa79a6af8c53c4c089a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7d1f21c36487a0cae09f10bf5cb76f580c23597f9ed9023a6b7513ea0723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4774d0eed7039cc04d1b5b9813c375ddabbb51db97cc9caed271a182e87b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73f8329484a32eeb3df8d54f8a9c245bbbe1480bb04c988e53e88e8af61c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a8c7060a6e410ec074155fe3fef5bc14e01d1d919a576a7ddb9f351e6f01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72a1951af1d6281ba148a32875dec81ddb29eaaacf0586b2dfe034905cf9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d1c6332c065e736f636a58debae946fde077cec0e8ee151e9d76d3da4a7e5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e6e9ad3f4c2d79a9ce91200de7f442d6b3cb53b28aa51c7a10b4705f4e662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0d66495afb2126b03d56a8785afe2956c8523b8bbaa04308c269f262b0fbd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cf22c7199fa96dc5ed139ecd6803142a3c64b1bcfbc3bb1b159a4dc63824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22b5461e22b968f5b3f7ba863b2b97b482df6a283d4f949777835d5ac1ac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164383ede8821633663878a67c98e8b66a9eb3c88ae1d4ae1ec44676ff00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b593c86a0ee4827095434deed45acdcaf1dbe3d8cbf3136bd64f6ed402901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1d1a679aa3bd7ca3c07340efab521cffdb23f33f32a789a8bb9f426056adc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e21d2be2896b459412c962c1a3897903317fac07df3af160c6d47bd58fb0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d6919d4f763a6e27a131cc639af9a78825901400d47dfd704e7265babba5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9e43e29bd5ab6632242a6ae07116bc6c9f5e965c6a1791ce4c5b275f7d97a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f5d54184dfb6bf2b4d2ae94ae2a9e57231c40bee52f62ea6e604cdf8e29a3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b0f6519b7ee858331bdc878580c1d91f69d8905d8f81bdaf6ac334860eb64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a9ea24ae92de7cda9cab7e6c2c7de4c31469921c7a6eac965dc4a37d53f9d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670662feb7b62665ebb69c1f06c998914a42d52e6fa4df1570adb719ccfae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647bd0132efc1ab05565bef6969481bbd887315c976ff6d565131b48b1c3c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bf19b0dcd7bc5ace53d72aec60af2f3fef13b78643f1657b42f1447c39256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8ab9bba644e9212dd70e575c817bbe661fe5a6ac518120279d3b7da491175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d6993a8b64bc57b4058eb5a625518377d2c0fd6aa8d831e753471701967ab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2598034e7838f67a14ad34143c275238da4343f92d1b72485cbd77d96ce5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2a582766b1cfc2ce930259d3cfb975ae50f28c2ab5f78ce12568156d60c6f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56a33473e894ead39bd310d5c83f54a626745f58e8ed26037677679ddd98b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5d4753b5ef537d82677546ae0305b1867567322beeffbf25a9a7de57f0d6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1bdfa758c89b7caa405963b7fd6fc0385b34f8a7428e865489c29aa0525fb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c0ecc52441564dc98d8d035c7d98c0e87946a3eda5e89524f2aeb86380c11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c88a048ea0be5ed22ffec18c36668b4f87049ed8057c8557057635019c8c3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0a7caf1a02dd2f6701e098efb4beee1b7dc1a33619fdeb520c79784f472fd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0983cf8b9bbbffe365701b225ac23200c2d04b7707581f279457ffc51ac17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150ace1c0e7448c46c18f18382901a6e963fc6f275d0e85eeb69808a6a5c80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b0c76ef949f1ea112dd59bd536c03cf70b0247e9e766663dd24d80b6ed6de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fd2a815b8c18df59557fe78683845b97033ee32ed6e55c2df3416a286db0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824b063a9d44c52b556ec8bfa7e7609c3e1445096439ceebbf325561c7a5a5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6c2f834ec8a0962dde9405b349487df21d9c4ba643b621b4ad5cc17215f4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821d11e24ac1aad4bc981817829e2380290ba14e84bd755d3032dfd0385fe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eb545bae1d031b74581fb8cae554132631b366e9690c8fe057ff875c13f0f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ed432175a6c7bc9aeaf4eb5f32012214f2c618007a2a86d1c33b5f2ce84b0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e41f3f8f40871e8034ad8fd02501019c0f13b2da0b95a75e47e89ff81805a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bfbe5d1b7933ffd7dbfa9a71a6cddd1872341376becffd178750b29b44508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87ae035391bc69f91dc2dd8601d300c4bf69d3669152c2c00450025282045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c2007a594eb6c0ca39804a04e00bc2a44ea1103a7e8aaef50057b230daea0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0ab9ad21bdfb8fc2fe2a261461c3305dee71eb784b72b0e8df553eb7d767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2e7c46619df5a14a6cec4c8654af4cd9b3001bb5bd6924e3c8e700a32195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f5560f32a64738a362379f8c86a82cbe08d3b23b8552c3a98293966d72cb6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17911084f62925870e50aeae598d08004286271a740ab2eb556569836dcd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7fcf1b5fe7d84e3f26ce97da5658bec77f04436cac47b2d370b9d9ed2bdc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58bd32431a324556a03b64a84a691d84a3170d9ad0abf53139802d10b7069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44e275897e9af5db7207a48a9b001b8e384f556c8ab70f29a0a18925203f9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660a3651c20f3d72625e83027da025f34fd785079516c122b67cf11861896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5aa23474afe283b166cbfc48a69f77be46e14b419b6055cbd938e849eb8a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a18c096846f65d2ed616522865150a3f50439b5ccbc7c19fd72fb9bc3c74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3ad7fed95f032aad12a597c15ffe5c6307fdd131922a3470804bfc0a91cf9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15e2b09b2cb9cc72d064fd109caee23984ed0ae2d4b7a06acc01f56eb6cd58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4ac29365150942a9b08c81b8baacb5f88e6fd30557f84f5800865501bf26e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3b3305cd2f30abd2c63314504988ed1afdb8cae4d938b562cb688539a6d31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5e568e414483dd01c54e9578ea9570bbd1336be07fce368d991e312076a9c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7b71e830d7216b4dc3c62da06906ddf4fce46b295fd4c8cc29d117008fed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28b9254d8fb7acfcb4efc51e6fe17a959c0aa0fcb496ec508c5590aca7d2c3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f673468df3d25363881140403fdea4a352d3bba6f888d2b22f54abb9b578c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07b5671e9c6cb8acfe997820d264b1202f04dae3270c384fd3a334b16426d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b08c9051b3a2949eb04313657f6230ed35bc9f96161cb9ed41ba4539db2bf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4f5ecb28ed4435f33f9d82789f49a9a802bb2806d44ec3c59ec3314980574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6f338f005146d601f603031227cf8792b0bc52e4f82789b49c83f0ec9db18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6aa09281fbb1481721986720188ca4189631a4a3622696aa3d3b00284991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69222e7b7a8b2b6c9bfbd0fe319b6f528b36d1b1d3828d4525ddd90d0b066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c54b0930d7fb9bdf49941d635b8dc89ad586dfed718b6607698d9e97121362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7716ab427bbe08394a38eae73289e6d6695ea0086fb09289c63ffbef9fea6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49483c0830e5ad6d5d91ab186a3a0f14d08afa333c37dd6edbcddb08b1bfcf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467dbd05ed0301eb6d81c9dd3622cee9e64a02eb6ff9eb37e52c0cdbcd6a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e88b426d8888a4f65793acdbddcbcb3e323a52be5c45bb85d9768063f62c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fb81aab89855a172a65d4a2125a56f55072be4d1b902d1849702fb228fe22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937bb765c25f66412069f1f00e2e39b389ebe275c467235e02d59deb71868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233a40e51a265c9aeda2c01e0450ac435d6656373b82f30fee93985bb30ff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d2f0d504fce27521b9792d8f679c3a8ecbc4afa06fdc20b59423d96975e7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75fb209e43c8535659f2de7ee601b9c519a1dbcf19dc85d406c6199ca5709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db3392d5208f3bd9133950cd150c365afa4ac301c9f1ad8da8a8ff706642e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8efb7987bd761a633f643cbdfba8cd8bf6ce1c1eec8ce403ff438d78fb0e2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62d7f8bc0ea81c9a834558e22b6decee0f36db9c5180b22a9472f97e84ff8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91400a1db7ed838b733c0f8b69a19e8c3a8c47d2ec68bb964f84449514aba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9f4c6237d9d2221e900264a7304a893c5dab6bf24fb53bb4d2d01ee7a2414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0a3600ccb6992c29d36ddff65a592f8fa4d452cfcc8279d117fa223f2036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d06706732042a0a4af5a73e50f73a9931e123a78059de7904ed4c4a2aa4da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769b1ef4cbdc39027481a282b4ccc28f951a7f40174022a16fe7c620959dda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b9996e591724b3e213711027f09fa51d69470d974752746285f024f156f1d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bb622b8c49ae5b144f291d4b357ce73e1386f36c3e6ddf2d3b0cb1bc0ec59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16721d5062523803cd02da970ce226abdc6497a70e12e07d6d46debdfeffc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b2900511c14350e540a7f7615de488e74508cfcaa2211378e9097d51402d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c0092d6eefea33d9e33edcf3111510a2e572552ad55731bba3b76f4f911dc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67c366278e2f15bfe568aeb1af57a3dcd932cad92e887a879c7eadd5625f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5bed59ac21937403834fa05cd830cbd5b014aba05a833d5281bc6419b6d13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91c3be926c1b75799036c2cf5186d6b3482bda2fca934dd99f3c9a8e17447e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666928684eff1f50e3a66d923814ef26682a1055c5c4d2c3a10175afa576e2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82334770b1625248d9a8bc773f5cbc9f9e81c5a2c87f19d63354db68a2c31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33f8194818c4538a6eba281eb0d57beb82b7ed777cb12eb2e1267117a2dc9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82cfcc8fbdb10e547c1d5467a190f550be1def18f30fbb4f8e3123108fe78d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b51b713bb4169316485e9b765d2df284b7cb0a22e67450990af0e11b070eb2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11dd29817019fc0f5f35120f94927350768ca6ade816159fc3074a9ea39e2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8ec07eceaf075198a03c34f748920f62e7cf26dbd481fd0d3c8e5aba3436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e148678d4822b3f1febf4a12d2bf6c58ece297d76a0acdd509006d0fb670a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179abb50732ac6a85a0b2e4542304da0f877578ec09ce74a4ff57d9d10f5e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91f4c0c20287ee64404e3bcfc37577af4679756292c2bd19844cd1c2f83468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cdf331fe1df4cca65915fa22a64454f0199e2e7d5167652462b8718e0f4e4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0707981b98aac439673f0e839abddef01c175cc17332af52bb22c89adecb1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653d695326d21cf53fb3127b76aa5fdeaf9c2b963a048c2c263aa368af2c0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343337e00041c278edc26ab50cac8817a3c6aaec4b7e927e084b081dc7854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0ed625ecc23e691c84ffd407f09629ac07c4b469370d3739110909cd1e072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82c8c64b676a502c75ac5d8eabf66c94610b2c3a65ef4c4a1d60d9ad0d53a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42b9d8bb9ad20e6ed85a8ece182620410dfbc261af91d6305306aebff1afc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d6a657217657c07bd4127fb68d1c4f77f38b5b295593709b2666213db7021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46c0e1bf0c9294d17d46dc8c52b908a48bf498796610006809509a6167543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68ed79750c7a456b005500ea9ed74c619c88118c7e68921fd592f28ee5b5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905dbab764f2631fc810c9888f2bd1c8a5e0bec2cfaa3f9faf482753d7fc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5c8734fc956f33b26eae68cc211d2c1826a02a1aad1d11bfe4cf296c2885e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59b19d32607659305d3f8bf91d46fcbde4bf5867f95bbfc9e3ba86b1e2ea2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b68acd48c5c37fd40da76085c1f1d6eacb871e34aa5684b9f1c670adc6a846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563a5baf8a0b84c3c4f8f2cc3e2ad1b5ccdef3fa95baaa950501f481e12f30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af68b061bb4dd83a4a1633bf83628c0c339585fa5b73cf1cc48e682a63045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10e10381b2dede07db5a5838639a1b2005fdc4451b9459d5a6cc716f8f3da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4e5bc868e7c9c34bed797359d73bdf3340a45aff6d46988c692334389278e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b2b1d002fb1d76f4916ed7c51d67387bfff4d4ebc7ddb9ceb2516d6208f79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9ef460dd51a629d9a0e41bdcd1902e29ec10d7655959fed4b998fa892b762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05c0375be96f55bda85286e4739bb4895520fcfd157544d350436dc31a142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febd9f9c99592d868013b6045b7fa0ebc1c1bcaf4ebeb192dcb39d6503fc04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7b1849dafbc0a40fe757c463f5299c51a653cd14df0f2482e317d79e2671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f3f5961bb02380c83260f3609752e86924dbf0af9247d94bcf66917d327929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bb7e1a25957143bfd4daacc52ab0bcad47079d094abbbffdd33e910f0bbd06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a4ab124444557aa30dbfa2fc60eb56e5c3f00e0dd674ee71a202509106f75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deff1d5c5beccaaa0a5020f094d85b0cf00dfdf6946a3b333171c6fdcbc0d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2d0363102d074f13086b7e8bfd3d12e4259a675688aba56adbf5e35ab2e4c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b5b49b15b442f2f0df90085f66fc6d220d7c75bbd4a73d75e790e9b979cb9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92bddb523ab1fe20da7026054886245b3551503d27446bff9f372e4a40f53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b11f8213c90eded09a2403a304983b4692d819acf3de2d27e40f4095757bbf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3b44647808bc1c3f343b885eaa548633dbb4236508f937b11716bf8b3a079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ba841b435c0f88934986e077575b6f8c18a51b224f218d94cb8a77a253f7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86b5ce354a284891d30675142b06743e09e20d17d2061f16dacd29034a8c8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1409ec665def6a8e056da9d9bdc5803efd98f71fd828807ede4e3683e4d10b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c3c38200584c6a967938508b21320f88ab1abf71af620fd325a3c952781140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615a5e103e3ef4d6f946dd1e3a04c8262e4902b29cfb5a7854801722505d4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6b7e3dd3e0a1ddf274be23a83665d6a1b6e461917f63acf9b2c58e59cf32e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cac59cbeca0e7ccbb5336c3244e9bb85cc12817aaddc79056458711b14e3c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4ae1bc186ccedf7ab6fec077421f130c9bfb3b410918c6d578cdc58a80d19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3e130ca2468daa19dafc4dbcaf3cf2c2ebb822ede3946ae533544b90d5078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9ba5537d9aef9499687ce2495cef3c548d54d3511f92eb4302dcb3c1abd452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6b4a82e01ebf41ceeaabbbc5572b9e7b1588dede31c082b7ea31e639fb0d8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9010117a656f54308bbfc610df048ff3facc00bb3994e12bd11b062d5800e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5492e99a41e1eb2066246df29303f6dc5eb47f121c74c4c58d5866db21279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66eed71fe1e985316c3b9f0ae1c88166c43e6f110ae8ae2de57506d10726c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6863d8b11958e1cdd88b5ba91edfd04042a1617101cde280316f2afa454f7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9585a98077db00936a52da14e13753496a56ca276cf804143b3fc834cd20a6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674a91427d246a12312949a15b75db997e3990e002a2f35a510677f3dcab0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36c5a349272bb6b83058de409ed884d4a9e700cfd2dcf7aed175aeff67b8e9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206a49e935d693c1aab1570a75dc2d23db30d1f56658bc0bd99d2bd7f87685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80090279aa29693e8683d397a306c247666cdac357ab4da76945df949a0738f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c35e1ce410e07ef523f72ce0b83b5c9d0241f5013b3fc15fd39648a40d0ef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5bd9d2628586c708c78149cbcca29c46d04a446f98bd6b3f2421c1698db052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e38bc7a9938512ee2eba269a8c654307735220fa57e711ba2405cfe966b3b7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9c57ab4e3ab395275d9366a8693383a4d8f0e33fd936b4bc1112b1c966a6d2d</text:p>
          </table:table-cell>
          <table:table-cell office:value-type="string" calcext:value-type="string">
            <text:p>Formal action is not in the public inter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8f60ffed8a91924b6ebc85ba735328dc958a45af1687d61077e4d8ef8072e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7506fa9ab64b4294936791d66d29c2015def7307ec8e5ddf2cef378590fc12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4ac75e8b125061ed0522f5859334fb1db0df509c94abd1f75b6b425123cc513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2410501cdf677a0c7e0e47f9789cc178e8f5a56bd5ff7916cd0f2cf434e52b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be50b8e800765dbca0e606ec9e048372a0dd0f0c3f2cb233362672692071be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5551eceefc955961d5e9eb52573aca71ea339bef779b85cd36d6c850de8f47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8a004f5fe9c8ae77509650450490c3035629a3c5b684107a82bfedaddcde9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ef1ddc17dce76cd47a7cb00029c9ddfa45e5fa9c00da25b0899d4eb28ff4124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3dc180fd18b496279e9c842d1d1b83d094283bbae882830a44a46bf76d5672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2fbc46c7c3c8bc6e4145603dc8d7515a1a09b296d139cd7bf0128ed3741d61e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7693ff625193620d48659315da49c4b5543f62a035c291f405437cad8cbc65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287c2faf5d0dd78db9d52dbc06bf79ad6c7ed1fab6e580dded148d28ab460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0d8d61582b3bd95936021a7c99328b1b51ee03be6002cd08b2d426f634170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656a773a2d5487edd9920fc3c9f99e2f619d2e4834b356415c078693928474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621d0b89ada881ee2641d03e6e8def4608ee4ec482aa56c81bfdfffd9f64e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5b5faf8f252d7bb13e0423239fdbd792dd32975a5304cd2bf08852d13802c9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34d4e49c07f62f707e40f140199e8e9f798697f4b7661d0865d998f859372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2686597395721523b6ce14c921c9705a92af1b6790581476997697f8e3a0d4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72de5a64f2a4cd573ad3269164852b055efe5629f6d3fed763033f5655eb92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44255d8c60613c9ea019f9fbe8e6ff0024352f4656d11b6649412b619175e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07dbc151d71ede628314174c8080ca68e3714ff827d425d5bde71768176cf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0d4cdb615c68a83ba1057ea035213015bd6b08dbf2b3eb59ecb3f10590634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80c3e99101aa06a147192ffdcdca4dd8848a4b1f6832bafbd31f3853647dd4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3ad04e205b498b6a61b07a09af7dd1fb9a50b2754a1b973c367c2205613ce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32cd9392d818f061fb514ef6a588169ead86bdc9db5d7401df342179c2c99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7491e1415afd6a9565ca40b899a5ce1ad06f7dc1942e0776675eb7f031318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d37f22bc2a9bcf71741fbe67187d3f9c0e192d770c00a0f3d5e304ce47043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f40ac9c65386c459565ca7ebab41ca5134cac1533d14da948260c49fc46430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5a0560baf247c21452ab0181c4af5bd0acfcc641ab18eba4aba495bab1718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4e3b1b7d9a91977326851fda1bbd87d30db9566656245bb61f07c5753f9e3e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116124c22804c32d209094a8add804caed50a20f6c2f23de5627de13e66aa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a348362e328252910460878ede7b5bb2b29f1bd022a26573ec691db88e30f8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fc87055090c261d5bbfa11adc5b231a0aee44be9e4e380445f9426c914a1e4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1b3b916ae147b46c9cf6933311040bbbaeb8bf3d9adb2048e16c74ef684f6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d459024e084d7c46cdfad62b15aaeb4d7ecdea2df907f0446c5a173fb7c26d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57dce8e0b74b2f2cdb8b5ad1603ac5fd14d55352676ffd1c58d7ec23aced3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20eb95ac97f1ddb4ad60be991e6bf8c3fb71299ac33cd8c3c82cda832db9b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9285c13b8b3a95435a0c5520bc0de89fce8547e773e0de1fb85c79ca800b80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91e91030ebd1142ffdadf8c227be4541e37cc19e29204f41c1fc83276b0bc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842a52447e972dd1f70369f2c9f1dbc3ff6c303986eff1ca50a144ec7f560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8a93b36fa0944e3d3be7478cf172110513ac996ce039b9ad9146368f94da5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8e1f7c5c12f71e61801252121fa9adb6cf86df7cc2b175a35b0a46760b907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9723d28a6d21e8db09fd4212c57b9e010fa75e40e5d3f89eb83e01acfb8e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a9cb11be140f9def7bafab5894e39bb6b8f41ad445d7e645c0e63bd37e0c149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9af1ff363240a1f37eda1509b1ca544f6f3ae47754269810051f52123871ed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9eb42b08b1a6eadd0640ad03868585471347e65f9fb0feafcf8d575d7a84c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d42912bca11f3739d5d505cabac2e172577f148bcc4da0cf2c6d74130b001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4e7717e67d6e09b1543c1be72b3cc1f2e50782a7629f949e7f5f975045cb327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d0ff08903321c6caac9a3def3ceafa7ca4f2732c1de02c382fb19007faf06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0a38e6b91db09998811a4fe809a928d6311b64d437f4e7da8607003adbd733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fa30175e585d924c22bb4b3770e79d13824e9e5806bf5bdc09eb29aa44cf1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1dc8f1e3ce86cb5aaf6a4a7490eab63dbaf6296c41e5021921c3fb083dede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3456861a0d03f1b10f523af562b5c7e51fdb47914dd3182d67210ca5eac194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57ec8308317a18c687b8a2e3061a08fdbbcddaacad407d671e3e5c504d9b8c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423013d3fb60c047c54005259602f5a4e3c29b0b9c817be1fb0ddc67406c1a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a161ee71486c51fd5123b4c64448d4a56dfa63fe7da6595bcfd4eef2d4f69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89eebd079bb2af17a28dcd990a0cc954497aa683d0544ba31e8bbfea26a8ab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5938822d6faa7e236ea33cc29c320c2eeaf37f664acefe35d43672bd8120c8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fd30424efe5409ac725144be7b9c0a25240f843294bd7a24a86369e4c9480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13292bc5f693d583071656fddb68238ea912a65cd6f258241a0899be2ae66c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8688600ce679908eca3670a819be62475c1f6abd66c4317cb89259912f768c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1b793d824381b5b80387241e15335e39562a2ae66965250ac339100f5014e8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7a7501284b87bca4148d2c8a1823687f53876840ef836d67424213992dfed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0ffde0455ede6033f98444d91573a7aab325b1baebe2974e1749acb690aa4c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cb805ac81bbe243a1ef9cdcfae44107479e1ad6eded8b2fa2d2f42560a062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59009371a44e087214acc2be238faeb094f83d5fcc68ee99bd0f14f04b821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e81e2f90fd0881187b34e373f7e3b85248e3bf7e269c61afbe0f9923c48365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f74a81000bda2e86c01d83fbd52215b5ccf604d7916256989637e3802e18b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0dff57276091352f65f6360d6723a110fc39d3ac42d90ab21be6cecdb04fc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af1ca36c2faa384910b1008c1b7f06de617b8b9b968f82d834af7959923d69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700207df7cbc5bd2dc1adae3a65638151bb39dca2cbd169c75860eae343447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f0b3b87bbccbeba7de493cc582fb2fd28aed970c606da26b85c610844de47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5a70fdbfc02837222254f03aadd4967614e8300424551ba8e730b26247166e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8feee686ea58cf96f8d3a9d4448c053f322aac775d07563abd0575493eac2a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2f0b3b87bbccbeba7de493cc582fb2fd28aed970c606da26b85c610844de47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79847b1b37f65e13fa09a7a6a1e4cb47d61617e96608e23f1631ac280d2ea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a704cef53149e1291b927f54975988b50b5e8223335124bef51f289af5a6ac4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eef4be435fc440bec15e1e08a5e0e7079d7c8640cea9a9f78a3ea36c8e562a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71e6a3117374110fd06bd0a64cf32fa2b32a4aee8d3c8df4a04bd05bbbce17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ac79b0ca6cdcad069750dd20f1cb748e4af8c84c7b4d88056aaa93c604ddd8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450ed66ead27a30195eaf7f8e243f2a3bf198af2e1e05455ed35acfbd66c4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5fefe491532143469da0121b88a6f33c10ba99a2d64a84bca7784b6414b09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047289ad5be50d00d36ca383b4b4d5be1e15524568ada96f53461b0e737547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fff30aed7c12b6def1a3edc1fe6b8019cafb33cd6c2d2a697446cebe05003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13c2f93ac959029996842d9ee108edc210540a0cd499ce22fc68e00dab112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729e2ddc3332b78f692199c7f128b7bc0855dcc02de3ed58ee250b4233f497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efd75676c057d18459a3462e6f7f5ff49d60e792bf01fe753004b5d867289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637b8a00a680f756ad577938f4fa6bbf5cb009af681cf37c2d6ea5b59732e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92152d9ea57ab218c1af4a2194aad246b721a301a2ba6c9bb1a78efe58015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5a4d8aa57255701c4de5070efe0f0e8c96b8fe93f29629455b83c31a8accb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6f2a9865b0810854facc3f670375330a72d544b7a220a3fe9033904e934a2e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ea2807c89e6322cd8420cec9bf20a7d8478c4003aba9488c1a8ff0a54a398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e8d6abc624f44df178a87398440af4e9fbb8d813ccb0a5664f110cf6790734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8f3b8208c67d5bc2d8f9e2b5adb7f01856135e493e9b82de6beab4967a392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04fd367173968827157f526caf46ffe00377aa5c546f4231ac6430189b21fd9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56cc82d17bd63b34064309ad935b087a3a00ff0050dd1976976ca6bb0d7f4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0d841f07832e9a3468f28c08b8aa723c193bd9b643a1b58e2ea0288e1ba1f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5d5b8b11492adf7ac1a41595f6f058a44af5d14bf02a3c2a7b9b6ca247a9f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066482204f729f24ee89eca05c6fc53152e3f0d7ff49904828f6cb6f52a67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a4d63e2eacae37cdbb1ce506395bed1733205867f6c17cb3ccbb2aa30bf559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f818518a8933c0dab9270763081dc036fe7c60ed522e38d0efbe32a6400219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54a60633cc538e948c5fd3b62b42f256855478659d776638fb880b52f38a92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0c7973c6cdf310e468239076cc2b282180210c67749b148e7a89af9c9da8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a49c9e0a04c989beac17b98707e42e1a0db8601fdd0ea51a655253dcfe6d0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6e83f81b43327fc62013deca5b8a4eba108dd1e270bcc6d4790b44fc792a3f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903a10f9fd523841dc6d8fa7d39b84464fd3d683193f2633818f4f1129e65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81bcc4e0dcf1dc9c46508da0cea958f26f0a778c34ae109b1bcc515376666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9fa2de80c3d315b3f1f349b117d47cff6a8292a87e5355172e9bf447b247c6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2bb3086b641c9a96c4f7e834b7b511c99108d445a33c4b707cfbebe4cf8a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cb4407c4a41ef42ee2adcd0c9dfe647ac70fa09565b2e17d82276d05eced5cd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6c34fc91c156a7f7ffb3733a138351825de979f3a6008022f27199c05bd83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0c1399d16167964813d9495e839ca369cdb875d40d41b22ef94f6ede7fb633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71451de33d96416c5bf896783a3de6ceb54617909ff571b655e6c49e617884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b9a541cf2f781b168aeed839f27cacc47c7ee3b5af4285a9da61e871b6617a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cc3a25279ab4f4d95295a19970137ef65990b4d11bf8f7099889daae44864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3fd33da438f60d609c5f96435eb6c03078e48f9acf281e06b40570ea757e4c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1f35383643cf30eb0e964424288372f97da2ee570d8ae1cdc024e4ab1e99d9d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b2ab23851c46f406d50d5fc67eb765fe2d84aa4f6897467f27019b71ba5c42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8ad1d69bfe02e4c153ea082c8c2bea9c34a4ec4faa3c264aa1c4836e9bbcf78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b09472001583c162a8649ed5d69313ba46451a1b1a81379d31dfff5f37d64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4655a9ec36e308ba586ac1b6ef13409065aa4c3f7f5af1bde5319b6cd16f7fa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ab5e30f78795c1e908530df9a3c412a36c4e7fb6a09d511cd44395c6258cc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4f6452b9a3d710eed98417839e14e21150080e07638d921d4d755f36766e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87c5106456ee7ad92bc9cd8bb896a2b8d507c2a98862b90449d22b7c20b14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c85f4c4030624b0195024d44c9feda2665599c29501dcdac6362031d9c14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68a25a4b14a2c8c5b2463f40860af501e6ac550713d43c2bfbe6f4e65d7a3a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31812d90dc49d4ff1191795dfcc76b853416b73bfe2bfabe4fad31cfe726d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be77cfd475970a9048f97c46085094cf9fe86997ce99d2f01153526d6d59e5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d6bd141d14c0c98dc9caf221551436e31416d76932b6627db95e44869c1f3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d722df36d519241f961778b13122ac5d168fe02d07b88f2c4059532b7f270ac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3d01009b07b6c8a8b84820193d4f649472134f47fc78872def9fcae8306c7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3ef1d1f70913738cad5c30c484abf77ac2bc37566eb7c8ef2bef6cfdb338820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a2b2ca8ab7cd607df517386ba09f4ba765b43bd1b83a6573264075d9a742727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2e4f8adf310c612ebb1ecb1cbf0c4742905929f03629944abd8c6e9df16ce3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9910585dcf00bde4eb439ecc390fbe141167392aaf65711dec6d7bc23e8bd55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2f6586be2e762e001b7fb7240ab45639a0e9dfecdffb26d6677a4356c45672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bdc1528b147d16dd346b7e66f37ddb398bf72f9b5e3c5ecba3b8269eff064c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a844f75bc8252a3a395e6d3e3deb599679f9e90ea9342c6b6fb51219f9f8ff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d9cb4d79fa008074013e3d7484708613206172e7d64e286a80fe00fc39e7aa3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4dce1e99c9697e6686a8860cf1fdae895d94ffc4155738500e86313132cd991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59ee042175ca730a9d6cb61525a73e0270b7258fde033501ef902a10b1f6652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cf54d4508c9364ebf70ec6a666450cbc2e1f2b02472aad422c26e086b3ab57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bd9f7f2117237ce71fd1a519f0de163b6c0fe2a2293ff95227ceaa1874263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ea9c5e2a164a96bea032ad2639d14ac41fe0ab4361d9fb3ad20cabfcd54b3d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94ba6122a348bc742301f4cd43f8ed2dbfb15136fee62c3743200a19f0140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b5c5cd5360a2344234b46f323fd1931213ffaa6b15899605a86d0019dd2ec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67d56cf25b7ab8d39680261f56b14b80f3e23df7c42c8993cba827abb98178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234afdb094362693bd18899c018e4eefc125bc348f74a2c41f136ca682de61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50107ccfa16689e674657e86986d42f9a870a287daeac39c6d8ab15d19940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fa85b984291089d4e4ce6ca3280617b7f10dad5c32fe53d776abd2879ad152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ee9c82f066213f460c4e78f750162a2d1323da11ebe53a421b3a1c42387b18f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100eff55b09032f72a80563ad5f7c73d19b142b774bbf5ca7a870dae513039d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62d5f0f7b6b11085ec0b665cdc2ba8d3508b0f356a880bdfe76f3c12b1cca4e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95cf7eafba65e45475700621620df3dcf6e067c399960c51f9bfe45cff4264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459164c198e4074ce5c8c4f75beb50383553afea1ee8dd2b225e71b5166b50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aedd2adcb38cc39a28dde5553ebf5ea510d8baa3629ac682a50eb7b05303f1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38147a812099d71a4a8fd909222332c7e394a771e1f5609d66f3f8b2d60d94c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8ee95b0533e4a81782ac5a3204a98603e6bd7addebfc759c81324d45aa6b13</text:p>
          </table:table-cell>
          <table:table-cell office:value-type="string" calcext:value-type="string">
            <text:p>Offender given a ca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f1bbca4d3aa6d6a689d164ed19b8ec1048111f5874af99c751ac3e665dcf0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d1f65d4e3bccf8ac568f6002ecb8f8b7a8503ec4b1a2373ea4eea84092b4cb9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f30d509c74d8106d956956ff6e454b494c4852226b93d46b82ed5aaebb541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b02bc4b91137fedbbe72282784300ce8899cd8fecacf3ffcdcc952495c3215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cab77972f7b5482425016199f3934c913dd3bdf236b88ae8062e78f336a5c5d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48532bec1a7c2fd277f4c79e94f00bc039dc9aca09ade9b4d2c4237b97aa1b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e6c09520b268dfd5f672f2d25fc7dca5266b199a077671865220395e3be9d23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d30401d62e569f20ad3adb4a17883c6213118983a1b1c1738b9d8496058032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6c6f3a9049ea061a7e7b54928ac097b432d1b3019a8de2c348fd45dfee74de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365591599bce2b02488f73e318b2cbe958ba9e4e048b5ed7f88a57ffa0e2ac0</text:p>
          </table:table-cell>
          <table:table-cell office:value-type="string" calcext:value-type="string">
            <text:p>Suspect charg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f787b2c091aeea7d53ffa8f8a475725c6f5f4f5983b72003d545d3c82d2071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678ff7beb27c88ffa84e4eb14877b4ae9007c4e2ca5afb071266fbc9e8746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68d903152be46061e82db4d37a639f191354c4427c702a0fe2fb7bf5cb5d06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ad45d96cbbf4662a0b99b55490ffdaa5fcf0941912d28c9d78a55fee90dea88</text:p>
          </table:table-cell>
          <table:table-cell office:value-type="string" calcext:value-type="string">
            <text:p>Local resolu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83bc01b6d1d5b4d7e029fcaf6d7d9899e075cec9759d679144bb0904e5ad428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d540a0a6602cabfcd34c49e9e8dc155d0419c748ebf7b5036de5456159c6375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9a513d242ca998200cdad1bac7aa1de18b8b098e851f4e536ab157a67a0f2e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1b4e28093616f0bf6bf7f3effac42d679e66bc7cf5ea17f6b8a70eb2146e180</text:p>
          </table:table-cell>
          <table:table-cell office:value-type="string" calcext:value-type="string">
            <text:p>Unable to prosecute suspec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efd053f6f620a445bc3064533606d7d752919e70adabc79bee4f10474dca416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27f7a7fba16962d6faa9af92903fc3d158b1d9b93329baf9ccab9da8b651aa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9288599cd569a415151629a689622cc0294b57c891f1758c396603b0dfce0e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9a99d959f9e317077fac54f32d38b07518f20c0ff8a169821376257ff3ecca4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41935dccf60cc0f47b888046effacf9de8f3fc1781be1011a41fcaf7b99a28b</text:p>
          </table:table-cell>
          <table:table-cell office:value-type="string" calcext:value-type="string">
            <text:p>Investigation complete; no suspect identifi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f89aabe734cac042e811f2dd1a130d8f9d8683f6133e6f82544a9c3192eb419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7a7d4467dced2add278a9bd62631d91484b624558656e82d1b0e02df684020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1c5bbb744cdd9795744bba49e2b348d1c384a5cb11f9c84fec12013f4e6b6cb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8aadd93755e31c2bf41e401590f15063864d7db7a1d0b349477954b2e0620b</text:p>
          </table:table-cell>
          <table:table-cell office:value-type="string" calcext:value-type="string">
            <text:p>Offender given conditional discharg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820c261801000aa8112071bbe4e10b8033ab37b7197901b56e9ebc902e40ac7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88d9e4ad6b622b03a5646cc9fe65bd298d94f371278a76ae5279335195c984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cb643f9cae78a0a7eac128a8539b52335d9f110e788c38269d62f663789e02c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43e81d28e82ef8a5e9e08312e61a8a4d755843c9343a63ed775888d8ce35154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2114d28de5cdde1df2c2b38406813a0e5044da28a266e484f0a828cf57427eb</text:p>
          </table:table-cell>
          <table:table-cell office:value-type="string" calcext:value-type="string">
            <text:p>Court case unable to proce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3d92b371b03710a7a6f37856c7bb1584db577b120b965907815bba2fa4f409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fc05b55b257126612b7ce0dd33392fe808e28cdfe613d934c858fe31f18f46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c9b78c2027d0c0c96826b2e3428bd19b38b1b2ddbdc986152ed68482de400a1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6d3e7c1bde395d325f5259f64352e5aeec1e691afbbde223ccf66f87e82a0d6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d223e37d6f59316a709a49365d94812fbc0491b6fe70009caa7d19b1f506a52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7c4e59d1f07aff33167b0f2d1991614539bf0c59df0b344cb98b9e0eb6103ea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83ccc989a2c60928882fbedab6aa6c12966e7bf85e48396c48a6fe8c9d6aa51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d90ada3641a6c1beeffcbe2bf0fdb061c5f227fec831f9e64d069cc8e700c9c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a3de02e5b1aafa3eaf3dff7992b8779339aebd12ba5e0851a9822012cb0daca</text:p>
          </table:table-cell>
          <table:table-cell office:value-type="string" calcext:value-type="string">
            <text:p>Offender given conditional discharg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d04f869fd37d7b9d773ae8186a11f817c88becbd34f577b7d3271c9760c2b78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54120b19397ecb583ae33b9bdffa445bfb99f9031ca70ae6c35669a19f39719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9ad4304d412895e0d479a02327ba0556f0b77b0e03f099e867c6523421a3322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c06387c3946884d9db44e12790e71b3675d28525a67712709cc7dda75254da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83ab106a0cfaf413c0620a41ddb8b8eec5602f3980a31c9666f2c14aa534a1e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e67bf1c03432417e937daed35a6ce1e8e5a4ac8f8098386a7fce139ead44650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5273ee7ef71690c73eeab925b2209fe671f8b1f042be5b9b14e3cbbf27c6f2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3ccb279c901016a7ca78135ace7ca3a583fd57fea2032425d153498f1ffaee3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60dec8365c13fefd46ec4461654e0dbb0ce5520f62273a5dbdc7c7bf1545ee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c5f0468d4e1dcb954329c2486b0a316388725abfc43b91cc95879c058fa5e2a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b963dfe4abaa462bef149fde94801ab10ce7da765538d8c2cc8f301ec526ea6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10bd709c3f5570e3d44a019480e72ae6d422a4e482a286be155a96249f94d3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25c6d538f818761684a42c1a2e1b093d0000c2b03be2ee6925616dfb3c1f3e9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4d492284ecd9e2b22ec91bf6ff4aaaf1feb63871e1a510d0c9047f96fb8f6c</text:p>
          </table:table-cell>
          <table:table-cell office:value-type="string" calcext:value-type="string">
            <text:p>Offender ordered to pay compensati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d08260d3bb2a0d3873db6453ee4a8bf29a23abcaf2217e58746c8556abe2b1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c14619590b084b01b15036f29e1bbc6820d3f94035b11bdf53a2ac74af7c5d</text:p>
          </table:table-cell>
          <table:table-cell office:value-type="string" calcext:value-type="string">
            <text:p>Court case unable to proce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106970fb4aeb39e2fca71d7ae5f7d6a3e28b2905f2bcd7919498ec11f1440b9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19b74eed863b4ba4e81c93477880e044ac96a2905dbc7771f7831353b1a2e4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15d2ceeee3742f242e126a406b0131d9d188db5dc011e63d23bac286d0e727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34dfc222b91212b338410d06e0849d7d7d6717c32e5ddfd73384aa3f6e6f069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2fdd07c921ae15fa0c940924333d3be08a1a5cb5d6c8860118334d5eee35ba1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3195ad2c4eab4d648d61b23ab9a6ba1e4d4bc979eb0a4bbef7d2fe25c0f26ae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1dd9c1d88b89bc64f673cb0c86510c2e4cfcb4237098cb94be967707cb47a3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d0ea1d340bf96a8cef8290fa85d83b01e308215b7f8b19a27bf993cafb5aa48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7efbb8b7cb13b0b2cc3779bda26c3f3c7727bb0294daabff62235a7d91ea6db</text:p>
          </table:table-cell>
          <table:table-cell office:value-type="string" calcext:value-type="string">
            <text:p>Offender given conditional discharg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7517e86eab708f130bfa2690640b687924e7661613190724165ab76fb6b2a0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4e186019890a45b0fcd72497a232a725189c126d338fbcf36e4d55a9f5fba372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e445e72860509eaac627c8c03323379ce53ea911d2177aaa53a52aa449acc6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d08260d3bb2a0d3873db6453ee4a8bf29a23abcaf2217e58746c8556abe2b1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4d78c8b7a278652a9a467ed2e0a0039777c5c8244b24243f683992bd6ed4e0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ea76a23d45a4cb2853efe26805e4cff76cb1ce248da6dbe7642b254a29a2322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4aaba074e3d72cd822036a854b33f8bac11e6c8e95dc45b9a83cf80f3b8cca3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5676539f7abcd2a3fedb7360ff9f7becac454655c792fe87b437e0332ee60c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6999b2efbbaeb91b905ce5b116919c770604ee4241026a456d76a350d25335b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904119200e1035065c1e623d9fc3fd950fa53e6ddc7450f4d75b641a79fb0c3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be13e14dfdc96009825d62cfa47b68d34a51bee2571208890b1301f8edf53f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3bd699f0eb03a6e677c11ef04631da2135473497871b1bb2c78e5b7f444c36d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e418d1c55fff023aec933ed151772ec444f1b92d50fb5cb9cae1d2d0632ab4d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46427605a5cea6c7a4bca707046b5355be34fdab10304e3bfb02dbd37a2457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d2555ab21ff1ffeb218a8367e7dbd8bd45aa0682a8136ba05027936e31de619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c14619590b084b01b15036f29e1bbc6820d3f94035b11bdf53a2ac74af7c5d</text:p>
          </table:table-cell>
          <table:table-cell office:value-type="string" calcext:value-type="string">
            <text:p>Court case unable to proce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11c43e29f1c2b0ad2a9ef431308cb189a4def8532d2e98650c80755f3f991c8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4819c16b5085c950d6ca822dbb1789298833e80844b5331c51476104a089b1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85291be7de7e64b8ca7a4705773e3ec27e695f86a6fc940271df8d5ce64c0d8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a63261e82a78e0dab006812c6dc2fb3da4c8e89a08a4c4d75fd75f9be4b34e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99cf08cd5b43b13c98dd233327e4320190d3e8d4002f9ae632d3d41efdf3ec8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e8fd6d226c405da3900e84eac05763cc1586fd20b12e46c02820d4c46cee2e2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01e8afa803d2db2aab10e1ce9168a8cb37921a586481e25aeb0b67322c25eaa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711de3cdcea487a6857a09d7244e51d34bb6d47e22f24103fa7b131555871ea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e186913e0e7e2ffee26a546893fd4bd0715732ba05823d3d255ea1e265e1153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5273ee7ef71690c73eeab925b2209fe671f8b1f042be5b9b14e3cbbf27c6f2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686691079902ede2942b084ec1566083e5ac4019088fd7fed22bf21826eb16e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8bc1ba25b86d75797a81f56a473ef544db1f606f3d9972e01950635233d8c38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c14619590b084b01b15036f29e1bbc6820d3f94035b11bdf53a2ac74af7c5d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982ad25d49990a7b7d9c4268afd7d79c191c2245f3e5dfd330b28b3f16e75dc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3d92b371b03710a7a6f37856c7bb1584db577b120b965907815bba2fa4f409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20e49676fa783d3b9eb454b5d56d5e3f7478485b4858069fe40175c3a97d9d5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00e7d715e4af2623bf44f14cabd7d502bb1ca5a7c4f645c3be794bb443dbac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08812a5d6e861dd2ff0c4e90c53120d906283b003db02af97e0cbd19695177b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c57fd5f4e1df75b53733456af5e32cb3e1f4564d7f089eb81b315d6fa69aaaf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ebda751d894533848c1a1c8ce7cfab502eca3aba82c3ae55cd1e22234bae92</text:p>
          </table:table-cell>
          <table:table-cell office:value-type="string" calcext:value-type="string">
            <text:p>Offender otherwise dealt wit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763a82c5942e4bcd5b0ac5f0646bd4cef5f31125764c91b990f7b169ead2f4b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6a7d7d4f9301f7aa537be8b82ff9712d61c16bcc8922bf7f3e9395fd5700dfb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1d30401d62e569f20ad3adb4a17883c6213118983a1b1c1738b9d8496058032</text:p>
          </table:table-cell>
          <table:table-cell office:value-type="string" calcext:value-type="string">
            <text:p>Court case unable to proce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1d2d8ed1ff1eff66ebd14fcffc2f670360fb91864830cc4d763ec83dd923361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8bc50668304b884d0bb0c9ce020f450de842bbeeb4361f25f91b8e5add05c4bc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a164b47974b0c5651f4f45fd962ea98f41d639b13f8ce74daff34b35bb57c96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a9b39d796608345e41d9d5531b5b8da7b47a0a439bfd1a5a9620b1d89430784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caded34ed9d7765b36c8cb8b3da5fa4c5f50b0d8ce99f4a2aa8f931e378e4e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fcaded34ed9d7765b36c8cb8b3da5fa4c5f50b0d8ce99f4a2aa8f931e378e4e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e00e7d715e4af2623bf44f14cabd7d502bb1ca5a7c4f645c3be794bb443dbac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38050f5123e7142e85fb59951eba742f93fce3b808dba3038b4e53ef37325c5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2242fe1414173ba9ad76b5f935dc5316e596a9f34c37ce38d23e7e0f3d98271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f0040203b754154797e57c94cc851df5e8f1c79756bbce08e0942fc5b5e82d1</text:p>
          </table:table-cell>
          <table:table-cell office:value-type="string" calcext:value-type="string">
            <text:p>Offender given suspended prison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5f88ab1a43c9387b4c7a882cd8b9ab47ed567754f15017ee22b5684d56b268d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0a664301159965d1f0f85219b86c296aff926163e07e15434499b62aee7fd6f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3ea22d0816fa6de50aa0d81163f1faf1197902221e3f4036a93777b115778c8</text:p>
          </table:table-cell>
          <table:table-cell office:value-type="string" calcext:value-type="string">
            <text:p>Offender deprived of proper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4a4f4775b6ca6f836aa7f7a3f9b35b4451512eb1f7e506769441adb87a1bf77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b88d9e4ad6b622b03a5646cc9fe65bd298d94f371278a76ae5279335195c984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570dda48e1021bc7a1ed20f5cb7e3e4dca6c890a47c616ac2621c47141c416f7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014653d12544586c86cb8479b109b337080c29d075128207a7e0db75848f70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2298782af498d046fd050d23d50aae5857299b10c7dcd5e70420d972cfab7a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8cff898889ed9cc761c02add6710bc4476fae17c14fa9efaaec28c723a4ef93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883c4e3d9fb2b8bf907b1b6f7e72f6d16c4d8a5c3a1ec7e09e646e93136bb4</text:p>
          </table:table-cell>
          <table:table-cell office:value-type="string" calcext:value-type="string">
            <text:p>Court case unable to proce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4e8d2f3346eeb216f8914494f1d856e81ea7dbb568b97f2924dc3dfcb5cb9ae</text:p>
          </table:table-cell>
          <table:table-cell office:value-type="string" calcext:value-type="string">
            <text:p>Court case unable to proce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bb3a3bc49151e8d74e869c245f92bb55fd4bc5380bf10f81d56475674cf2f1c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03d92b371b03710a7a6f37856c7bb1584db577b120b965907815bba2fa4f409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689d847ded295213bee472a740e141a0c213cd9878d6bbc7cca34ebe7ef8d3c0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070108008b872f42960b6957f61bf51932b955eaeec1e785c9840b938604f6</text:p>
          </table:table-cell>
          <table:table-cell office:value-type="string" calcext:value-type="string">
            <text:p>Offender given conditional discharg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7a23d64a7ae526ab77ebbae626a302bce9a7a1b2d044844c029636d0f98ae40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d752c58e3824bb27ac0f6139a63cb117b5a46a721fdfae6c1cec2ead0cfd133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9a8798acb5ab9f5116540d9635c96b3cda1ea7a982f858d80f904910b08048f7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79c356a98ce0d5fbabdbb62eaea7f516f5d5fd384ae8c8fb559d3e1e38968c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6e7eea6008569d35b11d8bff625d6f670dd177772bb60adfe2729773c867e16</text:p>
          </table:table-cell>
          <table:table-cell office:value-type="string" calcext:value-type="string">
            <text:p>Court case unable to procee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11a64355c58fbd499f774d6e2922ebb0cbc73d1ffee731efbd3f4c4c4e79432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13f0c6c0a92198cf25c2007ef979d18861c5df4e9b2cc35cfc8533b1a0a6ba1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d9b4db40dbd7ac9b705e05053aa6fcaa7d6f9c63c09735f36f1d099c9fa2a05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cdeb4b2841fc588a8cc3944eb799080d0dd163558eb438170a62bb3afc14741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08ac6085f913e8cc0ffae3750591cd96f5ebc2c10bad551a414f0631ed70ef6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7278c5fdec9c14d03c373861e74ab727199b2a1f582a28e45fc48c264ce4736</text:p>
          </table:table-cell>
          <table:table-cell office:value-type="string" calcext:value-type="string">
            <text:p>Defendant found not guilt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f48532bec1a7c2fd277f4c79e94f00bc039dc9aca09ade9b4d2c4237b97aa1b</text:p>
          </table:table-cell>
          <table:table-cell office:value-type="string" calcext:value-type="string">
            <text:p>Offender sent to priso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dd08260d3bb2a0d3873db6453ee4a8bf29a23abcaf2217e58746c8556abe2b1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7dc58f577763ae7620d26e3c59e104c2e14d395332e96f4ce11c146699f3335d</text:p>
          </table:table-cell>
          <table:table-cell office:value-type="string" calcext:value-type="string">
            <text:p>Offender given community sentenc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f8aadd93755e31c2bf41e401590f15063864d7db7a1d0b349477954b2e0620b</text:p>
          </table:table-cell>
          <table:table-cell office:value-type="string" calcext:value-type="string">
            <text:p>Offender fine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bike_theft_IDs_only.A1:bike_theft_IDs_only.E24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1:17:16.691000000</meta:creation-date>
    <dc:date>2018-03-03T11:32:22.060000000</dc:date>
    <meta:editing-duration>PT4M54S</meta:editing-duration>
    <meta:editing-cycles>2</meta:editing-cycles>
    <meta:generator>LibreOffice/5.4.4.2$Windows_X86_64 LibreOffice_project/2524958677847fb3bb44820e40380acbe820f960</meta:generator>
    <meta:document-statistic meta:table-count="1" meta:cell-count="11650" meta:object-count="0"/>
  </office:meta>
</office:document-meta>
</file>